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hiron Hei HK ExtraLight" svg:font-family="'Chiron Hei HK ExtraLight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 style:data-style-name="N99"/>
    <style:style style:name="ce7" style:family="table-cell" style:parent-style-name="Default" style:data-style-name="N99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99">
      <style:table-cell-properties fo:border-bottom="none" fo:border-left="none" fo:border-right="0.74pt solid #000000" fo:border-top="none"/>
    </style:style>
    <style:style style:name="ce10" style:family="table-cell" style:parent-style-name="Default" style:data-style-name="N99">
      <style:table-cell-properties fo:border-bottom="0.74pt solid #000000" fo:border-left="none" fo:border-right="0.74pt solid #000000" fo:border-top="non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9" table:default-cell-style-name="Default"/>
        <table:table-column table:style-name="co1" table:default-cell-style-name="ce6"/>
        <table:table-column table:style-name="co1" table:default-cell-style-name="ce9"/>
        <table:table-column table:style-name="co1" table:default-cell-style-name="Default"/>
        <table:table-column table:style-name="co1" table:default-cell-style-name="ce11"/>
        <table:table-column table:style-name="co1" table:default-cell-style-name="Default"/>
        <table:table-row table:style-name="ro1">
          <table:table-cell table:style-name="ce1" office:value-type="string" calcext:value-type="string">
            <text:p>Breite</text:p>
          </table:table-cell>
          <table:table-cell table:style-name="ce4" office:value-type="string" calcext:value-type="string">
            <text:p>Höh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Untergrenze</text:p>
          </table:table-cell>
          <table:table-cell table:style-name="ce4" office:value-type="string" calcext:value-type="string">
            <text:p>Obergrenze</text:p>
          </table:table-cell>
          <table:table-cell table:style-name="ce4" office:value-type="string" calcext:value-type="string">
            <text:p>zulässig</text:p>
          </table:table-cell>
          <table:table-cell table:style-name="ce8" office:value-type="string" calcext:value-type="string">
            <text:p>unzulässi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SUMPRODUCT([.$C$1:.$H$1];[.$C2:.$H2])" office:value-type="float" office:value="928" calcext:value-type="float">
            <text:p>928</text:p>
          </table:table-cell>
          <table:table-cell table:formula="of:=ROUNDDOWN([.$A2]/3)*3*ROUNDDOWN([.$B2]/3)*3" office:value-type="float" office:value="1296" calcext:value-type="float">
            <text:p>1296</text:p>
          </table:table-cell>
          <table:table-cell table:formula="of:=[.$J2]&gt;=SUM([.$C2:.$H2])*9" office:value-type="boolean" office:boolean-value="true" calcext:value-type="boolean">
            <text:p>TRUE</text:p>
          </table:table-cell>
          <table:table-cell table:formula="of:=[.$I2]&gt;[.$A2]*[.$B2]" office:value-type="boolean" office:boolean-value="false" calcext:value-type="boolean">
            <text:p>FALSE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formula="of:=SUMPRODUCT([.$C$1:.$H$1];[.$C3:.$H3])" office:value-type="float" office:value="1913" calcext:value-type="float">
            <text:p>1913</text:p>
          </table:table-cell>
          <table:table-cell table:formula="of:=ROUNDDOWN([.$A3]/3)*3*ROUNDDOWN([.$B3]/3)*3" office:value-type="float" office:value="1872" calcext:value-type="float">
            <text:p>1872</text:p>
          </table:table-cell>
          <table:table-cell table:formula="of:=[.$J3]&gt;=SUM([.$C3:.$H3])*9" office:value-type="boolean" office:boolean-value="false" calcext:value-type="boolean">
            <text:p>FALSE</text:p>
          </table:table-cell>
          <table:table-cell table:formula="of:=[.$I3]&gt;[.$A3]*[.$B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SUMPRODUCT([.$C$1:.$H$1];[.$C4:.$H4])" office:value-type="float" office:value="1446" calcext:value-type="float">
            <text:p>1446</text:p>
          </table:table-cell>
          <table:table-cell table:formula="of:=ROUNDDOWN([.$A4]/3)*3*ROUNDDOWN([.$B4]/3)*3" office:value-type="float" office:value="1296" calcext:value-type="float">
            <text:p>1296</text:p>
          </table:table-cell>
          <table:table-cell table:formula="of:=[.$J4]&gt;=SUM([.$C4:.$H4])*9" office:value-type="boolean" office:boolean-value="false" calcext:value-type="boolean">
            <text:p>FALSE</text:p>
          </table:table-cell>
          <table:table-cell table:formula="of:=[.$I4]&gt;[.$A4]*[.$B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formula="of:=SUMPRODUCT([.$C$1:.$H$1];[.$C5:.$H5])" office:value-type="float" office:value="1641" calcext:value-type="float">
            <text:p>1641</text:p>
          </table:table-cell>
          <table:table-cell table:formula="of:=ROUNDDOWN([.$A5]/3)*3*ROUNDDOWN([.$B5]/3)*3" office:value-type="float" office:value="2304" calcext:value-type="float">
            <text:p>2304</text:p>
          </table:table-cell>
          <table:table-cell table:formula="of:=[.$J5]&gt;=SUM([.$C5:.$H5])*9" office:value-type="boolean" office:boolean-value="true" calcext:value-type="boolean">
            <text:p>TRUE</text:p>
          </table:table-cell>
          <table:table-cell table:formula="of:=[.$I5]&gt;[.$A5]*[.$B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formula="of:=SUMPRODUCT([.$C$1:.$H$1];[.$C6:.$H6])" office:value-type="float" office:value="1767" calcext:value-type="float">
            <text:p>1767</text:p>
          </table:table-cell>
          <table:table-cell table:formula="of:=ROUNDDOWN([.$A6]/3)*3*ROUNDDOWN([.$B6]/3)*3" office:value-type="float" office:value="1728" calcext:value-type="float">
            <text:p>1728</text:p>
          </table:table-cell>
          <table:table-cell table:formula="of:=[.$J6]&gt;=SUM([.$C6:.$H6])*9" office:value-type="boolean" office:boolean-value="false" calcext:value-type="boolean">
            <text:p>FALSE</text:p>
          </table:table-cell>
          <table:table-cell table:formula="of:=[.$I6]&gt;[.$A6]*[.$B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formula="of:=SUMPRODUCT([.$C$1:.$H$1];[.$C7:.$H7])" office:value-type="float" office:value="869" calcext:value-type="float">
            <text:p>869</text:p>
          </table:table-cell>
          <table:table-cell table:formula="of:=ROUNDDOWN([.$A7]/3)*3*ROUNDDOWN([.$B7]/3)*3" office:value-type="float" office:value="1188" calcext:value-type="float">
            <text:p>1188</text:p>
          </table:table-cell>
          <table:table-cell table:formula="of:=[.$J7]&gt;=SUM([.$C7:.$H7])*9" office:value-type="boolean" office:boolean-value="true" calcext:value-type="boolean">
            <text:p>TRUE</text:p>
          </table:table-cell>
          <table:table-cell table:formula="of:=[.$I7]&gt;[.$A7]*[.$B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formula="of:=SUMPRODUCT([.$C$1:.$H$1];[.$C8:.$H8])" office:value-type="float" office:value="1850" calcext:value-type="float">
            <text:p>1850</text:p>
          </table:table-cell>
          <table:table-cell table:formula="of:=ROUNDDOWN([.$A8]/3)*3*ROUNDDOWN([.$B8]/3)*3" office:value-type="float" office:value="1764" calcext:value-type="float">
            <text:p>1764</text:p>
          </table:table-cell>
          <table:table-cell table:formula="of:=[.$J8]&gt;=SUM([.$C8:.$H8])*9" office:value-type="boolean" office:boolean-value="false" calcext:value-type="boolean">
            <text:p>FALSE</text:p>
          </table:table-cell>
          <table:table-cell table:formula="of:=[.$I8]&gt;[.$A8]*[.$B8]" office:value-type="boolean" office:boolean-value="true" calcext:value-type="boolean">
            <text:p>TRUE</text:p>
          </table:table-cell>
          <table:table-cell/>
          <table:table-cell table:style-name="ce12" office:value-type="string" calcext:value-type="string">
            <text:p># zulässig</text:p>
          </table:table-cell>
          <table:table-cell table:style-name="ce12" office:value-type="string" calcext:value-type="string">
            <text:p># unzulässi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table:formula="of:=SUMPRODUCT([.$C$1:.$H$1];[.$C9:.$H9])" office:value-type="float" office:value="1835" calcext:value-type="float">
            <text:p>1835</text:p>
          </table:table-cell>
          <table:table-cell table:formula="of:=ROUNDDOWN([.$A9]/3)*3*ROUNDDOWN([.$B9]/3)*3" office:value-type="float" office:value="1755" calcext:value-type="float">
            <text:p>1755</text:p>
          </table:table-cell>
          <table:table-cell table:formula="of:=[.$J9]&gt;=SUM([.$C9:.$H9])*9" office:value-type="boolean" office:boolean-value="false" calcext:value-type="boolean">
            <text:p>FALSE</text:p>
          </table:table-cell>
          <table:table-cell table:formula="of:=[.$I9]&gt;[.$A9]*[.$B9]" office:value-type="boolean" office:boolean-value="true" calcext:value-type="boolean">
            <text:p>TRUE</text:p>
          </table:table-cell>
          <table:table-cell/>
          <table:table-cell table:style-name="Default" table:formula="of:=SUM([.$K$2:.$K$1001])" office:value-type="float" office:value="519" calcext:value-type="float">
            <text:p>519</text:p>
          </table:table-cell>
          <table:table-cell table:style-name="ce11" table:formula="of:=SUM([.$L$2:.$L$1001])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formula="of:=SUMPRODUCT([.$C$1:.$H$1];[.$C10:.$H10])" office:value-type="float" office:value="2071" calcext:value-type="float">
            <text:p>2071</text:p>
          </table:table-cell>
          <table:table-cell table:formula="of:=ROUNDDOWN([.$A10]/3)*3*ROUNDDOWN([.$B10]/3)*3" office:value-type="float" office:value="2025" calcext:value-type="float">
            <text:p>2025</text:p>
          </table:table-cell>
          <table:table-cell table:formula="of:=[.$J10]&gt;=SUM([.$C10:.$H10])*9" office:value-type="boolean" office:boolean-value="false" calcext:value-type="boolean">
            <text:p>FALSE</text:p>
          </table:table-cell>
          <table:table-cell table:formula="of:=[.$I10]&gt;[.$A10]*[.$B1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formula="of:=SUMPRODUCT([.$C$1:.$H$1];[.$C11:.$H11])" office:value-type="float" office:value="1405" calcext:value-type="float">
            <text:p>1405</text:p>
          </table:table-cell>
          <table:table-cell table:formula="of:=ROUNDDOWN([.$A11]/3)*3*ROUNDDOWN([.$B11]/3)*3" office:value-type="float" office:value="1404" calcext:value-type="float">
            <text:p>1404</text:p>
          </table:table-cell>
          <table:table-cell table:formula="of:=[.$J11]&gt;=SUM([.$C11:.$H11])*9" office:value-type="boolean" office:boolean-value="false" calcext:value-type="boolean">
            <text:p>FALSE</text:p>
          </table:table-cell>
          <table:table-cell table:formula="of:=[.$I11]&gt;[.$A11]*[.$B1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table:formula="of:=SUMPRODUCT([.$C$1:.$H$1];[.$C12:.$H12])" office:value-type="float" office:value="1359" calcext:value-type="float">
            <text:p>1359</text:p>
          </table:table-cell>
          <table:table-cell table:formula="of:=ROUNDDOWN([.$A12]/3)*3*ROUNDDOWN([.$B12]/3)*3" office:value-type="float" office:value="1890" calcext:value-type="float">
            <text:p>1890</text:p>
          </table:table-cell>
          <table:table-cell table:formula="of:=[.$J12]&gt;=SUM([.$C12:.$H12])*9" office:value-type="boolean" office:boolean-value="true" calcext:value-type="boolean">
            <text:p>TRUE</text:p>
          </table:table-cell>
          <table:table-cell table:formula="of:=[.$I12]&gt;[.$A12]*[.$B1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SUMPRODUCT([.$C$1:.$H$1];[.$C13:.$H13])" office:value-type="float" office:value="919" calcext:value-type="float">
            <text:p>919</text:p>
          </table:table-cell>
          <table:table-cell table:formula="of:=ROUNDDOWN([.$A13]/3)*3*ROUNDDOWN([.$B13]/3)*3" office:value-type="float" office:value="1287" calcext:value-type="float">
            <text:p>1287</text:p>
          </table:table-cell>
          <table:table-cell table:formula="of:=[.$J13]&gt;=SUM([.$C13:.$H13])*9" office:value-type="boolean" office:boolean-value="true" calcext:value-type="boolean">
            <text:p>TRUE</text:p>
          </table:table-cell>
          <table:table-cell table:formula="of:=[.$I13]&gt;[.$A13]*[.$B1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table:formula="of:=SUMPRODUCT([.$C$1:.$H$1];[.$C14:.$H14])" office:value-type="float" office:value="1378" calcext:value-type="float">
            <text:p>1378</text:p>
          </table:table-cell>
          <table:table-cell table:formula="of:=ROUNDDOWN([.$A14]/3)*3*ROUNDDOWN([.$B14]/3)*3" office:value-type="float" office:value="1890" calcext:value-type="float">
            <text:p>1890</text:p>
          </table:table-cell>
          <table:table-cell table:formula="of:=[.$J14]&gt;=SUM([.$C14:.$H14])*9" office:value-type="boolean" office:boolean-value="true" calcext:value-type="boolean">
            <text:p>TRUE</text:p>
          </table:table-cell>
          <table:table-cell table:formula="of:=[.$I14]&gt;[.$A14]*[.$B1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formula="of:=SUMPRODUCT([.$C$1:.$H$1];[.$C15:.$H15])" office:value-type="float" office:value="1634" calcext:value-type="float">
            <text:p>1634</text:p>
          </table:table-cell>
          <table:table-cell table:formula="of:=ROUNDDOWN([.$A15]/3)*3*ROUNDDOWN([.$B15]/3)*3" office:value-type="float" office:value="2304" calcext:value-type="float">
            <text:p>2304</text:p>
          </table:table-cell>
          <table:table-cell table:formula="of:=[.$J15]&gt;=SUM([.$C15:.$H15])*9" office:value-type="boolean" office:boolean-value="true" calcext:value-type="boolean">
            <text:p>TRUE</text:p>
          </table:table-cell>
          <table:table-cell table:formula="of:=[.$I15]&gt;[.$A15]*[.$B1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SUMPRODUCT([.$C$1:.$H$1];[.$C16:.$H16])" office:value-type="float" office:value="1462" calcext:value-type="float">
            <text:p>1462</text:p>
          </table:table-cell>
          <table:table-cell table:formula="of:=ROUNDDOWN([.$A16]/3)*3*ROUNDDOWN([.$B16]/3)*3" office:value-type="float" office:value="2016" calcext:value-type="float">
            <text:p>2016</text:p>
          </table:table-cell>
          <table:table-cell table:formula="of:=[.$J16]&gt;=SUM([.$C16:.$H16])*9" office:value-type="boolean" office:boolean-value="true" calcext:value-type="boolean">
            <text:p>TRUE</text:p>
          </table:table-cell>
          <table:table-cell table:formula="of:=[.$I16]&gt;[.$A16]*[.$B1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formula="of:=SUMPRODUCT([.$C$1:.$H$1];[.$C17:.$H17])" office:value-type="float" office:value="1476" calcext:value-type="float">
            <text:p>1476</text:p>
          </table:table-cell>
          <table:table-cell table:formula="of:=ROUNDDOWN([.$A17]/3)*3*ROUNDDOWN([.$B17]/3)*3" office:value-type="float" office:value="2025" calcext:value-type="float">
            <text:p>2025</text:p>
          </table:table-cell>
          <table:table-cell table:formula="of:=[.$J17]&gt;=SUM([.$C17:.$H17])*9" office:value-type="boolean" office:boolean-value="true" calcext:value-type="boolean">
            <text:p>TRUE</text:p>
          </table:table-cell>
          <table:table-cell table:formula="of:=[.$I17]&gt;[.$A17]*[.$B1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SUMPRODUCT([.$C$1:.$H$1];[.$C18:.$H18])" office:value-type="float" office:value="1835" calcext:value-type="float">
            <text:p>1835</text:p>
          </table:table-cell>
          <table:table-cell table:formula="of:=ROUNDDOWN([.$A18]/3)*3*ROUNDDOWN([.$B18]/3)*3" office:value-type="float" office:value="1755" calcext:value-type="float">
            <text:p>1755</text:p>
          </table:table-cell>
          <table:table-cell table:formula="of:=[.$J18]&gt;=SUM([.$C18:.$H18])*9" office:value-type="boolean" office:boolean-value="false" calcext:value-type="boolean">
            <text:p>FALSE</text:p>
          </table:table-cell>
          <table:table-cell table:formula="of:=[.$I18]&gt;[.$A18]*[.$B1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PRODUCT([.$C$1:.$H$1];[.$C19:.$H19])" office:value-type="float" office:value="1071" calcext:value-type="float">
            <text:p>1071</text:p>
          </table:table-cell>
          <table:table-cell table:formula="of:=ROUNDDOWN([.$A19]/3)*3*ROUNDDOWN([.$B19]/3)*3" office:value-type="float" office:value="1485" calcext:value-type="float">
            <text:p>1485</text:p>
          </table:table-cell>
          <table:table-cell table:formula="of:=[.$J19]&gt;=SUM([.$C19:.$H19])*9" office:value-type="boolean" office:boolean-value="true" calcext:value-type="boolean">
            <text:p>TRUE</text:p>
          </table:table-cell>
          <table:table-cell table:formula="of:=[.$I19]&gt;[.$A19]*[.$B1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SUMPRODUCT([.$C$1:.$H$1];[.$C20:.$H20])" office:value-type="float" office:value="1600" calcext:value-type="float">
            <text:p>1600</text:p>
          </table:table-cell>
          <table:table-cell table:formula="of:=ROUNDDOWN([.$A20]/3)*3*ROUNDDOWN([.$B20]/3)*3" office:value-type="float" office:value="1521" calcext:value-type="float">
            <text:p>1521</text:p>
          </table:table-cell>
          <table:table-cell table:formula="of:=[.$J20]&gt;=SUM([.$C20:.$H20])*9" office:value-type="boolean" office:boolean-value="false" calcext:value-type="boolean">
            <text:p>FALSE</text:p>
          </table:table-cell>
          <table:table-cell table:formula="of:=[.$I20]&gt;[.$A20]*[.$B2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SUMPRODUCT([.$C$1:.$H$1];[.$C21:.$H21])" office:value-type="float" office:value="1559" calcext:value-type="float">
            <text:p>1559</text:p>
          </table:table-cell>
          <table:table-cell table:formula="of:=ROUNDDOWN([.$A21]/3)*3*ROUNDDOWN([.$B21]/3)*3" office:value-type="float" office:value="1404" calcext:value-type="float">
            <text:p>1404</text:p>
          </table:table-cell>
          <table:table-cell table:formula="of:=[.$J21]&gt;=SUM([.$C21:.$H21])*9" office:value-type="boolean" office:boolean-value="false" calcext:value-type="boolean">
            <text:p>FALSE</text:p>
          </table:table-cell>
          <table:table-cell table:formula="of:=[.$I21]&gt;[.$A21]*[.$B2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SUMPRODUCT([.$C$1:.$H$1];[.$C22:.$H22])" office:value-type="float" office:value="2027" calcext:value-type="float">
            <text:p>2027</text:p>
          </table:table-cell>
          <table:table-cell table:formula="of:=ROUNDDOWN([.$A22]/3)*3*ROUNDDOWN([.$B22]/3)*3" office:value-type="float" office:value="1890" calcext:value-type="float">
            <text:p>1890</text:p>
          </table:table-cell>
          <table:table-cell table:formula="of:=[.$J22]&gt;=SUM([.$C22:.$H22])*9" office:value-type="boolean" office:boolean-value="false" calcext:value-type="boolean">
            <text:p>FALSE</text:p>
          </table:table-cell>
          <table:table-cell table:formula="of:=[.$I22]&gt;[.$A22]*[.$B2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formula="of:=SUMPRODUCT([.$C$1:.$H$1];[.$C23:.$H23])" office:value-type="float" office:value="1081" calcext:value-type="float">
            <text:p>1081</text:p>
          </table:table-cell>
          <table:table-cell table:formula="of:=ROUNDDOWN([.$A23]/3)*3*ROUNDDOWN([.$B23]/3)*3" office:value-type="float" office:value="1512" calcext:value-type="float">
            <text:p>1512</text:p>
          </table:table-cell>
          <table:table-cell table:formula="of:=[.$J23]&gt;=SUM([.$C23:.$H23])*9" office:value-type="boolean" office:boolean-value="true" calcext:value-type="boolean">
            <text:p>TRUE</text:p>
          </table:table-cell>
          <table:table-cell table:formula="of:=[.$I23]&gt;[.$A23]*[.$B2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formula="of:=SUMPRODUCT([.$C$1:.$H$1];[.$C24:.$H24])" office:value-type="float" office:value="1065" calcext:value-type="float">
            <text:p>1065</text:p>
          </table:table-cell>
          <table:table-cell table:formula="of:=ROUNDDOWN([.$A24]/3)*3*ROUNDDOWN([.$B24]/3)*3" office:value-type="float" office:value="1512" calcext:value-type="float">
            <text:p>1512</text:p>
          </table:table-cell>
          <table:table-cell table:formula="of:=[.$J24]&gt;=SUM([.$C24:.$H24])*9" office:value-type="boolean" office:boolean-value="true" calcext:value-type="boolean">
            <text:p>TRUE</text:p>
          </table:table-cell>
          <table:table-cell table:formula="of:=[.$I24]&gt;[.$A24]*[.$B2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formula="of:=SUMPRODUCT([.$C$1:.$H$1];[.$C25:.$H25])" office:value-type="float" office:value="1296" calcext:value-type="float">
            <text:p>1296</text:p>
          </table:table-cell>
          <table:table-cell table:formula="of:=ROUNDDOWN([.$A25]/3)*3*ROUNDDOWN([.$B25]/3)*3" office:value-type="float" office:value="1188" calcext:value-type="float">
            <text:p>1188</text:p>
          </table:table-cell>
          <table:table-cell table:formula="of:=[.$J25]&gt;=SUM([.$C25:.$H25])*9" office:value-type="boolean" office:boolean-value="false" calcext:value-type="boolean">
            <text:p>FALSE</text:p>
          </table:table-cell>
          <table:table-cell table:formula="of:=[.$I25]&gt;[.$A25]*[.$B2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table:formula="of:=SUMPRODUCT([.$C$1:.$H$1];[.$C26:.$H26])" office:value-type="float" office:value="2251" calcext:value-type="float">
            <text:p>2251</text:p>
          </table:table-cell>
          <table:table-cell table:formula="of:=ROUNDDOWN([.$A26]/3)*3*ROUNDDOWN([.$B26]/3)*3" office:value-type="float" office:value="2160" calcext:value-type="float">
            <text:p>2160</text:p>
          </table:table-cell>
          <table:table-cell table:formula="of:=[.$J26]&gt;=SUM([.$C26:.$H26])*9" office:value-type="boolean" office:boolean-value="false" calcext:value-type="boolean">
            <text:p>FALSE</text:p>
          </table:table-cell>
          <table:table-cell table:formula="of:=[.$I26]&gt;[.$A26]*[.$B2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formula="of:=SUMPRODUCT([.$C$1:.$H$1];[.$C27:.$H27])" office:value-type="float" office:value="1623" calcext:value-type="float">
            <text:p>1623</text:p>
          </table:table-cell>
          <table:table-cell table:formula="of:=ROUNDDOWN([.$A27]/3)*3*ROUNDDOWN([.$B27]/3)*3" office:value-type="float" office:value="1620" calcext:value-type="float">
            <text:p>1620</text:p>
          </table:table-cell>
          <table:table-cell table:formula="of:=[.$J27]&gt;=SUM([.$C27:.$H27])*9" office:value-type="boolean" office:boolean-value="false" calcext:value-type="boolean">
            <text:p>FALSE</text:p>
          </table:table-cell>
          <table:table-cell table:formula="of:=[.$I27]&gt;[.$A27]*[.$B2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SUMPRODUCT([.$C$1:.$H$1];[.$C28:.$H28])" office:value-type="float" office:value="1265" calcext:value-type="float">
            <text:p>1265</text:p>
          </table:table-cell>
          <table:table-cell table:formula="of:=ROUNDDOWN([.$A28]/3)*3*ROUNDDOWN([.$B28]/3)*3" office:value-type="float" office:value="1755" calcext:value-type="float">
            <text:p>1755</text:p>
          </table:table-cell>
          <table:table-cell table:formula="of:=[.$J28]&gt;=SUM([.$C28:.$H28])*9" office:value-type="boolean" office:boolean-value="true" calcext:value-type="boolean">
            <text:p>TRUE</text:p>
          </table:table-cell>
          <table:table-cell table:formula="of:=[.$I28]&gt;[.$A28]*[.$B2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formula="of:=SUMPRODUCT([.$C$1:.$H$1];[.$C29:.$H29])" office:value-type="float" office:value="1273" calcext:value-type="float">
            <text:p>1273</text:p>
          </table:table-cell>
          <table:table-cell table:formula="of:=ROUNDDOWN([.$A29]/3)*3*ROUNDDOWN([.$B29]/3)*3" office:value-type="float" office:value="1755" calcext:value-type="float">
            <text:p>1755</text:p>
          </table:table-cell>
          <table:table-cell table:formula="of:=[.$J29]&gt;=SUM([.$C29:.$H29])*9" office:value-type="boolean" office:boolean-value="true" calcext:value-type="boolean">
            <text:p>TRUE</text:p>
          </table:table-cell>
          <table:table-cell table:formula="of:=[.$I29]&gt;[.$A29]*[.$B2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formula="of:=SUMPRODUCT([.$C$1:.$H$1];[.$C30:.$H30])" office:value-type="float" office:value="1482" calcext:value-type="float">
            <text:p>1482</text:p>
          </table:table-cell>
          <table:table-cell table:formula="of:=ROUNDDOWN([.$A30]/3)*3*ROUNDDOWN([.$B30]/3)*3" office:value-type="float" office:value="1404" calcext:value-type="float">
            <text:p>1404</text:p>
          </table:table-cell>
          <table:table-cell table:formula="of:=[.$J30]&gt;=SUM([.$C30:.$H30])*9" office:value-type="boolean" office:boolean-value="false" calcext:value-type="boolean">
            <text:p>FALSE</text:p>
          </table:table-cell>
          <table:table-cell table:formula="of:=[.$I30]&gt;[.$A30]*[.$B3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SUMPRODUCT([.$C$1:.$H$1];[.$C31:.$H31])" office:value-type="float" office:value="1082" calcext:value-type="float">
            <text:p>1082</text:p>
          </table:table-cell>
          <table:table-cell table:formula="of:=ROUNDDOWN([.$A31]/3)*3*ROUNDDOWN([.$B31]/3)*3" office:value-type="float" office:value="1512" calcext:value-type="float">
            <text:p>1512</text:p>
          </table:table-cell>
          <table:table-cell table:formula="of:=[.$J31]&gt;=SUM([.$C31:.$H31])*9" office:value-type="boolean" office:boolean-value="true" calcext:value-type="boolean">
            <text:p>TRUE</text:p>
          </table:table-cell>
          <table:table-cell table:formula="of:=[.$I31]&gt;[.$A31]*[.$B3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formula="of:=SUMPRODUCT([.$C$1:.$H$1];[.$C32:.$H32])" office:value-type="float" office:value="1730" calcext:value-type="float">
            <text:p>1730</text:p>
          </table:table-cell>
          <table:table-cell table:formula="of:=ROUNDDOWN([.$A32]/3)*3*ROUNDDOWN([.$B32]/3)*3" office:value-type="float" office:value="1728" calcext:value-type="float">
            <text:p>1728</text:p>
          </table:table-cell>
          <table:table-cell table:formula="of:=[.$J32]&gt;=SUM([.$C32:.$H32])*9" office:value-type="boolean" office:boolean-value="false" calcext:value-type="boolean">
            <text:p>FALSE</text:p>
          </table:table-cell>
          <table:table-cell table:formula="of:=[.$I32]&gt;[.$A32]*[.$B3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table:formula="of:=SUMPRODUCT([.$C$1:.$H$1];[.$C33:.$H33])" office:value-type="float" office:value="1254" calcext:value-type="float">
            <text:p>1254</text:p>
          </table:table-cell>
          <table:table-cell table:formula="of:=ROUNDDOWN([.$A33]/3)*3*ROUNDDOWN([.$B33]/3)*3" office:value-type="float" office:value="1728" calcext:value-type="float">
            <text:p>1728</text:p>
          </table:table-cell>
          <table:table-cell table:formula="of:=[.$J33]&gt;=SUM([.$C33:.$H33])*9" office:value-type="boolean" office:boolean-value="true" calcext:value-type="boolean">
            <text:p>TRUE</text:p>
          </table:table-cell>
          <table:table-cell table:formula="of:=[.$I33]&gt;[.$A33]*[.$B3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formula="of:=SUMPRODUCT([.$C$1:.$H$1];[.$C34:.$H34])" office:value-type="float" office:value="2253" calcext:value-type="float">
            <text:p>2253</text:p>
          </table:table-cell>
          <table:table-cell table:formula="of:=ROUNDDOWN([.$A34]/3)*3*ROUNDDOWN([.$B34]/3)*3" office:value-type="float" office:value="2160" calcext:value-type="float">
            <text:p>2160</text:p>
          </table:table-cell>
          <table:table-cell table:formula="of:=[.$J34]&gt;=SUM([.$C34:.$H34])*9" office:value-type="boolean" office:boolean-value="false" calcext:value-type="boolean">
            <text:p>FALSE</text:p>
          </table:table-cell>
          <table:table-cell table:formula="of:=[.$I34]&gt;[.$A34]*[.$B3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formula="of:=SUMPRODUCT([.$C$1:.$H$1];[.$C35:.$H35])" office:value-type="float" office:value="1007" calcext:value-type="float">
            <text:p>1007</text:p>
          </table:table-cell>
          <table:table-cell table:formula="of:=ROUNDDOWN([.$A35]/3)*3*ROUNDDOWN([.$B35]/3)*3" office:value-type="float" office:value="1404" calcext:value-type="float">
            <text:p>1404</text:p>
          </table:table-cell>
          <table:table-cell table:formula="of:=[.$J35]&gt;=SUM([.$C35:.$H35])*9" office:value-type="boolean" office:boolean-value="true" calcext:value-type="boolean">
            <text:p>TRUE</text:p>
          </table:table-cell>
          <table:table-cell table:formula="of:=[.$I35]&gt;[.$A35]*[.$B3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formula="of:=SUMPRODUCT([.$C$1:.$H$1];[.$C36:.$H36])" office:value-type="float" office:value="1477" calcext:value-type="float">
            <text:p>1477</text:p>
          </table:table-cell>
          <table:table-cell table:formula="of:=ROUNDDOWN([.$A36]/3)*3*ROUNDDOWN([.$B36]/3)*3" office:value-type="float" office:value="1404" calcext:value-type="float">
            <text:p>1404</text:p>
          </table:table-cell>
          <table:table-cell table:formula="of:=[.$J36]&gt;=SUM([.$C36:.$H36])*9" office:value-type="boolean" office:boolean-value="false" calcext:value-type="boolean">
            <text:p>FALSE</text:p>
          </table:table-cell>
          <table:table-cell table:formula="of:=[.$I36]&gt;[.$A36]*[.$B3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formula="of:=SUMPRODUCT([.$C$1:.$H$1];[.$C37:.$H37])" office:value-type="float" office:value="1751" calcext:value-type="float">
            <text:p>1751</text:p>
          </table:table-cell>
          <table:table-cell table:formula="of:=ROUNDDOWN([.$A37]/3)*3*ROUNDDOWN([.$B37]/3)*3" office:value-type="float" office:value="1620" calcext:value-type="float">
            <text:p>1620</text:p>
          </table:table-cell>
          <table:table-cell table:formula="of:=[.$J37]&gt;=SUM([.$C37:.$H37])*9" office:value-type="boolean" office:boolean-value="false" calcext:value-type="boolean">
            <text:p>FALSE</text:p>
          </table:table-cell>
          <table:table-cell table:formula="of:=[.$I37]&gt;[.$A37]*[.$B3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SUMPRODUCT([.$C$1:.$H$1];[.$C38:.$H38])" office:value-type="float" office:value="2019" calcext:value-type="float">
            <text:p>2019</text:p>
          </table:table-cell>
          <table:table-cell table:formula="of:=ROUNDDOWN([.$A38]/3)*3*ROUNDDOWN([.$B38]/3)*3" office:value-type="float" office:value="2016" calcext:value-type="float">
            <text:p>2016</text:p>
          </table:table-cell>
          <table:table-cell table:formula="of:=[.$J38]&gt;=SUM([.$C38:.$H38])*9" office:value-type="boolean" office:boolean-value="false" calcext:value-type="boolean">
            <text:p>FALSE</text:p>
          </table:table-cell>
          <table:table-cell table:formula="of:=[.$I38]&gt;[.$A38]*[.$B3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formula="of:=SUMPRODUCT([.$C$1:.$H$1];[.$C39:.$H39])" office:value-type="float" office:value="1445" calcext:value-type="float">
            <text:p>1445</text:p>
          </table:table-cell>
          <table:table-cell table:formula="of:=ROUNDDOWN([.$A39]/3)*3*ROUNDDOWN([.$B39]/3)*3" office:value-type="float" office:value="1404" calcext:value-type="float">
            <text:p>1404</text:p>
          </table:table-cell>
          <table:table-cell table:formula="of:=[.$J39]&gt;=SUM([.$C39:.$H39])*9" office:value-type="boolean" office:boolean-value="false" calcext:value-type="boolean">
            <text:p>FALSE</text:p>
          </table:table-cell>
          <table:table-cell table:formula="of:=[.$I39]&gt;[.$A39]*[.$B3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formula="of:=SUMPRODUCT([.$C$1:.$H$1];[.$C40:.$H40])" office:value-type="float" office:value="1719" calcext:value-type="float">
            <text:p>1719</text:p>
          </table:table-cell>
          <table:table-cell table:formula="of:=ROUNDDOWN([.$A40]/3)*3*ROUNDDOWN([.$B40]/3)*3" office:value-type="float" office:value="1638" calcext:value-type="float">
            <text:p>1638</text:p>
          </table:table-cell>
          <table:table-cell table:formula="of:=[.$J40]&gt;=SUM([.$C40:.$H40])*9" office:value-type="boolean" office:boolean-value="false" calcext:value-type="boolean">
            <text:p>FALSE</text:p>
          </table:table-cell>
          <table:table-cell table:formula="of:=[.$I40]&gt;[.$A40]*[.$B4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formula="of:=SUMPRODUCT([.$C$1:.$H$1];[.$C41:.$H41])" office:value-type="float" office:value="1176" calcext:value-type="float">
            <text:p>1176</text:p>
          </table:table-cell>
          <table:table-cell table:formula="of:=ROUNDDOWN([.$A41]/3)*3*ROUNDDOWN([.$B41]/3)*3" office:value-type="float" office:value="1638" calcext:value-type="float">
            <text:p>1638</text:p>
          </table:table-cell>
          <table:table-cell table:formula="of:=[.$J41]&gt;=SUM([.$C41:.$H41])*9" office:value-type="boolean" office:boolean-value="true" calcext:value-type="boolean">
            <text:p>TRUE</text:p>
          </table:table-cell>
          <table:table-cell table:formula="of:=[.$I41]&gt;[.$A41]*[.$B4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table:formula="of:=SUMPRODUCT([.$C$1:.$H$1];[.$C42:.$H42])" office:value-type="float" office:value="1753" calcext:value-type="float">
            <text:p>1753</text:p>
          </table:table-cell>
          <table:table-cell table:formula="of:=ROUNDDOWN([.$A42]/3)*3*ROUNDDOWN([.$B42]/3)*3" office:value-type="float" office:value="1584" calcext:value-type="float">
            <text:p>1584</text:p>
          </table:table-cell>
          <table:table-cell table:formula="of:=[.$J42]&gt;=SUM([.$C42:.$H42])*9" office:value-type="boolean" office:boolean-value="false" calcext:value-type="boolean">
            <text:p>FALSE</text:p>
          </table:table-cell>
          <table:table-cell table:formula="of:=[.$I42]&gt;[.$A42]*[.$B4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formula="of:=SUMPRODUCT([.$C$1:.$H$1];[.$C43:.$H43])" office:value-type="float" office:value="1227" calcext:value-type="float">
            <text:p>1227</text:p>
          </table:table-cell>
          <table:table-cell table:formula="of:=ROUNDDOWN([.$A43]/3)*3*ROUNDDOWN([.$B43]/3)*3" office:value-type="float" office:value="1728" calcext:value-type="float">
            <text:p>1728</text:p>
          </table:table-cell>
          <table:table-cell table:formula="of:=[.$J43]&gt;=SUM([.$C43:.$H43])*9" office:value-type="boolean" office:boolean-value="true" calcext:value-type="boolean">
            <text:p>TRUE</text:p>
          </table:table-cell>
          <table:table-cell table:formula="of:=[.$I43]&gt;[.$A43]*[.$B4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table:formula="of:=SUMPRODUCT([.$C$1:.$H$1];[.$C44:.$H44])" office:value-type="float" office:value="1641" calcext:value-type="float">
            <text:p>1641</text:p>
          </table:table-cell>
          <table:table-cell table:formula="of:=ROUNDDOWN([.$A44]/3)*3*ROUNDDOWN([.$B44]/3)*3" office:value-type="float" office:value="1521" calcext:value-type="float">
            <text:p>1521</text:p>
          </table:table-cell>
          <table:table-cell table:formula="of:=[.$J44]&gt;=SUM([.$C44:.$H44])*9" office:value-type="boolean" office:boolean-value="false" calcext:value-type="boolean">
            <text:p>FALSE</text:p>
          </table:table-cell>
          <table:table-cell table:formula="of:=[.$I44]&gt;[.$A44]*[.$B4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formula="of:=SUMPRODUCT([.$C$1:.$H$1];[.$C45:.$H45])" office:value-type="float" office:value="1350" calcext:value-type="float">
            <text:p>1350</text:p>
          </table:table-cell>
          <table:table-cell table:formula="of:=ROUNDDOWN([.$A45]/3)*3*ROUNDDOWN([.$B45]/3)*3" office:value-type="float" office:value="1872" calcext:value-type="float">
            <text:p>1872</text:p>
          </table:table-cell>
          <table:table-cell table:formula="of:=[.$J45]&gt;=SUM([.$C45:.$H45])*9" office:value-type="boolean" office:boolean-value="true" calcext:value-type="boolean">
            <text:p>TRUE</text:p>
          </table:table-cell>
          <table:table-cell table:formula="of:=[.$I45]&gt;[.$A45]*[.$B4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formula="of:=SUMPRODUCT([.$C$1:.$H$1];[.$C46:.$H46])" office:value-type="float" office:value="1462" calcext:value-type="float">
            <text:p>1462</text:p>
          </table:table-cell>
          <table:table-cell table:formula="of:=ROUNDDOWN([.$A46]/3)*3*ROUNDDOWN([.$B46]/3)*3" office:value-type="float" office:value="2016" calcext:value-type="float">
            <text:p>2016</text:p>
          </table:table-cell>
          <table:table-cell table:formula="of:=[.$J46]&gt;=SUM([.$C46:.$H46])*9" office:value-type="boolean" office:boolean-value="true" calcext:value-type="boolean">
            <text:p>TRUE</text:p>
          </table:table-cell>
          <table:table-cell table:formula="of:=[.$I46]&gt;[.$A46]*[.$B4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formula="of:=SUMPRODUCT([.$C$1:.$H$1];[.$C47:.$H47])" office:value-type="float" office:value="1169" calcext:value-type="float">
            <text:p>1169</text:p>
          </table:table-cell>
          <table:table-cell table:formula="of:=ROUNDDOWN([.$A47]/3)*3*ROUNDDOWN([.$B47]/3)*3" office:value-type="float" office:value="1638" calcext:value-type="float">
            <text:p>1638</text:p>
          </table:table-cell>
          <table:table-cell table:formula="of:=[.$J47]&gt;=SUM([.$C47:.$H47])*9" office:value-type="boolean" office:boolean-value="true" calcext:value-type="boolean">
            <text:p>TRUE</text:p>
          </table:table-cell>
          <table:table-cell table:formula="of:=[.$I47]&gt;[.$A47]*[.$B4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formula="of:=SUMPRODUCT([.$C$1:.$H$1];[.$C48:.$H48])" office:value-type="float" office:value="1434" calcext:value-type="float">
            <text:p>1434</text:p>
          </table:table-cell>
          <table:table-cell table:formula="of:=ROUNDDOWN([.$A48]/3)*3*ROUNDDOWN([.$B48]/3)*3" office:value-type="float" office:value="2016" calcext:value-type="float">
            <text:p>2016</text:p>
          </table:table-cell>
          <table:table-cell table:formula="of:=[.$J48]&gt;=SUM([.$C48:.$H48])*9" office:value-type="boolean" office:boolean-value="true" calcext:value-type="boolean">
            <text:p>TRUE</text:p>
          </table:table-cell>
          <table:table-cell table:formula="of:=[.$I48]&gt;[.$A48]*[.$B4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formula="of:=SUMPRODUCT([.$C$1:.$H$1];[.$C49:.$H49])" office:value-type="float" office:value="1281" calcext:value-type="float">
            <text:p>1281</text:p>
          </table:table-cell>
          <table:table-cell table:formula="of:=ROUNDDOWN([.$A49]/3)*3*ROUNDDOWN([.$B49]/3)*3" office:value-type="float" office:value="1755" calcext:value-type="float">
            <text:p>1755</text:p>
          </table:table-cell>
          <table:table-cell table:formula="of:=[.$J49]&gt;=SUM([.$C49:.$H49])*9" office:value-type="boolean" office:boolean-value="true" calcext:value-type="boolean">
            <text:p>TRUE</text:p>
          </table:table-cell>
          <table:table-cell table:formula="of:=[.$I49]&gt;[.$A49]*[.$B4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formula="of:=SUMPRODUCT([.$C$1:.$H$1];[.$C50:.$H50])" office:value-type="float" office:value="1623" calcext:value-type="float">
            <text:p>1623</text:p>
          </table:table-cell>
          <table:table-cell table:formula="of:=ROUNDDOWN([.$A50]/3)*3*ROUNDDOWN([.$B50]/3)*3" office:value-type="float" office:value="1620" calcext:value-type="float">
            <text:p>1620</text:p>
          </table:table-cell>
          <table:table-cell table:formula="of:=[.$J50]&gt;=SUM([.$C50:.$H50])*9" office:value-type="boolean" office:boolean-value="false" calcext:value-type="boolean">
            <text:p>FALSE</text:p>
          </table:table-cell>
          <table:table-cell table:formula="of:=[.$I50]&gt;[.$A50]*[.$B5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formula="of:=SUMPRODUCT([.$C$1:.$H$1];[.$C51:.$H51])" office:value-type="float" office:value="1550" calcext:value-type="float">
            <text:p>1550</text:p>
          </table:table-cell>
          <table:table-cell table:formula="of:=ROUNDDOWN([.$A51]/3)*3*ROUNDDOWN([.$B51]/3)*3" office:value-type="float" office:value="1512" calcext:value-type="float">
            <text:p>1512</text:p>
          </table:table-cell>
          <table:table-cell table:formula="of:=[.$J51]&gt;=SUM([.$C51:.$H51])*9" office:value-type="boolean" office:boolean-value="false" calcext:value-type="boolean">
            <text:p>FALSE</text:p>
          </table:table-cell>
          <table:table-cell table:formula="of:=[.$I51]&gt;[.$A51]*[.$B5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formula="of:=SUMPRODUCT([.$C$1:.$H$1];[.$C52:.$H52])" office:value-type="float" office:value="1961" calcext:value-type="float">
            <text:p>1961</text:p>
          </table:table-cell>
          <table:table-cell table:formula="of:=ROUNDDOWN([.$A52]/3)*3*ROUNDDOWN([.$B52]/3)*3" office:value-type="float" office:value="1872" calcext:value-type="float">
            <text:p>1872</text:p>
          </table:table-cell>
          <table:table-cell table:formula="of:=[.$J52]&gt;=SUM([.$C52:.$H52])*9" office:value-type="boolean" office:boolean-value="false" calcext:value-type="boolean">
            <text:p>FALSE</text:p>
          </table:table-cell>
          <table:table-cell table:formula="of:=[.$I52]&gt;[.$A52]*[.$B5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formula="of:=SUMPRODUCT([.$C$1:.$H$1];[.$C53:.$H53])" office:value-type="float" office:value="1841" calcext:value-type="float">
            <text:p>1841</text:p>
          </table:table-cell>
          <table:table-cell table:formula="of:=ROUNDDOWN([.$A53]/3)*3*ROUNDDOWN([.$B53]/3)*3" office:value-type="float" office:value="1755" calcext:value-type="float">
            <text:p>1755</text:p>
          </table:table-cell>
          <table:table-cell table:formula="of:=[.$J53]&gt;=SUM([.$C53:.$H53])*9" office:value-type="boolean" office:boolean-value="false" calcext:value-type="boolean">
            <text:p>FALSE</text:p>
          </table:table-cell>
          <table:table-cell table:formula="of:=[.$I53]&gt;[.$A53]*[.$B5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formula="of:=SUMPRODUCT([.$C$1:.$H$1];[.$C54:.$H54])" office:value-type="float" office:value="848" calcext:value-type="float">
            <text:p>848</text:p>
          </table:table-cell>
          <table:table-cell table:formula="of:=ROUNDDOWN([.$A54]/3)*3*ROUNDDOWN([.$B54]/3)*3" office:value-type="float" office:value="1188" calcext:value-type="float">
            <text:p>1188</text:p>
          </table:table-cell>
          <table:table-cell table:formula="of:=[.$J54]&gt;=SUM([.$C54:.$H54])*9" office:value-type="boolean" office:boolean-value="true" calcext:value-type="boolean">
            <text:p>TRUE</text:p>
          </table:table-cell>
          <table:table-cell table:formula="of:=[.$I54]&gt;[.$A54]*[.$B5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formula="of:=SUMPRODUCT([.$C$1:.$H$1];[.$C55:.$H55])" office:value-type="float" office:value="1806" calcext:value-type="float">
            <text:p>1806</text:p>
          </table:table-cell>
          <table:table-cell table:formula="of:=ROUNDDOWN([.$A55]/3)*3*ROUNDDOWN([.$B55]/3)*3" office:value-type="float" office:value="1638" calcext:value-type="float">
            <text:p>1638</text:p>
          </table:table-cell>
          <table:table-cell table:formula="of:=[.$J55]&gt;=SUM([.$C55:.$H55])*9" office:value-type="boolean" office:boolean-value="false" calcext:value-type="boolean">
            <text:p>FALSE</text:p>
          </table:table-cell>
          <table:table-cell table:formula="of:=[.$I55]&gt;[.$A55]*[.$B5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formula="of:=SUMPRODUCT([.$C$1:.$H$1];[.$C56:.$H56])" office:value-type="float" office:value="1711" calcext:value-type="float">
            <text:p>1711</text:p>
          </table:table-cell>
          <table:table-cell table:formula="of:=ROUNDDOWN([.$A56]/3)*3*ROUNDDOWN([.$B56]/3)*3" office:value-type="float" office:value="1620" calcext:value-type="float">
            <text:p>1620</text:p>
          </table:table-cell>
          <table:table-cell table:formula="of:=[.$J56]&gt;=SUM([.$C56:.$H56])*9" office:value-type="boolean" office:boolean-value="false" calcext:value-type="boolean">
            <text:p>FALSE</text:p>
          </table:table-cell>
          <table:table-cell table:formula="of:=[.$I56]&gt;[.$A56]*[.$B5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formula="of:=SUMPRODUCT([.$C$1:.$H$1];[.$C57:.$H57])" office:value-type="float" office:value="866" calcext:value-type="float">
            <text:p>866</text:p>
          </table:table-cell>
          <table:table-cell table:formula="of:=ROUNDDOWN([.$A57]/3)*3*ROUNDDOWN([.$B57]/3)*3" office:value-type="float" office:value="1188" calcext:value-type="float">
            <text:p>1188</text:p>
          </table:table-cell>
          <table:table-cell table:formula="of:=[.$J57]&gt;=SUM([.$C57:.$H57])*9" office:value-type="boolean" office:boolean-value="true" calcext:value-type="boolean">
            <text:p>TRUE</text:p>
          </table:table-cell>
          <table:table-cell table:formula="of:=[.$I57]&gt;[.$A57]*[.$B5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SUMPRODUCT([.$C$1:.$H$1];[.$C58:.$H58])" office:value-type="float" office:value="1522" calcext:value-type="float">
            <text:p>1522</text:p>
          </table:table-cell>
          <table:table-cell table:formula="of:=ROUNDDOWN([.$A58]/3)*3*ROUNDDOWN([.$B58]/3)*3" office:value-type="float" office:value="1521" calcext:value-type="float">
            <text:p>1521</text:p>
          </table:table-cell>
          <table:table-cell table:formula="of:=[.$J58]&gt;=SUM([.$C58:.$H58])*9" office:value-type="boolean" office:boolean-value="false" calcext:value-type="boolean">
            <text:p>FALSE</text:p>
          </table:table-cell>
          <table:table-cell table:formula="of:=[.$I58]&gt;[.$A58]*[.$B5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formula="of:=SUMPRODUCT([.$C$1:.$H$1];[.$C59:.$H59])" office:value-type="float" office:value="1551" calcext:value-type="float">
            <text:p>1551</text:p>
          </table:table-cell>
          <table:table-cell table:formula="of:=ROUNDDOWN([.$A59]/3)*3*ROUNDDOWN([.$B59]/3)*3" office:value-type="float" office:value="1512" calcext:value-type="float">
            <text:p>1512</text:p>
          </table:table-cell>
          <table:table-cell table:formula="of:=[.$J59]&gt;=SUM([.$C59:.$H59])*9" office:value-type="boolean" office:boolean-value="false" calcext:value-type="boolean">
            <text:p>FALSE</text:p>
          </table:table-cell>
          <table:table-cell table:formula="of:=[.$I59]&gt;[.$A59]*[.$B5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SUMPRODUCT([.$C$1:.$H$1];[.$C60:.$H60])" office:value-type="float" office:value="1597" calcext:value-type="float">
            <text:p>1597</text:p>
          </table:table-cell>
          <table:table-cell table:formula="of:=ROUNDDOWN([.$A60]/3)*3*ROUNDDOWN([.$B60]/3)*3" office:value-type="float" office:value="1512" calcext:value-type="float">
            <text:p>1512</text:p>
          </table:table-cell>
          <table:table-cell table:formula="of:=[.$J60]&gt;=SUM([.$C60:.$H60])*9" office:value-type="boolean" office:boolean-value="false" calcext:value-type="boolean">
            <text:p>FALSE</text:p>
          </table:table-cell>
          <table:table-cell table:formula="of:=[.$I60]&gt;[.$A60]*[.$B6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formula="of:=SUMPRODUCT([.$C$1:.$H$1];[.$C61:.$H61])" office:value-type="float" office:value="933" calcext:value-type="float">
            <text:p>933</text:p>
          </table:table-cell>
          <table:table-cell table:formula="of:=ROUNDDOWN([.$A61]/3)*3*ROUNDDOWN([.$B61]/3)*3" office:value-type="float" office:value="1296" calcext:value-type="float">
            <text:p>1296</text:p>
          </table:table-cell>
          <table:table-cell table:formula="of:=[.$J61]&gt;=SUM([.$C61:.$H61])*9" office:value-type="boolean" office:boolean-value="true" calcext:value-type="boolean">
            <text:p>TRUE</text:p>
          </table:table-cell>
          <table:table-cell table:formula="of:=[.$I61]&gt;[.$A61]*[.$B6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SUMPRODUCT([.$C$1:.$H$1];[.$C62:.$H62])" office:value-type="float" office:value="1472" calcext:value-type="float">
            <text:p>1472</text:p>
          </table:table-cell>
          <table:table-cell table:formula="of:=ROUNDDOWN([.$A62]/3)*3*ROUNDDOWN([.$B62]/3)*3" office:value-type="float" office:value="1386" calcext:value-type="float">
            <text:p>1386</text:p>
          </table:table-cell>
          <table:table-cell table:formula="of:=[.$J62]&gt;=SUM([.$C62:.$H62])*9" office:value-type="boolean" office:boolean-value="false" calcext:value-type="boolean">
            <text:p>FALSE</text:p>
          </table:table-cell>
          <table:table-cell table:formula="of:=[.$I62]&gt;[.$A62]*[.$B6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formula="of:=SUMPRODUCT([.$C$1:.$H$1];[.$C63:.$H63])" office:value-type="float" office:value="1278" calcext:value-type="float">
            <text:p>1278</text:p>
          </table:table-cell>
          <table:table-cell table:formula="of:=ROUNDDOWN([.$A63]/3)*3*ROUNDDOWN([.$B63]/3)*3" office:value-type="float" office:value="1755" calcext:value-type="float">
            <text:p>1755</text:p>
          </table:table-cell>
          <table:table-cell table:formula="of:=[.$J63]&gt;=SUM([.$C63:.$H63])*9" office:value-type="boolean" office:boolean-value="true" calcext:value-type="boolean">
            <text:p>TRUE</text:p>
          </table:table-cell>
          <table:table-cell table:formula="of:=[.$I63]&gt;[.$A63]*[.$B6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formula="of:=SUMPRODUCT([.$C$1:.$H$1];[.$C64:.$H64])" office:value-type="float" office:value="1683" calcext:value-type="float">
            <text:p>1683</text:p>
          </table:table-cell>
          <table:table-cell table:formula="of:=ROUNDDOWN([.$A64]/3)*3*ROUNDDOWN([.$B64]/3)*3" office:value-type="float" office:value="1521" calcext:value-type="float">
            <text:p>1521</text:p>
          </table:table-cell>
          <table:table-cell table:formula="of:=[.$J64]&gt;=SUM([.$C64:.$H64])*9" office:value-type="boolean" office:boolean-value="false" calcext:value-type="boolean">
            <text:p>FALSE</text:p>
          </table:table-cell>
          <table:table-cell table:formula="of:=[.$I64]&gt;[.$A64]*[.$B6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formula="of:=SUMPRODUCT([.$C$1:.$H$1];[.$C65:.$H65])" office:value-type="float" office:value="1371" calcext:value-type="float">
            <text:p>1371</text:p>
          </table:table-cell>
          <table:table-cell table:formula="of:=ROUNDDOWN([.$A65]/3)*3*ROUNDDOWN([.$B65]/3)*3" office:value-type="float" office:value="1872" calcext:value-type="float">
            <text:p>1872</text:p>
          </table:table-cell>
          <table:table-cell table:formula="of:=[.$J65]&gt;=SUM([.$C65:.$H65])*9" office:value-type="boolean" office:boolean-value="true" calcext:value-type="boolean">
            <text:p>TRUE</text:p>
          </table:table-cell>
          <table:table-cell table:formula="of:=[.$I65]&gt;[.$A65]*[.$B6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SUMPRODUCT([.$C$1:.$H$1];[.$C66:.$H66])" office:value-type="float" office:value="2163" calcext:value-type="float">
            <text:p>2163</text:p>
          </table:table-cell>
          <table:table-cell table:formula="of:=ROUNDDOWN([.$A66]/3)*3*ROUNDDOWN([.$B66]/3)*3" office:value-type="float" office:value="2160" calcext:value-type="float">
            <text:p>2160</text:p>
          </table:table-cell>
          <table:table-cell table:formula="of:=[.$J66]&gt;=SUM([.$C66:.$H66])*9" office:value-type="boolean" office:boolean-value="false" calcext:value-type="boolean">
            <text:p>FALSE</text:p>
          </table:table-cell>
          <table:table-cell table:formula="of:=[.$I66]&gt;[.$A66]*[.$B6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table:formula="of:=SUMPRODUCT([.$C$1:.$H$1];[.$C67:.$H67])" office:value-type="float" office:value="1548" calcext:value-type="float">
            <text:p>1548</text:p>
          </table:table-cell>
          <table:table-cell table:formula="of:=ROUNDDOWN([.$A67]/3)*3*ROUNDDOWN([.$B67]/3)*3" office:value-type="float" office:value="2160" calcext:value-type="float">
            <text:p>2160</text:p>
          </table:table-cell>
          <table:table-cell table:formula="of:=[.$J67]&gt;=SUM([.$C67:.$H67])*9" office:value-type="boolean" office:boolean-value="true" calcext:value-type="boolean">
            <text:p>TRUE</text:p>
          </table:table-cell>
          <table:table-cell table:formula="of:=[.$I67]&gt;[.$A67]*[.$B6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formula="of:=SUMPRODUCT([.$C$1:.$H$1];[.$C68:.$H68])" office:value-type="float" office:value="1362" calcext:value-type="float">
            <text:p>1362</text:p>
          </table:table-cell>
          <table:table-cell table:formula="of:=ROUNDDOWN([.$A68]/3)*3*ROUNDDOWN([.$B68]/3)*3" office:value-type="float" office:value="1872" calcext:value-type="float">
            <text:p>1872</text:p>
          </table:table-cell>
          <table:table-cell table:formula="of:=[.$J68]&gt;=SUM([.$C68:.$H68])*9" office:value-type="boolean" office:boolean-value="true" calcext:value-type="boolean">
            <text:p>TRUE</text:p>
          </table:table-cell>
          <table:table-cell table:formula="of:=[.$I68]&gt;[.$A68]*[.$B6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formula="of:=SUMPRODUCT([.$C$1:.$H$1];[.$C69:.$H69])" office:value-type="float" office:value="1765" calcext:value-type="float">
            <text:p>1765</text:p>
          </table:table-cell>
          <table:table-cell table:formula="of:=ROUNDDOWN([.$A69]/3)*3*ROUNDDOWN([.$B69]/3)*3" office:value-type="float" office:value="1728" calcext:value-type="float">
            <text:p>1728</text:p>
          </table:table-cell>
          <table:table-cell table:formula="of:=[.$J69]&gt;=SUM([.$C69:.$H69])*9" office:value-type="boolean" office:boolean-value="false" calcext:value-type="boolean">
            <text:p>FALSE</text:p>
          </table:table-cell>
          <table:table-cell table:formula="of:=[.$I69]&gt;[.$A69]*[.$B6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SUMPRODUCT([.$C$1:.$H$1];[.$C70:.$H70])" office:value-type="float" office:value="1096" calcext:value-type="float">
            <text:p>1096</text:p>
          </table:table-cell>
          <table:table-cell table:formula="of:=ROUNDDOWN([.$A70]/3)*3*ROUNDDOWN([.$B70]/3)*3" office:value-type="float" office:value="1512" calcext:value-type="float">
            <text:p>1512</text:p>
          </table:table-cell>
          <table:table-cell table:formula="of:=[.$J70]&gt;=SUM([.$C70:.$H70])*9" office:value-type="boolean" office:boolean-value="true" calcext:value-type="boolean">
            <text:p>TRUE</text:p>
          </table:table-cell>
          <table:table-cell table:formula="of:=[.$I70]&gt;[.$A70]*[.$B7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table:formula="of:=SUMPRODUCT([.$C$1:.$H$1];[.$C71:.$H71])" office:value-type="float" office:value="2211" calcext:value-type="float">
            <text:p>2211</text:p>
          </table:table-cell>
          <table:table-cell table:formula="of:=ROUNDDOWN([.$A71]/3)*3*ROUNDDOWN([.$B71]/3)*3" office:value-type="float" office:value="2160" calcext:value-type="float">
            <text:p>2160</text:p>
          </table:table-cell>
          <table:table-cell table:formula="of:=[.$J71]&gt;=SUM([.$C71:.$H71])*9" office:value-type="boolean" office:boolean-value="false" calcext:value-type="boolean">
            <text:p>FALSE</text:p>
          </table:table-cell>
          <table:table-cell table:formula="of:=[.$I71]&gt;[.$A71]*[.$B7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formula="of:=SUMPRODUCT([.$C$1:.$H$1];[.$C72:.$H72])" office:value-type="float" office:value="1436" calcext:value-type="float">
            <text:p>1436</text:p>
          </table:table-cell>
          <table:table-cell table:formula="of:=ROUNDDOWN([.$A72]/3)*3*ROUNDDOWN([.$B72]/3)*3" office:value-type="float" office:value="1287" calcext:value-type="float">
            <text:p>1287</text:p>
          </table:table-cell>
          <table:table-cell table:formula="of:=[.$J72]&gt;=SUM([.$C72:.$H72])*9" office:value-type="boolean" office:boolean-value="false" calcext:value-type="boolean">
            <text:p>FALSE</text:p>
          </table:table-cell>
          <table:table-cell table:formula="of:=[.$I72]&gt;[.$A72]*[.$B7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formula="of:=SUMPRODUCT([.$C$1:.$H$1];[.$C73:.$H73])" office:value-type="float" office:value="1635" calcext:value-type="float">
            <text:p>1635</text:p>
          </table:table-cell>
          <table:table-cell table:formula="of:=ROUNDDOWN([.$A73]/3)*3*ROUNDDOWN([.$B73]/3)*3" office:value-type="float" office:value="1512" calcext:value-type="float">
            <text:p>1512</text:p>
          </table:table-cell>
          <table:table-cell table:formula="of:=[.$J73]&gt;=SUM([.$C73:.$H73])*9" office:value-type="boolean" office:boolean-value="false" calcext:value-type="boolean">
            <text:p>FALSE</text:p>
          </table:table-cell>
          <table:table-cell table:formula="of:=[.$I73]&gt;[.$A73]*[.$B7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formula="of:=SUMPRODUCT([.$C$1:.$H$1];[.$C74:.$H74])" office:value-type="float" office:value="2257" calcext:value-type="float">
            <text:p>2257</text:p>
          </table:table-cell>
          <table:table-cell table:formula="of:=ROUNDDOWN([.$A74]/3)*3*ROUNDDOWN([.$B74]/3)*3" office:value-type="float" office:value="2160" calcext:value-type="float">
            <text:p>2160</text:p>
          </table:table-cell>
          <table:table-cell table:formula="of:=[.$J74]&gt;=SUM([.$C74:.$H74])*9" office:value-type="boolean" office:boolean-value="false" calcext:value-type="boolean">
            <text:p>FALSE</text:p>
          </table:table-cell>
          <table:table-cell table:formula="of:=[.$I74]&gt;[.$A74]*[.$B7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formula="of:=SUMPRODUCT([.$C$1:.$H$1];[.$C75:.$H75])" office:value-type="float" office:value="1134" calcext:value-type="float">
            <text:p>1134</text:p>
          </table:table-cell>
          <table:table-cell table:formula="of:=ROUNDDOWN([.$A75]/3)*3*ROUNDDOWN([.$B75]/3)*3" office:value-type="float" office:value="1584" calcext:value-type="float">
            <text:p>1584</text:p>
          </table:table-cell>
          <table:table-cell table:formula="of:=[.$J75]&gt;=SUM([.$C75:.$H75])*9" office:value-type="boolean" office:boolean-value="true" calcext:value-type="boolean">
            <text:p>TRUE</text:p>
          </table:table-cell>
          <table:table-cell table:formula="of:=[.$I75]&gt;[.$A75]*[.$B7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formula="of:=SUMPRODUCT([.$C$1:.$H$1];[.$C76:.$H76])" office:value-type="float" office:value="1103" calcext:value-type="float">
            <text:p>1103</text:p>
          </table:table-cell>
          <table:table-cell table:formula="of:=ROUNDDOWN([.$A76]/3)*3*ROUNDDOWN([.$B76]/3)*3" office:value-type="float" office:value="1512" calcext:value-type="float">
            <text:p>1512</text:p>
          </table:table-cell>
          <table:table-cell table:formula="of:=[.$J76]&gt;=SUM([.$C76:.$H76])*9" office:value-type="boolean" office:boolean-value="true" calcext:value-type="boolean">
            <text:p>TRUE</text:p>
          </table:table-cell>
          <table:table-cell table:formula="of:=[.$I76]&gt;[.$A76]*[.$B7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SUMPRODUCT([.$C$1:.$H$1];[.$C77:.$H77])" office:value-type="float" office:value="951" calcext:value-type="float">
            <text:p>951</text:p>
          </table:table-cell>
          <table:table-cell table:formula="of:=ROUNDDOWN([.$A77]/3)*3*ROUNDDOWN([.$B77]/3)*3" office:value-type="float" office:value="1296" calcext:value-type="float">
            <text:p>1296</text:p>
          </table:table-cell>
          <table:table-cell table:formula="of:=[.$J77]&gt;=SUM([.$C77:.$H77])*9" office:value-type="boolean" office:boolean-value="true" calcext:value-type="boolean">
            <text:p>TRUE</text:p>
          </table:table-cell>
          <table:table-cell table:formula="of:=[.$I77]&gt;[.$A77]*[.$B7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table:formula="of:=SUMPRODUCT([.$C$1:.$H$1];[.$C78:.$H78])" office:value-type="float" office:value="1441" calcext:value-type="float">
            <text:p>1441</text:p>
          </table:table-cell>
          <table:table-cell table:formula="of:=ROUNDDOWN([.$A78]/3)*3*ROUNDDOWN([.$B78]/3)*3" office:value-type="float" office:value="1404" calcext:value-type="float">
            <text:p>1404</text:p>
          </table:table-cell>
          <table:table-cell table:formula="of:=[.$J78]&gt;=SUM([.$C78:.$H78])*9" office:value-type="boolean" office:boolean-value="false" calcext:value-type="boolean">
            <text:p>FALSE</text:p>
          </table:table-cell>
          <table:table-cell table:formula="of:=[.$I78]&gt;[.$A78]*[.$B7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SUMPRODUCT([.$C$1:.$H$1];[.$C79:.$H79])" office:value-type="float" office:value="1275" calcext:value-type="float">
            <text:p>1275</text:p>
          </table:table-cell>
          <table:table-cell table:formula="of:=ROUNDDOWN([.$A79]/3)*3*ROUNDDOWN([.$B79]/3)*3" office:value-type="float" office:value="1755" calcext:value-type="float">
            <text:p>1755</text:p>
          </table:table-cell>
          <table:table-cell table:formula="of:=[.$J79]&gt;=SUM([.$C79:.$H79])*9" office:value-type="boolean" office:boolean-value="true" calcext:value-type="boolean">
            <text:p>TRUE</text:p>
          </table:table-cell>
          <table:table-cell table:formula="of:=[.$I79]&gt;[.$A79]*[.$B7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formula="of:=SUMPRODUCT([.$C$1:.$H$1];[.$C80:.$H80])" office:value-type="float" office:value="1344" calcext:value-type="float">
            <text:p>1344</text:p>
          </table:table-cell>
          <table:table-cell table:formula="of:=ROUNDDOWN([.$A80]/3)*3*ROUNDDOWN([.$B80]/3)*3" office:value-type="float" office:value="1872" calcext:value-type="float">
            <text:p>1872</text:p>
          </table:table-cell>
          <table:table-cell table:formula="of:=[.$J80]&gt;=SUM([.$C80:.$H80])*9" office:value-type="boolean" office:boolean-value="true" calcext:value-type="boolean">
            <text:p>TRUE</text:p>
          </table:table-cell>
          <table:table-cell table:formula="of:=[.$I80]&gt;[.$A80]*[.$B8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formula="of:=SUMPRODUCT([.$C$1:.$H$1];[.$C81:.$H81])" office:value-type="float" office:value="1438" calcext:value-type="float">
            <text:p>1438</text:p>
          </table:table-cell>
          <table:table-cell table:formula="of:=ROUNDDOWN([.$A81]/3)*3*ROUNDDOWN([.$B81]/3)*3" office:value-type="float" office:value="1287" calcext:value-type="float">
            <text:p>1287</text:p>
          </table:table-cell>
          <table:table-cell table:formula="of:=[.$J81]&gt;=SUM([.$C81:.$H81])*9" office:value-type="boolean" office:boolean-value="false" calcext:value-type="boolean">
            <text:p>FALSE</text:p>
          </table:table-cell>
          <table:table-cell table:formula="of:=[.$I81]&gt;[.$A81]*[.$B8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SUMPRODUCT([.$C$1:.$H$1];[.$C82:.$H82])" office:value-type="float" office:value="1730" calcext:value-type="float">
            <text:p>1730</text:p>
          </table:table-cell>
          <table:table-cell table:formula="of:=ROUNDDOWN([.$A82]/3)*3*ROUNDDOWN([.$B82]/3)*3" office:value-type="float" office:value="1728" calcext:value-type="float">
            <text:p>1728</text:p>
          </table:table-cell>
          <table:table-cell table:formula="of:=[.$J82]&gt;=SUM([.$C82:.$H82])*9" office:value-type="boolean" office:boolean-value="false" calcext:value-type="boolean">
            <text:p>FALSE</text:p>
          </table:table-cell>
          <table:table-cell table:formula="of:=[.$I82]&gt;[.$A82]*[.$B8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SUMPRODUCT([.$C$1:.$H$1];[.$C83:.$H83])" office:value-type="float" office:value="1825" calcext:value-type="float">
            <text:p>1825</text:p>
          </table:table-cell>
          <table:table-cell table:formula="of:=ROUNDDOWN([.$A83]/3)*3*ROUNDDOWN([.$B83]/3)*3" office:value-type="float" office:value="1728" calcext:value-type="float">
            <text:p>1728</text:p>
          </table:table-cell>
          <table:table-cell table:formula="of:=[.$J83]&gt;=SUM([.$C83:.$H83])*9" office:value-type="boolean" office:boolean-value="false" calcext:value-type="boolean">
            <text:p>FALSE</text:p>
          </table:table-cell>
          <table:table-cell table:formula="of:=[.$I83]&gt;[.$A83]*[.$B8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SUMPRODUCT([.$C$1:.$H$1];[.$C84:.$H84])" office:value-type="float" office:value="1031" calcext:value-type="float">
            <text:p>1031</text:p>
          </table:table-cell>
          <table:table-cell table:formula="of:=ROUNDDOWN([.$A84]/3)*3*ROUNDDOWN([.$B84]/3)*3" office:value-type="float" office:value="1404" calcext:value-type="float">
            <text:p>1404</text:p>
          </table:table-cell>
          <table:table-cell table:formula="of:=[.$J84]&gt;=SUM([.$C84:.$H84])*9" office:value-type="boolean" office:boolean-value="true" calcext:value-type="boolean">
            <text:p>TRUE</text:p>
          </table:table-cell>
          <table:table-cell table:formula="of:=[.$I84]&gt;[.$A84]*[.$B8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formula="of:=SUMPRODUCT([.$C$1:.$H$1];[.$C85:.$H85])" office:value-type="float" office:value="1275" calcext:value-type="float">
            <text:p>1275</text:p>
          </table:table-cell>
          <table:table-cell table:formula="of:=ROUNDDOWN([.$A85]/3)*3*ROUNDDOWN([.$B85]/3)*3" office:value-type="float" office:value="1764" calcext:value-type="float">
            <text:p>1764</text:p>
          </table:table-cell>
          <table:table-cell table:formula="of:=[.$J85]&gt;=SUM([.$C85:.$H85])*9" office:value-type="boolean" office:boolean-value="true" calcext:value-type="boolean">
            <text:p>TRUE</text:p>
          </table:table-cell>
          <table:table-cell table:formula="of:=[.$I85]&gt;[.$A85]*[.$B8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SUMPRODUCT([.$C$1:.$H$1];[.$C86:.$H86])" office:value-type="float" office:value="994" calcext:value-type="float">
            <text:p>994</text:p>
          </table:table-cell>
          <table:table-cell table:formula="of:=ROUNDDOWN([.$A86]/3)*3*ROUNDDOWN([.$B86]/3)*3" office:value-type="float" office:value="1386" calcext:value-type="float">
            <text:p>1386</text:p>
          </table:table-cell>
          <table:table-cell table:formula="of:=[.$J86]&gt;=SUM([.$C86:.$H86])*9" office:value-type="boolean" office:boolean-value="true" calcext:value-type="boolean">
            <text:p>TRUE</text:p>
          </table:table-cell>
          <table:table-cell table:formula="of:=[.$I86]&gt;[.$A86]*[.$B8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table:formula="of:=SUMPRODUCT([.$C$1:.$H$1];[.$C87:.$H87])" office:value-type="float" office:value="2257" calcext:value-type="float">
            <text:p>2257</text:p>
          </table:table-cell>
          <table:table-cell table:formula="of:=ROUNDDOWN([.$A87]/3)*3*ROUNDDOWN([.$B87]/3)*3" office:value-type="float" office:value="2160" calcext:value-type="float">
            <text:p>2160</text:p>
          </table:table-cell>
          <table:table-cell table:formula="of:=[.$J87]&gt;=SUM([.$C87:.$H87])*9" office:value-type="boolean" office:boolean-value="false" calcext:value-type="boolean">
            <text:p>FALSE</text:p>
          </table:table-cell>
          <table:table-cell table:formula="of:=[.$I87]&gt;[.$A87]*[.$B8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formula="of:=SUMPRODUCT([.$C$1:.$H$1];[.$C88:.$H88])" office:value-type="float" office:value="1173" calcext:value-type="float">
            <text:p>1173</text:p>
          </table:table-cell>
          <table:table-cell table:formula="of:=ROUNDDOWN([.$A88]/3)*3*ROUNDDOWN([.$B88]/3)*3" office:value-type="float" office:value="1638" calcext:value-type="float">
            <text:p>1638</text:p>
          </table:table-cell>
          <table:table-cell table:formula="of:=[.$J88]&gt;=SUM([.$C88:.$H88])*9" office:value-type="boolean" office:boolean-value="true" calcext:value-type="boolean">
            <text:p>TRUE</text:p>
          </table:table-cell>
          <table:table-cell table:formula="of:=[.$I88]&gt;[.$A88]*[.$B8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formula="of:=SUMPRODUCT([.$C$1:.$H$1];[.$C89:.$H89])" office:value-type="float" office:value="1195" calcext:value-type="float">
            <text:p>1195</text:p>
          </table:table-cell>
          <table:table-cell table:formula="of:=ROUNDDOWN([.$A89]/3)*3*ROUNDDOWN([.$B89]/3)*3" office:value-type="float" office:value="1620" calcext:value-type="float">
            <text:p>1620</text:p>
          </table:table-cell>
          <table:table-cell table:formula="of:=[.$J89]&gt;=SUM([.$C89:.$H89])*9" office:value-type="boolean" office:boolean-value="true" calcext:value-type="boolean">
            <text:p>TRUE</text:p>
          </table:table-cell>
          <table:table-cell table:formula="of:=[.$I89]&gt;[.$A89]*[.$B8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formula="of:=SUMPRODUCT([.$C$1:.$H$1];[.$C90:.$H90])" office:value-type="float" office:value="997" calcext:value-type="float">
            <text:p>997</text:p>
          </table:table-cell>
          <table:table-cell table:formula="of:=ROUNDDOWN([.$A90]/3)*3*ROUNDDOWN([.$B90]/3)*3" office:value-type="float" office:value="1404" calcext:value-type="float">
            <text:p>1404</text:p>
          </table:table-cell>
          <table:table-cell table:formula="of:=[.$J90]&gt;=SUM([.$C90:.$H90])*9" office:value-type="boolean" office:boolean-value="true" calcext:value-type="boolean">
            <text:p>TRUE</text:p>
          </table:table-cell>
          <table:table-cell table:formula="of:=[.$I90]&gt;[.$A90]*[.$B9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formula="of:=SUMPRODUCT([.$C$1:.$H$1];[.$C91:.$H91])" office:value-type="float" office:value="1278" calcext:value-type="float">
            <text:p>1278</text:p>
          </table:table-cell>
          <table:table-cell table:formula="of:=ROUNDDOWN([.$A91]/3)*3*ROUNDDOWN([.$B91]/3)*3" office:value-type="float" office:value="1764" calcext:value-type="float">
            <text:p>1764</text:p>
          </table:table-cell>
          <table:table-cell table:formula="of:=[.$J91]&gt;=SUM([.$C91:.$H91])*9" office:value-type="boolean" office:boolean-value="true" calcext:value-type="boolean">
            <text:p>TRUE</text:p>
          </table:table-cell>
          <table:table-cell table:formula="of:=[.$I91]&gt;[.$A91]*[.$B9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table:formula="of:=SUMPRODUCT([.$C$1:.$H$1];[.$C92:.$H92])" office:value-type="float" office:value="1716" calcext:value-type="float">
            <text:p>1716</text:p>
          </table:table-cell>
          <table:table-cell table:formula="of:=ROUNDDOWN([.$A92]/3)*3*ROUNDDOWN([.$B92]/3)*3" office:value-type="float" office:value="1584" calcext:value-type="float">
            <text:p>1584</text:p>
          </table:table-cell>
          <table:table-cell table:formula="of:=[.$J92]&gt;=SUM([.$C92:.$H92])*9" office:value-type="boolean" office:boolean-value="false" calcext:value-type="boolean">
            <text:p>FALSE</text:p>
          </table:table-cell>
          <table:table-cell table:formula="of:=[.$I92]&gt;[.$A92]*[.$B9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SUMPRODUCT([.$C$1:.$H$1];[.$C93:.$H93])" office:value-type="float" office:value="789" calcext:value-type="float">
            <text:p>789</text:p>
          </table:table-cell>
          <table:table-cell table:formula="of:=ROUNDDOWN([.$A93]/3)*3*ROUNDDOWN([.$B93]/3)*3" office:value-type="float" office:value="1089" calcext:value-type="float">
            <text:p>1089</text:p>
          </table:table-cell>
          <table:table-cell table:formula="of:=[.$J93]&gt;=SUM([.$C93:.$H93])*9" office:value-type="boolean" office:boolean-value="true" calcext:value-type="boolean">
            <text:p>TRUE</text:p>
          </table:table-cell>
          <table:table-cell table:formula="of:=[.$I93]&gt;[.$A93]*[.$B9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SUMPRODUCT([.$C$1:.$H$1];[.$C94:.$H94])" office:value-type="float" office:value="1778" calcext:value-type="float">
            <text:p>1778</text:p>
          </table:table-cell>
          <table:table-cell table:formula="of:=ROUNDDOWN([.$A94]/3)*3*ROUNDDOWN([.$B94]/3)*3" office:value-type="float" office:value="1728" calcext:value-type="float">
            <text:p>1728</text:p>
          </table:table-cell>
          <table:table-cell table:formula="of:=[.$J94]&gt;=SUM([.$C94:.$H94])*9" office:value-type="boolean" office:boolean-value="false" calcext:value-type="boolean">
            <text:p>FALSE</text:p>
          </table:table-cell>
          <table:table-cell table:formula="of:=[.$I94]&gt;[.$A94]*[.$B9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formula="of:=SUMPRODUCT([.$C$1:.$H$1];[.$C95:.$H95])" office:value-type="float" office:value="1272" calcext:value-type="float">
            <text:p>1272</text:p>
          </table:table-cell>
          <table:table-cell table:formula="of:=ROUNDDOWN([.$A95]/3)*3*ROUNDDOWN([.$B95]/3)*3" office:value-type="float" office:value="1764" calcext:value-type="float">
            <text:p>1764</text:p>
          </table:table-cell>
          <table:table-cell table:formula="of:=[.$J95]&gt;=SUM([.$C95:.$H95])*9" office:value-type="boolean" office:boolean-value="true" calcext:value-type="boolean">
            <text:p>TRUE</text:p>
          </table:table-cell>
          <table:table-cell table:formula="of:=[.$I95]&gt;[.$A95]*[.$B9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formula="of:=SUMPRODUCT([.$C$1:.$H$1];[.$C96:.$H96])" office:value-type="float" office:value="1446" calcext:value-type="float">
            <text:p>1446</text:p>
          </table:table-cell>
          <table:table-cell table:formula="of:=ROUNDDOWN([.$A96]/3)*3*ROUNDDOWN([.$B96]/3)*3" office:value-type="float" office:value="2016" calcext:value-type="float">
            <text:p>2016</text:p>
          </table:table-cell>
          <table:table-cell table:formula="of:=[.$J96]&gt;=SUM([.$C96:.$H96])*9" office:value-type="boolean" office:boolean-value="true" calcext:value-type="boolean">
            <text:p>TRUE</text:p>
          </table:table-cell>
          <table:table-cell table:formula="of:=[.$I96]&gt;[.$A96]*[.$B9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formula="of:=SUMPRODUCT([.$C$1:.$H$1];[.$C97:.$H97])" office:value-type="float" office:value="1106" calcext:value-type="float">
            <text:p>1106</text:p>
          </table:table-cell>
          <table:table-cell table:formula="of:=ROUNDDOWN([.$A97]/3)*3*ROUNDDOWN([.$B97]/3)*3" office:value-type="float" office:value="1521" calcext:value-type="float">
            <text:p>1521</text:p>
          </table:table-cell>
          <table:table-cell table:formula="of:=[.$J97]&gt;=SUM([.$C97:.$H97])*9" office:value-type="boolean" office:boolean-value="true" calcext:value-type="boolean">
            <text:p>TRUE</text:p>
          </table:table-cell>
          <table:table-cell table:formula="of:=[.$I97]&gt;[.$A97]*[.$B9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formula="of:=SUMPRODUCT([.$C$1:.$H$1];[.$C98:.$H98])" office:value-type="float" office:value="1259" calcext:value-type="float">
            <text:p>1259</text:p>
          </table:table-cell>
          <table:table-cell table:formula="of:=ROUNDDOWN([.$A98]/3)*3*ROUNDDOWN([.$B98]/3)*3" office:value-type="float" office:value="1728" calcext:value-type="float">
            <text:p>1728</text:p>
          </table:table-cell>
          <table:table-cell table:formula="of:=[.$J98]&gt;=SUM([.$C98:.$H98])*9" office:value-type="boolean" office:boolean-value="true" calcext:value-type="boolean">
            <text:p>TRUE</text:p>
          </table:table-cell>
          <table:table-cell table:formula="of:=[.$I98]&gt;[.$A98]*[.$B9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formula="of:=SUMPRODUCT([.$C$1:.$H$1];[.$C99:.$H99])" office:value-type="float" office:value="1455" calcext:value-type="float">
            <text:p>1455</text:p>
          </table:table-cell>
          <table:table-cell table:formula="of:=ROUNDDOWN([.$A99]/3)*3*ROUNDDOWN([.$B99]/3)*3" office:value-type="float" office:value="2016" calcext:value-type="float">
            <text:p>2016</text:p>
          </table:table-cell>
          <table:table-cell table:formula="of:=[.$J99]&gt;=SUM([.$C99:.$H99])*9" office:value-type="boolean" office:boolean-value="true" calcext:value-type="boolean">
            <text:p>TRUE</text:p>
          </table:table-cell>
          <table:table-cell table:formula="of:=[.$I99]&gt;[.$A99]*[.$B9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formula="of:=SUMPRODUCT([.$C$1:.$H$1];[.$C100:.$H100])" office:value-type="float" office:value="1278" calcext:value-type="float">
            <text:p>1278</text:p>
          </table:table-cell>
          <table:table-cell table:formula="of:=ROUNDDOWN([.$A100]/3)*3*ROUNDDOWN([.$B100]/3)*3" office:value-type="float" office:value="1764" calcext:value-type="float">
            <text:p>1764</text:p>
          </table:table-cell>
          <table:table-cell table:formula="of:=[.$J100]&gt;=SUM([.$C100:.$H100])*9" office:value-type="boolean" office:boolean-value="true" calcext:value-type="boolean">
            <text:p>TRUE</text:p>
          </table:table-cell>
          <table:table-cell table:formula="of:=[.$I100]&gt;[.$A100]*[.$B10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table:formula="of:=SUMPRODUCT([.$C$1:.$H$1];[.$C101:.$H101])" office:value-type="float" office:value="1863" calcext:value-type="float">
            <text:p>1863</text:p>
          </table:table-cell>
          <table:table-cell table:formula="of:=ROUNDDOWN([.$A101]/3)*3*ROUNDDOWN([.$B101]/3)*3" office:value-type="float" office:value="1728" calcext:value-type="float">
            <text:p>1728</text:p>
          </table:table-cell>
          <table:table-cell table:formula="of:=[.$J101]&gt;=SUM([.$C101:.$H101])*9" office:value-type="boolean" office:boolean-value="false" calcext:value-type="boolean">
            <text:p>FALSE</text:p>
          </table:table-cell>
          <table:table-cell table:formula="of:=[.$I101]&gt;[.$A101]*[.$B10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SUMPRODUCT([.$C$1:.$H$1];[.$C102:.$H102])" office:value-type="float" office:value="1270" calcext:value-type="float">
            <text:p>1270</text:p>
          </table:table-cell>
          <table:table-cell table:formula="of:=ROUNDDOWN([.$A102]/3)*3*ROUNDDOWN([.$B102]/3)*3" office:value-type="float" office:value="1764" calcext:value-type="float">
            <text:p>1764</text:p>
          </table:table-cell>
          <table:table-cell table:formula="of:=[.$J102]&gt;=SUM([.$C102:.$H102])*9" office:value-type="boolean" office:boolean-value="true" calcext:value-type="boolean">
            <text:p>TRUE</text:p>
          </table:table-cell>
          <table:table-cell table:formula="of:=[.$I102]&gt;[.$A102]*[.$B10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table:formula="of:=SUMPRODUCT([.$C$1:.$H$1];[.$C103:.$H103])" office:value-type="float" office:value="1568" calcext:value-type="float">
            <text:p>1568</text:p>
          </table:table-cell>
          <table:table-cell table:formula="of:=ROUNDDOWN([.$A103]/3)*3*ROUNDDOWN([.$B103]/3)*3" office:value-type="float" office:value="2160" calcext:value-type="float">
            <text:p>2160</text:p>
          </table:table-cell>
          <table:table-cell table:formula="of:=[.$J103]&gt;=SUM([.$C103:.$H103])*9" office:value-type="boolean" office:boolean-value="true" calcext:value-type="boolean">
            <text:p>TRUE</text:p>
          </table:table-cell>
          <table:table-cell table:formula="of:=[.$I103]&gt;[.$A103]*[.$B10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table:formula="of:=SUMPRODUCT([.$C$1:.$H$1];[.$C104:.$H104])" office:value-type="float" office:value="2355" calcext:value-type="float">
            <text:p>2355</text:p>
          </table:table-cell>
          <table:table-cell table:formula="of:=ROUNDDOWN([.$A104]/3)*3*ROUNDDOWN([.$B104]/3)*3" office:value-type="float" office:value="2304" calcext:value-type="float">
            <text:p>2304</text:p>
          </table:table-cell>
          <table:table-cell table:formula="of:=[.$J104]&gt;=SUM([.$C104:.$H104])*9" office:value-type="boolean" office:boolean-value="false" calcext:value-type="boolean">
            <text:p>FALSE</text:p>
          </table:table-cell>
          <table:table-cell table:formula="of:=[.$I104]&gt;[.$A104]*[.$B10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SUMPRODUCT([.$C$1:.$H$1];[.$C105:.$H105])" office:value-type="float" office:value="1894" calcext:value-type="float">
            <text:p>1894</text:p>
          </table:table-cell>
          <table:table-cell table:formula="of:=ROUNDDOWN([.$A105]/3)*3*ROUNDDOWN([.$B105]/3)*3" office:value-type="float" office:value="1764" calcext:value-type="float">
            <text:p>1764</text:p>
          </table:table-cell>
          <table:table-cell table:formula="of:=[.$J105]&gt;=SUM([.$C105:.$H105])*9" office:value-type="boolean" office:boolean-value="false" calcext:value-type="boolean">
            <text:p>FALSE</text:p>
          </table:table-cell>
          <table:table-cell table:formula="of:=[.$I105]&gt;[.$A105]*[.$B10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formula="of:=SUMPRODUCT([.$C$1:.$H$1];[.$C106:.$H106])" office:value-type="float" office:value="1807" calcext:value-type="float">
            <text:p>1807</text:p>
          </table:table-cell>
          <table:table-cell table:formula="of:=ROUNDDOWN([.$A106]/3)*3*ROUNDDOWN([.$B106]/3)*3" office:value-type="float" office:value="1638" calcext:value-type="float">
            <text:p>1638</text:p>
          </table:table-cell>
          <table:table-cell table:formula="of:=[.$J106]&gt;=SUM([.$C106:.$H106])*9" office:value-type="boolean" office:boolean-value="false" calcext:value-type="boolean">
            <text:p>FALSE</text:p>
          </table:table-cell>
          <table:table-cell table:formula="of:=[.$I106]&gt;[.$A106]*[.$B10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table:formula="of:=SUMPRODUCT([.$C$1:.$H$1];[.$C107:.$H107])" office:value-type="float" office:value="2161" calcext:value-type="float">
            <text:p>2161</text:p>
          </table:table-cell>
          <table:table-cell table:formula="of:=ROUNDDOWN([.$A107]/3)*3*ROUNDDOWN([.$B107]/3)*3" office:value-type="float" office:value="2160" calcext:value-type="float">
            <text:p>2160</text:p>
          </table:table-cell>
          <table:table-cell table:formula="of:=[.$J107]&gt;=SUM([.$C107:.$H107])*9" office:value-type="boolean" office:boolean-value="false" calcext:value-type="boolean">
            <text:p>FALSE</text:p>
          </table:table-cell>
          <table:table-cell table:formula="of:=[.$I107]&gt;[.$A107]*[.$B10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formula="of:=SUMPRODUCT([.$C$1:.$H$1];[.$C108:.$H108])" office:value-type="float" office:value="1157" calcext:value-type="float">
            <text:p>1157</text:p>
          </table:table-cell>
          <table:table-cell table:formula="of:=ROUNDDOWN([.$A108]/3)*3*ROUNDDOWN([.$B108]/3)*3" office:value-type="float" office:value="1620" calcext:value-type="float">
            <text:p>1620</text:p>
          </table:table-cell>
          <table:table-cell table:formula="of:=[.$J108]&gt;=SUM([.$C108:.$H108])*9" office:value-type="boolean" office:boolean-value="true" calcext:value-type="boolean">
            <text:p>TRUE</text:p>
          </table:table-cell>
          <table:table-cell table:formula="of:=[.$I108]&gt;[.$A108]*[.$B10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formula="of:=SUMPRODUCT([.$C$1:.$H$1];[.$C109:.$H109])" office:value-type="float" office:value="1679" calcext:value-type="float">
            <text:p>1679</text:p>
          </table:table-cell>
          <table:table-cell table:formula="of:=ROUNDDOWN([.$A109]/3)*3*ROUNDDOWN([.$B109]/3)*3" office:value-type="float" office:value="1638" calcext:value-type="float">
            <text:p>1638</text:p>
          </table:table-cell>
          <table:table-cell table:formula="of:=[.$J109]&gt;=SUM([.$C109:.$H109])*9" office:value-type="boolean" office:boolean-value="false" calcext:value-type="boolean">
            <text:p>FALSE</text:p>
          </table:table-cell>
          <table:table-cell table:formula="of:=[.$I109]&gt;[.$A109]*[.$B10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SUMPRODUCT([.$C$1:.$H$1];[.$C110:.$H110])" office:value-type="float" office:value="1185" calcext:value-type="float">
            <text:p>1185</text:p>
          </table:table-cell>
          <table:table-cell table:formula="of:=ROUNDDOWN([.$A110]/3)*3*ROUNDDOWN([.$B110]/3)*3" office:value-type="float" office:value="1638" calcext:value-type="float">
            <text:p>1638</text:p>
          </table:table-cell>
          <table:table-cell table:formula="of:=[.$J110]&gt;=SUM([.$C110:.$H110])*9" office:value-type="boolean" office:boolean-value="true" calcext:value-type="boolean">
            <text:p>TRUE</text:p>
          </table:table-cell>
          <table:table-cell table:formula="of:=[.$I110]&gt;[.$A110]*[.$B11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SUMPRODUCT([.$C$1:.$H$1];[.$C111:.$H111])" office:value-type="float" office:value="1138" calcext:value-type="float">
            <text:p>1138</text:p>
          </table:table-cell>
          <table:table-cell table:formula="of:=ROUNDDOWN([.$A111]/3)*3*ROUNDDOWN([.$B111]/3)*3" office:value-type="float" office:value="1584" calcext:value-type="float">
            <text:p>1584</text:p>
          </table:table-cell>
          <table:table-cell table:formula="of:=[.$J111]&gt;=SUM([.$C111:.$H111])*9" office:value-type="boolean" office:boolean-value="true" calcext:value-type="boolean">
            <text:p>TRUE</text:p>
          </table:table-cell>
          <table:table-cell table:formula="of:=[.$I111]&gt;[.$A111]*[.$B11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formula="of:=SUMPRODUCT([.$C$1:.$H$1];[.$C112:.$H112])" office:value-type="float" office:value="1015" calcext:value-type="float">
            <text:p>1015</text:p>
          </table:table-cell>
          <table:table-cell table:formula="of:=ROUNDDOWN([.$A112]/3)*3*ROUNDDOWN([.$B112]/3)*3" office:value-type="float" office:value="1404" calcext:value-type="float">
            <text:p>1404</text:p>
          </table:table-cell>
          <table:table-cell table:formula="of:=[.$J112]&gt;=SUM([.$C112:.$H112])*9" office:value-type="boolean" office:boolean-value="true" calcext:value-type="boolean">
            <text:p>TRUE</text:p>
          </table:table-cell>
          <table:table-cell table:formula="of:=[.$I112]&gt;[.$A112]*[.$B11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SUMPRODUCT([.$C$1:.$H$1];[.$C113:.$H113])" office:value-type="float" office:value="1184" calcext:value-type="float">
            <text:p>1184</text:p>
          </table:table-cell>
          <table:table-cell table:formula="of:=ROUNDDOWN([.$A113]/3)*3*ROUNDDOWN([.$B113]/3)*3" office:value-type="float" office:value="1638" calcext:value-type="float">
            <text:p>1638</text:p>
          </table:table-cell>
          <table:table-cell table:formula="of:=[.$J113]&gt;=SUM([.$C113:.$H113])*9" office:value-type="boolean" office:boolean-value="true" calcext:value-type="boolean">
            <text:p>TRUE</text:p>
          </table:table-cell>
          <table:table-cell table:formula="of:=[.$I113]&gt;[.$A113]*[.$B11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SUMPRODUCT([.$C$1:.$H$1];[.$C114:.$H114])" office:value-type="float" office:value="1522" calcext:value-type="float">
            <text:p>1522</text:p>
          </table:table-cell>
          <table:table-cell table:formula="of:=ROUNDDOWN([.$A114]/3)*3*ROUNDDOWN([.$B114]/3)*3" office:value-type="float" office:value="1404" calcext:value-type="float">
            <text:p>1404</text:p>
          </table:table-cell>
          <table:table-cell table:formula="of:=[.$J114]&gt;=SUM([.$C114:.$H114])*9" office:value-type="boolean" office:boolean-value="false" calcext:value-type="boolean">
            <text:p>FALSE</text:p>
          </table:table-cell>
          <table:table-cell table:formula="of:=[.$I114]&gt;[.$A114]*[.$B11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formula="of:=SUMPRODUCT([.$C$1:.$H$1];[.$C115:.$H115])" office:value-type="float" office:value="1563" calcext:value-type="float">
            <text:p>1563</text:p>
          </table:table-cell>
          <table:table-cell table:formula="of:=ROUNDDOWN([.$A115]/3)*3*ROUNDDOWN([.$B115]/3)*3" office:value-type="float" office:value="2160" calcext:value-type="float">
            <text:p>2160</text:p>
          </table:table-cell>
          <table:table-cell table:formula="of:=[.$J115]&gt;=SUM([.$C115:.$H115])*9" office:value-type="boolean" office:boolean-value="true" calcext:value-type="boolean">
            <text:p>TRUE</text:p>
          </table:table-cell>
          <table:table-cell table:formula="of:=[.$I115]&gt;[.$A115]*[.$B11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formula="of:=SUMPRODUCT([.$C$1:.$H$1];[.$C116:.$H116])" office:value-type="float" office:value="1161" calcext:value-type="float">
            <text:p>1161</text:p>
          </table:table-cell>
          <table:table-cell table:formula="of:=ROUNDDOWN([.$A116]/3)*3*ROUNDDOWN([.$B116]/3)*3" office:value-type="float" office:value="1620" calcext:value-type="float">
            <text:p>1620</text:p>
          </table:table-cell>
          <table:table-cell table:formula="of:=[.$J116]&gt;=SUM([.$C116:.$H116])*9" office:value-type="boolean" office:boolean-value="true" calcext:value-type="boolean">
            <text:p>TRUE</text:p>
          </table:table-cell>
          <table:table-cell table:formula="of:=[.$I116]&gt;[.$A116]*[.$B11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formula="of:=SUMPRODUCT([.$C$1:.$H$1];[.$C117:.$H117])" office:value-type="float" office:value="1342" calcext:value-type="float">
            <text:p>1342</text:p>
          </table:table-cell>
          <table:table-cell table:formula="of:=ROUNDDOWN([.$A117]/3)*3*ROUNDDOWN([.$B117]/3)*3" office:value-type="float" office:value="1872" calcext:value-type="float">
            <text:p>1872</text:p>
          </table:table-cell>
          <table:table-cell table:formula="of:=[.$J117]&gt;=SUM([.$C117:.$H117])*9" office:value-type="boolean" office:boolean-value="true" calcext:value-type="boolean">
            <text:p>TRUE</text:p>
          </table:table-cell>
          <table:table-cell table:formula="of:=[.$I117]&gt;[.$A117]*[.$B11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table:formula="of:=SUMPRODUCT([.$C$1:.$H$1];[.$C118:.$H118])" office:value-type="float" office:value="1479" calcext:value-type="float">
            <text:p>1479</text:p>
          </table:table-cell>
          <table:table-cell table:formula="of:=ROUNDDOWN([.$A118]/3)*3*ROUNDDOWN([.$B118]/3)*3" office:value-type="float" office:value="1404" calcext:value-type="float">
            <text:p>1404</text:p>
          </table:table-cell>
          <table:table-cell table:formula="of:=[.$J118]&gt;=SUM([.$C118:.$H118])*9" office:value-type="boolean" office:boolean-value="false" calcext:value-type="boolean">
            <text:p>FALSE</text:p>
          </table:table-cell>
          <table:table-cell table:formula="of:=[.$I118]&gt;[.$A118]*[.$B11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formula="of:=SUMPRODUCT([.$C$1:.$H$1];[.$C119:.$H119])" office:value-type="float" office:value="1561" calcext:value-type="float">
            <text:p>1561</text:p>
          </table:table-cell>
          <table:table-cell table:formula="of:=ROUNDDOWN([.$A119]/3)*3*ROUNDDOWN([.$B119]/3)*3" office:value-type="float" office:value="1404" calcext:value-type="float">
            <text:p>1404</text:p>
          </table:table-cell>
          <table:table-cell table:formula="of:=[.$J119]&gt;=SUM([.$C119:.$H119])*9" office:value-type="boolean" office:boolean-value="false" calcext:value-type="boolean">
            <text:p>FALSE</text:p>
          </table:table-cell>
          <table:table-cell table:formula="of:=[.$I119]&gt;[.$A119]*[.$B11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table:formula="of:=SUMPRODUCT([.$C$1:.$H$1];[.$C120:.$H120])" office:value-type="float" office:value="1979" calcext:value-type="float">
            <text:p>1979</text:p>
          </table:table-cell>
          <table:table-cell table:formula="of:=ROUNDDOWN([.$A120]/3)*3*ROUNDDOWN([.$B120]/3)*3" office:value-type="float" office:value="1890" calcext:value-type="float">
            <text:p>1890</text:p>
          </table:table-cell>
          <table:table-cell table:formula="of:=[.$J120]&gt;=SUM([.$C120:.$H120])*9" office:value-type="boolean" office:boolean-value="false" calcext:value-type="boolean">
            <text:p>FALSE</text:p>
          </table:table-cell>
          <table:table-cell table:formula="of:=[.$I120]&gt;[.$A120]*[.$B12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PRODUCT([.$C$1:.$H$1];[.$C121:.$H121])" office:value-type="float" office:value="1181" calcext:value-type="float">
            <text:p>1181</text:p>
          </table:table-cell>
          <table:table-cell table:formula="of:=ROUNDDOWN([.$A121]/3)*3*ROUNDDOWN([.$B121]/3)*3" office:value-type="float" office:value="1638" calcext:value-type="float">
            <text:p>1638</text:p>
          </table:table-cell>
          <table:table-cell table:formula="of:=[.$J121]&gt;=SUM([.$C121:.$H121])*9" office:value-type="boolean" office:boolean-value="true" calcext:value-type="boolean">
            <text:p>TRUE</text:p>
          </table:table-cell>
          <table:table-cell table:formula="of:=[.$I121]&gt;[.$A121]*[.$B12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formula="of:=SUMPRODUCT([.$C$1:.$H$1];[.$C122:.$H122])" office:value-type="float" office:value="1022" calcext:value-type="float">
            <text:p>1022</text:p>
          </table:table-cell>
          <table:table-cell table:formula="of:=ROUNDDOWN([.$A122]/3)*3*ROUNDDOWN([.$B122]/3)*3" office:value-type="float" office:value="1404" calcext:value-type="float">
            <text:p>1404</text:p>
          </table:table-cell>
          <table:table-cell table:formula="of:=[.$J122]&gt;=SUM([.$C122:.$H122])*9" office:value-type="boolean" office:boolean-value="true" calcext:value-type="boolean">
            <text:p>TRUE</text:p>
          </table:table-cell>
          <table:table-cell table:formula="of:=[.$I122]&gt;[.$A122]*[.$B12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SUMPRODUCT([.$C$1:.$H$1];[.$C123:.$H123])" office:value-type="float" office:value="1130" calcext:value-type="float">
            <text:p>1130</text:p>
          </table:table-cell>
          <table:table-cell table:formula="of:=ROUNDDOWN([.$A123]/3)*3*ROUNDDOWN([.$B123]/3)*3" office:value-type="float" office:value="1584" calcext:value-type="float">
            <text:p>1584</text:p>
          </table:table-cell>
          <table:table-cell table:formula="of:=[.$J123]&gt;=SUM([.$C123:.$H123])*9" office:value-type="boolean" office:boolean-value="true" calcext:value-type="boolean">
            <text:p>TRUE</text:p>
          </table:table-cell>
          <table:table-cell table:formula="of:=[.$I123]&gt;[.$A123]*[.$B12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formula="of:=SUMPRODUCT([.$C$1:.$H$1];[.$C124:.$H124])" office:value-type="float" office:value="1260" calcext:value-type="float">
            <text:p>1260</text:p>
          </table:table-cell>
          <table:table-cell table:formula="of:=ROUNDDOWN([.$A124]/3)*3*ROUNDDOWN([.$B124]/3)*3" office:value-type="float" office:value="1764" calcext:value-type="float">
            <text:p>1764</text:p>
          </table:table-cell>
          <table:table-cell table:formula="of:=[.$J124]&gt;=SUM([.$C124:.$H124])*9" office:value-type="boolean" office:boolean-value="true" calcext:value-type="boolean">
            <text:p>TRUE</text:p>
          </table:table-cell>
          <table:table-cell table:formula="of:=[.$I124]&gt;[.$A124]*[.$B12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table:formula="of:=SUMPRODUCT([.$C$1:.$H$1];[.$C125:.$H125])" office:value-type="float" office:value="2165" calcext:value-type="float">
            <text:p>2165</text:p>
          </table:table-cell>
          <table:table-cell table:formula="of:=ROUNDDOWN([.$A125]/3)*3*ROUNDDOWN([.$B125]/3)*3" office:value-type="float" office:value="2025" calcext:value-type="float">
            <text:p>2025</text:p>
          </table:table-cell>
          <table:table-cell table:formula="of:=[.$J125]&gt;=SUM([.$C125:.$H125])*9" office:value-type="boolean" office:boolean-value="false" calcext:value-type="boolean">
            <text:p>FALSE</text:p>
          </table:table-cell>
          <table:table-cell table:formula="of:=[.$I125]&gt;[.$A125]*[.$B12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SUMPRODUCT([.$C$1:.$H$1];[.$C126:.$H126])" office:value-type="float" office:value="988" calcext:value-type="float">
            <text:p>988</text:p>
          </table:table-cell>
          <table:table-cell table:formula="of:=ROUNDDOWN([.$A126]/3)*3*ROUNDDOWN([.$B126]/3)*3" office:value-type="float" office:value="1386" calcext:value-type="float">
            <text:p>1386</text:p>
          </table:table-cell>
          <table:table-cell table:formula="of:=[.$J126]&gt;=SUM([.$C126:.$H126])*9" office:value-type="boolean" office:boolean-value="true" calcext:value-type="boolean">
            <text:p>TRUE</text:p>
          </table:table-cell>
          <table:table-cell table:formula="of:=[.$I126]&gt;[.$A126]*[.$B12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table:formula="of:=SUMPRODUCT([.$C$1:.$H$1];[.$C127:.$H127])" office:value-type="float" office:value="2069" calcext:value-type="float">
            <text:p>2069</text:p>
          </table:table-cell>
          <table:table-cell table:formula="of:=ROUNDDOWN([.$A127]/3)*3*ROUNDDOWN([.$B127]/3)*3" office:value-type="float" office:value="1890" calcext:value-type="float">
            <text:p>1890</text:p>
          </table:table-cell>
          <table:table-cell table:formula="of:=[.$J127]&gt;=SUM([.$C127:.$H127])*9" office:value-type="boolean" office:boolean-value="false" calcext:value-type="boolean">
            <text:p>FALSE</text:p>
          </table:table-cell>
          <table:table-cell table:formula="of:=[.$I127]&gt;[.$A127]*[.$B12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formula="of:=SUMPRODUCT([.$C$1:.$H$1];[.$C128:.$H128])" office:value-type="float" office:value="1471" calcext:value-type="float">
            <text:p>1471</text:p>
          </table:table-cell>
          <table:table-cell table:formula="of:=ROUNDDOWN([.$A128]/3)*3*ROUNDDOWN([.$B128]/3)*3" office:value-type="float" office:value="2025" calcext:value-type="float">
            <text:p>2025</text:p>
          </table:table-cell>
          <table:table-cell table:formula="of:=[.$J128]&gt;=SUM([.$C128:.$H128])*9" office:value-type="boolean" office:boolean-value="true" calcext:value-type="boolean">
            <text:p>TRUE</text:p>
          </table:table-cell>
          <table:table-cell table:formula="of:=[.$I128]&gt;[.$A128]*[.$B12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table:formula="of:=SUMPRODUCT([.$C$1:.$H$1];[.$C129:.$H129])" office:value-type="float" office:value="1359" calcext:value-type="float">
            <text:p>1359</text:p>
          </table:table-cell>
          <table:table-cell table:formula="of:=ROUNDDOWN([.$A129]/3)*3*ROUNDDOWN([.$B129]/3)*3" office:value-type="float" office:value="1872" calcext:value-type="float">
            <text:p>1872</text:p>
          </table:table-cell>
          <table:table-cell table:formula="of:=[.$J129]&gt;=SUM([.$C129:.$H129])*9" office:value-type="boolean" office:boolean-value="true" calcext:value-type="boolean">
            <text:p>TRUE</text:p>
          </table:table-cell>
          <table:table-cell table:formula="of:=[.$I129]&gt;[.$A129]*[.$B12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formula="of:=SUMPRODUCT([.$C$1:.$H$1];[.$C130:.$H130])" office:value-type="float" office:value="1358" calcext:value-type="float">
            <text:p>1358</text:p>
          </table:table-cell>
          <table:table-cell table:formula="of:=ROUNDDOWN([.$A130]/3)*3*ROUNDDOWN([.$B130]/3)*3" office:value-type="float" office:value="1872" calcext:value-type="float">
            <text:p>1872</text:p>
          </table:table-cell>
          <table:table-cell table:formula="of:=[.$J130]&gt;=SUM([.$C130:.$H130])*9" office:value-type="boolean" office:boolean-value="true" calcext:value-type="boolean">
            <text:p>TRUE</text:p>
          </table:table-cell>
          <table:table-cell table:formula="of:=[.$I130]&gt;[.$A130]*[.$B13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formula="of:=SUMPRODUCT([.$C$1:.$H$1];[.$C131:.$H131])" office:value-type="float" office:value="1271" calcext:value-type="float">
            <text:p>1271</text:p>
          </table:table-cell>
          <table:table-cell table:formula="of:=ROUNDDOWN([.$A131]/3)*3*ROUNDDOWN([.$B131]/3)*3" office:value-type="float" office:value="1755" calcext:value-type="float">
            <text:p>1755</text:p>
          </table:table-cell>
          <table:table-cell table:formula="of:=[.$J131]&gt;=SUM([.$C131:.$H131])*9" office:value-type="boolean" office:boolean-value="true" calcext:value-type="boolean">
            <text:p>TRUE</text:p>
          </table:table-cell>
          <table:table-cell table:formula="of:=[.$I131]&gt;[.$A131]*[.$B13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SUMPRODUCT([.$C$1:.$H$1];[.$C132:.$H132])" office:value-type="float" office:value="1796" calcext:value-type="float">
            <text:p>1796</text:p>
          </table:table-cell>
          <table:table-cell table:formula="of:=ROUNDDOWN([.$A132]/3)*3*ROUNDDOWN([.$B132]/3)*3" office:value-type="float" office:value="1755" calcext:value-type="float">
            <text:p>1755</text:p>
          </table:table-cell>
          <table:table-cell table:formula="of:=[.$J132]&gt;=SUM([.$C132:.$H132])*9" office:value-type="boolean" office:boolean-value="false" calcext:value-type="boolean">
            <text:p>FALSE</text:p>
          </table:table-cell>
          <table:table-cell table:formula="of:=[.$I132]&gt;[.$A132]*[.$B13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formula="of:=SUMPRODUCT([.$C$1:.$H$1];[.$C133:.$H133])" office:value-type="float" office:value="1630" calcext:value-type="float">
            <text:p>1630</text:p>
          </table:table-cell>
          <table:table-cell table:formula="of:=ROUNDDOWN([.$A133]/3)*3*ROUNDDOWN([.$B133]/3)*3" office:value-type="float" office:value="1512" calcext:value-type="float">
            <text:p>1512</text:p>
          </table:table-cell>
          <table:table-cell table:formula="of:=[.$J133]&gt;=SUM([.$C133:.$H133])*9" office:value-type="boolean" office:boolean-value="false" calcext:value-type="boolean">
            <text:p>FALSE</text:p>
          </table:table-cell>
          <table:table-cell table:formula="of:=[.$I133]&gt;[.$A133]*[.$B13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formula="of:=SUMPRODUCT([.$C$1:.$H$1];[.$C134:.$H134])" office:value-type="float" office:value="2019" calcext:value-type="float">
            <text:p>2019</text:p>
          </table:table-cell>
          <table:table-cell table:formula="of:=ROUNDDOWN([.$A134]/3)*3*ROUNDDOWN([.$B134]/3)*3" office:value-type="float" office:value="2016" calcext:value-type="float">
            <text:p>2016</text:p>
          </table:table-cell>
          <table:table-cell table:formula="of:=[.$J134]&gt;=SUM([.$C134:.$H134])*9" office:value-type="boolean" office:boolean-value="false" calcext:value-type="boolean">
            <text:p>FALSE</text:p>
          </table:table-cell>
          <table:table-cell table:formula="of:=[.$I134]&gt;[.$A134]*[.$B13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SUMPRODUCT([.$C$1:.$H$1];[.$C135:.$H135])" office:value-type="float" office:value="1133" calcext:value-type="float">
            <text:p>1133</text:p>
          </table:table-cell>
          <table:table-cell table:formula="of:=ROUNDDOWN([.$A135]/3)*3*ROUNDDOWN([.$B135]/3)*3" office:value-type="float" office:value="1620" calcext:value-type="float">
            <text:p>1620</text:p>
          </table:table-cell>
          <table:table-cell table:formula="of:=[.$J135]&gt;=SUM([.$C135:.$H135])*9" office:value-type="boolean" office:boolean-value="true" calcext:value-type="boolean">
            <text:p>TRUE</text:p>
          </table:table-cell>
          <table:table-cell table:formula="of:=[.$I135]&gt;[.$A135]*[.$B13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formula="of:=SUMPRODUCT([.$C$1:.$H$1];[.$C136:.$H136])" office:value-type="float" office:value="1368" calcext:value-type="float">
            <text:p>1368</text:p>
          </table:table-cell>
          <table:table-cell table:formula="of:=ROUNDDOWN([.$A136]/3)*3*ROUNDDOWN([.$B136]/3)*3" office:value-type="float" office:value="1287" calcext:value-type="float">
            <text:p>1287</text:p>
          </table:table-cell>
          <table:table-cell table:formula="of:=[.$J136]&gt;=SUM([.$C136:.$H136])*9" office:value-type="boolean" office:boolean-value="false" calcext:value-type="boolean">
            <text:p>FALSE</text:p>
          </table:table-cell>
          <table:table-cell table:formula="of:=[.$I136]&gt;[.$A136]*[.$B13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formula="of:=SUMPRODUCT([.$C$1:.$H$1];[.$C137:.$H137])" office:value-type="float" office:value="1251" calcext:value-type="float">
            <text:p>1251</text:p>
          </table:table-cell>
          <table:table-cell table:formula="of:=ROUNDDOWN([.$A137]/3)*3*ROUNDDOWN([.$B137]/3)*3" office:value-type="float" office:value="1755" calcext:value-type="float">
            <text:p>1755</text:p>
          </table:table-cell>
          <table:table-cell table:formula="of:=[.$J137]&gt;=SUM([.$C137:.$H137])*9" office:value-type="boolean" office:boolean-value="true" calcext:value-type="boolean">
            <text:p>TRUE</text:p>
          </table:table-cell>
          <table:table-cell table:formula="of:=[.$I137]&gt;[.$A137]*[.$B13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SUMPRODUCT([.$C$1:.$H$1];[.$C138:.$H138])" office:value-type="float" office:value="1087" calcext:value-type="float">
            <text:p>1087</text:p>
          </table:table-cell>
          <table:table-cell table:formula="of:=ROUNDDOWN([.$A138]/3)*3*ROUNDDOWN([.$B138]/3)*3" office:value-type="float" office:value="1512" calcext:value-type="float">
            <text:p>1512</text:p>
          </table:table-cell>
          <table:table-cell table:formula="of:=[.$J138]&gt;=SUM([.$C138:.$H138])*9" office:value-type="boolean" office:boolean-value="true" calcext:value-type="boolean">
            <text:p>TRUE</text:p>
          </table:table-cell>
          <table:table-cell table:formula="of:=[.$I138]&gt;[.$A138]*[.$B13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formula="of:=SUMPRODUCT([.$C$1:.$H$1];[.$C139:.$H139])" office:value-type="float" office:value="1656" calcext:value-type="float">
            <text:p>1656</text:p>
          </table:table-cell>
          <table:table-cell table:formula="of:=ROUNDDOWN([.$A139]/3)*3*ROUNDDOWN([.$B139]/3)*3" office:value-type="float" office:value="2304" calcext:value-type="float">
            <text:p>2304</text:p>
          </table:table-cell>
          <table:table-cell table:formula="of:=[.$J139]&gt;=SUM([.$C139:.$H139])*9" office:value-type="boolean" office:boolean-value="true" calcext:value-type="boolean">
            <text:p>TRUE</text:p>
          </table:table-cell>
          <table:table-cell table:formula="of:=[.$I139]&gt;[.$A139]*[.$B13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formula="of:=SUMPRODUCT([.$C$1:.$H$1];[.$C140:.$H140])" office:value-type="float" office:value="1889" calcext:value-type="float">
            <text:p>1889</text:p>
          </table:table-cell>
          <table:table-cell table:formula="of:=ROUNDDOWN([.$A140]/3)*3*ROUNDDOWN([.$B140]/3)*3" office:value-type="float" office:value="1755" calcext:value-type="float">
            <text:p>1755</text:p>
          </table:table-cell>
          <table:table-cell table:formula="of:=[.$J140]&gt;=SUM([.$C140:.$H140])*9" office:value-type="boolean" office:boolean-value="false" calcext:value-type="boolean">
            <text:p>FALSE</text:p>
          </table:table-cell>
          <table:table-cell table:formula="of:=[.$I140]&gt;[.$A140]*[.$B14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formula="of:=SUMPRODUCT([.$C$1:.$H$1];[.$C141:.$H141])" office:value-type="float" office:value="1351" calcext:value-type="float">
            <text:p>1351</text:p>
          </table:table-cell>
          <table:table-cell table:formula="of:=ROUNDDOWN([.$A141]/3)*3*ROUNDDOWN([.$B141]/3)*3" office:value-type="float" office:value="1890" calcext:value-type="float">
            <text:p>1890</text:p>
          </table:table-cell>
          <table:table-cell table:formula="of:=[.$J141]&gt;=SUM([.$C141:.$H141])*9" office:value-type="boolean" office:boolean-value="true" calcext:value-type="boolean">
            <text:p>TRUE</text:p>
          </table:table-cell>
          <table:table-cell table:formula="of:=[.$I141]&gt;[.$A141]*[.$B14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formula="of:=SUMPRODUCT([.$C$1:.$H$1];[.$C142:.$H142])" office:value-type="float" office:value="999" calcext:value-type="float">
            <text:p>999</text:p>
          </table:table-cell>
          <table:table-cell table:formula="of:=ROUNDDOWN([.$A142]/3)*3*ROUNDDOWN([.$B142]/3)*3" office:value-type="float" office:value="1404" calcext:value-type="float">
            <text:p>1404</text:p>
          </table:table-cell>
          <table:table-cell table:formula="of:=[.$J142]&gt;=SUM([.$C142:.$H142])*9" office:value-type="boolean" office:boolean-value="true" calcext:value-type="boolean">
            <text:p>TRUE</text:p>
          </table:table-cell>
          <table:table-cell table:formula="of:=[.$I142]&gt;[.$A142]*[.$B14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formula="of:=SUMPRODUCT([.$C$1:.$H$1];[.$C143:.$H143])" office:value-type="float" office:value="2114" calcext:value-type="float">
            <text:p>2114</text:p>
          </table:table-cell>
          <table:table-cell table:formula="of:=ROUNDDOWN([.$A143]/3)*3*ROUNDDOWN([.$B143]/3)*3" office:value-type="float" office:value="2016" calcext:value-type="float">
            <text:p>2016</text:p>
          </table:table-cell>
          <table:table-cell table:formula="of:=[.$J143]&gt;=SUM([.$C143:.$H143])*9" office:value-type="boolean" office:boolean-value="false" calcext:value-type="boolean">
            <text:p>FALSE</text:p>
          </table:table-cell>
          <table:table-cell table:formula="of:=[.$I143]&gt;[.$A143]*[.$B14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formula="of:=SUMPRODUCT([.$C$1:.$H$1];[.$C144:.$H144])" office:value-type="float" office:value="1564" calcext:value-type="float">
            <text:p>1564</text:p>
          </table:table-cell>
          <table:table-cell table:formula="of:=ROUNDDOWN([.$A144]/3)*3*ROUNDDOWN([.$B144]/3)*3" office:value-type="float" office:value="2160" calcext:value-type="float">
            <text:p>2160</text:p>
          </table:table-cell>
          <table:table-cell table:formula="of:=[.$J144]&gt;=SUM([.$C144:.$H144])*9" office:value-type="boolean" office:boolean-value="true" calcext:value-type="boolean">
            <text:p>TRUE</text:p>
          </table:table-cell>
          <table:table-cell table:formula="of:=[.$I144]&gt;[.$A144]*[.$B14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formula="of:=SUMPRODUCT([.$C$1:.$H$1];[.$C145:.$H145])" office:value-type="float" office:value="1557" calcext:value-type="float">
            <text:p>1557</text:p>
          </table:table-cell>
          <table:table-cell table:formula="of:=ROUNDDOWN([.$A145]/3)*3*ROUNDDOWN([.$B145]/3)*3" office:value-type="float" office:value="2160" calcext:value-type="float">
            <text:p>2160</text:p>
          </table:table-cell>
          <table:table-cell table:formula="of:=[.$J145]&gt;=SUM([.$C145:.$H145])*9" office:value-type="boolean" office:boolean-value="true" calcext:value-type="boolean">
            <text:p>TRUE</text:p>
          </table:table-cell>
          <table:table-cell table:formula="of:=[.$I145]&gt;[.$A145]*[.$B14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formula="of:=SUMPRODUCT([.$C$1:.$H$1];[.$C146:.$H146])" office:value-type="float" office:value="1851" calcext:value-type="float">
            <text:p>1851</text:p>
          </table:table-cell>
          <table:table-cell table:formula="of:=ROUNDDOWN([.$A146]/3)*3*ROUNDDOWN([.$B146]/3)*3" office:value-type="float" office:value="1764" calcext:value-type="float">
            <text:p>1764</text:p>
          </table:table-cell>
          <table:table-cell table:formula="of:=[.$J146]&gt;=SUM([.$C146:.$H146])*9" office:value-type="boolean" office:boolean-value="false" calcext:value-type="boolean">
            <text:p>FALSE</text:p>
          </table:table-cell>
          <table:table-cell table:formula="of:=[.$I146]&gt;[.$A146]*[.$B14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formula="of:=SUMPRODUCT([.$C$1:.$H$1];[.$C147:.$H147])" office:value-type="float" office:value="1077" calcext:value-type="float">
            <text:p>1077</text:p>
          </table:table-cell>
          <table:table-cell table:formula="of:=ROUNDDOWN([.$A147]/3)*3*ROUNDDOWN([.$B147]/3)*3" office:value-type="float" office:value="1485" calcext:value-type="float">
            <text:p>1485</text:p>
          </table:table-cell>
          <table:table-cell table:formula="of:=[.$J147]&gt;=SUM([.$C147:.$H147])*9" office:value-type="boolean" office:boolean-value="true" calcext:value-type="boolean">
            <text:p>TRUE</text:p>
          </table:table-cell>
          <table:table-cell table:formula="of:=[.$I147]&gt;[.$A147]*[.$B14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formula="of:=SUMPRODUCT([.$C$1:.$H$1];[.$C148:.$H148])" office:value-type="float" office:value="2257" calcext:value-type="float">
            <text:p>2257</text:p>
          </table:table-cell>
          <table:table-cell table:formula="of:=ROUNDDOWN([.$A148]/3)*3*ROUNDDOWN([.$B148]/3)*3" office:value-type="float" office:value="2160" calcext:value-type="float">
            <text:p>2160</text:p>
          </table:table-cell>
          <table:table-cell table:formula="of:=[.$J148]&gt;=SUM([.$C148:.$H148])*9" office:value-type="boolean" office:boolean-value="false" calcext:value-type="boolean">
            <text:p>FALSE</text:p>
          </table:table-cell>
          <table:table-cell table:formula="of:=[.$I148]&gt;[.$A148]*[.$B14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formula="of:=SUMPRODUCT([.$C$1:.$H$1];[.$C149:.$H149])" office:value-type="float" office:value="1342" calcext:value-type="float">
            <text:p>1342</text:p>
          </table:table-cell>
          <table:table-cell table:formula="of:=ROUNDDOWN([.$A149]/3)*3*ROUNDDOWN([.$B149]/3)*3" office:value-type="float" office:value="1872" calcext:value-type="float">
            <text:p>1872</text:p>
          </table:table-cell>
          <table:table-cell table:formula="of:=[.$J149]&gt;=SUM([.$C149:.$H149])*9" office:value-type="boolean" office:boolean-value="true" calcext:value-type="boolean">
            <text:p>TRUE</text:p>
          </table:table-cell>
          <table:table-cell table:formula="of:=[.$I149]&gt;[.$A149]*[.$B14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table:formula="of:=SUMPRODUCT([.$C$1:.$H$1];[.$C150:.$H150])" office:value-type="float" office:value="1612" calcext:value-type="float">
            <text:p>1612</text:p>
          </table:table-cell>
          <table:table-cell table:formula="of:=ROUNDDOWN([.$A150]/3)*3*ROUNDDOWN([.$B150]/3)*3" office:value-type="float" office:value="1485" calcext:value-type="float">
            <text:p>1485</text:p>
          </table:table-cell>
          <table:table-cell table:formula="of:=[.$J150]&gt;=SUM([.$C150:.$H150])*9" office:value-type="boolean" office:boolean-value="false" calcext:value-type="boolean">
            <text:p>FALSE</text:p>
          </table:table-cell>
          <table:table-cell table:formula="of:=[.$I150]&gt;[.$A150]*[.$B15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SUMPRODUCT([.$C$1:.$H$1];[.$C151:.$H151])" office:value-type="float" office:value="1090" calcext:value-type="float">
            <text:p>1090</text:p>
          </table:table-cell>
          <table:table-cell table:formula="of:=ROUNDDOWN([.$A151]/3)*3*ROUNDDOWN([.$B151]/3)*3" office:value-type="float" office:value="1512" calcext:value-type="float">
            <text:p>1512</text:p>
          </table:table-cell>
          <table:table-cell table:formula="of:=[.$J151]&gt;=SUM([.$C151:.$H151])*9" office:value-type="boolean" office:boolean-value="true" calcext:value-type="boolean">
            <text:p>TRUE</text:p>
          </table:table-cell>
          <table:table-cell table:formula="of:=[.$I151]&gt;[.$A151]*[.$B15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SUMPRODUCT([.$C$1:.$H$1];[.$C152:.$H152])" office:value-type="float" office:value="1150" calcext:value-type="float">
            <text:p>1150</text:p>
          </table:table-cell>
          <table:table-cell table:formula="of:=ROUNDDOWN([.$A152]/3)*3*ROUNDDOWN([.$B152]/3)*3" office:value-type="float" office:value="1584" calcext:value-type="float">
            <text:p>1584</text:p>
          </table:table-cell>
          <table:table-cell table:formula="of:=[.$J152]&gt;=SUM([.$C152:.$H152])*9" office:value-type="boolean" office:boolean-value="true" calcext:value-type="boolean">
            <text:p>TRUE</text:p>
          </table:table-cell>
          <table:table-cell table:formula="of:=[.$I152]&gt;[.$A152]*[.$B15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SUMPRODUCT([.$C$1:.$H$1];[.$C153:.$H153])" office:value-type="float" office:value="1445" calcext:value-type="float">
            <text:p>1445</text:p>
          </table:table-cell>
          <table:table-cell table:formula="of:=ROUNDDOWN([.$A153]/3)*3*ROUNDDOWN([.$B153]/3)*3" office:value-type="float" office:value="2016" calcext:value-type="float">
            <text:p>2016</text:p>
          </table:table-cell>
          <table:table-cell table:formula="of:=[.$J153]&gt;=SUM([.$C153:.$H153])*9" office:value-type="boolean" office:boolean-value="true" calcext:value-type="boolean">
            <text:p>TRUE</text:p>
          </table:table-cell>
          <table:table-cell table:formula="of:=[.$I153]&gt;[.$A153]*[.$B15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formula="of:=SUMPRODUCT([.$C$1:.$H$1];[.$C154:.$H154])" office:value-type="float" office:value="1559" calcext:value-type="float">
            <text:p>1559</text:p>
          </table:table-cell>
          <table:table-cell table:formula="of:=ROUNDDOWN([.$A154]/3)*3*ROUNDDOWN([.$B154]/3)*3" office:value-type="float" office:value="1404" calcext:value-type="float">
            <text:p>1404</text:p>
          </table:table-cell>
          <table:table-cell table:formula="of:=[.$J154]&gt;=SUM([.$C154:.$H154])*9" office:value-type="boolean" office:boolean-value="false" calcext:value-type="boolean">
            <text:p>FALSE</text:p>
          </table:table-cell>
          <table:table-cell table:formula="of:=[.$I154]&gt;[.$A154]*[.$B15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formula="of:=SUMPRODUCT([.$C$1:.$H$1];[.$C155:.$H155])" office:value-type="float" office:value="1874" calcext:value-type="float">
            <text:p>1874</text:p>
          </table:table-cell>
          <table:table-cell table:formula="of:=ROUNDDOWN([.$A155]/3)*3*ROUNDDOWN([.$B155]/3)*3" office:value-type="float" office:value="1872" calcext:value-type="float">
            <text:p>1872</text:p>
          </table:table-cell>
          <table:table-cell table:formula="of:=[.$J155]&gt;=SUM([.$C155:.$H155])*9" office:value-type="boolean" office:boolean-value="false" calcext:value-type="boolean">
            <text:p>FALSE</text:p>
          </table:table-cell>
          <table:table-cell table:formula="of:=[.$I155]&gt;[.$A155]*[.$B15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SUMPRODUCT([.$C$1:.$H$1];[.$C156:.$H156])" office:value-type="float" office:value="1154" calcext:value-type="float">
            <text:p>1154</text:p>
          </table:table-cell>
          <table:table-cell table:formula="of:=ROUNDDOWN([.$A156]/3)*3*ROUNDDOWN([.$B156]/3)*3" office:value-type="float" office:value="1584" calcext:value-type="float">
            <text:p>1584</text:p>
          </table:table-cell>
          <table:table-cell table:formula="of:=[.$J156]&gt;=SUM([.$C156:.$H156])*9" office:value-type="boolean" office:boolean-value="true" calcext:value-type="boolean">
            <text:p>TRUE</text:p>
          </table:table-cell>
          <table:table-cell table:formula="of:=[.$I156]&gt;[.$A156]*[.$B15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SUMPRODUCT([.$C$1:.$H$1];[.$C157:.$H157])" office:value-type="float" office:value="1260" calcext:value-type="float">
            <text:p>1260</text:p>
          </table:table-cell>
          <table:table-cell table:formula="of:=ROUNDDOWN([.$A157]/3)*3*ROUNDDOWN([.$B157]/3)*3" office:value-type="float" office:value="1755" calcext:value-type="float">
            <text:p>1755</text:p>
          </table:table-cell>
          <table:table-cell table:formula="of:=[.$J157]&gt;=SUM([.$C157:.$H157])*9" office:value-type="boolean" office:boolean-value="true" calcext:value-type="boolean">
            <text:p>TRUE</text:p>
          </table:table-cell>
          <table:table-cell table:formula="of:=[.$I157]&gt;[.$A157]*[.$B15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SUMPRODUCT([.$C$1:.$H$1];[.$C158:.$H158])" office:value-type="float" office:value="1069" calcext:value-type="float">
            <text:p>1069</text:p>
          </table:table-cell>
          <table:table-cell table:formula="of:=ROUNDDOWN([.$A158]/3)*3*ROUNDDOWN([.$B158]/3)*3" office:value-type="float" office:value="1512" calcext:value-type="float">
            <text:p>1512</text:p>
          </table:table-cell>
          <table:table-cell table:formula="of:=[.$J158]&gt;=SUM([.$C158:.$H158])*9" office:value-type="boolean" office:boolean-value="true" calcext:value-type="boolean">
            <text:p>TRUE</text:p>
          </table:table-cell>
          <table:table-cell table:formula="of:=[.$I158]&gt;[.$A158]*[.$B15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formula="of:=SUMPRODUCT([.$C$1:.$H$1];[.$C159:.$H159])" office:value-type="float" office:value="1266" calcext:value-type="float">
            <text:p>1266</text:p>
          </table:table-cell>
          <table:table-cell table:formula="of:=ROUNDDOWN([.$A159]/3)*3*ROUNDDOWN([.$B159]/3)*3" office:value-type="float" office:value="1755" calcext:value-type="float">
            <text:p>1755</text:p>
          </table:table-cell>
          <table:table-cell table:formula="of:=[.$J159]&gt;=SUM([.$C159:.$H159])*9" office:value-type="boolean" office:boolean-value="true" calcext:value-type="boolean">
            <text:p>TRUE</text:p>
          </table:table-cell>
          <table:table-cell table:formula="of:=[.$I159]&gt;[.$A159]*[.$B15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formula="of:=SUMPRODUCT([.$C$1:.$H$1];[.$C160:.$H160])" office:value-type="float" office:value="1298" calcext:value-type="float">
            <text:p>1298</text:p>
          </table:table-cell>
          <table:table-cell table:formula="of:=ROUNDDOWN([.$A160]/3)*3*ROUNDDOWN([.$B160]/3)*3" office:value-type="float" office:value="1296" calcext:value-type="float">
            <text:p>1296</text:p>
          </table:table-cell>
          <table:table-cell table:formula="of:=[.$J160]&gt;=SUM([.$C160:.$H160])*9" office:value-type="boolean" office:boolean-value="false" calcext:value-type="boolean">
            <text:p>FALSE</text:p>
          </table:table-cell>
          <table:table-cell table:formula="of:=[.$I160]&gt;[.$A160]*[.$B16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formula="of:=SUMPRODUCT([.$C$1:.$H$1];[.$C161:.$H161])" office:value-type="float" office:value="1523" calcext:value-type="float">
            <text:p>1523</text:p>
          </table:table-cell>
          <table:table-cell table:formula="of:=ROUNDDOWN([.$A161]/3)*3*ROUNDDOWN([.$B161]/3)*3" office:value-type="float" office:value="1521" calcext:value-type="float">
            <text:p>1521</text:p>
          </table:table-cell>
          <table:table-cell table:formula="of:=[.$J161]&gt;=SUM([.$C161:.$H161])*9" office:value-type="boolean" office:boolean-value="false" calcext:value-type="boolean">
            <text:p>FALSE</text:p>
          </table:table-cell>
          <table:table-cell table:formula="of:=[.$I161]&gt;[.$A161]*[.$B16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SUMPRODUCT([.$C$1:.$H$1];[.$C162:.$H162])" office:value-type="float" office:value="918" calcext:value-type="float">
            <text:p>918</text:p>
          </table:table-cell>
          <table:table-cell table:formula="of:=ROUNDDOWN([.$A162]/3)*3*ROUNDDOWN([.$B162]/3)*3" office:value-type="float" office:value="1287" calcext:value-type="float">
            <text:p>1287</text:p>
          </table:table-cell>
          <table:table-cell table:formula="of:=[.$J162]&gt;=SUM([.$C162:.$H162])*9" office:value-type="boolean" office:boolean-value="true" calcext:value-type="boolean">
            <text:p>TRUE</text:p>
          </table:table-cell>
          <table:table-cell table:formula="of:=[.$I162]&gt;[.$A162]*[.$B16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table:formula="of:=SUMPRODUCT([.$C$1:.$H$1];[.$C163:.$H163])" office:value-type="float" office:value="2162" calcext:value-type="float">
            <text:p>2162</text:p>
          </table:table-cell>
          <table:table-cell table:formula="of:=ROUNDDOWN([.$A163]/3)*3*ROUNDDOWN([.$B163]/3)*3" office:value-type="float" office:value="2160" calcext:value-type="float">
            <text:p>2160</text:p>
          </table:table-cell>
          <table:table-cell table:formula="of:=[.$J163]&gt;=SUM([.$C163:.$H163])*9" office:value-type="boolean" office:boolean-value="false" calcext:value-type="boolean">
            <text:p>FALSE</text:p>
          </table:table-cell>
          <table:table-cell table:formula="of:=[.$I163]&gt;[.$A163]*[.$B16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formula="of:=SUMPRODUCT([.$C$1:.$H$1];[.$C164:.$H164])" office:value-type="float" office:value="1863" calcext:value-type="float">
            <text:p>1863</text:p>
          </table:table-cell>
          <table:table-cell table:formula="of:=ROUNDDOWN([.$A164]/3)*3*ROUNDDOWN([.$B164]/3)*3" office:value-type="float" office:value="1728" calcext:value-type="float">
            <text:p>1728</text:p>
          </table:table-cell>
          <table:table-cell table:formula="of:=[.$J164]&gt;=SUM([.$C164:.$H164])*9" office:value-type="boolean" office:boolean-value="false" calcext:value-type="boolean">
            <text:p>FALSE</text:p>
          </table:table-cell>
          <table:table-cell table:formula="of:=[.$I164]&gt;[.$A164]*[.$B16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formula="of:=SUMPRODUCT([.$C$1:.$H$1];[.$C165:.$H165])" office:value-type="float" office:value="1369" calcext:value-type="float">
            <text:p>1369</text:p>
          </table:table-cell>
          <table:table-cell table:formula="of:=ROUNDDOWN([.$A165]/3)*3*ROUNDDOWN([.$B165]/3)*3" office:value-type="float" office:value="1872" calcext:value-type="float">
            <text:p>1872</text:p>
          </table:table-cell>
          <table:table-cell table:formula="of:=[.$J165]&gt;=SUM([.$C165:.$H165])*9" office:value-type="boolean" office:boolean-value="true" calcext:value-type="boolean">
            <text:p>TRUE</text:p>
          </table:table-cell>
          <table:table-cell table:formula="of:=[.$I165]&gt;[.$A165]*[.$B16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formula="of:=SUMPRODUCT([.$C$1:.$H$1];[.$C166:.$H166])" office:value-type="float" office:value="1378" calcext:value-type="float">
            <text:p>1378</text:p>
          </table:table-cell>
          <table:table-cell table:formula="of:=ROUNDDOWN([.$A166]/3)*3*ROUNDDOWN([.$B166]/3)*3" office:value-type="float" office:value="1890" calcext:value-type="float">
            <text:p>1890</text:p>
          </table:table-cell>
          <table:table-cell table:formula="of:=[.$J166]&gt;=SUM([.$C166:.$H166])*9" office:value-type="boolean" office:boolean-value="true" calcext:value-type="boolean">
            <text:p>TRUE</text:p>
          </table:table-cell>
          <table:table-cell table:formula="of:=[.$I166]&gt;[.$A166]*[.$B16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SUMPRODUCT([.$C$1:.$H$1];[.$C167:.$H167])" office:value-type="float" office:value="1064" calcext:value-type="float">
            <text:p>1064</text:p>
          </table:table-cell>
          <table:table-cell table:formula="of:=ROUNDDOWN([.$A167]/3)*3*ROUNDDOWN([.$B167]/3)*3" office:value-type="float" office:value="1485" calcext:value-type="float">
            <text:p>1485</text:p>
          </table:table-cell>
          <table:table-cell table:formula="of:=[.$J167]&gt;=SUM([.$C167:.$H167])*9" office:value-type="boolean" office:boolean-value="true" calcext:value-type="boolean">
            <text:p>TRUE</text:p>
          </table:table-cell>
          <table:table-cell table:formula="of:=[.$I167]&gt;[.$A167]*[.$B16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formula="of:=SUMPRODUCT([.$C$1:.$H$1];[.$C168:.$H168])" office:value-type="float" office:value="1666" calcext:value-type="float">
            <text:p>1666</text:p>
          </table:table-cell>
          <table:table-cell table:formula="of:=ROUNDDOWN([.$A168]/3)*3*ROUNDDOWN([.$B168]/3)*3" office:value-type="float" office:value="1620" calcext:value-type="float">
            <text:p>1620</text:p>
          </table:table-cell>
          <table:table-cell table:formula="of:=[.$J168]&gt;=SUM([.$C168:.$H168])*9" office:value-type="boolean" office:boolean-value="false" calcext:value-type="boolean">
            <text:p>FALSE</text:p>
          </table:table-cell>
          <table:table-cell table:formula="of:=[.$I168]&gt;[.$A168]*[.$B16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formula="of:=SUMPRODUCT([.$C$1:.$H$1];[.$C169:.$H169])" office:value-type="float" office:value="1263" calcext:value-type="float">
            <text:p>1263</text:p>
          </table:table-cell>
          <table:table-cell table:formula="of:=ROUNDDOWN([.$A169]/3)*3*ROUNDDOWN([.$B169]/3)*3" office:value-type="float" office:value="1755" calcext:value-type="float">
            <text:p>1755</text:p>
          </table:table-cell>
          <table:table-cell table:formula="of:=[.$J169]&gt;=SUM([.$C169:.$H169])*9" office:value-type="boolean" office:boolean-value="true" calcext:value-type="boolean">
            <text:p>TRUE</text:p>
          </table:table-cell>
          <table:table-cell table:formula="of:=[.$I169]&gt;[.$A169]*[.$B16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formula="of:=SUMPRODUCT([.$C$1:.$H$1];[.$C170:.$H170])" office:value-type="float" office:value="1970" calcext:value-type="float">
            <text:p>1970</text:p>
          </table:table-cell>
          <table:table-cell table:formula="of:=ROUNDDOWN([.$A170]/3)*3*ROUNDDOWN([.$B170]/3)*3" office:value-type="float" office:value="1872" calcext:value-type="float">
            <text:p>1872</text:p>
          </table:table-cell>
          <table:table-cell table:formula="of:=[.$J170]&gt;=SUM([.$C170:.$H170])*9" office:value-type="boolean" office:boolean-value="false" calcext:value-type="boolean">
            <text:p>FALSE</text:p>
          </table:table-cell>
          <table:table-cell table:formula="of:=[.$I170]&gt;[.$A170]*[.$B17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SUMPRODUCT([.$C$1:.$H$1];[.$C171:.$H171])" office:value-type="float" office:value="1556" calcext:value-type="float">
            <text:p>1556</text:p>
          </table:table-cell>
          <table:table-cell table:formula="of:=ROUNDDOWN([.$A171]/3)*3*ROUNDDOWN([.$B171]/3)*3" office:value-type="float" office:value="2160" calcext:value-type="float">
            <text:p>2160</text:p>
          </table:table-cell>
          <table:table-cell table:formula="of:=[.$J171]&gt;=SUM([.$C171:.$H171])*9" office:value-type="boolean" office:boolean-value="true" calcext:value-type="boolean">
            <text:p>TRUE</text:p>
          </table:table-cell>
          <table:table-cell table:formula="of:=[.$I171]&gt;[.$A171]*[.$B17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SUMPRODUCT([.$C$1:.$H$1];[.$C172:.$H172])" office:value-type="float" office:value="933" calcext:value-type="float">
            <text:p>933</text:p>
          </table:table-cell>
          <table:table-cell table:formula="of:=ROUNDDOWN([.$A172]/3)*3*ROUNDDOWN([.$B172]/3)*3" office:value-type="float" office:value="1287" calcext:value-type="float">
            <text:p>1287</text:p>
          </table:table-cell>
          <table:table-cell table:formula="of:=[.$J172]&gt;=SUM([.$C172:.$H172])*9" office:value-type="boolean" office:boolean-value="true" calcext:value-type="boolean">
            <text:p>TRUE</text:p>
          </table:table-cell>
          <table:table-cell table:formula="of:=[.$I172]&gt;[.$A172]*[.$B17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SUMPRODUCT([.$C$1:.$H$1];[.$C173:.$H173])" office:value-type="float" office:value="1152" calcext:value-type="float">
            <text:p>1152</text:p>
          </table:table-cell>
          <table:table-cell table:formula="of:=ROUNDDOWN([.$A173]/3)*3*ROUNDDOWN([.$B173]/3)*3" office:value-type="float" office:value="1620" calcext:value-type="float">
            <text:p>1620</text:p>
          </table:table-cell>
          <table:table-cell table:formula="of:=[.$J173]&gt;=SUM([.$C173:.$H173])*9" office:value-type="boolean" office:boolean-value="true" calcext:value-type="boolean">
            <text:p>TRUE</text:p>
          </table:table-cell>
          <table:table-cell table:formula="of:=[.$I173]&gt;[.$A173]*[.$B17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formula="of:=SUMPRODUCT([.$C$1:.$H$1];[.$C174:.$H174])" office:value-type="float" office:value="1549" calcext:value-type="float">
            <text:p>1549</text:p>
          </table:table-cell>
          <table:table-cell table:formula="of:=ROUNDDOWN([.$A174]/3)*3*ROUNDDOWN([.$B174]/3)*3" office:value-type="float" office:value="2160" calcext:value-type="float">
            <text:p>2160</text:p>
          </table:table-cell>
          <table:table-cell table:formula="of:=[.$J174]&gt;=SUM([.$C174:.$H174])*9" office:value-type="boolean" office:boolean-value="true" calcext:value-type="boolean">
            <text:p>TRUE</text:p>
          </table:table-cell>
          <table:table-cell table:formula="of:=[.$I174]&gt;[.$A174]*[.$B17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formula="of:=SUMPRODUCT([.$C$1:.$H$1];[.$C175:.$H175])" office:value-type="float" office:value="1802" calcext:value-type="float">
            <text:p>1802</text:p>
          </table:table-cell>
          <table:table-cell table:formula="of:=ROUNDDOWN([.$A175]/3)*3*ROUNDDOWN([.$B175]/3)*3" office:value-type="float" office:value="1755" calcext:value-type="float">
            <text:p>1755</text:p>
          </table:table-cell>
          <table:table-cell table:formula="of:=[.$J175]&gt;=SUM([.$C175:.$H175])*9" office:value-type="boolean" office:boolean-value="false" calcext:value-type="boolean">
            <text:p>FALSE</text:p>
          </table:table-cell>
          <table:table-cell table:formula="of:=[.$I175]&gt;[.$A175]*[.$B17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formula="of:=SUMPRODUCT([.$C$1:.$H$1];[.$C176:.$H176])" office:value-type="float" office:value="1448" calcext:value-type="float">
            <text:p>1448</text:p>
          </table:table-cell>
          <table:table-cell table:formula="of:=ROUNDDOWN([.$A176]/3)*3*ROUNDDOWN([.$B176]/3)*3" office:value-type="float" office:value="2025" calcext:value-type="float">
            <text:p>2025</text:p>
          </table:table-cell>
          <table:table-cell table:formula="of:=[.$J176]&gt;=SUM([.$C176:.$H176])*9" office:value-type="boolean" office:boolean-value="true" calcext:value-type="boolean">
            <text:p>TRUE</text:p>
          </table:table-cell>
          <table:table-cell table:formula="of:=[.$I176]&gt;[.$A176]*[.$B17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formula="of:=SUMPRODUCT([.$C$1:.$H$1];[.$C177:.$H177])" office:value-type="float" office:value="1889" calcext:value-type="float">
            <text:p>1889</text:p>
          </table:table-cell>
          <table:table-cell table:formula="of:=ROUNDDOWN([.$A177]/3)*3*ROUNDDOWN([.$B177]/3)*3" office:value-type="float" office:value="1755" calcext:value-type="float">
            <text:p>1755</text:p>
          </table:table-cell>
          <table:table-cell table:formula="of:=[.$J177]&gt;=SUM([.$C177:.$H177])*9" office:value-type="boolean" office:boolean-value="false" calcext:value-type="boolean">
            <text:p>FALSE</text:p>
          </table:table-cell>
          <table:table-cell table:formula="of:=[.$I177]&gt;[.$A177]*[.$B17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formula="of:=SUMPRODUCT([.$C$1:.$H$1];[.$C178:.$H178])" office:value-type="float" office:value="1179" calcext:value-type="float">
            <text:p>1179</text:p>
          </table:table-cell>
          <table:table-cell table:formula="of:=ROUNDDOWN([.$A178]/3)*3*ROUNDDOWN([.$B178]/3)*3" office:value-type="float" office:value="1638" calcext:value-type="float">
            <text:p>1638</text:p>
          </table:table-cell>
          <table:table-cell table:formula="of:=[.$J178]&gt;=SUM([.$C178:.$H178])*9" office:value-type="boolean" office:boolean-value="true" calcext:value-type="boolean">
            <text:p>TRUE</text:p>
          </table:table-cell>
          <table:table-cell table:formula="of:=[.$I178]&gt;[.$A178]*[.$B17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formula="of:=SUMPRODUCT([.$C$1:.$H$1];[.$C179:.$H179])" office:value-type="float" office:value="1938" calcext:value-type="float">
            <text:p>1938</text:p>
          </table:table-cell>
          <table:table-cell table:formula="of:=ROUNDDOWN([.$A179]/3)*3*ROUNDDOWN([.$B179]/3)*3" office:value-type="float" office:value="1764" calcext:value-type="float">
            <text:p>1764</text:p>
          </table:table-cell>
          <table:table-cell table:formula="of:=[.$J179]&gt;=SUM([.$C179:.$H179])*9" office:value-type="boolean" office:boolean-value="false" calcext:value-type="boolean">
            <text:p>FALSE</text:p>
          </table:table-cell>
          <table:table-cell table:formula="of:=[.$I179]&gt;[.$A179]*[.$B17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formula="of:=SUMPRODUCT([.$C$1:.$H$1];[.$C180:.$H180])" office:value-type="float" office:value="1246" calcext:value-type="float">
            <text:p>1246</text:p>
          </table:table-cell>
          <table:table-cell table:formula="of:=ROUNDDOWN([.$A180]/3)*3*ROUNDDOWN([.$B180]/3)*3" office:value-type="float" office:value="1764" calcext:value-type="float">
            <text:p>1764</text:p>
          </table:table-cell>
          <table:table-cell table:formula="of:=[.$J180]&gt;=SUM([.$C180:.$H180])*9" office:value-type="boolean" office:boolean-value="true" calcext:value-type="boolean">
            <text:p>TRUE</text:p>
          </table:table-cell>
          <table:table-cell table:formula="of:=[.$I180]&gt;[.$A180]*[.$B18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formula="of:=SUMPRODUCT([.$C$1:.$H$1];[.$C181:.$H181])" office:value-type="float" office:value="1851" calcext:value-type="float">
            <text:p>1851</text:p>
          </table:table-cell>
          <table:table-cell table:formula="of:=ROUNDDOWN([.$A181]/3)*3*ROUNDDOWN([.$B181]/3)*3" office:value-type="float" office:value="1728" calcext:value-type="float">
            <text:p>1728</text:p>
          </table:table-cell>
          <table:table-cell table:formula="of:=[.$J181]&gt;=SUM([.$C181:.$H181])*9" office:value-type="boolean" office:boolean-value="false" calcext:value-type="boolean">
            <text:p>FALSE</text:p>
          </table:table-cell>
          <table:table-cell table:formula="of:=[.$I181]&gt;[.$A181]*[.$B18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table:formula="of:=SUMPRODUCT([.$C$1:.$H$1];[.$C182:.$H182])" office:value-type="float" office:value="1587" calcext:value-type="float">
            <text:p>1587</text:p>
          </table:table-cell>
          <table:table-cell table:formula="of:=ROUNDDOWN([.$A182]/3)*3*ROUNDDOWN([.$B182]/3)*3" office:value-type="float" office:value="1512" calcext:value-type="float">
            <text:p>1512</text:p>
          </table:table-cell>
          <table:table-cell table:formula="of:=[.$J182]&gt;=SUM([.$C182:.$H182])*9" office:value-type="boolean" office:boolean-value="false" calcext:value-type="boolean">
            <text:p>FALSE</text:p>
          </table:table-cell>
          <table:table-cell table:formula="of:=[.$I182]&gt;[.$A182]*[.$B18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formula="of:=SUMPRODUCT([.$C$1:.$H$1];[.$C183:.$H183])" office:value-type="float" office:value="1849" calcext:value-type="float">
            <text:p>1849</text:p>
          </table:table-cell>
          <table:table-cell table:formula="of:=ROUNDDOWN([.$A183]/3)*3*ROUNDDOWN([.$B183]/3)*3" office:value-type="float" office:value="1764" calcext:value-type="float">
            <text:p>1764</text:p>
          </table:table-cell>
          <table:table-cell table:formula="of:=[.$J183]&gt;=SUM([.$C183:.$H183])*9" office:value-type="boolean" office:boolean-value="false" calcext:value-type="boolean">
            <text:p>FALSE</text:p>
          </table:table-cell>
          <table:table-cell table:formula="of:=[.$I183]&gt;[.$A183]*[.$B18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SUMPRODUCT([.$C$1:.$H$1];[.$C184:.$H184])" office:value-type="float" office:value="1718" calcext:value-type="float">
            <text:p>1718</text:p>
          </table:table-cell>
          <table:table-cell table:formula="of:=ROUNDDOWN([.$A184]/3)*3*ROUNDDOWN([.$B184]/3)*3" office:value-type="float" office:value="1638" calcext:value-type="float">
            <text:p>1638</text:p>
          </table:table-cell>
          <table:table-cell table:formula="of:=[.$J184]&gt;=SUM([.$C184:.$H184])*9" office:value-type="boolean" office:boolean-value="false" calcext:value-type="boolean">
            <text:p>FALSE</text:p>
          </table:table-cell>
          <table:table-cell table:formula="of:=[.$I184]&gt;[.$A184]*[.$B18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formula="of:=SUMPRODUCT([.$C$1:.$H$1];[.$C185:.$H185])" office:value-type="float" office:value="1024" calcext:value-type="float">
            <text:p>1024</text:p>
          </table:table-cell>
          <table:table-cell table:formula="of:=ROUNDDOWN([.$A185]/3)*3*ROUNDDOWN([.$B185]/3)*3" office:value-type="float" office:value="1404" calcext:value-type="float">
            <text:p>1404</text:p>
          </table:table-cell>
          <table:table-cell table:formula="of:=[.$J185]&gt;=SUM([.$C185:.$H185])*9" office:value-type="boolean" office:boolean-value="true" calcext:value-type="boolean">
            <text:p>TRUE</text:p>
          </table:table-cell>
          <table:table-cell table:formula="of:=[.$I185]&gt;[.$A185]*[.$B18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table:formula="of:=SUMPRODUCT([.$C$1:.$H$1];[.$C186:.$H186])" office:value-type="float" office:value="1712" calcext:value-type="float">
            <text:p>1712</text:p>
          </table:table-cell>
          <table:table-cell table:formula="of:=ROUNDDOWN([.$A186]/3)*3*ROUNDDOWN([.$B186]/3)*3" office:value-type="float" office:value="1620" calcext:value-type="float">
            <text:p>1620</text:p>
          </table:table-cell>
          <table:table-cell table:formula="of:=[.$J186]&gt;=SUM([.$C186:.$H186])*9" office:value-type="boolean" office:boolean-value="false" calcext:value-type="boolean">
            <text:p>FALSE</text:p>
          </table:table-cell>
          <table:table-cell table:formula="of:=[.$I186]&gt;[.$A186]*[.$B18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formula="of:=SUMPRODUCT([.$C$1:.$H$1];[.$C187:.$H187])" office:value-type="float" office:value="2153" calcext:value-type="float">
            <text:p>2153</text:p>
          </table:table-cell>
          <table:table-cell table:formula="of:=ROUNDDOWN([.$A187]/3)*3*ROUNDDOWN([.$B187]/3)*3" office:value-type="float" office:value="2016" calcext:value-type="float">
            <text:p>2016</text:p>
          </table:table-cell>
          <table:table-cell table:formula="of:=[.$J187]&gt;=SUM([.$C187:.$H187])*9" office:value-type="boolean" office:boolean-value="false" calcext:value-type="boolean">
            <text:p>FALSE</text:p>
          </table:table-cell>
          <table:table-cell table:formula="of:=[.$I187]&gt;[.$A187]*[.$B18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SUMPRODUCT([.$C$1:.$H$1];[.$C188:.$H188])" office:value-type="float" office:value="874" calcext:value-type="float">
            <text:p>874</text:p>
          </table:table-cell>
          <table:table-cell table:formula="of:=ROUNDDOWN([.$A188]/3)*3*ROUNDDOWN([.$B188]/3)*3" office:value-type="float" office:value="1188" calcext:value-type="float">
            <text:p>1188</text:p>
          </table:table-cell>
          <table:table-cell table:formula="of:=[.$J188]&gt;=SUM([.$C188:.$H188])*9" office:value-type="boolean" office:boolean-value="true" calcext:value-type="boolean">
            <text:p>TRUE</text:p>
          </table:table-cell>
          <table:table-cell table:formula="of:=[.$I188]&gt;[.$A188]*[.$B18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SUMPRODUCT([.$C$1:.$H$1];[.$C189:.$H189])" office:value-type="float" office:value="1012" calcext:value-type="float">
            <text:p>1012</text:p>
          </table:table-cell>
          <table:table-cell table:formula="of:=ROUNDDOWN([.$A189]/3)*3*ROUNDDOWN([.$B189]/3)*3" office:value-type="float" office:value="1404" calcext:value-type="float">
            <text:p>1404</text:p>
          </table:table-cell>
          <table:table-cell table:formula="of:=[.$J189]&gt;=SUM([.$C189:.$H189])*9" office:value-type="boolean" office:boolean-value="true" calcext:value-type="boolean">
            <text:p>TRUE</text:p>
          </table:table-cell>
          <table:table-cell table:formula="of:=[.$I189]&gt;[.$A189]*[.$B18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formula="of:=SUMPRODUCT([.$C$1:.$H$1];[.$C190:.$H190])" office:value-type="float" office:value="1274" calcext:value-type="float">
            <text:p>1274</text:p>
          </table:table-cell>
          <table:table-cell table:formula="of:=ROUNDDOWN([.$A190]/3)*3*ROUNDDOWN([.$B190]/3)*3" office:value-type="float" office:value="1755" calcext:value-type="float">
            <text:p>1755</text:p>
          </table:table-cell>
          <table:table-cell table:formula="of:=[.$J190]&gt;=SUM([.$C190:.$H190])*9" office:value-type="boolean" office:boolean-value="true" calcext:value-type="boolean">
            <text:p>TRUE</text:p>
          </table:table-cell>
          <table:table-cell table:formula="of:=[.$I190]&gt;[.$A190]*[.$B19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formula="of:=SUMPRODUCT([.$C$1:.$H$1];[.$C191:.$H191])" office:value-type="float" office:value="2002" calcext:value-type="float">
            <text:p>2002</text:p>
          </table:table-cell>
          <table:table-cell table:formula="of:=ROUNDDOWN([.$A191]/3)*3*ROUNDDOWN([.$B191]/3)*3" office:value-type="float" office:value="1872" calcext:value-type="float">
            <text:p>1872</text:p>
          </table:table-cell>
          <table:table-cell table:formula="of:=[.$J191]&gt;=SUM([.$C191:.$H191])*9" office:value-type="boolean" office:boolean-value="false" calcext:value-type="boolean">
            <text:p>FALSE</text:p>
          </table:table-cell>
          <table:table-cell table:formula="of:=[.$I191]&gt;[.$A191]*[.$B19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SUMPRODUCT([.$C$1:.$H$1];[.$C192:.$H192])" office:value-type="float" office:value="1651" calcext:value-type="float">
            <text:p>1651</text:p>
          </table:table-cell>
          <table:table-cell table:formula="of:=ROUNDDOWN([.$A192]/3)*3*ROUNDDOWN([.$B192]/3)*3" office:value-type="float" office:value="2304" calcext:value-type="float">
            <text:p>2304</text:p>
          </table:table-cell>
          <table:table-cell table:formula="of:=[.$J192]&gt;=SUM([.$C192:.$H192])*9" office:value-type="boolean" office:boolean-value="true" calcext:value-type="boolean">
            <text:p>TRUE</text:p>
          </table:table-cell>
          <table:table-cell table:formula="of:=[.$I192]&gt;[.$A192]*[.$B19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formula="of:=SUMPRODUCT([.$C$1:.$H$1];[.$C193:.$H193])" office:value-type="float" office:value="1731" calcext:value-type="float">
            <text:p>1731</text:p>
          </table:table-cell>
          <table:table-cell table:formula="of:=ROUNDDOWN([.$A193]/3)*3*ROUNDDOWN([.$B193]/3)*3" office:value-type="float" office:value="1728" calcext:value-type="float">
            <text:p>1728</text:p>
          </table:table-cell>
          <table:table-cell table:formula="of:=[.$J193]&gt;=SUM([.$C193:.$H193])*9" office:value-type="boolean" office:boolean-value="false" calcext:value-type="boolean">
            <text:p>FALSE</text:p>
          </table:table-cell>
          <table:table-cell table:formula="of:=[.$I193]&gt;[.$A193]*[.$B19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formula="of:=SUMPRODUCT([.$C$1:.$H$1];[.$C194:.$H194])" office:value-type="float" office:value="1682" calcext:value-type="float">
            <text:p>1682</text:p>
          </table:table-cell>
          <table:table-cell table:formula="of:=ROUNDDOWN([.$A194]/3)*3*ROUNDDOWN([.$B194]/3)*3" office:value-type="float" office:value="1521" calcext:value-type="float">
            <text:p>1521</text:p>
          </table:table-cell>
          <table:table-cell table:formula="of:=[.$J194]&gt;=SUM([.$C194:.$H194])*9" office:value-type="boolean" office:boolean-value="false" calcext:value-type="boolean">
            <text:p>FALSE</text:p>
          </table:table-cell>
          <table:table-cell table:formula="of:=[.$I194]&gt;[.$A194]*[.$B19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SUMPRODUCT([.$C$1:.$H$1];[.$C195:.$H195])" office:value-type="float" office:value="1085" calcext:value-type="float">
            <text:p>1085</text:p>
          </table:table-cell>
          <table:table-cell table:formula="of:=ROUNDDOWN([.$A195]/3)*3*ROUNDDOWN([.$B195]/3)*3" office:value-type="float" office:value="1512" calcext:value-type="float">
            <text:p>1512</text:p>
          </table:table-cell>
          <table:table-cell table:formula="of:=[.$J195]&gt;=SUM([.$C195:.$H195])*9" office:value-type="boolean" office:boolean-value="true" calcext:value-type="boolean">
            <text:p>TRUE</text:p>
          </table:table-cell>
          <table:table-cell table:formula="of:=[.$I195]&gt;[.$A195]*[.$B19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SUMPRODUCT([.$C$1:.$H$1];[.$C196:.$H196])" office:value-type="float" office:value="904" calcext:value-type="float">
            <text:p>904</text:p>
          </table:table-cell>
          <table:table-cell table:formula="of:=ROUNDDOWN([.$A196]/3)*3*ROUNDDOWN([.$B196]/3)*3" office:value-type="float" office:value="1287" calcext:value-type="float">
            <text:p>1287</text:p>
          </table:table-cell>
          <table:table-cell table:formula="of:=[.$J196]&gt;=SUM([.$C196:.$H196])*9" office:value-type="boolean" office:boolean-value="true" calcext:value-type="boolean">
            <text:p>TRUE</text:p>
          </table:table-cell>
          <table:table-cell table:formula="of:=[.$I196]&gt;[.$A196]*[.$B19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formula="of:=SUMPRODUCT([.$C$1:.$H$1];[.$C197:.$H197])" office:value-type="float" office:value="1342" calcext:value-type="float">
            <text:p>1342</text:p>
          </table:table-cell>
          <table:table-cell table:formula="of:=ROUNDDOWN([.$A197]/3)*3*ROUNDDOWN([.$B197]/3)*3" office:value-type="float" office:value="1872" calcext:value-type="float">
            <text:p>1872</text:p>
          </table:table-cell>
          <table:table-cell table:formula="of:=[.$J197]&gt;=SUM([.$C197:.$H197])*9" office:value-type="boolean" office:boolean-value="true" calcext:value-type="boolean">
            <text:p>TRUE</text:p>
          </table:table-cell>
          <table:table-cell table:formula="of:=[.$I197]&gt;[.$A197]*[.$B19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formula="of:=SUMPRODUCT([.$C$1:.$H$1];[.$C198:.$H198])" office:value-type="float" office:value="1670" calcext:value-type="float">
            <text:p>1670</text:p>
          </table:table-cell>
          <table:table-cell table:formula="of:=ROUNDDOWN([.$A198]/3)*3*ROUNDDOWN([.$B198]/3)*3" office:value-type="float" office:value="2304" calcext:value-type="float">
            <text:p>2304</text:p>
          </table:table-cell>
          <table:table-cell table:formula="of:=[.$J198]&gt;=SUM([.$C198:.$H198])*9" office:value-type="boolean" office:boolean-value="true" calcext:value-type="boolean">
            <text:p>TRUE</text:p>
          </table:table-cell>
          <table:table-cell table:formula="of:=[.$I198]&gt;[.$A198]*[.$B19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formula="of:=SUMPRODUCT([.$C$1:.$H$1];[.$C199:.$H199])" office:value-type="float" office:value="1297" calcext:value-type="float">
            <text:p>1297</text:p>
          </table:table-cell>
          <table:table-cell table:formula="of:=ROUNDDOWN([.$A199]/3)*3*ROUNDDOWN([.$B199]/3)*3" office:value-type="float" office:value="1188" calcext:value-type="float">
            <text:p>1188</text:p>
          </table:table-cell>
          <table:table-cell table:formula="of:=[.$J199]&gt;=SUM([.$C199:.$H199])*9" office:value-type="boolean" office:boolean-value="false" calcext:value-type="boolean">
            <text:p>FALSE</text:p>
          </table:table-cell>
          <table:table-cell table:formula="of:=[.$I199]&gt;[.$A199]*[.$B19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SUMPRODUCT([.$C$1:.$H$1];[.$C200:.$H200])" office:value-type="float" office:value="1933" calcext:value-type="float">
            <text:p>1933</text:p>
          </table:table-cell>
          <table:table-cell table:formula="of:=ROUNDDOWN([.$A200]/3)*3*ROUNDDOWN([.$B200]/3)*3" office:value-type="float" office:value="1890" calcext:value-type="float">
            <text:p>1890</text:p>
          </table:table-cell>
          <table:table-cell table:formula="of:=[.$J200]&gt;=SUM([.$C200:.$H200])*9" office:value-type="boolean" office:boolean-value="false" calcext:value-type="boolean">
            <text:p>FALSE</text:p>
          </table:table-cell>
          <table:table-cell table:formula="of:=[.$I200]&gt;[.$A200]*[.$B20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formula="of:=SUMPRODUCT([.$C$1:.$H$1];[.$C201:.$H201])" office:value-type="float" office:value="1274" calcext:value-type="float">
            <text:p>1274</text:p>
          </table:table-cell>
          <table:table-cell table:formula="of:=ROUNDDOWN([.$A201]/3)*3*ROUNDDOWN([.$B201]/3)*3" office:value-type="float" office:value="1764" calcext:value-type="float">
            <text:p>1764</text:p>
          </table:table-cell>
          <table:table-cell table:formula="of:=[.$J201]&gt;=SUM([.$C201:.$H201])*9" office:value-type="boolean" office:boolean-value="true" calcext:value-type="boolean">
            <text:p>TRUE</text:p>
          </table:table-cell>
          <table:table-cell table:formula="of:=[.$I201]&gt;[.$A201]*[.$B20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formula="of:=SUMPRODUCT([.$C$1:.$H$1];[.$C202:.$H202])" office:value-type="float" office:value="1259" calcext:value-type="float">
            <text:p>1259</text:p>
          </table:table-cell>
          <table:table-cell table:formula="of:=ROUNDDOWN([.$A202]/3)*3*ROUNDDOWN([.$B202]/3)*3" office:value-type="float" office:value="1755" calcext:value-type="float">
            <text:p>1755</text:p>
          </table:table-cell>
          <table:table-cell table:formula="of:=[.$J202]&gt;=SUM([.$C202:.$H202])*9" office:value-type="boolean" office:boolean-value="true" calcext:value-type="boolean">
            <text:p>TRUE</text:p>
          </table:table-cell>
          <table:table-cell table:formula="of:=[.$I202]&gt;[.$A202]*[.$B20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formula="of:=SUMPRODUCT([.$C$1:.$H$1];[.$C203:.$H203])" office:value-type="float" office:value="1842" calcext:value-type="float">
            <text:p>1842</text:p>
          </table:table-cell>
          <table:table-cell table:formula="of:=ROUNDDOWN([.$A203]/3)*3*ROUNDDOWN([.$B203]/3)*3" office:value-type="float" office:value="1755" calcext:value-type="float">
            <text:p>1755</text:p>
          </table:table-cell>
          <table:table-cell table:formula="of:=[.$J203]&gt;=SUM([.$C203:.$H203])*9" office:value-type="boolean" office:boolean-value="false" calcext:value-type="boolean">
            <text:p>FALSE</text:p>
          </table:table-cell>
          <table:table-cell table:formula="of:=[.$I203]&gt;[.$A203]*[.$B20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SUMPRODUCT([.$C$1:.$H$1];[.$C204:.$H204])" office:value-type="float" office:value="1008" calcext:value-type="float">
            <text:p>1008</text:p>
          </table:table-cell>
          <table:table-cell table:formula="of:=ROUNDDOWN([.$A204]/3)*3*ROUNDDOWN([.$B204]/3)*3" office:value-type="float" office:value="1404" calcext:value-type="float">
            <text:p>1404</text:p>
          </table:table-cell>
          <table:table-cell table:formula="of:=[.$J204]&gt;=SUM([.$C204:.$H204])*9" office:value-type="boolean" office:boolean-value="true" calcext:value-type="boolean">
            <text:p>TRUE</text:p>
          </table:table-cell>
          <table:table-cell table:formula="of:=[.$I204]&gt;[.$A204]*[.$B20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formula="of:=SUMPRODUCT([.$C$1:.$H$1];[.$C205:.$H205])" office:value-type="float" office:value="1256" calcext:value-type="float">
            <text:p>1256</text:p>
          </table:table-cell>
          <table:table-cell table:formula="of:=ROUNDDOWN([.$A205]/3)*3*ROUNDDOWN([.$B205]/3)*3" office:value-type="float" office:value="1728" calcext:value-type="float">
            <text:p>1728</text:p>
          </table:table-cell>
          <table:table-cell table:formula="of:=[.$J205]&gt;=SUM([.$C205:.$H205])*9" office:value-type="boolean" office:boolean-value="true" calcext:value-type="boolean">
            <text:p>TRUE</text:p>
          </table:table-cell>
          <table:table-cell table:formula="of:=[.$I205]&gt;[.$A205]*[.$B20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SUMPRODUCT([.$C$1:.$H$1];[.$C206:.$H206])" office:value-type="float" office:value="1187" calcext:value-type="float">
            <text:p>1187</text:p>
          </table:table-cell>
          <table:table-cell table:formula="of:=ROUNDDOWN([.$A206]/3)*3*ROUNDDOWN([.$B206]/3)*3" office:value-type="float" office:value="1638" calcext:value-type="float">
            <text:p>1638</text:p>
          </table:table-cell>
          <table:table-cell table:formula="of:=[.$J206]&gt;=SUM([.$C206:.$H206])*9" office:value-type="boolean" office:boolean-value="true" calcext:value-type="boolean">
            <text:p>TRUE</text:p>
          </table:table-cell>
          <table:table-cell table:formula="of:=[.$I206]&gt;[.$A206]*[.$B20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formula="of:=SUMPRODUCT([.$C$1:.$H$1];[.$C207:.$H207])" office:value-type="float" office:value="1402" calcext:value-type="float">
            <text:p>1402</text:p>
          </table:table-cell>
          <table:table-cell table:formula="of:=ROUNDDOWN([.$A207]/3)*3*ROUNDDOWN([.$B207]/3)*3" office:value-type="float" office:value="1287" calcext:value-type="float">
            <text:p>1287</text:p>
          </table:table-cell>
          <table:table-cell table:formula="of:=[.$J207]&gt;=SUM([.$C207:.$H207])*9" office:value-type="boolean" office:boolean-value="false" calcext:value-type="boolean">
            <text:p>FALSE</text:p>
          </table:table-cell>
          <table:table-cell table:formula="of:=[.$I207]&gt;[.$A207]*[.$B20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formula="of:=SUMPRODUCT([.$C$1:.$H$1];[.$C208:.$H208])" office:value-type="float" office:value="918" calcext:value-type="float">
            <text:p>918</text:p>
          </table:table-cell>
          <table:table-cell table:formula="of:=ROUNDDOWN([.$A208]/3)*3*ROUNDDOWN([.$B208]/3)*3" office:value-type="float" office:value="1296" calcext:value-type="float">
            <text:p>1296</text:p>
          </table:table-cell>
          <table:table-cell table:formula="of:=[.$J208]&gt;=SUM([.$C208:.$H208])*9" office:value-type="boolean" office:boolean-value="true" calcext:value-type="boolean">
            <text:p>TRUE</text:p>
          </table:table-cell>
          <table:table-cell table:formula="of:=[.$I208]&gt;[.$A208]*[.$B20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formula="of:=SUMPRODUCT([.$C$1:.$H$1];[.$C209:.$H209])" office:value-type="float" office:value="1520" calcext:value-type="float">
            <text:p>1520</text:p>
          </table:table-cell>
          <table:table-cell table:formula="of:=ROUNDDOWN([.$A209]/3)*3*ROUNDDOWN([.$B209]/3)*3" office:value-type="float" office:value="1404" calcext:value-type="float">
            <text:p>1404</text:p>
          </table:table-cell>
          <table:table-cell table:formula="of:=[.$J209]&gt;=SUM([.$C209:.$H209])*9" office:value-type="boolean" office:boolean-value="false" calcext:value-type="boolean">
            <text:p>FALSE</text:p>
          </table:table-cell>
          <table:table-cell table:formula="of:=[.$I209]&gt;[.$A209]*[.$B20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formula="of:=SUMPRODUCT([.$C$1:.$H$1];[.$C210:.$H210])" office:value-type="float" office:value="2103" calcext:value-type="float">
            <text:p>2103</text:p>
          </table:table-cell>
          <table:table-cell table:formula="of:=ROUNDDOWN([.$A210]/3)*3*ROUNDDOWN([.$B210]/3)*3" office:value-type="float" office:value="2016" calcext:value-type="float">
            <text:p>2016</text:p>
          </table:table-cell>
          <table:table-cell table:formula="of:=[.$J210]&gt;=SUM([.$C210:.$H210])*9" office:value-type="boolean" office:boolean-value="false" calcext:value-type="boolean">
            <text:p>FALSE</text:p>
          </table:table-cell>
          <table:table-cell table:formula="of:=[.$I210]&gt;[.$A210]*[.$B21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SUMPRODUCT([.$C$1:.$H$1];[.$C211:.$H211])" office:value-type="float" office:value="1621" calcext:value-type="float">
            <text:p>1621</text:p>
          </table:table-cell>
          <table:table-cell table:formula="of:=ROUNDDOWN([.$A211]/3)*3*ROUNDDOWN([.$B211]/3)*3" office:value-type="float" office:value="1620" calcext:value-type="float">
            <text:p>1620</text:p>
          </table:table-cell>
          <table:table-cell table:formula="of:=[.$J211]&gt;=SUM([.$C211:.$H211])*9" office:value-type="boolean" office:boolean-value="false" calcext:value-type="boolean">
            <text:p>FALSE</text:p>
          </table:table-cell>
          <table:table-cell table:formula="of:=[.$I211]&gt;[.$A211]*[.$B21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formula="of:=SUMPRODUCT([.$C$1:.$H$1];[.$C212:.$H212])" office:value-type="float" office:value="1369" calcext:value-type="float">
            <text:p>1369</text:p>
          </table:table-cell>
          <table:table-cell table:formula="of:=ROUNDDOWN([.$A212]/3)*3*ROUNDDOWN([.$B212]/3)*3" office:value-type="float" office:value="1296" calcext:value-type="float">
            <text:p>1296</text:p>
          </table:table-cell>
          <table:table-cell table:formula="of:=[.$J212]&gt;=SUM([.$C212:.$H212])*9" office:value-type="boolean" office:boolean-value="false" calcext:value-type="boolean">
            <text:p>FALSE</text:p>
          </table:table-cell>
          <table:table-cell table:formula="of:=[.$I212]&gt;[.$A212]*[.$B21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table:formula="of:=SUMPRODUCT([.$C$1:.$H$1];[.$C213:.$H213])" office:value-type="float" office:value="1826" calcext:value-type="float">
            <text:p>1826</text:p>
          </table:table-cell>
          <table:table-cell table:formula="of:=ROUNDDOWN([.$A213]/3)*3*ROUNDDOWN([.$B213]/3)*3" office:value-type="float" office:value="1728" calcext:value-type="float">
            <text:p>1728</text:p>
          </table:table-cell>
          <table:table-cell table:formula="of:=[.$J213]&gt;=SUM([.$C213:.$H213])*9" office:value-type="boolean" office:boolean-value="false" calcext:value-type="boolean">
            <text:p>FALSE</text:p>
          </table:table-cell>
          <table:table-cell table:formula="of:=[.$I213]&gt;[.$A213]*[.$B21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SUMPRODUCT([.$C$1:.$H$1];[.$C214:.$H214])" office:value-type="float" office:value="1895" calcext:value-type="float">
            <text:p>1895</text:p>
          </table:table-cell>
          <table:table-cell table:formula="of:=ROUNDDOWN([.$A214]/3)*3*ROUNDDOWN([.$B214]/3)*3" office:value-type="float" office:value="1764" calcext:value-type="float">
            <text:p>1764</text:p>
          </table:table-cell>
          <table:table-cell table:formula="of:=[.$J214]&gt;=SUM([.$C214:.$H214])*9" office:value-type="boolean" office:boolean-value="false" calcext:value-type="boolean">
            <text:p>FALSE</text:p>
          </table:table-cell>
          <table:table-cell table:formula="of:=[.$I214]&gt;[.$A214]*[.$B21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SUMPRODUCT([.$C$1:.$H$1];[.$C215:.$H215])" office:value-type="float" office:value="1187" calcext:value-type="float">
            <text:p>1187</text:p>
          </table:table-cell>
          <table:table-cell table:formula="of:=ROUNDDOWN([.$A215]/3)*3*ROUNDDOWN([.$B215]/3)*3" office:value-type="float" office:value="1638" calcext:value-type="float">
            <text:p>1638</text:p>
          </table:table-cell>
          <table:table-cell table:formula="of:=[.$J215]&gt;=SUM([.$C215:.$H215])*9" office:value-type="boolean" office:boolean-value="true" calcext:value-type="boolean">
            <text:p>TRUE</text:p>
          </table:table-cell>
          <table:table-cell table:formula="of:=[.$I215]&gt;[.$A215]*[.$B21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formula="of:=SUMPRODUCT([.$C$1:.$H$1];[.$C216:.$H216])" office:value-type="float" office:value="1612" calcext:value-type="float">
            <text:p>1612</text:p>
          </table:table-cell>
          <table:table-cell table:formula="of:=ROUNDDOWN([.$A216]/3)*3*ROUNDDOWN([.$B216]/3)*3" office:value-type="float" office:value="1485" calcext:value-type="float">
            <text:p>1485</text:p>
          </table:table-cell>
          <table:table-cell table:formula="of:=[.$J216]&gt;=SUM([.$C216:.$H216])*9" office:value-type="boolean" office:boolean-value="false" calcext:value-type="boolean">
            <text:p>FALSE</text:p>
          </table:table-cell>
          <table:table-cell table:formula="of:=[.$I216]&gt;[.$A216]*[.$B21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formula="of:=SUMPRODUCT([.$C$1:.$H$1];[.$C217:.$H217])" office:value-type="float" office:value="1478" calcext:value-type="float">
            <text:p>1478</text:p>
          </table:table-cell>
          <table:table-cell table:formula="of:=ROUNDDOWN([.$A217]/3)*3*ROUNDDOWN([.$B217]/3)*3" office:value-type="float" office:value="1404" calcext:value-type="float">
            <text:p>1404</text:p>
          </table:table-cell>
          <table:table-cell table:formula="of:=[.$J217]&gt;=SUM([.$C217:.$H217])*9" office:value-type="boolean" office:boolean-value="false" calcext:value-type="boolean">
            <text:p>FALSE</text:p>
          </table:table-cell>
          <table:table-cell table:formula="of:=[.$I217]&gt;[.$A217]*[.$B21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table:formula="of:=SUMPRODUCT([.$C$1:.$H$1];[.$C218:.$H218])" office:value-type="float" office:value="1719" calcext:value-type="float">
            <text:p>1719</text:p>
          </table:table-cell>
          <table:table-cell table:formula="of:=ROUNDDOWN([.$A218]/3)*3*ROUNDDOWN([.$B218]/3)*3" office:value-type="float" office:value="1638" calcext:value-type="float">
            <text:p>1638</text:p>
          </table:table-cell>
          <table:table-cell table:formula="of:=[.$J218]&gt;=SUM([.$C218:.$H218])*9" office:value-type="boolean" office:boolean-value="false" calcext:value-type="boolean">
            <text:p>FALSE</text:p>
          </table:table-cell>
          <table:table-cell table:formula="of:=[.$I218]&gt;[.$A218]*[.$B21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table:formula="of:=SUMPRODUCT([.$C$1:.$H$1];[.$C219:.$H219])" office:value-type="float" office:value="1802" calcext:value-type="float">
            <text:p>1802</text:p>
          </table:table-cell>
          <table:table-cell table:formula="of:=ROUNDDOWN([.$A219]/3)*3*ROUNDDOWN([.$B219]/3)*3" office:value-type="float" office:value="1728" calcext:value-type="float">
            <text:p>1728</text:p>
          </table:table-cell>
          <table:table-cell table:formula="of:=[.$J219]&gt;=SUM([.$C219:.$H219])*9" office:value-type="boolean" office:boolean-value="false" calcext:value-type="boolean">
            <text:p>FALSE</text:p>
          </table:table-cell>
          <table:table-cell table:formula="of:=[.$I219]&gt;[.$A219]*[.$B21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formula="of:=SUMPRODUCT([.$C$1:.$H$1];[.$C220:.$H220])" office:value-type="float" office:value="1644" calcext:value-type="float">
            <text:p>1644</text:p>
          </table:table-cell>
          <table:table-cell table:formula="of:=ROUNDDOWN([.$A220]/3)*3*ROUNDDOWN([.$B220]/3)*3" office:value-type="float" office:value="2304" calcext:value-type="float">
            <text:p>2304</text:p>
          </table:table-cell>
          <table:table-cell table:formula="of:=[.$J220]&gt;=SUM([.$C220:.$H220])*9" office:value-type="boolean" office:boolean-value="true" calcext:value-type="boolean">
            <text:p>TRUE</text:p>
          </table:table-cell>
          <table:table-cell table:formula="of:=[.$I220]&gt;[.$A220]*[.$B22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formula="of:=SUMPRODUCT([.$C$1:.$H$1];[.$C221:.$H221])" office:value-type="float" office:value="1777" calcext:value-type="float">
            <text:p>1777</text:p>
          </table:table-cell>
          <table:table-cell table:formula="of:=ROUNDDOWN([.$A221]/3)*3*ROUNDDOWN([.$B221]/3)*3" office:value-type="float" office:value="1728" calcext:value-type="float">
            <text:p>1728</text:p>
          </table:table-cell>
          <table:table-cell table:formula="of:=[.$J221]&gt;=SUM([.$C221:.$H221])*9" office:value-type="boolean" office:boolean-value="false" calcext:value-type="boolean">
            <text:p>FALSE</text:p>
          </table:table-cell>
          <table:table-cell table:formula="of:=[.$I221]&gt;[.$A221]*[.$B22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SUMPRODUCT([.$C$1:.$H$1];[.$C222:.$H222])" office:value-type="float" office:value="1266" calcext:value-type="float">
            <text:p>1266</text:p>
          </table:table-cell>
          <table:table-cell table:formula="of:=ROUNDDOWN([.$A222]/3)*3*ROUNDDOWN([.$B222]/3)*3" office:value-type="float" office:value="1755" calcext:value-type="float">
            <text:p>1755</text:p>
          </table:table-cell>
          <table:table-cell table:formula="of:=[.$J222]&gt;=SUM([.$C222:.$H222])*9" office:value-type="boolean" office:boolean-value="true" calcext:value-type="boolean">
            <text:p>TRUE</text:p>
          </table:table-cell>
          <table:table-cell table:formula="of:=[.$I222]&gt;[.$A222]*[.$B22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table:formula="of:=SUMPRODUCT([.$C$1:.$H$1];[.$C223:.$H223])" office:value-type="float" office:value="1825" calcext:value-type="float">
            <text:p>1825</text:p>
          </table:table-cell>
          <table:table-cell table:formula="of:=ROUNDDOWN([.$A223]/3)*3*ROUNDDOWN([.$B223]/3)*3" office:value-type="float" office:value="1728" calcext:value-type="float">
            <text:p>1728</text:p>
          </table:table-cell>
          <table:table-cell table:formula="of:=[.$J223]&gt;=SUM([.$C223:.$H223])*9" office:value-type="boolean" office:boolean-value="false" calcext:value-type="boolean">
            <text:p>FALSE</text:p>
          </table:table-cell>
          <table:table-cell table:formula="of:=[.$I223]&gt;[.$A223]*[.$B22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formula="of:=SUMPRODUCT([.$C$1:.$H$1];[.$C224:.$H224])" office:value-type="float" office:value="1549" calcext:value-type="float">
            <text:p>1549</text:p>
          </table:table-cell>
          <table:table-cell table:formula="of:=ROUNDDOWN([.$A224]/3)*3*ROUNDDOWN([.$B224]/3)*3" office:value-type="float" office:value="1512" calcext:value-type="float">
            <text:p>1512</text:p>
          </table:table-cell>
          <table:table-cell table:formula="of:=[.$J224]&gt;=SUM([.$C224:.$H224])*9" office:value-type="boolean" office:boolean-value="false" calcext:value-type="boolean">
            <text:p>FALSE</text:p>
          </table:table-cell>
          <table:table-cell table:formula="of:=[.$I224]&gt;[.$A224]*[.$B22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formula="of:=SUMPRODUCT([.$C$1:.$H$1];[.$C225:.$H225])" office:value-type="float" office:value="1561" calcext:value-type="float">
            <text:p>1561</text:p>
          </table:table-cell>
          <table:table-cell table:formula="of:=ROUNDDOWN([.$A225]/3)*3*ROUNDDOWN([.$B225]/3)*3" office:value-type="float" office:value="2160" calcext:value-type="float">
            <text:p>2160</text:p>
          </table:table-cell>
          <table:table-cell table:formula="of:=[.$J225]&gt;=SUM([.$C225:.$H225])*9" office:value-type="boolean" office:boolean-value="true" calcext:value-type="boolean">
            <text:p>TRUE</text:p>
          </table:table-cell>
          <table:table-cell table:formula="of:=[.$I225]&gt;[.$A225]*[.$B22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formula="of:=SUMPRODUCT([.$C$1:.$H$1];[.$C226:.$H226])" office:value-type="float" office:value="1352" calcext:value-type="float">
            <text:p>1352</text:p>
          </table:table-cell>
          <table:table-cell table:formula="of:=ROUNDDOWN([.$A226]/3)*3*ROUNDDOWN([.$B226]/3)*3" office:value-type="float" office:value="1890" calcext:value-type="float">
            <text:p>1890</text:p>
          </table:table-cell>
          <table:table-cell table:formula="of:=[.$J226]&gt;=SUM([.$C226:.$H226])*9" office:value-type="boolean" office:boolean-value="true" calcext:value-type="boolean">
            <text:p>TRUE</text:p>
          </table:table-cell>
          <table:table-cell table:formula="of:=[.$I226]&gt;[.$A226]*[.$B22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formula="of:=SUMPRODUCT([.$C$1:.$H$1];[.$C227:.$H227])" office:value-type="float" office:value="1554" calcext:value-type="float">
            <text:p>1554</text:p>
          </table:table-cell>
          <table:table-cell table:formula="of:=ROUNDDOWN([.$A227]/3)*3*ROUNDDOWN([.$B227]/3)*3" office:value-type="float" office:value="2160" calcext:value-type="float">
            <text:p>2160</text:p>
          </table:table-cell>
          <table:table-cell table:formula="of:=[.$J227]&gt;=SUM([.$C227:.$H227])*9" office:value-type="boolean" office:boolean-value="true" calcext:value-type="boolean">
            <text:p>TRUE</text:p>
          </table:table-cell>
          <table:table-cell table:formula="of:=[.$I227]&gt;[.$A227]*[.$B22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SUMPRODUCT([.$C$1:.$H$1];[.$C228:.$H228])" office:value-type="float" office:value="1921" calcext:value-type="float">
            <text:p>1921</text:p>
          </table:table-cell>
          <table:table-cell table:formula="of:=ROUNDDOWN([.$A228]/3)*3*ROUNDDOWN([.$B228]/3)*3" office:value-type="float" office:value="1872" calcext:value-type="float">
            <text:p>1872</text:p>
          </table:table-cell>
          <table:table-cell table:formula="of:=[.$J228]&gt;=SUM([.$C228:.$H228])*9" office:value-type="boolean" office:boolean-value="false" calcext:value-type="boolean">
            <text:p>FALSE</text:p>
          </table:table-cell>
          <table:table-cell table:formula="of:=[.$I228]&gt;[.$A228]*[.$B22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SUMPRODUCT([.$C$1:.$H$1];[.$C229:.$H229])" office:value-type="float" office:value="1133" calcext:value-type="float">
            <text:p>1133</text:p>
          </table:table-cell>
          <table:table-cell table:formula="of:=ROUNDDOWN([.$A229]/3)*3*ROUNDDOWN([.$B229]/3)*3" office:value-type="float" office:value="1584" calcext:value-type="float">
            <text:p>1584</text:p>
          </table:table-cell>
          <table:table-cell table:formula="of:=[.$J229]&gt;=SUM([.$C229:.$H229])*9" office:value-type="boolean" office:boolean-value="true" calcext:value-type="boolean">
            <text:p>TRUE</text:p>
          </table:table-cell>
          <table:table-cell table:formula="of:=[.$I229]&gt;[.$A229]*[.$B22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table:formula="of:=SUMPRODUCT([.$C$1:.$H$1];[.$C230:.$H230])" office:value-type="float" office:value="2066" calcext:value-type="float">
            <text:p>2066</text:p>
          </table:table-cell>
          <table:table-cell table:formula="of:=ROUNDDOWN([.$A230]/3)*3*ROUNDDOWN([.$B230]/3)*3" office:value-type="float" office:value="2016" calcext:value-type="float">
            <text:p>2016</text:p>
          </table:table-cell>
          <table:table-cell table:formula="of:=[.$J230]&gt;=SUM([.$C230:.$H230])*9" office:value-type="boolean" office:boolean-value="false" calcext:value-type="boolean">
            <text:p>FALSE</text:p>
          </table:table-cell>
          <table:table-cell table:formula="of:=[.$I230]&gt;[.$A230]*[.$B23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table:formula="of:=SUMPRODUCT([.$C$1:.$H$1];[.$C231:.$H231])" office:value-type="float" office:value="1718" calcext:value-type="float">
            <text:p>1718</text:p>
          </table:table-cell>
          <table:table-cell table:formula="of:=ROUNDDOWN([.$A231]/3)*3*ROUNDDOWN([.$B231]/3)*3" office:value-type="float" office:value="1584" calcext:value-type="float">
            <text:p>1584</text:p>
          </table:table-cell>
          <table:table-cell table:formula="of:=[.$J231]&gt;=SUM([.$C231:.$H231])*9" office:value-type="boolean" office:boolean-value="false" calcext:value-type="boolean">
            <text:p>FALSE</text:p>
          </table:table-cell>
          <table:table-cell table:formula="of:=[.$I231]&gt;[.$A231]*[.$B23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formula="of:=SUMPRODUCT([.$C$1:.$H$1];[.$C232:.$H232])" office:value-type="float" office:value="2207" calcext:value-type="float">
            <text:p>2207</text:p>
          </table:table-cell>
          <table:table-cell table:formula="of:=ROUNDDOWN([.$A232]/3)*3*ROUNDDOWN([.$B232]/3)*3" office:value-type="float" office:value="2160" calcext:value-type="float">
            <text:p>2160</text:p>
          </table:table-cell>
          <table:table-cell table:formula="of:=[.$J232]&gt;=SUM([.$C232:.$H232])*9" office:value-type="boolean" office:boolean-value="false" calcext:value-type="boolean">
            <text:p>FALSE</text:p>
          </table:table-cell>
          <table:table-cell table:formula="of:=[.$I232]&gt;[.$A232]*[.$B23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table:formula="of:=SUMPRODUCT([.$C$1:.$H$1];[.$C233:.$H233])" office:value-type="float" office:value="2152" calcext:value-type="float">
            <text:p>2152</text:p>
          </table:table-cell>
          <table:table-cell table:formula="of:=ROUNDDOWN([.$A233]/3)*3*ROUNDDOWN([.$B233]/3)*3" office:value-type="float" office:value="2016" calcext:value-type="float">
            <text:p>2016</text:p>
          </table:table-cell>
          <table:table-cell table:formula="of:=[.$J233]&gt;=SUM([.$C233:.$H233])*9" office:value-type="boolean" office:boolean-value="false" calcext:value-type="boolean">
            <text:p>FALSE</text:p>
          </table:table-cell>
          <table:table-cell table:formula="of:=[.$I233]&gt;[.$A233]*[.$B23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formula="of:=SUMPRODUCT([.$C$1:.$H$1];[.$C234:.$H234])" office:value-type="float" office:value="1110" calcext:value-type="float">
            <text:p>1110</text:p>
          </table:table-cell>
          <table:table-cell table:formula="of:=ROUNDDOWN([.$A234]/3)*3*ROUNDDOWN([.$B234]/3)*3" office:value-type="float" office:value="1512" calcext:value-type="float">
            <text:p>1512</text:p>
          </table:table-cell>
          <table:table-cell table:formula="of:=[.$J234]&gt;=SUM([.$C234:.$H234])*9" office:value-type="boolean" office:boolean-value="true" calcext:value-type="boolean">
            <text:p>TRUE</text:p>
          </table:table-cell>
          <table:table-cell table:formula="of:=[.$I234]&gt;[.$A234]*[.$B23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table:formula="of:=SUMPRODUCT([.$C$1:.$H$1];[.$C235:.$H235])" office:value-type="float" office:value="2251" calcext:value-type="float">
            <text:p>2251</text:p>
          </table:table-cell>
          <table:table-cell table:formula="of:=ROUNDDOWN([.$A235]/3)*3*ROUNDDOWN([.$B235]/3)*3" office:value-type="float" office:value="2160" calcext:value-type="float">
            <text:p>2160</text:p>
          </table:table-cell>
          <table:table-cell table:formula="of:=[.$J235]&gt;=SUM([.$C235:.$H235])*9" office:value-type="boolean" office:boolean-value="false" calcext:value-type="boolean">
            <text:p>FALSE</text:p>
          </table:table-cell>
          <table:table-cell table:formula="of:=[.$I235]&gt;[.$A235]*[.$B23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formula="of:=SUMPRODUCT([.$C$1:.$H$1];[.$C236:.$H236])" office:value-type="float" office:value="1079" calcext:value-type="float">
            <text:p>1079</text:p>
          </table:table-cell>
          <table:table-cell table:formula="of:=ROUNDDOWN([.$A236]/3)*3*ROUNDDOWN([.$B236]/3)*3" office:value-type="float" office:value="1521" calcext:value-type="float">
            <text:p>1521</text:p>
          </table:table-cell>
          <table:table-cell table:formula="of:=[.$J236]&gt;=SUM([.$C236:.$H236])*9" office:value-type="boolean" office:boolean-value="true" calcext:value-type="boolean">
            <text:p>TRUE</text:p>
          </table:table-cell>
          <table:table-cell table:formula="of:=[.$I236]&gt;[.$A236]*[.$B23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SUMPRODUCT([.$C$1:.$H$1];[.$C237:.$H237])" office:value-type="float" office:value="1777" calcext:value-type="float">
            <text:p>1777</text:p>
          </table:table-cell>
          <table:table-cell table:formula="of:=ROUNDDOWN([.$A237]/3)*3*ROUNDDOWN([.$B237]/3)*3" office:value-type="float" office:value="1728" calcext:value-type="float">
            <text:p>1728</text:p>
          </table:table-cell>
          <table:table-cell table:formula="of:=[.$J237]&gt;=SUM([.$C237:.$H237])*9" office:value-type="boolean" office:boolean-value="false" calcext:value-type="boolean">
            <text:p>FALSE</text:p>
          </table:table-cell>
          <table:table-cell table:formula="of:=[.$I237]&gt;[.$A237]*[.$B23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formula="of:=SUMPRODUCT([.$C$1:.$H$1];[.$C238:.$H238])" office:value-type="float" office:value="1181" calcext:value-type="float">
            <text:p>1181</text:p>
          </table:table-cell>
          <table:table-cell table:formula="of:=ROUNDDOWN([.$A238]/3)*3*ROUNDDOWN([.$B238]/3)*3" office:value-type="float" office:value="1638" calcext:value-type="float">
            <text:p>1638</text:p>
          </table:table-cell>
          <table:table-cell table:formula="of:=[.$J238]&gt;=SUM([.$C238:.$H238])*9" office:value-type="boolean" office:boolean-value="true" calcext:value-type="boolean">
            <text:p>TRUE</text:p>
          </table:table-cell>
          <table:table-cell table:formula="of:=[.$I238]&gt;[.$A238]*[.$B23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formula="of:=SUMPRODUCT([.$C$1:.$H$1];[.$C239:.$H239])" office:value-type="float" office:value="1226" calcext:value-type="float">
            <text:p>1226</text:p>
          </table:table-cell>
          <table:table-cell table:formula="of:=ROUNDDOWN([.$A239]/3)*3*ROUNDDOWN([.$B239]/3)*3" office:value-type="float" office:value="1089" calcext:value-type="float">
            <text:p>1089</text:p>
          </table:table-cell>
          <table:table-cell table:formula="of:=[.$J239]&gt;=SUM([.$C239:.$H239])*9" office:value-type="boolean" office:boolean-value="false" calcext:value-type="boolean">
            <text:p>FALSE</text:p>
          </table:table-cell>
          <table:table-cell table:formula="of:=[.$I239]&gt;[.$A239]*[.$B23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SUMPRODUCT([.$C$1:.$H$1];[.$C240:.$H240])" office:value-type="float" office:value="764" calcext:value-type="float">
            <text:p>764</text:p>
          </table:table-cell>
          <table:table-cell table:formula="of:=ROUNDDOWN([.$A240]/3)*3*ROUNDDOWN([.$B240]/3)*3" office:value-type="float" office:value="1089" calcext:value-type="float">
            <text:p>1089</text:p>
          </table:table-cell>
          <table:table-cell table:formula="of:=[.$J240]&gt;=SUM([.$C240:.$H240])*9" office:value-type="boolean" office:boolean-value="true" calcext:value-type="boolean">
            <text:p>TRUE</text:p>
          </table:table-cell>
          <table:table-cell table:formula="of:=[.$I240]&gt;[.$A240]*[.$B24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formula="of:=SUMPRODUCT([.$C$1:.$H$1];[.$C241:.$H241])" office:value-type="float" office:value="1443" calcext:value-type="float">
            <text:p>1443</text:p>
          </table:table-cell>
          <table:table-cell table:formula="of:=ROUNDDOWN([.$A241]/3)*3*ROUNDDOWN([.$B241]/3)*3" office:value-type="float" office:value="1404" calcext:value-type="float">
            <text:p>1404</text:p>
          </table:table-cell>
          <table:table-cell table:formula="of:=[.$J241]&gt;=SUM([.$C241:.$H241])*9" office:value-type="boolean" office:boolean-value="false" calcext:value-type="boolean">
            <text:p>FALSE</text:p>
          </table:table-cell>
          <table:table-cell table:formula="of:=[.$I241]&gt;[.$A241]*[.$B24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formula="of:=SUMPRODUCT([.$C$1:.$H$1];[.$C242:.$H242])" office:value-type="float" office:value="1550" calcext:value-type="float">
            <text:p>1550</text:p>
          </table:table-cell>
          <table:table-cell table:formula="of:=ROUNDDOWN([.$A242]/3)*3*ROUNDDOWN([.$B242]/3)*3" office:value-type="float" office:value="1512" calcext:value-type="float">
            <text:p>1512</text:p>
          </table:table-cell>
          <table:table-cell table:formula="of:=[.$J242]&gt;=SUM([.$C242:.$H242])*9" office:value-type="boolean" office:boolean-value="false" calcext:value-type="boolean">
            <text:p>FALSE</text:p>
          </table:table-cell>
          <table:table-cell table:formula="of:=[.$I242]&gt;[.$A242]*[.$B24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formula="of:=SUMPRODUCT([.$C$1:.$H$1];[.$C243:.$H243])" office:value-type="float" office:value="1406" calcext:value-type="float">
            <text:p>1406</text:p>
          </table:table-cell>
          <table:table-cell table:formula="of:=ROUNDDOWN([.$A243]/3)*3*ROUNDDOWN([.$B243]/3)*3" office:value-type="float" office:value="1404" calcext:value-type="float">
            <text:p>1404</text:p>
          </table:table-cell>
          <table:table-cell table:formula="of:=[.$J243]&gt;=SUM([.$C243:.$H243])*9" office:value-type="boolean" office:boolean-value="false" calcext:value-type="boolean">
            <text:p>FALSE</text:p>
          </table:table-cell>
          <table:table-cell table:formula="of:=[.$I243]&gt;[.$A243]*[.$B24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formula="of:=SUMPRODUCT([.$C$1:.$H$1];[.$C244:.$H244])" office:value-type="float" office:value="1360" calcext:value-type="float">
            <text:p>1360</text:p>
          </table:table-cell>
          <table:table-cell table:formula="of:=ROUNDDOWN([.$A244]/3)*3*ROUNDDOWN([.$B244]/3)*3" office:value-type="float" office:value="1890" calcext:value-type="float">
            <text:p>1890</text:p>
          </table:table-cell>
          <table:table-cell table:formula="of:=[.$J244]&gt;=SUM([.$C244:.$H244])*9" office:value-type="boolean" office:boolean-value="true" calcext:value-type="boolean">
            <text:p>TRUE</text:p>
          </table:table-cell>
          <table:table-cell table:formula="of:=[.$I244]&gt;[.$A244]*[.$B24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formula="of:=SUMPRODUCT([.$C$1:.$H$1];[.$C245:.$H245])" office:value-type="float" office:value="1874" calcext:value-type="float">
            <text:p>1874</text:p>
          </table:table-cell>
          <table:table-cell table:formula="of:=ROUNDDOWN([.$A245]/3)*3*ROUNDDOWN([.$B245]/3)*3" office:value-type="float" office:value="1872" calcext:value-type="float">
            <text:p>1872</text:p>
          </table:table-cell>
          <table:table-cell table:formula="of:=[.$J245]&gt;=SUM([.$C245:.$H245])*9" office:value-type="boolean" office:boolean-value="false" calcext:value-type="boolean">
            <text:p>FALSE</text:p>
          </table:table-cell>
          <table:table-cell table:formula="of:=[.$I245]&gt;[.$A245]*[.$B24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formula="of:=SUMPRODUCT([.$C$1:.$H$1];[.$C246:.$H246])" office:value-type="float" office:value="1174" calcext:value-type="float">
            <text:p>1174</text:p>
          </table:table-cell>
          <table:table-cell table:formula="of:=ROUNDDOWN([.$A246]/3)*3*ROUNDDOWN([.$B246]/3)*3" office:value-type="float" office:value="1620" calcext:value-type="float">
            <text:p>1620</text:p>
          </table:table-cell>
          <table:table-cell table:formula="of:=[.$J246]&gt;=SUM([.$C246:.$H246])*9" office:value-type="boolean" office:boolean-value="true" calcext:value-type="boolean">
            <text:p>TRUE</text:p>
          </table:table-cell>
          <table:table-cell table:formula="of:=[.$I246]&gt;[.$A246]*[.$B24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table:formula="of:=SUMPRODUCT([.$C$1:.$H$1];[.$C247:.$H247])" office:value-type="float" office:value="1980" calcext:value-type="float">
            <text:p>1980</text:p>
          </table:table-cell>
          <table:table-cell table:formula="of:=ROUNDDOWN([.$A247]/3)*3*ROUNDDOWN([.$B247]/3)*3" office:value-type="float" office:value="1890" calcext:value-type="float">
            <text:p>1890</text:p>
          </table:table-cell>
          <table:table-cell table:formula="of:=[.$J247]&gt;=SUM([.$C247:.$H247])*9" office:value-type="boolean" office:boolean-value="false" calcext:value-type="boolean">
            <text:p>FALSE</text:p>
          </table:table-cell>
          <table:table-cell table:formula="of:=[.$I247]&gt;[.$A247]*[.$B24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SUMPRODUCT([.$C$1:.$H$1];[.$C248:.$H248])" office:value-type="float" office:value="1483" calcext:value-type="float">
            <text:p>1483</text:p>
          </table:table-cell>
          <table:table-cell table:formula="of:=ROUNDDOWN([.$A248]/3)*3*ROUNDDOWN([.$B248]/3)*3" office:value-type="float" office:value="1404" calcext:value-type="float">
            <text:p>1404</text:p>
          </table:table-cell>
          <table:table-cell table:formula="of:=[.$J248]&gt;=SUM([.$C248:.$H248])*9" office:value-type="boolean" office:boolean-value="false" calcext:value-type="boolean">
            <text:p>FALSE</text:p>
          </table:table-cell>
          <table:table-cell table:formula="of:=[.$I248]&gt;[.$A248]*[.$B24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formula="of:=SUMPRODUCT([.$C$1:.$H$1];[.$C249:.$H249])" office:value-type="float" office:value="1288" calcext:value-type="float">
            <text:p>1288</text:p>
          </table:table-cell>
          <table:table-cell table:formula="of:=ROUNDDOWN([.$A249]/3)*3*ROUNDDOWN([.$B249]/3)*3" office:value-type="float" office:value="1764" calcext:value-type="float">
            <text:p>1764</text:p>
          </table:table-cell>
          <table:table-cell table:formula="of:=[.$J249]&gt;=SUM([.$C249:.$H249])*9" office:value-type="boolean" office:boolean-value="true" calcext:value-type="boolean">
            <text:p>TRUE</text:p>
          </table:table-cell>
          <table:table-cell table:formula="of:=[.$I249]&gt;[.$A249]*[.$B24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table:formula="of:=SUMPRODUCT([.$C$1:.$H$1];[.$C250:.$H250])" office:value-type="float" office:value="2023" calcext:value-type="float">
            <text:p>2023</text:p>
          </table:table-cell>
          <table:table-cell table:formula="of:=ROUNDDOWN([.$A250]/3)*3*ROUNDDOWN([.$B250]/3)*3" office:value-type="float" office:value="1890" calcext:value-type="float">
            <text:p>1890</text:p>
          </table:table-cell>
          <table:table-cell table:formula="of:=[.$J250]&gt;=SUM([.$C250:.$H250])*9" office:value-type="boolean" office:boolean-value="false" calcext:value-type="boolean">
            <text:p>FALSE</text:p>
          </table:table-cell>
          <table:table-cell table:formula="of:=[.$I250]&gt;[.$A250]*[.$B25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formula="of:=SUMPRODUCT([.$C$1:.$H$1];[.$C251:.$H251])" office:value-type="float" office:value="1695" calcext:value-type="float">
            <text:p>1695</text:p>
          </table:table-cell>
          <table:table-cell table:formula="of:=ROUNDDOWN([.$A251]/3)*3*ROUNDDOWN([.$B251]/3)*3" office:value-type="float" office:value="1620" calcext:value-type="float">
            <text:p>1620</text:p>
          </table:table-cell>
          <table:table-cell table:formula="of:=[.$J251]&gt;=SUM([.$C251:.$H251])*9" office:value-type="boolean" office:boolean-value="false" calcext:value-type="boolean">
            <text:p>FALSE</text:p>
          </table:table-cell>
          <table:table-cell table:formula="of:=[.$I251]&gt;[.$A251]*[.$B25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formula="of:=SUMPRODUCT([.$C$1:.$H$1];[.$C252:.$H252])" office:value-type="float" office:value="1105" calcext:value-type="float">
            <text:p>1105</text:p>
          </table:table-cell>
          <table:table-cell table:formula="of:=ROUNDDOWN([.$A252]/3)*3*ROUNDDOWN([.$B252]/3)*3" office:value-type="float" office:value="1521" calcext:value-type="float">
            <text:p>1521</text:p>
          </table:table-cell>
          <table:table-cell table:formula="of:=[.$J252]&gt;=SUM([.$C252:.$H252])*9" office:value-type="boolean" office:boolean-value="true" calcext:value-type="boolean">
            <text:p>TRUE</text:p>
          </table:table-cell>
          <table:table-cell table:formula="of:=[.$I252]&gt;[.$A252]*[.$B25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SUMPRODUCT([.$C$1:.$H$1];[.$C253:.$H253])" office:value-type="float" office:value="1075" calcext:value-type="float">
            <text:p>1075</text:p>
          </table:table-cell>
          <table:table-cell table:formula="of:=ROUNDDOWN([.$A253]/3)*3*ROUNDDOWN([.$B253]/3)*3" office:value-type="float" office:value="1485" calcext:value-type="float">
            <text:p>1485</text:p>
          </table:table-cell>
          <table:table-cell table:formula="of:=[.$J253]&gt;=SUM([.$C253:.$H253])*9" office:value-type="boolean" office:boolean-value="true" calcext:value-type="boolean">
            <text:p>TRUE</text:p>
          </table:table-cell>
          <table:table-cell table:formula="of:=[.$I253]&gt;[.$A253]*[.$B25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formula="of:=SUMPRODUCT([.$C$1:.$H$1];[.$C254:.$H254])" office:value-type="float" office:value="1082" calcext:value-type="float">
            <text:p>1082</text:p>
          </table:table-cell>
          <table:table-cell table:formula="of:=ROUNDDOWN([.$A254]/3)*3*ROUNDDOWN([.$B254]/3)*3" office:value-type="float" office:value="1521" calcext:value-type="float">
            <text:p>1521</text:p>
          </table:table-cell>
          <table:table-cell table:formula="of:=[.$J254]&gt;=SUM([.$C254:.$H254])*9" office:value-type="boolean" office:boolean-value="true" calcext:value-type="boolean">
            <text:p>TRUE</text:p>
          </table:table-cell>
          <table:table-cell table:formula="of:=[.$I254]&gt;[.$A254]*[.$B25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formula="of:=SUMPRODUCT([.$C$1:.$H$1];[.$C255:.$H255])" office:value-type="float" office:value="1438" calcext:value-type="float">
            <text:p>1438</text:p>
          </table:table-cell>
          <table:table-cell table:formula="of:=ROUNDDOWN([.$A255]/3)*3*ROUNDDOWN([.$B255]/3)*3" office:value-type="float" office:value="1287" calcext:value-type="float">
            <text:p>1287</text:p>
          </table:table-cell>
          <table:table-cell table:formula="of:=[.$J255]&gt;=SUM([.$C255:.$H255])*9" office:value-type="boolean" office:boolean-value="false" calcext:value-type="boolean">
            <text:p>FALSE</text:p>
          </table:table-cell>
          <table:table-cell table:formula="of:=[.$I255]&gt;[.$A255]*[.$B25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table:formula="of:=SUMPRODUCT([.$C$1:.$H$1];[.$C256:.$H256])" office:value-type="float" office:value="2071" calcext:value-type="float">
            <text:p>2071</text:p>
          </table:table-cell>
          <table:table-cell table:formula="of:=ROUNDDOWN([.$A256]/3)*3*ROUNDDOWN([.$B256]/3)*3" office:value-type="float" office:value="2025" calcext:value-type="float">
            <text:p>2025</text:p>
          </table:table-cell>
          <table:table-cell table:formula="of:=[.$J256]&gt;=SUM([.$C256:.$H256])*9" office:value-type="boolean" office:boolean-value="false" calcext:value-type="boolean">
            <text:p>FALSE</text:p>
          </table:table-cell>
          <table:table-cell table:formula="of:=[.$I256]&gt;[.$A256]*[.$B25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table:formula="of:=SUMPRODUCT([.$C$1:.$H$1];[.$C257:.$H257])" office:value-type="float" office:value="2071" calcext:value-type="float">
            <text:p>2071</text:p>
          </table:table-cell>
          <table:table-cell table:formula="of:=ROUNDDOWN([.$A257]/3)*3*ROUNDDOWN([.$B257]/3)*3" office:value-type="float" office:value="2025" calcext:value-type="float">
            <text:p>2025</text:p>
          </table:table-cell>
          <table:table-cell table:formula="of:=[.$J257]&gt;=SUM([.$C257:.$H257])*9" office:value-type="boolean" office:boolean-value="false" calcext:value-type="boolean">
            <text:p>FALSE</text:p>
          </table:table-cell>
          <table:table-cell table:formula="of:=[.$I257]&gt;[.$A257]*[.$B25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formula="of:=SUMPRODUCT([.$C$1:.$H$1];[.$C258:.$H258])" office:value-type="float" office:value="1485" calcext:value-type="float">
            <text:p>1485</text:p>
          </table:table-cell>
          <table:table-cell table:formula="of:=ROUNDDOWN([.$A258]/3)*3*ROUNDDOWN([.$B258]/3)*3" office:value-type="float" office:value="1404" calcext:value-type="float">
            <text:p>1404</text:p>
          </table:table-cell>
          <table:table-cell table:formula="of:=[.$J258]&gt;=SUM([.$C258:.$H258])*9" office:value-type="boolean" office:boolean-value="false" calcext:value-type="boolean">
            <text:p>FALSE</text:p>
          </table:table-cell>
          <table:table-cell table:formula="of:=[.$I258]&gt;[.$A258]*[.$B25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table:formula="of:=SUMPRODUCT([.$C$1:.$H$1];[.$C259:.$H259])" office:value-type="float" office:value="1643" calcext:value-type="float">
            <text:p>1643</text:p>
          </table:table-cell>
          <table:table-cell table:formula="of:=ROUNDDOWN([.$A259]/3)*3*ROUNDDOWN([.$B259]/3)*3" office:value-type="float" office:value="2304" calcext:value-type="float">
            <text:p>2304</text:p>
          </table:table-cell>
          <table:table-cell table:formula="of:=[.$J259]&gt;=SUM([.$C259:.$H259])*9" office:value-type="boolean" office:boolean-value="true" calcext:value-type="boolean">
            <text:p>TRUE</text:p>
          </table:table-cell>
          <table:table-cell table:formula="of:=[.$I259]&gt;[.$A259]*[.$B25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SUMPRODUCT([.$C$1:.$H$1];[.$C260:.$H260])" office:value-type="float" office:value="1863" calcext:value-type="float">
            <text:p>1863</text:p>
          </table:table-cell>
          <table:table-cell table:formula="of:=ROUNDDOWN([.$A260]/3)*3*ROUNDDOWN([.$B260]/3)*3" office:value-type="float" office:value="1728" calcext:value-type="float">
            <text:p>1728</text:p>
          </table:table-cell>
          <table:table-cell table:formula="of:=[.$J260]&gt;=SUM([.$C260:.$H260])*9" office:value-type="boolean" office:boolean-value="false" calcext:value-type="boolean">
            <text:p>FALSE</text:p>
          </table:table-cell>
          <table:table-cell table:formula="of:=[.$I260]&gt;[.$A260]*[.$B26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SUMPRODUCT([.$C$1:.$H$1];[.$C261:.$H261])" office:value-type="float" office:value="1751" calcext:value-type="float">
            <text:p>1751</text:p>
          </table:table-cell>
          <table:table-cell table:formula="of:=ROUNDDOWN([.$A261]/3)*3*ROUNDDOWN([.$B261]/3)*3" office:value-type="float" office:value="1584" calcext:value-type="float">
            <text:p>1584</text:p>
          </table:table-cell>
          <table:table-cell table:formula="of:=[.$J261]&gt;=SUM([.$C261:.$H261])*9" office:value-type="boolean" office:boolean-value="false" calcext:value-type="boolean">
            <text:p>FALSE</text:p>
          </table:table-cell>
          <table:table-cell table:formula="of:=[.$I261]&gt;[.$A261]*[.$B26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SUMPRODUCT([.$C$1:.$H$1];[.$C262:.$H262])" office:value-type="float" office:value="1067" calcext:value-type="float">
            <text:p>1067</text:p>
          </table:table-cell>
          <table:table-cell table:formula="of:=ROUNDDOWN([.$A262]/3)*3*ROUNDDOWN([.$B262]/3)*3" office:value-type="float" office:value="1485" calcext:value-type="float">
            <text:p>1485</text:p>
          </table:table-cell>
          <table:table-cell table:formula="of:=[.$J262]&gt;=SUM([.$C262:.$H262])*9" office:value-type="boolean" office:boolean-value="true" calcext:value-type="boolean">
            <text:p>TRUE</text:p>
          </table:table-cell>
          <table:table-cell table:formula="of:=[.$I262]&gt;[.$A262]*[.$B26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formula="of:=SUMPRODUCT([.$C$1:.$H$1];[.$C263:.$H263])" office:value-type="float" office:value="1640" calcext:value-type="float">
            <text:p>1640</text:p>
          </table:table-cell>
          <table:table-cell table:formula="of:=ROUNDDOWN([.$A263]/3)*3*ROUNDDOWN([.$B263]/3)*3" office:value-type="float" office:value="1638" calcext:value-type="float">
            <text:p>1638</text:p>
          </table:table-cell>
          <table:table-cell table:formula="of:=[.$J263]&gt;=SUM([.$C263:.$H263])*9" office:value-type="boolean" office:boolean-value="false" calcext:value-type="boolean">
            <text:p>FALSE</text:p>
          </table:table-cell>
          <table:table-cell table:formula="of:=[.$I263]&gt;[.$A263]*[.$B26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formula="of:=SUMPRODUCT([.$C$1:.$H$1];[.$C264:.$H264])" office:value-type="float" office:value="1018" calcext:value-type="float">
            <text:p>1018</text:p>
          </table:table-cell>
          <table:table-cell table:formula="of:=ROUNDDOWN([.$A264]/3)*3*ROUNDDOWN([.$B264]/3)*3" office:value-type="float" office:value="1386" calcext:value-type="float">
            <text:p>1386</text:p>
          </table:table-cell>
          <table:table-cell table:formula="of:=[.$J264]&gt;=SUM([.$C264:.$H264])*9" office:value-type="boolean" office:boolean-value="true" calcext:value-type="boolean">
            <text:p>TRUE</text:p>
          </table:table-cell>
          <table:table-cell table:formula="of:=[.$I264]&gt;[.$A264]*[.$B26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formula="of:=SUMPRODUCT([.$C$1:.$H$1];[.$C265:.$H265])" office:value-type="float" office:value="1850" calcext:value-type="float">
            <text:p>1850</text:p>
          </table:table-cell>
          <table:table-cell table:formula="of:=ROUNDDOWN([.$A265]/3)*3*ROUNDDOWN([.$B265]/3)*3" office:value-type="float" office:value="1764" calcext:value-type="float">
            <text:p>1764</text:p>
          </table:table-cell>
          <table:table-cell table:formula="of:=[.$J265]&gt;=SUM([.$C265:.$H265])*9" office:value-type="boolean" office:boolean-value="false" calcext:value-type="boolean">
            <text:p>FALSE</text:p>
          </table:table-cell>
          <table:table-cell table:formula="of:=[.$I265]&gt;[.$A265]*[.$B26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formula="of:=SUMPRODUCT([.$C$1:.$H$1];[.$C266:.$H266])" office:value-type="float" office:value="2157" calcext:value-type="float">
            <text:p>2157</text:p>
          </table:table-cell>
          <table:table-cell table:formula="of:=ROUNDDOWN([.$A266]/3)*3*ROUNDDOWN([.$B266]/3)*3" office:value-type="float" office:value="2016" calcext:value-type="float">
            <text:p>2016</text:p>
          </table:table-cell>
          <table:table-cell table:formula="of:=[.$J266]&gt;=SUM([.$C266:.$H266])*9" office:value-type="boolean" office:boolean-value="false" calcext:value-type="boolean">
            <text:p>FALSE</text:p>
          </table:table-cell>
          <table:table-cell table:formula="of:=[.$I266]&gt;[.$A266]*[.$B26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formula="of:=SUMPRODUCT([.$C$1:.$H$1];[.$C267:.$H267])" office:value-type="float" office:value="1099" calcext:value-type="float">
            <text:p>1099</text:p>
          </table:table-cell>
          <table:table-cell table:formula="of:=ROUNDDOWN([.$A267]/3)*3*ROUNDDOWN([.$B267]/3)*3" office:value-type="float" office:value="1521" calcext:value-type="float">
            <text:p>1521</text:p>
          </table:table-cell>
          <table:table-cell table:formula="of:=[.$J267]&gt;=SUM([.$C267:.$H267])*9" office:value-type="boolean" office:boolean-value="true" calcext:value-type="boolean">
            <text:p>TRUE</text:p>
          </table:table-cell>
          <table:table-cell table:formula="of:=[.$I267]&gt;[.$A267]*[.$B26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SUMPRODUCT([.$C$1:.$H$1];[.$C268:.$H268])" office:value-type="float" office:value="1826" calcext:value-type="float">
            <text:p>1826</text:p>
          </table:table-cell>
          <table:table-cell table:formula="of:=ROUNDDOWN([.$A268]/3)*3*ROUNDDOWN([.$B268]/3)*3" office:value-type="float" office:value="1728" calcext:value-type="float">
            <text:p>1728</text:p>
          </table:table-cell>
          <table:table-cell table:formula="of:=[.$J268]&gt;=SUM([.$C268:.$H268])*9" office:value-type="boolean" office:boolean-value="false" calcext:value-type="boolean">
            <text:p>FALSE</text:p>
          </table:table-cell>
          <table:table-cell table:formula="of:=[.$I268]&gt;[.$A268]*[.$B26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SUMPRODUCT([.$C$1:.$H$1];[.$C269:.$H269])" office:value-type="float" office:value="1864" calcext:value-type="float">
            <text:p>1864</text:p>
          </table:table-cell>
          <table:table-cell table:formula="of:=ROUNDDOWN([.$A269]/3)*3*ROUNDDOWN([.$B269]/3)*3" office:value-type="float" office:value="1728" calcext:value-type="float">
            <text:p>1728</text:p>
          </table:table-cell>
          <table:table-cell table:formula="of:=[.$J269]&gt;=SUM([.$C269:.$H269])*9" office:value-type="boolean" office:boolean-value="false" calcext:value-type="boolean">
            <text:p>FALSE</text:p>
          </table:table-cell>
          <table:table-cell table:formula="of:=[.$I269]&gt;[.$A269]*[.$B26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formula="of:=SUMPRODUCT([.$C$1:.$H$1];[.$C270:.$H270])" office:value-type="float" office:value="1369" calcext:value-type="float">
            <text:p>1369</text:p>
          </table:table-cell>
          <table:table-cell table:formula="of:=ROUNDDOWN([.$A270]/3)*3*ROUNDDOWN([.$B270]/3)*3" office:value-type="float" office:value="1296" calcext:value-type="float">
            <text:p>1296</text:p>
          </table:table-cell>
          <table:table-cell table:formula="of:=[.$J270]&gt;=SUM([.$C270:.$H270])*9" office:value-type="boolean" office:boolean-value="false" calcext:value-type="boolean">
            <text:p>FALSE</text:p>
          </table:table-cell>
          <table:table-cell table:formula="of:=[.$I270]&gt;[.$A270]*[.$B27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SUMPRODUCT([.$C$1:.$H$1];[.$C271:.$H271])" office:value-type="float" office:value="1008" calcext:value-type="float">
            <text:p>1008</text:p>
          </table:table-cell>
          <table:table-cell table:formula="of:=ROUNDDOWN([.$A271]/3)*3*ROUNDDOWN([.$B271]/3)*3" office:value-type="float" office:value="1404" calcext:value-type="float">
            <text:p>1404</text:p>
          </table:table-cell>
          <table:table-cell table:formula="of:=[.$J271]&gt;=SUM([.$C271:.$H271])*9" office:value-type="boolean" office:boolean-value="true" calcext:value-type="boolean">
            <text:p>TRUE</text:p>
          </table:table-cell>
          <table:table-cell table:formula="of:=[.$I271]&gt;[.$A271]*[.$B27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formula="of:=SUMPRODUCT([.$C$1:.$H$1];[.$C272:.$H272])" office:value-type="float" office:value="1470" calcext:value-type="float">
            <text:p>1470</text:p>
          </table:table-cell>
          <table:table-cell table:formula="of:=ROUNDDOWN([.$A272]/3)*3*ROUNDDOWN([.$B272]/3)*3" office:value-type="float" office:value="2016" calcext:value-type="float">
            <text:p>2016</text:p>
          </table:table-cell>
          <table:table-cell table:formula="of:=[.$J272]&gt;=SUM([.$C272:.$H272])*9" office:value-type="boolean" office:boolean-value="true" calcext:value-type="boolean">
            <text:p>TRUE</text:p>
          </table:table-cell>
          <table:table-cell table:formula="of:=[.$I272]&gt;[.$A272]*[.$B27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formula="of:=SUMPRODUCT([.$C$1:.$H$1];[.$C273:.$H273])" office:value-type="float" office:value="1124" calcext:value-type="float">
            <text:p>1124</text:p>
          </table:table-cell>
          <table:table-cell table:formula="of:=ROUNDDOWN([.$A273]/3)*3*ROUNDDOWN([.$B273]/3)*3" office:value-type="float" office:value="1584" calcext:value-type="float">
            <text:p>1584</text:p>
          </table:table-cell>
          <table:table-cell table:formula="of:=[.$J273]&gt;=SUM([.$C273:.$H273])*9" office:value-type="boolean" office:boolean-value="true" calcext:value-type="boolean">
            <text:p>TRUE</text:p>
          </table:table-cell>
          <table:table-cell table:formula="of:=[.$I273]&gt;[.$A273]*[.$B27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formula="of:=SUMPRODUCT([.$C$1:.$H$1];[.$C274:.$H274])" office:value-type="float" office:value="1478" calcext:value-type="float">
            <text:p>1478</text:p>
          </table:table-cell>
          <table:table-cell table:formula="of:=ROUNDDOWN([.$A274]/3)*3*ROUNDDOWN([.$B274]/3)*3" office:value-type="float" office:value="2025" calcext:value-type="float">
            <text:p>2025</text:p>
          </table:table-cell>
          <table:table-cell table:formula="of:=[.$J274]&gt;=SUM([.$C274:.$H274])*9" office:value-type="boolean" office:boolean-value="true" calcext:value-type="boolean">
            <text:p>TRUE</text:p>
          </table:table-cell>
          <table:table-cell table:formula="of:=[.$I274]&gt;[.$A274]*[.$B27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formula="of:=SUMPRODUCT([.$C$1:.$H$1];[.$C275:.$H275])" office:value-type="float" office:value="1541" calcext:value-type="float">
            <text:p>1541</text:p>
          </table:table-cell>
          <table:table-cell table:formula="of:=ROUNDDOWN([.$A275]/3)*3*ROUNDDOWN([.$B275]/3)*3" office:value-type="float" office:value="1386" calcext:value-type="float">
            <text:p>1386</text:p>
          </table:table-cell>
          <table:table-cell table:formula="of:=[.$J275]&gt;=SUM([.$C275:.$H275])*9" office:value-type="boolean" office:boolean-value="false" calcext:value-type="boolean">
            <text:p>FALSE</text:p>
          </table:table-cell>
          <table:table-cell table:formula="of:=[.$I275]&gt;[.$A275]*[.$B27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SUMPRODUCT([.$C$1:.$H$1];[.$C276:.$H276])" office:value-type="float" office:value="1250" calcext:value-type="float">
            <text:p>1250</text:p>
          </table:table-cell>
          <table:table-cell table:formula="of:=ROUNDDOWN([.$A276]/3)*3*ROUNDDOWN([.$B276]/3)*3" office:value-type="float" office:value="1728" calcext:value-type="float">
            <text:p>1728</text:p>
          </table:table-cell>
          <table:table-cell table:formula="of:=[.$J276]&gt;=SUM([.$C276:.$H276])*9" office:value-type="boolean" office:boolean-value="true" calcext:value-type="boolean">
            <text:p>TRUE</text:p>
          </table:table-cell>
          <table:table-cell table:formula="of:=[.$I276]&gt;[.$A276]*[.$B27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formula="of:=SUMPRODUCT([.$C$1:.$H$1];[.$C277:.$H277])" office:value-type="float" office:value="1364" calcext:value-type="float">
            <text:p>1364</text:p>
          </table:table-cell>
          <table:table-cell table:formula="of:=ROUNDDOWN([.$A277]/3)*3*ROUNDDOWN([.$B277]/3)*3" office:value-type="float" office:value="1890" calcext:value-type="float">
            <text:p>1890</text:p>
          </table:table-cell>
          <table:table-cell table:formula="of:=[.$J277]&gt;=SUM([.$C277:.$H277])*9" office:value-type="boolean" office:boolean-value="true" calcext:value-type="boolean">
            <text:p>TRUE</text:p>
          </table:table-cell>
          <table:table-cell table:formula="of:=[.$I277]&gt;[.$A277]*[.$B27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SUMPRODUCT([.$C$1:.$H$1];[.$C278:.$H278])" office:value-type="float" office:value="1554" calcext:value-type="float">
            <text:p>1554</text:p>
          </table:table-cell>
          <table:table-cell table:formula="of:=ROUNDDOWN([.$A278]/3)*3*ROUNDDOWN([.$B278]/3)*3" office:value-type="float" office:value="2160" calcext:value-type="float">
            <text:p>2160</text:p>
          </table:table-cell>
          <table:table-cell table:formula="of:=[.$J278]&gt;=SUM([.$C278:.$H278])*9" office:value-type="boolean" office:boolean-value="true" calcext:value-type="boolean">
            <text:p>TRUE</text:p>
          </table:table-cell>
          <table:table-cell table:formula="of:=[.$I278]&gt;[.$A278]*[.$B27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formula="of:=SUMPRODUCT([.$C$1:.$H$1];[.$C279:.$H279])" office:value-type="float" office:value="2354" calcext:value-type="float">
            <text:p>2354</text:p>
          </table:table-cell>
          <table:table-cell table:formula="of:=ROUNDDOWN([.$A279]/3)*3*ROUNDDOWN([.$B279]/3)*3" office:value-type="float" office:value="2304" calcext:value-type="float">
            <text:p>2304</text:p>
          </table:table-cell>
          <table:table-cell table:formula="of:=[.$J279]&gt;=SUM([.$C279:.$H279])*9" office:value-type="boolean" office:boolean-value="false" calcext:value-type="boolean">
            <text:p>FALSE</text:p>
          </table:table-cell>
          <table:table-cell table:formula="of:=[.$I279]&gt;[.$A279]*[.$B27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formula="of:=SUMPRODUCT([.$C$1:.$H$1];[.$C280:.$H280])" office:value-type="float" office:value="1705" calcext:value-type="float">
            <text:p>1705</text:p>
          </table:table-cell>
          <table:table-cell table:formula="of:=ROUNDDOWN([.$A280]/3)*3*ROUNDDOWN([.$B280]/3)*3" office:value-type="float" office:value="1620" calcext:value-type="float">
            <text:p>1620</text:p>
          </table:table-cell>
          <table:table-cell table:formula="of:=[.$J280]&gt;=SUM([.$C280:.$H280])*9" office:value-type="boolean" office:boolean-value="false" calcext:value-type="boolean">
            <text:p>FALSE</text:p>
          </table:table-cell>
          <table:table-cell table:formula="of:=[.$I280]&gt;[.$A280]*[.$B28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formula="of:=SUMPRODUCT([.$C$1:.$H$1];[.$C281:.$H281])" office:value-type="float" office:value="1623" calcext:value-type="float">
            <text:p>1623</text:p>
          </table:table-cell>
          <table:table-cell table:formula="of:=ROUNDDOWN([.$A281]/3)*3*ROUNDDOWN([.$B281]/3)*3" office:value-type="float" office:value="1620" calcext:value-type="float">
            <text:p>1620</text:p>
          </table:table-cell>
          <table:table-cell table:formula="of:=[.$J281]&gt;=SUM([.$C281:.$H281])*9" office:value-type="boolean" office:boolean-value="false" calcext:value-type="boolean">
            <text:p>FALSE</text:p>
          </table:table-cell>
          <table:table-cell table:formula="of:=[.$I281]&gt;[.$A281]*[.$B28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formula="of:=SUMPRODUCT([.$C$1:.$H$1];[.$C282:.$H282])" office:value-type="float" office:value="1683" calcext:value-type="float">
            <text:p>1683</text:p>
          </table:table-cell>
          <table:table-cell table:formula="of:=ROUNDDOWN([.$A282]/3)*3*ROUNDDOWN([.$B282]/3)*3" office:value-type="float" office:value="1638" calcext:value-type="float">
            <text:p>1638</text:p>
          </table:table-cell>
          <table:table-cell table:formula="of:=[.$J282]&gt;=SUM([.$C282:.$H282])*9" office:value-type="boolean" office:boolean-value="false" calcext:value-type="boolean">
            <text:p>FALSE</text:p>
          </table:table-cell>
          <table:table-cell table:formula="of:=[.$I282]&gt;[.$A282]*[.$B28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table:formula="of:=SUMPRODUCT([.$C$1:.$H$1];[.$C283:.$H283])" office:value-type="float" office:value="1368" calcext:value-type="float">
            <text:p>1368</text:p>
          </table:table-cell>
          <table:table-cell table:formula="of:=ROUNDDOWN([.$A283]/3)*3*ROUNDDOWN([.$B283]/3)*3" office:value-type="float" office:value="1287" calcext:value-type="float">
            <text:p>1287</text:p>
          </table:table-cell>
          <table:table-cell table:formula="of:=[.$J283]&gt;=SUM([.$C283:.$H283])*9" office:value-type="boolean" office:boolean-value="false" calcext:value-type="boolean">
            <text:p>FALSE</text:p>
          </table:table-cell>
          <table:table-cell table:formula="of:=[.$I283]&gt;[.$A283]*[.$B28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table:formula="of:=SUMPRODUCT([.$C$1:.$H$1];[.$C284:.$H284])" office:value-type="float" office:value="1353" calcext:value-type="float">
            <text:p>1353</text:p>
          </table:table-cell>
          <table:table-cell table:formula="of:=ROUNDDOWN([.$A284]/3)*3*ROUNDDOWN([.$B284]/3)*3" office:value-type="float" office:value="1890" calcext:value-type="float">
            <text:p>1890</text:p>
          </table:table-cell>
          <table:table-cell table:formula="of:=[.$J284]&gt;=SUM([.$C284:.$H284])*9" office:value-type="boolean" office:boolean-value="true" calcext:value-type="boolean">
            <text:p>TRUE</text:p>
          </table:table-cell>
          <table:table-cell table:formula="of:=[.$I284]&gt;[.$A284]*[.$B28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formula="of:=SUMPRODUCT([.$C$1:.$H$1];[.$C285:.$H285])" office:value-type="float" office:value="2023" calcext:value-type="float">
            <text:p>2023</text:p>
          </table:table-cell>
          <table:table-cell table:formula="of:=ROUNDDOWN([.$A285]/3)*3*ROUNDDOWN([.$B285]/3)*3" office:value-type="float" office:value="1890" calcext:value-type="float">
            <text:p>1890</text:p>
          </table:table-cell>
          <table:table-cell table:formula="of:=[.$J285]&gt;=SUM([.$C285:.$H285])*9" office:value-type="boolean" office:boolean-value="false" calcext:value-type="boolean">
            <text:p>FALSE</text:p>
          </table:table-cell>
          <table:table-cell table:formula="of:=[.$I285]&gt;[.$A285]*[.$B28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formula="of:=SUMPRODUCT([.$C$1:.$H$1];[.$C286:.$H286])" office:value-type="float" office:value="1514" calcext:value-type="float">
            <text:p>1514</text:p>
          </table:table-cell>
          <table:table-cell table:formula="of:=ROUNDDOWN([.$A286]/3)*3*ROUNDDOWN([.$B286]/3)*3" office:value-type="float" office:value="1512" calcext:value-type="float">
            <text:p>1512</text:p>
          </table:table-cell>
          <table:table-cell table:formula="of:=[.$J286]&gt;=SUM([.$C286:.$H286])*9" office:value-type="boolean" office:boolean-value="false" calcext:value-type="boolean">
            <text:p>FALSE</text:p>
          </table:table-cell>
          <table:table-cell table:formula="of:=[.$I286]&gt;[.$A286]*[.$B28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table:formula="of:=SUMPRODUCT([.$C$1:.$H$1];[.$C287:.$H287])" office:value-type="float" office:value="2453" calcext:value-type="float">
            <text:p>2453</text:p>
          </table:table-cell>
          <table:table-cell table:formula="of:=ROUNDDOWN([.$A287]/3)*3*ROUNDDOWN([.$B287]/3)*3" office:value-type="float" office:value="2304" calcext:value-type="float">
            <text:p>2304</text:p>
          </table:table-cell>
          <table:table-cell table:formula="of:=[.$J287]&gt;=SUM([.$C287:.$H287])*9" office:value-type="boolean" office:boolean-value="false" calcext:value-type="boolean">
            <text:p>FALSE</text:p>
          </table:table-cell>
          <table:table-cell table:formula="of:=[.$I287]&gt;[.$A287]*[.$B28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SUMPRODUCT([.$C$1:.$H$1];[.$C288:.$H288])" office:value-type="float" office:value="1344" calcext:value-type="float">
            <text:p>1344</text:p>
          </table:table-cell>
          <table:table-cell table:formula="of:=ROUNDDOWN([.$A288]/3)*3*ROUNDDOWN([.$B288]/3)*3" office:value-type="float" office:value="1872" calcext:value-type="float">
            <text:p>1872</text:p>
          </table:table-cell>
          <table:table-cell table:formula="of:=[.$J288]&gt;=SUM([.$C288:.$H288])*9" office:value-type="boolean" office:boolean-value="true" calcext:value-type="boolean">
            <text:p>TRUE</text:p>
          </table:table-cell>
          <table:table-cell table:formula="of:=[.$I288]&gt;[.$A288]*[.$B28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table:formula="of:=SUMPRODUCT([.$C$1:.$H$1];[.$C289:.$H289])" office:value-type="float" office:value="1673" calcext:value-type="float">
            <text:p>1673</text:p>
          </table:table-cell>
          <table:table-cell table:formula="of:=ROUNDDOWN([.$A289]/3)*3*ROUNDDOWN([.$B289]/3)*3" office:value-type="float" office:value="1512" calcext:value-type="float">
            <text:p>1512</text:p>
          </table:table-cell>
          <table:table-cell table:formula="of:=[.$J289]&gt;=SUM([.$C289:.$H289])*9" office:value-type="boolean" office:boolean-value="false" calcext:value-type="boolean">
            <text:p>FALSE</text:p>
          </table:table-cell>
          <table:table-cell table:formula="of:=[.$I289]&gt;[.$A289]*[.$B28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formula="of:=SUMPRODUCT([.$C$1:.$H$1];[.$C290:.$H290])" office:value-type="float" office:value="1796" calcext:value-type="float">
            <text:p>1796</text:p>
          </table:table-cell>
          <table:table-cell table:formula="of:=ROUNDDOWN([.$A290]/3)*3*ROUNDDOWN([.$B290]/3)*3" office:value-type="float" office:value="1755" calcext:value-type="float">
            <text:p>1755</text:p>
          </table:table-cell>
          <table:table-cell table:formula="of:=[.$J290]&gt;=SUM([.$C290:.$H290])*9" office:value-type="boolean" office:boolean-value="false" calcext:value-type="boolean">
            <text:p>FALSE</text:p>
          </table:table-cell>
          <table:table-cell table:formula="of:=[.$I290]&gt;[.$A290]*[.$B29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table:formula="of:=SUMPRODUCT([.$C$1:.$H$1];[.$C291:.$H291])" office:value-type="float" office:value="2003" calcext:value-type="float">
            <text:p>2003</text:p>
          </table:table-cell>
          <table:table-cell table:formula="of:=ROUNDDOWN([.$A291]/3)*3*ROUNDDOWN([.$B291]/3)*3" office:value-type="float" office:value="1872" calcext:value-type="float">
            <text:p>1872</text:p>
          </table:table-cell>
          <table:table-cell table:formula="of:=[.$J291]&gt;=SUM([.$C291:.$H291])*9" office:value-type="boolean" office:boolean-value="false" calcext:value-type="boolean">
            <text:p>FALSE</text:p>
          </table:table-cell>
          <table:table-cell table:formula="of:=[.$I291]&gt;[.$A291]*[.$B29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formula="of:=SUMPRODUCT([.$C$1:.$H$1];[.$C292:.$H292])" office:value-type="float" office:value="1801" calcext:value-type="float">
            <text:p>1801</text:p>
          </table:table-cell>
          <table:table-cell table:formula="of:=ROUNDDOWN([.$A292]/3)*3*ROUNDDOWN([.$B292]/3)*3" office:value-type="float" office:value="1728" calcext:value-type="float">
            <text:p>1728</text:p>
          </table:table-cell>
          <table:table-cell table:formula="of:=[.$J292]&gt;=SUM([.$C292:.$H292])*9" office:value-type="boolean" office:boolean-value="false" calcext:value-type="boolean">
            <text:p>FALSE</text:p>
          </table:table-cell>
          <table:table-cell table:formula="of:=[.$I292]&gt;[.$A292]*[.$B29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formula="of:=SUMPRODUCT([.$C$1:.$H$1];[.$C293:.$H293])" office:value-type="float" office:value="1360" calcext:value-type="float">
            <text:p>1360</text:p>
          </table:table-cell>
          <table:table-cell table:formula="of:=ROUNDDOWN([.$A293]/3)*3*ROUNDDOWN([.$B293]/3)*3" office:value-type="float" office:value="1890" calcext:value-type="float">
            <text:p>1890</text:p>
          </table:table-cell>
          <table:table-cell table:formula="of:=[.$J293]&gt;=SUM([.$C293:.$H293])*9" office:value-type="boolean" office:boolean-value="true" calcext:value-type="boolean">
            <text:p>TRUE</text:p>
          </table:table-cell>
          <table:table-cell table:formula="of:=[.$I293]&gt;[.$A293]*[.$B29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table:formula="of:=SUMPRODUCT([.$C$1:.$H$1];[.$C294:.$H294])" office:value-type="float" office:value="1433" calcext:value-type="float">
            <text:p>1433</text:p>
          </table:table-cell>
          <table:table-cell table:formula="of:=ROUNDDOWN([.$A294]/3)*3*ROUNDDOWN([.$B294]/3)*3" office:value-type="float" office:value="2016" calcext:value-type="float">
            <text:p>2016</text:p>
          </table:table-cell>
          <table:table-cell table:formula="of:=[.$J294]&gt;=SUM([.$C294:.$H294])*9" office:value-type="boolean" office:boolean-value="true" calcext:value-type="boolean">
            <text:p>TRUE</text:p>
          </table:table-cell>
          <table:table-cell table:formula="of:=[.$I294]&gt;[.$A294]*[.$B29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formula="of:=SUMPRODUCT([.$C$1:.$H$1];[.$C295:.$H295])" office:value-type="float" office:value="1642" calcext:value-type="float">
            <text:p>1642</text:p>
          </table:table-cell>
          <table:table-cell table:formula="of:=ROUNDDOWN([.$A295]/3)*3*ROUNDDOWN([.$B295]/3)*3" office:value-type="float" office:value="1521" calcext:value-type="float">
            <text:p>1521</text:p>
          </table:table-cell>
          <table:table-cell table:formula="of:=[.$J295]&gt;=SUM([.$C295:.$H295])*9" office:value-type="boolean" office:boolean-value="false" calcext:value-type="boolean">
            <text:p>FALSE</text:p>
          </table:table-cell>
          <table:table-cell table:formula="of:=[.$I295]&gt;[.$A295]*[.$B29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formula="of:=SUMPRODUCT([.$C$1:.$H$1];[.$C296:.$H296])" office:value-type="float" office:value="1049" calcext:value-type="float">
            <text:p>1049</text:p>
          </table:table-cell>
          <table:table-cell table:formula="of:=ROUNDDOWN([.$A296]/3)*3*ROUNDDOWN([.$B296]/3)*3" office:value-type="float" office:value="1485" calcext:value-type="float">
            <text:p>1485</text:p>
          </table:table-cell>
          <table:table-cell table:formula="of:=[.$J296]&gt;=SUM([.$C296:.$H296])*9" office:value-type="boolean" office:boolean-value="true" calcext:value-type="boolean">
            <text:p>TRUE</text:p>
          </table:table-cell>
          <table:table-cell table:formula="of:=[.$I296]&gt;[.$A296]*[.$B29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table:formula="of:=SUMPRODUCT([.$C$1:.$H$1];[.$C297:.$H297])" office:value-type="float" office:value="1757" calcext:value-type="float">
            <text:p>1757</text:p>
          </table:table-cell>
          <table:table-cell table:formula="of:=ROUNDDOWN([.$A297]/3)*3*ROUNDDOWN([.$B297]/3)*3" office:value-type="float" office:value="1755" calcext:value-type="float">
            <text:p>1755</text:p>
          </table:table-cell>
          <table:table-cell table:formula="of:=[.$J297]&gt;=SUM([.$C297:.$H297])*9" office:value-type="boolean" office:boolean-value="false" calcext:value-type="boolean">
            <text:p>FALSE</text:p>
          </table:table-cell>
          <table:table-cell table:formula="of:=[.$I297]&gt;[.$A297]*[.$B29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formula="of:=SUMPRODUCT([.$C$1:.$H$1];[.$C298:.$H298])" office:value-type="float" office:value="1555" calcext:value-type="float">
            <text:p>1555</text:p>
          </table:table-cell>
          <table:table-cell table:formula="of:=ROUNDDOWN([.$A298]/3)*3*ROUNDDOWN([.$B298]/3)*3" office:value-type="float" office:value="1512" calcext:value-type="float">
            <text:p>1512</text:p>
          </table:table-cell>
          <table:table-cell table:formula="of:=[.$J298]&gt;=SUM([.$C298:.$H298])*9" office:value-type="boolean" office:boolean-value="false" calcext:value-type="boolean">
            <text:p>FALSE</text:p>
          </table:table-cell>
          <table:table-cell table:formula="of:=[.$I298]&gt;[.$A298]*[.$B29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formula="of:=SUMPRODUCT([.$C$1:.$H$1];[.$C299:.$H299])" office:value-type="float" office:value="1679" calcext:value-type="float">
            <text:p>1679</text:p>
          </table:table-cell>
          <table:table-cell table:formula="of:=ROUNDDOWN([.$A299]/3)*3*ROUNDDOWN([.$B299]/3)*3" office:value-type="float" office:value="1638" calcext:value-type="float">
            <text:p>1638</text:p>
          </table:table-cell>
          <table:table-cell table:formula="of:=[.$J299]&gt;=SUM([.$C299:.$H299])*9" office:value-type="boolean" office:boolean-value="false" calcext:value-type="boolean">
            <text:p>FALSE</text:p>
          </table:table-cell>
          <table:table-cell table:formula="of:=[.$I299]&gt;[.$A299]*[.$B29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formula="of:=SUMPRODUCT([.$C$1:.$H$1];[.$C300:.$H300])" office:value-type="float" office:value="1834" calcext:value-type="float">
            <text:p>1834</text:p>
          </table:table-cell>
          <table:table-cell table:formula="of:=ROUNDDOWN([.$A300]/3)*3*ROUNDDOWN([.$B300]/3)*3" office:value-type="float" office:value="1755" calcext:value-type="float">
            <text:p>1755</text:p>
          </table:table-cell>
          <table:table-cell table:formula="of:=[.$J300]&gt;=SUM([.$C300:.$H300])*9" office:value-type="boolean" office:boolean-value="false" calcext:value-type="boolean">
            <text:p>FALSE</text:p>
          </table:table-cell>
          <table:table-cell table:formula="of:=[.$I300]&gt;[.$A300]*[.$B30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formula="of:=SUMPRODUCT([.$C$1:.$H$1];[.$C301:.$H301])" office:value-type="float" office:value="1882" calcext:value-type="float">
            <text:p>1882</text:p>
          </table:table-cell>
          <table:table-cell table:formula="of:=ROUNDDOWN([.$A301]/3)*3*ROUNDDOWN([.$B301]/3)*3" office:value-type="float" office:value="1755" calcext:value-type="float">
            <text:p>1755</text:p>
          </table:table-cell>
          <table:table-cell table:formula="of:=[.$J301]&gt;=SUM([.$C301:.$H301])*9" office:value-type="boolean" office:boolean-value="false" calcext:value-type="boolean">
            <text:p>FALSE</text:p>
          </table:table-cell>
          <table:table-cell table:formula="of:=[.$I301]&gt;[.$A301]*[.$B30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formula="of:=SUMPRODUCT([.$C$1:.$H$1];[.$C302:.$H302])" office:value-type="float" office:value="1095" calcext:value-type="float">
            <text:p>1095</text:p>
          </table:table-cell>
          <table:table-cell table:formula="of:=ROUNDDOWN([.$A302]/3)*3*ROUNDDOWN([.$B302]/3)*3" office:value-type="float" office:value="1521" calcext:value-type="float">
            <text:p>1521</text:p>
          </table:table-cell>
          <table:table-cell table:formula="of:=[.$J302]&gt;=SUM([.$C302:.$H302])*9" office:value-type="boolean" office:boolean-value="true" calcext:value-type="boolean">
            <text:p>TRUE</text:p>
          </table:table-cell>
          <table:table-cell table:formula="of:=[.$I302]&gt;[.$A302]*[.$B30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table:formula="of:=SUMPRODUCT([.$C$1:.$H$1];[.$C303:.$H303])" office:value-type="float" office:value="1806" calcext:value-type="float">
            <text:p>1806</text:p>
          </table:table-cell>
          <table:table-cell table:formula="of:=ROUNDDOWN([.$A303]/3)*3*ROUNDDOWN([.$B303]/3)*3" office:value-type="float" office:value="1638" calcext:value-type="float">
            <text:p>1638</text:p>
          </table:table-cell>
          <table:table-cell table:formula="of:=[.$J303]&gt;=SUM([.$C303:.$H303])*9" office:value-type="boolean" office:boolean-value="false" calcext:value-type="boolean">
            <text:p>FALSE</text:p>
          </table:table-cell>
          <table:table-cell table:formula="of:=[.$I303]&gt;[.$A303]*[.$B30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SUMPRODUCT([.$C$1:.$H$1];[.$C304:.$H304])" office:value-type="float" office:value="1507" calcext:value-type="float">
            <text:p>1507</text:p>
          </table:table-cell>
          <table:table-cell table:formula="of:=ROUNDDOWN([.$A304]/3)*3*ROUNDDOWN([.$B304]/3)*3" office:value-type="float" office:value="1386" calcext:value-type="float">
            <text:p>1386</text:p>
          </table:table-cell>
          <table:table-cell table:formula="of:=[.$J304]&gt;=SUM([.$C304:.$H304])*9" office:value-type="boolean" office:boolean-value="false" calcext:value-type="boolean">
            <text:p>FALSE</text:p>
          </table:table-cell>
          <table:table-cell table:formula="of:=[.$I304]&gt;[.$A304]*[.$B30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formula="of:=SUMPRODUCT([.$C$1:.$H$1];[.$C305:.$H305])" office:value-type="float" office:value="1012" calcext:value-type="float">
            <text:p>1012</text:p>
          </table:table-cell>
          <table:table-cell table:formula="of:=ROUNDDOWN([.$A305]/3)*3*ROUNDDOWN([.$B305]/3)*3" office:value-type="float" office:value="1404" calcext:value-type="float">
            <text:p>1404</text:p>
          </table:table-cell>
          <table:table-cell table:formula="of:=[.$J305]&gt;=SUM([.$C305:.$H305])*9" office:value-type="boolean" office:boolean-value="true" calcext:value-type="boolean">
            <text:p>TRUE</text:p>
          </table:table-cell>
          <table:table-cell table:formula="of:=[.$I305]&gt;[.$A305]*[.$B30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formula="of:=SUMPRODUCT([.$C$1:.$H$1];[.$C306:.$H306])" office:value-type="float" office:value="1270" calcext:value-type="float">
            <text:p>1270</text:p>
          </table:table-cell>
          <table:table-cell table:formula="of:=ROUNDDOWN([.$A306]/3)*3*ROUNDDOWN([.$B306]/3)*3" office:value-type="float" office:value="1764" calcext:value-type="float">
            <text:p>1764</text:p>
          </table:table-cell>
          <table:table-cell table:formula="of:=[.$J306]&gt;=SUM([.$C306:.$H306])*9" office:value-type="boolean" office:boolean-value="true" calcext:value-type="boolean">
            <text:p>TRUE</text:p>
          </table:table-cell>
          <table:table-cell table:formula="of:=[.$I306]&gt;[.$A306]*[.$B30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table:formula="of:=SUMPRODUCT([.$C$1:.$H$1];[.$C307:.$H307])" office:value-type="float" office:value="1749" calcext:value-type="float">
            <text:p>1749</text:p>
          </table:table-cell>
          <table:table-cell table:formula="of:=ROUNDDOWN([.$A307]/3)*3*ROUNDDOWN([.$B307]/3)*3" office:value-type="float" office:value="1620" calcext:value-type="float">
            <text:p>1620</text:p>
          </table:table-cell>
          <table:table-cell table:formula="of:=[.$J307]&gt;=SUM([.$C307:.$H307])*9" office:value-type="boolean" office:boolean-value="false" calcext:value-type="boolean">
            <text:p>FALSE</text:p>
          </table:table-cell>
          <table:table-cell table:formula="of:=[.$I307]&gt;[.$A307]*[.$B30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SUMPRODUCT([.$C$1:.$H$1];[.$C308:.$H308])" office:value-type="float" office:value="1334" calcext:value-type="float">
            <text:p>1334</text:p>
          </table:table-cell>
          <table:table-cell table:formula="of:=ROUNDDOWN([.$A308]/3)*3*ROUNDDOWN([.$B308]/3)*3" office:value-type="float" office:value="1296" calcext:value-type="float">
            <text:p>1296</text:p>
          </table:table-cell>
          <table:table-cell table:formula="of:=[.$J308]&gt;=SUM([.$C308:.$H308])*9" office:value-type="boolean" office:boolean-value="false" calcext:value-type="boolean">
            <text:p>FALSE</text:p>
          </table:table-cell>
          <table:table-cell table:formula="of:=[.$I308]&gt;[.$A308]*[.$B30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table:formula="of:=SUMPRODUCT([.$C$1:.$H$1];[.$C309:.$H309])" office:value-type="float" office:value="1922" calcext:value-type="float">
            <text:p>1922</text:p>
          </table:table-cell>
          <table:table-cell table:formula="of:=ROUNDDOWN([.$A309]/3)*3*ROUNDDOWN([.$B309]/3)*3" office:value-type="float" office:value="1872" calcext:value-type="float">
            <text:p>1872</text:p>
          </table:table-cell>
          <table:table-cell table:formula="of:=[.$J309]&gt;=SUM([.$C309:.$H309])*9" office:value-type="boolean" office:boolean-value="false" calcext:value-type="boolean">
            <text:p>FALSE</text:p>
          </table:table-cell>
          <table:table-cell table:formula="of:=[.$I309]&gt;[.$A309]*[.$B30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formula="of:=SUMPRODUCT([.$C$1:.$H$1];[.$C310:.$H310])" office:value-type="float" office:value="1640" calcext:value-type="float">
            <text:p>1640</text:p>
          </table:table-cell>
          <table:table-cell table:formula="of:=ROUNDDOWN([.$A310]/3)*3*ROUNDDOWN([.$B310]/3)*3" office:value-type="float" office:value="1638" calcext:value-type="float">
            <text:p>1638</text:p>
          </table:table-cell>
          <table:table-cell table:formula="of:=[.$J310]&gt;=SUM([.$C310:.$H310])*9" office:value-type="boolean" office:boolean-value="false" calcext:value-type="boolean">
            <text:p>FALSE</text:p>
          </table:table-cell>
          <table:table-cell table:formula="of:=[.$I310]&gt;[.$A310]*[.$B31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table:formula="of:=SUMPRODUCT([.$C$1:.$H$1];[.$C311:.$H311])" office:value-type="float" office:value="1557" calcext:value-type="float">
            <text:p>1557</text:p>
          </table:table-cell>
          <table:table-cell table:formula="of:=ROUNDDOWN([.$A311]/3)*3*ROUNDDOWN([.$B311]/3)*3" office:value-type="float" office:value="1512" calcext:value-type="float">
            <text:p>1512</text:p>
          </table:table-cell>
          <table:table-cell table:formula="of:=[.$J311]&gt;=SUM([.$C311:.$H311])*9" office:value-type="boolean" office:boolean-value="false" calcext:value-type="boolean">
            <text:p>FALSE</text:p>
          </table:table-cell>
          <table:table-cell table:formula="of:=[.$I311]&gt;[.$A311]*[.$B31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formula="of:=SUMPRODUCT([.$C$1:.$H$1];[.$C312:.$H312])" office:value-type="float" office:value="1852" calcext:value-type="float">
            <text:p>1852</text:p>
          </table:table-cell>
          <table:table-cell table:formula="of:=ROUNDDOWN([.$A312]/3)*3*ROUNDDOWN([.$B312]/3)*3" office:value-type="float" office:value="1728" calcext:value-type="float">
            <text:p>1728</text:p>
          </table:table-cell>
          <table:table-cell table:formula="of:=[.$J312]&gt;=SUM([.$C312:.$H312])*9" office:value-type="boolean" office:boolean-value="false" calcext:value-type="boolean">
            <text:p>FALSE</text:p>
          </table:table-cell>
          <table:table-cell table:formula="of:=[.$I312]&gt;[.$A312]*[.$B31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table:formula="of:=SUMPRODUCT([.$C$1:.$H$1];[.$C313:.$H313])" office:value-type="float" office:value="1682" calcext:value-type="float">
            <text:p>1682</text:p>
          </table:table-cell>
          <table:table-cell table:formula="of:=ROUNDDOWN([.$A313]/3)*3*ROUNDDOWN([.$B313]/3)*3" office:value-type="float" office:value="1638" calcext:value-type="float">
            <text:p>1638</text:p>
          </table:table-cell>
          <table:table-cell table:formula="of:=[.$J313]&gt;=SUM([.$C313:.$H313])*9" office:value-type="boolean" office:boolean-value="false" calcext:value-type="boolean">
            <text:p>FALSE</text:p>
          </table:table-cell>
          <table:table-cell table:formula="of:=[.$I313]&gt;[.$A313]*[.$B31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formula="of:=SUMPRODUCT([.$C$1:.$H$1];[.$C314:.$H314])" office:value-type="float" office:value="1801" calcext:value-type="float">
            <text:p>1801</text:p>
          </table:table-cell>
          <table:table-cell table:formula="of:=ROUNDDOWN([.$A314]/3)*3*ROUNDDOWN([.$B314]/3)*3" office:value-type="float" office:value="1755" calcext:value-type="float">
            <text:p>1755</text:p>
          </table:table-cell>
          <table:table-cell table:formula="of:=[.$J314]&gt;=SUM([.$C314:.$H314])*9" office:value-type="boolean" office:boolean-value="false" calcext:value-type="boolean">
            <text:p>FALSE</text:p>
          </table:table-cell>
          <table:table-cell table:formula="of:=[.$I314]&gt;[.$A314]*[.$B31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formula="of:=SUMPRODUCT([.$C$1:.$H$1];[.$C315:.$H315])" office:value-type="float" office:value="1256" calcext:value-type="float">
            <text:p>1256</text:p>
          </table:table-cell>
          <table:table-cell table:formula="of:=ROUNDDOWN([.$A315]/3)*3*ROUNDDOWN([.$B315]/3)*3" office:value-type="float" office:value="1755" calcext:value-type="float">
            <text:p>1755</text:p>
          </table:table-cell>
          <table:table-cell table:formula="of:=[.$J315]&gt;=SUM([.$C315:.$H315])*9" office:value-type="boolean" office:boolean-value="true" calcext:value-type="boolean">
            <text:p>TRUE</text:p>
          </table:table-cell>
          <table:table-cell table:formula="of:=[.$I315]&gt;[.$A315]*[.$B31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formula="of:=SUMPRODUCT([.$C$1:.$H$1];[.$C316:.$H316])" office:value-type="float" office:value="1350" calcext:value-type="float">
            <text:p>1350</text:p>
          </table:table-cell>
          <table:table-cell table:formula="of:=ROUNDDOWN([.$A316]/3)*3*ROUNDDOWN([.$B316]/3)*3" office:value-type="float" office:value="1872" calcext:value-type="float">
            <text:p>1872</text:p>
          </table:table-cell>
          <table:table-cell table:formula="of:=[.$J316]&gt;=SUM([.$C316:.$H316])*9" office:value-type="boolean" office:boolean-value="true" calcext:value-type="boolean">
            <text:p>TRUE</text:p>
          </table:table-cell>
          <table:table-cell table:formula="of:=[.$I316]&gt;[.$A316]*[.$B31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formula="of:=SUMPRODUCT([.$C$1:.$H$1];[.$C317:.$H317])" office:value-type="float" office:value="1842" calcext:value-type="float">
            <text:p>1842</text:p>
          </table:table-cell>
          <table:table-cell table:formula="of:=ROUNDDOWN([.$A317]/3)*3*ROUNDDOWN([.$B317]/3)*3" office:value-type="float" office:value="1755" calcext:value-type="float">
            <text:p>1755</text:p>
          </table:table-cell>
          <table:table-cell table:formula="of:=[.$J317]&gt;=SUM([.$C317:.$H317])*9" office:value-type="boolean" office:boolean-value="false" calcext:value-type="boolean">
            <text:p>FALSE</text:p>
          </table:table-cell>
          <table:table-cell table:formula="of:=[.$I317]&gt;[.$A317]*[.$B31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formula="of:=SUMPRODUCT([.$C$1:.$H$1];[.$C318:.$H318])" office:value-type="float" office:value="1087" calcext:value-type="float">
            <text:p>1087</text:p>
          </table:table-cell>
          <table:table-cell table:formula="of:=ROUNDDOWN([.$A318]/3)*3*ROUNDDOWN([.$B318]/3)*3" office:value-type="float" office:value="1521" calcext:value-type="float">
            <text:p>1521</text:p>
          </table:table-cell>
          <table:table-cell table:formula="of:=[.$J318]&gt;=SUM([.$C318:.$H318])*9" office:value-type="boolean" office:boolean-value="true" calcext:value-type="boolean">
            <text:p>TRUE</text:p>
          </table:table-cell>
          <table:table-cell table:formula="of:=[.$I318]&gt;[.$A318]*[.$B31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formula="of:=SUMPRODUCT([.$C$1:.$H$1];[.$C319:.$H319])" office:value-type="float" office:value="1446" calcext:value-type="float">
            <text:p>1446</text:p>
          </table:table-cell>
          <table:table-cell table:formula="of:=ROUNDDOWN([.$A319]/3)*3*ROUNDDOWN([.$B319]/3)*3" office:value-type="float" office:value="2016" calcext:value-type="float">
            <text:p>2016</text:p>
          </table:table-cell>
          <table:table-cell table:formula="of:=[.$J319]&gt;=SUM([.$C319:.$H319])*9" office:value-type="boolean" office:boolean-value="true" calcext:value-type="boolean">
            <text:p>TRUE</text:p>
          </table:table-cell>
          <table:table-cell table:formula="of:=[.$I319]&gt;[.$A319]*[.$B31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formula="of:=SUMPRODUCT([.$C$1:.$H$1];[.$C320:.$H320])" office:value-type="float" office:value="1851" calcext:value-type="float">
            <text:p>1851</text:p>
          </table:table-cell>
          <table:table-cell table:formula="of:=ROUNDDOWN([.$A320]/3)*3*ROUNDDOWN([.$B320]/3)*3" office:value-type="float" office:value="1728" calcext:value-type="float">
            <text:p>1728</text:p>
          </table:table-cell>
          <table:table-cell table:formula="of:=[.$J320]&gt;=SUM([.$C320:.$H320])*9" office:value-type="boolean" office:boolean-value="false" calcext:value-type="boolean">
            <text:p>FALSE</text:p>
          </table:table-cell>
          <table:table-cell table:formula="of:=[.$I320]&gt;[.$A320]*[.$B32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formula="of:=SUMPRODUCT([.$C$1:.$H$1];[.$C321:.$H321])" office:value-type="float" office:value="1568" calcext:value-type="float">
            <text:p>1568</text:p>
          </table:table-cell>
          <table:table-cell table:formula="of:=ROUNDDOWN([.$A321]/3)*3*ROUNDDOWN([.$B321]/3)*3" office:value-type="float" office:value="2160" calcext:value-type="float">
            <text:p>2160</text:p>
          </table:table-cell>
          <table:table-cell table:formula="of:=[.$J321]&gt;=SUM([.$C321:.$H321])*9" office:value-type="boolean" office:boolean-value="true" calcext:value-type="boolean">
            <text:p>TRUE</text:p>
          </table:table-cell>
          <table:table-cell table:formula="of:=[.$I321]&gt;[.$A321]*[.$B32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table:formula="of:=SUMPRODUCT([.$C$1:.$H$1];[.$C322:.$H322])" office:value-type="float" office:value="1540" calcext:value-type="float">
            <text:p>1540</text:p>
          </table:table-cell>
          <table:table-cell table:formula="of:=ROUNDDOWN([.$A322]/3)*3*ROUNDDOWN([.$B322]/3)*3" office:value-type="float" office:value="2160" calcext:value-type="float">
            <text:p>2160</text:p>
          </table:table-cell>
          <table:table-cell table:formula="of:=[.$J322]&gt;=SUM([.$C322:.$H322])*9" office:value-type="boolean" office:boolean-value="true" calcext:value-type="boolean">
            <text:p>TRUE</text:p>
          </table:table-cell>
          <table:table-cell table:formula="of:=[.$I322]&gt;[.$A322]*[.$B32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formula="of:=SUMPRODUCT([.$C$1:.$H$1];[.$C323:.$H323])" office:value-type="float" office:value="1083" calcext:value-type="float">
            <text:p>1083</text:p>
          </table:table-cell>
          <table:table-cell table:formula="of:=ROUNDDOWN([.$A323]/3)*3*ROUNDDOWN([.$B323]/3)*3" office:value-type="float" office:value="1512" calcext:value-type="float">
            <text:p>1512</text:p>
          </table:table-cell>
          <table:table-cell table:formula="of:=[.$J323]&gt;=SUM([.$C323:.$H323])*9" office:value-type="boolean" office:boolean-value="true" calcext:value-type="boolean">
            <text:p>TRUE</text:p>
          </table:table-cell>
          <table:table-cell table:formula="of:=[.$I323]&gt;[.$A323]*[.$B32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SUMPRODUCT([.$C$1:.$H$1];[.$C324:.$H324])" office:value-type="float" office:value="1473" calcext:value-type="float">
            <text:p>1473</text:p>
          </table:table-cell>
          <table:table-cell table:formula="of:=ROUNDDOWN([.$A324]/3)*3*ROUNDDOWN([.$B324]/3)*3" office:value-type="float" office:value="1386" calcext:value-type="float">
            <text:p>1386</text:p>
          </table:table-cell>
          <table:table-cell table:formula="of:=[.$J324]&gt;=SUM([.$C324:.$H324])*9" office:value-type="boolean" office:boolean-value="false" calcext:value-type="boolean">
            <text:p>FALSE</text:p>
          </table:table-cell>
          <table:table-cell table:formula="of:=[.$I324]&gt;[.$A324]*[.$B32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SUMPRODUCT([.$C$1:.$H$1];[.$C325:.$H325])" office:value-type="float" office:value="1141" calcext:value-type="float">
            <text:p>1141</text:p>
          </table:table-cell>
          <table:table-cell table:formula="of:=ROUNDDOWN([.$A325]/3)*3*ROUNDDOWN([.$B325]/3)*3" office:value-type="float" office:value="1584" calcext:value-type="float">
            <text:p>1584</text:p>
          </table:table-cell>
          <table:table-cell table:formula="of:=[.$J325]&gt;=SUM([.$C325:.$H325])*9" office:value-type="boolean" office:boolean-value="true" calcext:value-type="boolean">
            <text:p>TRUE</text:p>
          </table:table-cell>
          <table:table-cell table:formula="of:=[.$I325]&gt;[.$A325]*[.$B32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table:formula="of:=SUMPRODUCT([.$C$1:.$H$1];[.$C326:.$H326])" office:value-type="float" office:value="1349" calcext:value-type="float">
            <text:p>1349</text:p>
          </table:table-cell>
          <table:table-cell table:formula="of:=ROUNDDOWN([.$A326]/3)*3*ROUNDDOWN([.$B326]/3)*3" office:value-type="float" office:value="1872" calcext:value-type="float">
            <text:p>1872</text:p>
          </table:table-cell>
          <table:table-cell table:formula="of:=[.$J326]&gt;=SUM([.$C326:.$H326])*9" office:value-type="boolean" office:boolean-value="true" calcext:value-type="boolean">
            <text:p>TRUE</text:p>
          </table:table-cell>
          <table:table-cell table:formula="of:=[.$I326]&gt;[.$A326]*[.$B32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formula="of:=SUMPRODUCT([.$C$1:.$H$1];[.$C327:.$H327])" office:value-type="float" office:value="1403" calcext:value-type="float">
            <text:p>1403</text:p>
          </table:table-cell>
          <table:table-cell table:formula="of:=ROUNDDOWN([.$A327]/3)*3*ROUNDDOWN([.$B327]/3)*3" office:value-type="float" office:value="1287" calcext:value-type="float">
            <text:p>1287</text:p>
          </table:table-cell>
          <table:table-cell table:formula="of:=[.$J327]&gt;=SUM([.$C327:.$H327])*9" office:value-type="boolean" office:boolean-value="false" calcext:value-type="boolean">
            <text:p>FALSE</text:p>
          </table:table-cell>
          <table:table-cell table:formula="of:=[.$I327]&gt;[.$A327]*[.$B32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6" calcext:value-type="float">
            <text:p>36</text:p>
          </table:table-cell>
          <table:table-cell table:formula="of:=SUMPRODUCT([.$C$1:.$H$1];[.$C328:.$H328])" office:value-type="float" office:value="1086" calcext:value-type="float">
            <text:p>1086</text:p>
          </table:table-cell>
          <table:table-cell table:formula="of:=ROUNDDOWN([.$A328]/3)*3*ROUNDDOWN([.$B328]/3)*3" office:value-type="float" office:value="1485" calcext:value-type="float">
            <text:p>1485</text:p>
          </table:table-cell>
          <table:table-cell table:formula="of:=[.$J328]&gt;=SUM([.$C328:.$H328])*9" office:value-type="boolean" office:boolean-value="true" calcext:value-type="boolean">
            <text:p>TRUE</text:p>
          </table:table-cell>
          <table:table-cell table:formula="of:=[.$I328]&gt;[.$A328]*[.$B32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table:formula="of:=SUMPRODUCT([.$C$1:.$H$1];[.$C329:.$H329])" office:value-type="float" office:value="1351" calcext:value-type="float">
            <text:p>1351</text:p>
          </table:table-cell>
          <table:table-cell table:formula="of:=ROUNDDOWN([.$A329]/3)*3*ROUNDDOWN([.$B329]/3)*3" office:value-type="float" office:value="1872" calcext:value-type="float">
            <text:p>1872</text:p>
          </table:table-cell>
          <table:table-cell table:formula="of:=[.$J329]&gt;=SUM([.$C329:.$H329])*9" office:value-type="boolean" office:boolean-value="true" calcext:value-type="boolean">
            <text:p>TRUE</text:p>
          </table:table-cell>
          <table:table-cell table:formula="of:=[.$I329]&gt;[.$A329]*[.$B32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table:formula="of:=SUMPRODUCT([.$C$1:.$H$1];[.$C330:.$H330])" office:value-type="float" office:value="2403" calcext:value-type="float">
            <text:p>2403</text:p>
          </table:table-cell>
          <table:table-cell table:formula="of:=ROUNDDOWN([.$A330]/3)*3*ROUNDDOWN([.$B330]/3)*3" office:value-type="float" office:value="2304" calcext:value-type="float">
            <text:p>2304</text:p>
          </table:table-cell>
          <table:table-cell table:formula="of:=[.$J330]&gt;=SUM([.$C330:.$H330])*9" office:value-type="boolean" office:boolean-value="false" calcext:value-type="boolean">
            <text:p>FALSE</text:p>
          </table:table-cell>
          <table:table-cell table:formula="of:=[.$I330]&gt;[.$A330]*[.$B33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formula="of:=SUMPRODUCT([.$C$1:.$H$1];[.$C331:.$H331])" office:value-type="float" office:value="1646" calcext:value-type="float">
            <text:p>1646</text:p>
          </table:table-cell>
          <table:table-cell table:formula="of:=ROUNDDOWN([.$A331]/3)*3*ROUNDDOWN([.$B331]/3)*3" office:value-type="float" office:value="1485" calcext:value-type="float">
            <text:p>1485</text:p>
          </table:table-cell>
          <table:table-cell table:formula="of:=[.$J331]&gt;=SUM([.$C331:.$H331])*9" office:value-type="boolean" office:boolean-value="false" calcext:value-type="boolean">
            <text:p>FALSE</text:p>
          </table:table-cell>
          <table:table-cell table:formula="of:=[.$I331]&gt;[.$A331]*[.$B33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table:formula="of:=SUMPRODUCT([.$C$1:.$H$1];[.$C332:.$H332])" office:value-type="float" office:value="2165" calcext:value-type="float">
            <text:p>2165</text:p>
          </table:table-cell>
          <table:table-cell table:formula="of:=ROUNDDOWN([.$A332]/3)*3*ROUNDDOWN([.$B332]/3)*3" office:value-type="float" office:value="2025" calcext:value-type="float">
            <text:p>2025</text:p>
          </table:table-cell>
          <table:table-cell table:formula="of:=[.$J332]&gt;=SUM([.$C332:.$H332])*9" office:value-type="boolean" office:boolean-value="false" calcext:value-type="boolean">
            <text:p>FALSE</text:p>
          </table:table-cell>
          <table:table-cell table:formula="of:=[.$I332]&gt;[.$A332]*[.$B33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formula="of:=SUMPRODUCT([.$C$1:.$H$1];[.$C333:.$H333])" office:value-type="float" office:value="1243" calcext:value-type="float">
            <text:p>1243</text:p>
          </table:table-cell>
          <table:table-cell table:formula="of:=ROUNDDOWN([.$A333]/3)*3*ROUNDDOWN([.$B333]/3)*3" office:value-type="float" office:value="1728" calcext:value-type="float">
            <text:p>1728</text:p>
          </table:table-cell>
          <table:table-cell table:formula="of:=[.$J333]&gt;=SUM([.$C333:.$H333])*9" office:value-type="boolean" office:boolean-value="true" calcext:value-type="boolean">
            <text:p>TRUE</text:p>
          </table:table-cell>
          <table:table-cell table:formula="of:=[.$I333]&gt;[.$A333]*[.$B33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formula="of:=SUMPRODUCT([.$C$1:.$H$1];[.$C334:.$H334])" office:value-type="float" office:value="1889" calcext:value-type="float">
            <text:p>1889</text:p>
          </table:table-cell>
          <table:table-cell table:formula="of:=ROUNDDOWN([.$A334]/3)*3*ROUNDDOWN([.$B334]/3)*3" office:value-type="float" office:value="1755" calcext:value-type="float">
            <text:p>1755</text:p>
          </table:table-cell>
          <table:table-cell table:formula="of:=[.$J334]&gt;=SUM([.$C334:.$H334])*9" office:value-type="boolean" office:boolean-value="false" calcext:value-type="boolean">
            <text:p>FALSE</text:p>
          </table:table-cell>
          <table:table-cell table:formula="of:=[.$I334]&gt;[.$A334]*[.$B33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formula="of:=SUMPRODUCT([.$C$1:.$H$1];[.$C335:.$H335])" office:value-type="float" office:value="1170" calcext:value-type="float">
            <text:p>1170</text:p>
          </table:table-cell>
          <table:table-cell table:formula="of:=ROUNDDOWN([.$A335]/3)*3*ROUNDDOWN([.$B335]/3)*3" office:value-type="float" office:value="1638" calcext:value-type="float">
            <text:p>1638</text:p>
          </table:table-cell>
          <table:table-cell table:formula="of:=[.$J335]&gt;=SUM([.$C335:.$H335])*9" office:value-type="boolean" office:boolean-value="true" calcext:value-type="boolean">
            <text:p>TRUE</text:p>
          </table:table-cell>
          <table:table-cell table:formula="of:=[.$I335]&gt;[.$A335]*[.$B33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SUMPRODUCT([.$C$1:.$H$1];[.$C336:.$H336])" office:value-type="float" office:value="1083" calcext:value-type="float">
            <text:p>1083</text:p>
          </table:table-cell>
          <table:table-cell table:formula="of:=ROUNDDOWN([.$A336]/3)*3*ROUNDDOWN([.$B336]/3)*3" office:value-type="float" office:value="1521" calcext:value-type="float">
            <text:p>1521</text:p>
          </table:table-cell>
          <table:table-cell table:formula="of:=[.$J336]&gt;=SUM([.$C336:.$H336])*9" office:value-type="boolean" office:boolean-value="true" calcext:value-type="boolean">
            <text:p>TRUE</text:p>
          </table:table-cell>
          <table:table-cell table:formula="of:=[.$I336]&gt;[.$A336]*[.$B33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SUMPRODUCT([.$C$1:.$H$1];[.$C337:.$H337])" office:value-type="float" office:value="1015" calcext:value-type="float">
            <text:p>1015</text:p>
          </table:table-cell>
          <table:table-cell table:formula="of:=ROUNDDOWN([.$A337]/3)*3*ROUNDDOWN([.$B337]/3)*3" office:value-type="float" office:value="1404" calcext:value-type="float">
            <text:p>1404</text:p>
          </table:table-cell>
          <table:table-cell table:formula="of:=[.$J337]&gt;=SUM([.$C337:.$H337])*9" office:value-type="boolean" office:boolean-value="true" calcext:value-type="boolean">
            <text:p>TRUE</text:p>
          </table:table-cell>
          <table:table-cell table:formula="of:=[.$I337]&gt;[.$A337]*[.$B33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SUMPRODUCT([.$C$1:.$H$1];[.$C338:.$H338])" office:value-type="float" office:value="1694" calcext:value-type="float">
            <text:p>1694</text:p>
          </table:table-cell>
          <table:table-cell table:formula="of:=ROUNDDOWN([.$A338]/3)*3*ROUNDDOWN([.$B338]/3)*3" office:value-type="float" office:value="1620" calcext:value-type="float">
            <text:p>1620</text:p>
          </table:table-cell>
          <table:table-cell table:formula="of:=[.$J338]&gt;=SUM([.$C338:.$H338])*9" office:value-type="boolean" office:boolean-value="false" calcext:value-type="boolean">
            <text:p>FALSE</text:p>
          </table:table-cell>
          <table:table-cell table:formula="of:=[.$I338]&gt;[.$A338]*[.$B33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formula="of:=SUMPRODUCT([.$C$1:.$H$1];[.$C339:.$H339])" office:value-type="float" office:value="1929" calcext:value-type="float">
            <text:p>1929</text:p>
          </table:table-cell>
          <table:table-cell table:formula="of:=ROUNDDOWN([.$A339]/3)*3*ROUNDDOWN([.$B339]/3)*3" office:value-type="float" office:value="1755" calcext:value-type="float">
            <text:p>1755</text:p>
          </table:table-cell>
          <table:table-cell table:formula="of:=[.$J339]&gt;=SUM([.$C339:.$H339])*9" office:value-type="boolean" office:boolean-value="false" calcext:value-type="boolean">
            <text:p>FALSE</text:p>
          </table:table-cell>
          <table:table-cell table:formula="of:=[.$I339]&gt;[.$A339]*[.$B33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formula="of:=SUMPRODUCT([.$C$1:.$H$1];[.$C340:.$H340])" office:value-type="float" office:value="1563" calcext:value-type="float">
            <text:p>1563</text:p>
          </table:table-cell>
          <table:table-cell table:formula="of:=ROUNDDOWN([.$A340]/3)*3*ROUNDDOWN([.$B340]/3)*3" office:value-type="float" office:value="1521" calcext:value-type="float">
            <text:p>1521</text:p>
          </table:table-cell>
          <table:table-cell table:formula="of:=[.$J340]&gt;=SUM([.$C340:.$H340])*9" office:value-type="boolean" office:boolean-value="false" calcext:value-type="boolean">
            <text:p>FALSE</text:p>
          </table:table-cell>
          <table:table-cell table:formula="of:=[.$I340]&gt;[.$A340]*[.$B34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formula="of:=SUMPRODUCT([.$C$1:.$H$1];[.$C341:.$H341])" office:value-type="float" office:value="1787" calcext:value-type="float">
            <text:p>1787</text:p>
          </table:table-cell>
          <table:table-cell table:formula="of:=ROUNDDOWN([.$A341]/3)*3*ROUNDDOWN([.$B341]/3)*3" office:value-type="float" office:value="1620" calcext:value-type="float">
            <text:p>1620</text:p>
          </table:table-cell>
          <table:table-cell table:formula="of:=[.$J341]&gt;=SUM([.$C341:.$H341])*9" office:value-type="boolean" office:boolean-value="false" calcext:value-type="boolean">
            <text:p>FALSE</text:p>
          </table:table-cell>
          <table:table-cell table:formula="of:=[.$I341]&gt;[.$A341]*[.$B34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SUMPRODUCT([.$C$1:.$H$1];[.$C342:.$H342])" office:value-type="float" office:value="1185" calcext:value-type="float">
            <text:p>1185</text:p>
          </table:table-cell>
          <table:table-cell table:formula="of:=ROUNDDOWN([.$A342]/3)*3*ROUNDDOWN([.$B342]/3)*3" office:value-type="float" office:value="1638" calcext:value-type="float">
            <text:p>1638</text:p>
          </table:table-cell>
          <table:table-cell table:formula="of:=[.$J342]&gt;=SUM([.$C342:.$H342])*9" office:value-type="boolean" office:boolean-value="true" calcext:value-type="boolean">
            <text:p>TRUE</text:p>
          </table:table-cell>
          <table:table-cell table:formula="of:=[.$I342]&gt;[.$A342]*[.$B34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formula="of:=SUMPRODUCT([.$C$1:.$H$1];[.$C343:.$H343])" office:value-type="float" office:value="1438" calcext:value-type="float">
            <text:p>1438</text:p>
          </table:table-cell>
          <table:table-cell table:formula="of:=ROUNDDOWN([.$A343]/3)*3*ROUNDDOWN([.$B343]/3)*3" office:value-type="float" office:value="2016" calcext:value-type="float">
            <text:p>2016</text:p>
          </table:table-cell>
          <table:table-cell table:formula="of:=[.$J343]&gt;=SUM([.$C343:.$H343])*9" office:value-type="boolean" office:boolean-value="true" calcext:value-type="boolean">
            <text:p>TRUE</text:p>
          </table:table-cell>
          <table:table-cell table:formula="of:=[.$I343]&gt;[.$A343]*[.$B34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table:formula="of:=SUMPRODUCT([.$C$1:.$H$1];[.$C344:.$H344])" office:value-type="float" office:value="1808" calcext:value-type="float">
            <text:p>1808</text:p>
          </table:table-cell>
          <table:table-cell table:formula="of:=ROUNDDOWN([.$A344]/3)*3*ROUNDDOWN([.$B344]/3)*3" office:value-type="float" office:value="1764" calcext:value-type="float">
            <text:p>1764</text:p>
          </table:table-cell>
          <table:table-cell table:formula="of:=[.$J344]&gt;=SUM([.$C344:.$H344])*9" office:value-type="boolean" office:boolean-value="false" calcext:value-type="boolean">
            <text:p>FALSE</text:p>
          </table:table-cell>
          <table:table-cell table:formula="of:=[.$I344]&gt;[.$A344]*[.$B34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formula="of:=SUMPRODUCT([.$C$1:.$H$1];[.$C345:.$H345])" office:value-type="float" office:value="1637" calcext:value-type="float">
            <text:p>1637</text:p>
          </table:table-cell>
          <table:table-cell table:formula="of:=ROUNDDOWN([.$A345]/3)*3*ROUNDDOWN([.$B345]/3)*3" office:value-type="float" office:value="1512" calcext:value-type="float">
            <text:p>1512</text:p>
          </table:table-cell>
          <table:table-cell table:formula="of:=[.$J345]&gt;=SUM([.$C345:.$H345])*9" office:value-type="boolean" office:boolean-value="false" calcext:value-type="boolean">
            <text:p>FALSE</text:p>
          </table:table-cell>
          <table:table-cell table:formula="of:=[.$I345]&gt;[.$A345]*[.$B34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formula="of:=SUMPRODUCT([.$C$1:.$H$1];[.$C346:.$H346])" office:value-type="float" office:value="1712" calcext:value-type="float">
            <text:p>1712</text:p>
          </table:table-cell>
          <table:table-cell table:formula="of:=ROUNDDOWN([.$A346]/3)*3*ROUNDDOWN([.$B346]/3)*3" office:value-type="float" office:value="1620" calcext:value-type="float">
            <text:p>1620</text:p>
          </table:table-cell>
          <table:table-cell table:formula="of:=[.$J346]&gt;=SUM([.$C346:.$H346])*9" office:value-type="boolean" office:boolean-value="false" calcext:value-type="boolean">
            <text:p>FALSE</text:p>
          </table:table-cell>
          <table:table-cell table:formula="of:=[.$I346]&gt;[.$A346]*[.$B34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formula="of:=SUMPRODUCT([.$C$1:.$H$1];[.$C347:.$H347])" office:value-type="float" office:value="1265" calcext:value-type="float">
            <text:p>1265</text:p>
          </table:table-cell>
          <table:table-cell table:formula="of:=ROUNDDOWN([.$A347]/3)*3*ROUNDDOWN([.$B347]/3)*3" office:value-type="float" office:value="1755" calcext:value-type="float">
            <text:p>1755</text:p>
          </table:table-cell>
          <table:table-cell table:formula="of:=[.$J347]&gt;=SUM([.$C347:.$H347])*9" office:value-type="boolean" office:boolean-value="true" calcext:value-type="boolean">
            <text:p>TRUE</text:p>
          </table:table-cell>
          <table:table-cell table:formula="of:=[.$I347]&gt;[.$A347]*[.$B34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formula="of:=SUMPRODUCT([.$C$1:.$H$1];[.$C348:.$H348])" office:value-type="float" office:value="1100" calcext:value-type="float">
            <text:p>1100</text:p>
          </table:table-cell>
          <table:table-cell table:formula="of:=ROUNDDOWN([.$A348]/3)*3*ROUNDDOWN([.$B348]/3)*3" office:value-type="float" office:value="1512" calcext:value-type="float">
            <text:p>1512</text:p>
          </table:table-cell>
          <table:table-cell table:formula="of:=[.$J348]&gt;=SUM([.$C348:.$H348])*9" office:value-type="boolean" office:boolean-value="true" calcext:value-type="boolean">
            <text:p>TRUE</text:p>
          </table:table-cell>
          <table:table-cell table:formula="of:=[.$I348]&gt;[.$A348]*[.$B34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SUMPRODUCT([.$C$1:.$H$1];[.$C349:.$H349])" office:value-type="float" office:value="1001" calcext:value-type="float">
            <text:p>1001</text:p>
          </table:table-cell>
          <table:table-cell table:formula="of:=ROUNDDOWN([.$A349]/3)*3*ROUNDDOWN([.$B349]/3)*3" office:value-type="float" office:value="1404" calcext:value-type="float">
            <text:p>1404</text:p>
          </table:table-cell>
          <table:table-cell table:formula="of:=[.$J349]&gt;=SUM([.$C349:.$H349])*9" office:value-type="boolean" office:boolean-value="true" calcext:value-type="boolean">
            <text:p>TRUE</text:p>
          </table:table-cell>
          <table:table-cell table:formula="of:=[.$I349]&gt;[.$A349]*[.$B34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formula="of:=SUMPRODUCT([.$C$1:.$H$1];[.$C350:.$H350])" office:value-type="float" office:value="1843" calcext:value-type="float">
            <text:p>1843</text:p>
          </table:table-cell>
          <table:table-cell table:formula="of:=ROUNDDOWN([.$A350]/3)*3*ROUNDDOWN([.$B350]/3)*3" office:value-type="float" office:value="1755" calcext:value-type="float">
            <text:p>1755</text:p>
          </table:table-cell>
          <table:table-cell table:formula="of:=[.$J350]&gt;=SUM([.$C350:.$H350])*9" office:value-type="boolean" office:boolean-value="false" calcext:value-type="boolean">
            <text:p>FALSE</text:p>
          </table:table-cell>
          <table:table-cell table:formula="of:=[.$I350]&gt;[.$A350]*[.$B35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54" calcext:value-type="float">
            <text:p>54</text:p>
          </table:table-cell>
          <table:table-cell table:formula="of:=SUMPRODUCT([.$C$1:.$H$1];[.$C351:.$H351])" office:value-type="float" office:value="2002" calcext:value-type="float">
            <text:p>2002</text:p>
          </table:table-cell>
          <table:table-cell table:formula="of:=ROUNDDOWN([.$A351]/3)*3*ROUNDDOWN([.$B351]/3)*3" office:value-type="float" office:value="1872" calcext:value-type="float">
            <text:p>1872</text:p>
          </table:table-cell>
          <table:table-cell table:formula="of:=[.$J351]&gt;=SUM([.$C351:.$H351])*9" office:value-type="boolean" office:boolean-value="false" calcext:value-type="boolean">
            <text:p>FALSE</text:p>
          </table:table-cell>
          <table:table-cell table:formula="of:=[.$I351]&gt;[.$A351]*[.$B35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formula="of:=SUMPRODUCT([.$C$1:.$H$1];[.$C352:.$H352])" office:value-type="float" office:value="1556" calcext:value-type="float">
            <text:p>1556</text:p>
          </table:table-cell>
          <table:table-cell table:formula="of:=ROUNDDOWN([.$A352]/3)*3*ROUNDDOWN([.$B352]/3)*3" office:value-type="float" office:value="1512" calcext:value-type="float">
            <text:p>1512</text:p>
          </table:table-cell>
          <table:table-cell table:formula="of:=[.$J352]&gt;=SUM([.$C352:.$H352])*9" office:value-type="boolean" office:boolean-value="false" calcext:value-type="boolean">
            <text:p>FALSE</text:p>
          </table:table-cell>
          <table:table-cell table:formula="of:=[.$I352]&gt;[.$A352]*[.$B35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SUMPRODUCT([.$C$1:.$H$1];[.$C353:.$H353])" office:value-type="float" office:value="1779" calcext:value-type="float">
            <text:p>1779</text:p>
          </table:table-cell>
          <table:table-cell table:formula="of:=ROUNDDOWN([.$A353]/3)*3*ROUNDDOWN([.$B353]/3)*3" office:value-type="float" office:value="1728" calcext:value-type="float">
            <text:p>1728</text:p>
          </table:table-cell>
          <table:table-cell table:formula="of:=[.$J353]&gt;=SUM([.$C353:.$H353])*9" office:value-type="boolean" office:boolean-value="false" calcext:value-type="boolean">
            <text:p>FALSE</text:p>
          </table:table-cell>
          <table:table-cell table:formula="of:=[.$I353]&gt;[.$A353]*[.$B35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formula="of:=SUMPRODUCT([.$C$1:.$H$1];[.$C354:.$H354])" office:value-type="float" office:value="1572" calcext:value-type="float">
            <text:p>1572</text:p>
          </table:table-cell>
          <table:table-cell table:formula="of:=ROUNDDOWN([.$A354]/3)*3*ROUNDDOWN([.$B354]/3)*3" office:value-type="float" office:value="2160" calcext:value-type="float">
            <text:p>2160</text:p>
          </table:table-cell>
          <table:table-cell table:formula="of:=[.$J354]&gt;=SUM([.$C354:.$H354])*9" office:value-type="boolean" office:boolean-value="true" calcext:value-type="boolean">
            <text:p>TRUE</text:p>
          </table:table-cell>
          <table:table-cell table:formula="of:=[.$I354]&gt;[.$A354]*[.$B35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formula="of:=SUMPRODUCT([.$C$1:.$H$1];[.$C355:.$H355])" office:value-type="float" office:value="1016" calcext:value-type="float">
            <text:p>1016</text:p>
          </table:table-cell>
          <table:table-cell table:formula="of:=ROUNDDOWN([.$A355]/3)*3*ROUNDDOWN([.$B355]/3)*3" office:value-type="float" office:value="1404" calcext:value-type="float">
            <text:p>1404</text:p>
          </table:table-cell>
          <table:table-cell table:formula="of:=[.$J355]&gt;=SUM([.$C355:.$H355])*9" office:value-type="boolean" office:boolean-value="true" calcext:value-type="boolean">
            <text:p>TRUE</text:p>
          </table:table-cell>
          <table:table-cell table:formula="of:=[.$I355]&gt;[.$A355]*[.$B35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formula="of:=SUMPRODUCT([.$C$1:.$H$1];[.$C356:.$H356])" office:value-type="float" office:value="1891" calcext:value-type="float">
            <text:p>1891</text:p>
          </table:table-cell>
          <table:table-cell table:formula="of:=ROUNDDOWN([.$A356]/3)*3*ROUNDDOWN([.$B356]/3)*3" office:value-type="float" office:value="1890" calcext:value-type="float">
            <text:p>1890</text:p>
          </table:table-cell>
          <table:table-cell table:formula="of:=[.$J356]&gt;=SUM([.$C356:.$H356])*9" office:value-type="boolean" office:boolean-value="false" calcext:value-type="boolean">
            <text:p>FALSE</text:p>
          </table:table-cell>
          <table:table-cell table:formula="of:=[.$I356]&gt;[.$A356]*[.$B35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SUMPRODUCT([.$C$1:.$H$1];[.$C357:.$H357])" office:value-type="float" office:value="1008" calcext:value-type="float">
            <text:p>1008</text:p>
          </table:table-cell>
          <table:table-cell table:formula="of:=ROUNDDOWN([.$A357]/3)*3*ROUNDDOWN([.$B357]/3)*3" office:value-type="float" office:value="1404" calcext:value-type="float">
            <text:p>1404</text:p>
          </table:table-cell>
          <table:table-cell table:formula="of:=[.$J357]&gt;=SUM([.$C357:.$H357])*9" office:value-type="boolean" office:boolean-value="true" calcext:value-type="boolean">
            <text:p>TRUE</text:p>
          </table:table-cell>
          <table:table-cell table:formula="of:=[.$I357]&gt;[.$A357]*[.$B35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formula="of:=SUMPRODUCT([.$C$1:.$H$1];[.$C358:.$H358])" office:value-type="float" office:value="2304" calcext:value-type="float">
            <text:p>2304</text:p>
          </table:table-cell>
          <table:table-cell table:formula="of:=ROUNDDOWN([.$A358]/3)*3*ROUNDDOWN([.$B358]/3)*3" office:value-type="float" office:value="2160" calcext:value-type="float">
            <text:p>2160</text:p>
          </table:table-cell>
          <table:table-cell table:formula="of:=[.$J358]&gt;=SUM([.$C358:.$H358])*9" office:value-type="boolean" office:boolean-value="false" calcext:value-type="boolean">
            <text:p>FALSE</text:p>
          </table:table-cell>
          <table:table-cell table:formula="of:=[.$I358]&gt;[.$A358]*[.$B35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formula="of:=SUMPRODUCT([.$C$1:.$H$1];[.$C359:.$H359])" office:value-type="float" office:value="1454" calcext:value-type="float">
            <text:p>1454</text:p>
          </table:table-cell>
          <table:table-cell table:formula="of:=ROUNDDOWN([.$A359]/3)*3*ROUNDDOWN([.$B359]/3)*3" office:value-type="float" office:value="2016" calcext:value-type="float">
            <text:p>2016</text:p>
          </table:table-cell>
          <table:table-cell table:formula="of:=[.$J359]&gt;=SUM([.$C359:.$H359])*9" office:value-type="boolean" office:boolean-value="true" calcext:value-type="boolean">
            <text:p>TRUE</text:p>
          </table:table-cell>
          <table:table-cell table:formula="of:=[.$I359]&gt;[.$A359]*[.$B35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formula="of:=SUMPRODUCT([.$C$1:.$H$1];[.$C360:.$H360])" office:value-type="float" office:value="1656" calcext:value-type="float">
            <text:p>1656</text:p>
          </table:table-cell>
          <table:table-cell table:formula="of:=ROUNDDOWN([.$A360]/3)*3*ROUNDDOWN([.$B360]/3)*3" office:value-type="float" office:value="2304" calcext:value-type="float">
            <text:p>2304</text:p>
          </table:table-cell>
          <table:table-cell table:formula="of:=[.$J360]&gt;=SUM([.$C360:.$H360])*9" office:value-type="boolean" office:boolean-value="true" calcext:value-type="boolean">
            <text:p>TRUE</text:p>
          </table:table-cell>
          <table:table-cell table:formula="of:=[.$I360]&gt;[.$A360]*[.$B36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formula="of:=SUMPRODUCT([.$C$1:.$H$1];[.$C361:.$H361])" office:value-type="float" office:value="941" calcext:value-type="float">
            <text:p>941</text:p>
          </table:table-cell>
          <table:table-cell table:formula="of:=ROUNDDOWN([.$A361]/3)*3*ROUNDDOWN([.$B361]/3)*3" office:value-type="float" office:value="1287" calcext:value-type="float">
            <text:p>1287</text:p>
          </table:table-cell>
          <table:table-cell table:formula="of:=[.$J361]&gt;=SUM([.$C361:.$H361])*9" office:value-type="boolean" office:boolean-value="true" calcext:value-type="boolean">
            <text:p>TRUE</text:p>
          </table:table-cell>
          <table:table-cell table:formula="of:=[.$I361]&gt;[.$A361]*[.$B36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formula="of:=SUMPRODUCT([.$C$1:.$H$1];[.$C362:.$H362])" office:value-type="float" office:value="1834" calcext:value-type="float">
            <text:p>1834</text:p>
          </table:table-cell>
          <table:table-cell table:formula="of:=ROUNDDOWN([.$A362]/3)*3*ROUNDDOWN([.$B362]/3)*3" office:value-type="float" office:value="1755" calcext:value-type="float">
            <text:p>1755</text:p>
          </table:table-cell>
          <table:table-cell table:formula="of:=[.$J362]&gt;=SUM([.$C362:.$H362])*9" office:value-type="boolean" office:boolean-value="false" calcext:value-type="boolean">
            <text:p>FALSE</text:p>
          </table:table-cell>
          <table:table-cell table:formula="of:=[.$I362]&gt;[.$A362]*[.$B36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formula="of:=SUMPRODUCT([.$C$1:.$H$1];[.$C363:.$H363])" office:value-type="float" office:value="1520" calcext:value-type="float">
            <text:p>1520</text:p>
          </table:table-cell>
          <table:table-cell table:formula="of:=ROUNDDOWN([.$A363]/3)*3*ROUNDDOWN([.$B363]/3)*3" office:value-type="float" office:value="1404" calcext:value-type="float">
            <text:p>1404</text:p>
          </table:table-cell>
          <table:table-cell table:formula="of:=[.$J363]&gt;=SUM([.$C363:.$H363])*9" office:value-type="boolean" office:boolean-value="false" calcext:value-type="boolean">
            <text:p>FALSE</text:p>
          </table:table-cell>
          <table:table-cell table:formula="of:=[.$I363]&gt;[.$A363]*[.$B36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formula="of:=SUMPRODUCT([.$C$1:.$H$1];[.$C364:.$H364])" office:value-type="float" office:value="1370" calcext:value-type="float">
            <text:p>1370</text:p>
          </table:table-cell>
          <table:table-cell table:formula="of:=ROUNDDOWN([.$A364]/3)*3*ROUNDDOWN([.$B364]/3)*3" office:value-type="float" office:value="1296" calcext:value-type="float">
            <text:p>1296</text:p>
          </table:table-cell>
          <table:table-cell table:formula="of:=[.$J364]&gt;=SUM([.$C364:.$H364])*9" office:value-type="boolean" office:boolean-value="false" calcext:value-type="boolean">
            <text:p>FALSE</text:p>
          </table:table-cell>
          <table:table-cell table:formula="of:=[.$I364]&gt;[.$A364]*[.$B36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SUMPRODUCT([.$C$1:.$H$1];[.$C365:.$H365])" office:value-type="float" office:value="1079" calcext:value-type="float">
            <text:p>1079</text:p>
          </table:table-cell>
          <table:table-cell table:formula="of:=ROUNDDOWN([.$A365]/3)*3*ROUNDDOWN([.$B365]/3)*3" office:value-type="float" office:value="1485" calcext:value-type="float">
            <text:p>1485</text:p>
          </table:table-cell>
          <table:table-cell table:formula="of:=[.$J365]&gt;=SUM([.$C365:.$H365])*9" office:value-type="boolean" office:boolean-value="true" calcext:value-type="boolean">
            <text:p>TRUE</text:p>
          </table:table-cell>
          <table:table-cell table:formula="of:=[.$I365]&gt;[.$A365]*[.$B36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table:formula="of:=SUMPRODUCT([.$C$1:.$H$1];[.$C366:.$H366])" office:value-type="float" office:value="1377" calcext:value-type="float">
            <text:p>1377</text:p>
          </table:table-cell>
          <table:table-cell table:formula="of:=ROUNDDOWN([.$A366]/3)*3*ROUNDDOWN([.$B366]/3)*3" office:value-type="float" office:value="1890" calcext:value-type="float">
            <text:p>1890</text:p>
          </table:table-cell>
          <table:table-cell table:formula="of:=[.$J366]&gt;=SUM([.$C366:.$H366])*9" office:value-type="boolean" office:boolean-value="true" calcext:value-type="boolean">
            <text:p>TRUE</text:p>
          </table:table-cell>
          <table:table-cell table:formula="of:=[.$I366]&gt;[.$A366]*[.$B36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formula="of:=SUMPRODUCT([.$C$1:.$H$1];[.$C367:.$H367])" office:value-type="float" office:value="1180" calcext:value-type="float">
            <text:p>1180</text:p>
          </table:table-cell>
          <table:table-cell table:formula="of:=ROUNDDOWN([.$A367]/3)*3*ROUNDDOWN([.$B367]/3)*3" office:value-type="float" office:value="1620" calcext:value-type="float">
            <text:p>1620</text:p>
          </table:table-cell>
          <table:table-cell table:formula="of:=[.$J367]&gt;=SUM([.$C367:.$H367])*9" office:value-type="boolean" office:boolean-value="true" calcext:value-type="boolean">
            <text:p>TRUE</text:p>
          </table:table-cell>
          <table:table-cell table:formula="of:=[.$I367]&gt;[.$A367]*[.$B36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table:formula="of:=SUMPRODUCT([.$C$1:.$H$1];[.$C368:.$H368])" office:value-type="float" office:value="2352" calcext:value-type="float">
            <text:p>2352</text:p>
          </table:table-cell>
          <table:table-cell table:formula="of:=ROUNDDOWN([.$A368]/3)*3*ROUNDDOWN([.$B368]/3)*3" office:value-type="float" office:value="2160" calcext:value-type="float">
            <text:p>2160</text:p>
          </table:table-cell>
          <table:table-cell table:formula="of:=[.$J368]&gt;=SUM([.$C368:.$H368])*9" office:value-type="boolean" office:boolean-value="false" calcext:value-type="boolean">
            <text:p>FALSE</text:p>
          </table:table-cell>
          <table:table-cell table:formula="of:=[.$I368]&gt;[.$A368]*[.$B36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formula="of:=SUMPRODUCT([.$C$1:.$H$1];[.$C369:.$H369])" office:value-type="float" office:value="989" calcext:value-type="float">
            <text:p>989</text:p>
          </table:table-cell>
          <table:table-cell table:formula="of:=ROUNDDOWN([.$A369]/3)*3*ROUNDDOWN([.$B369]/3)*3" office:value-type="float" office:value="1404" calcext:value-type="float">
            <text:p>1404</text:p>
          </table:table-cell>
          <table:table-cell table:formula="of:=[.$J369]&gt;=SUM([.$C369:.$H369])*9" office:value-type="boolean" office:boolean-value="true" calcext:value-type="boolean">
            <text:p>TRUE</text:p>
          </table:table-cell>
          <table:table-cell table:formula="of:=[.$I369]&gt;[.$A369]*[.$B36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SUMPRODUCT([.$C$1:.$H$1];[.$C370:.$H370])" office:value-type="float" office:value="1019" calcext:value-type="float">
            <text:p>1019</text:p>
          </table:table-cell>
          <table:table-cell table:formula="of:=ROUNDDOWN([.$A370]/3)*3*ROUNDDOWN([.$B370]/3)*3" office:value-type="float" office:value="1404" calcext:value-type="float">
            <text:p>1404</text:p>
          </table:table-cell>
          <table:table-cell table:formula="of:=[.$J370]&gt;=SUM([.$C370:.$H370])*9" office:value-type="boolean" office:boolean-value="true" calcext:value-type="boolean">
            <text:p>TRUE</text:p>
          </table:table-cell>
          <table:table-cell table:formula="of:=[.$I370]&gt;[.$A370]*[.$B37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formula="of:=SUMPRODUCT([.$C$1:.$H$1];[.$C371:.$H371])" office:value-type="float" office:value="1006" calcext:value-type="float">
            <text:p>1006</text:p>
          </table:table-cell>
          <table:table-cell table:formula="of:=ROUNDDOWN([.$A371]/3)*3*ROUNDDOWN([.$B371]/3)*3" office:value-type="float" office:value="1404" calcext:value-type="float">
            <text:p>1404</text:p>
          </table:table-cell>
          <table:table-cell table:formula="of:=[.$J371]&gt;=SUM([.$C371:.$H371])*9" office:value-type="boolean" office:boolean-value="true" calcext:value-type="boolean">
            <text:p>TRUE</text:p>
          </table:table-cell>
          <table:table-cell table:formula="of:=[.$I371]&gt;[.$A371]*[.$B37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formula="of:=SUMPRODUCT([.$C$1:.$H$1];[.$C372:.$H372])" office:value-type="float" office:value="1151" calcext:value-type="float">
            <text:p>1151</text:p>
          </table:table-cell>
          <table:table-cell table:formula="of:=ROUNDDOWN([.$A372]/3)*3*ROUNDDOWN([.$B372]/3)*3" office:value-type="float" office:value="1620" calcext:value-type="float">
            <text:p>1620</text:p>
          </table:table-cell>
          <table:table-cell table:formula="of:=[.$J372]&gt;=SUM([.$C372:.$H372])*9" office:value-type="boolean" office:boolean-value="true" calcext:value-type="boolean">
            <text:p>TRUE</text:p>
          </table:table-cell>
          <table:table-cell table:formula="of:=[.$I372]&gt;[.$A372]*[.$B37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formula="of:=SUMPRODUCT([.$C$1:.$H$1];[.$C373:.$H373])" office:value-type="float" office:value="1579" calcext:value-type="float">
            <text:p>1579</text:p>
          </table:table-cell>
          <table:table-cell table:formula="of:=ROUNDDOWN([.$A373]/3)*3*ROUNDDOWN([.$B373]/3)*3" office:value-type="float" office:value="2160" calcext:value-type="float">
            <text:p>2160</text:p>
          </table:table-cell>
          <table:table-cell table:formula="of:=[.$J373]&gt;=SUM([.$C373:.$H373])*9" office:value-type="boolean" office:boolean-value="true" calcext:value-type="boolean">
            <text:p>TRUE</text:p>
          </table:table-cell>
          <table:table-cell table:formula="of:=[.$I373]&gt;[.$A373]*[.$B37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SUMPRODUCT([.$C$1:.$H$1];[.$C374:.$H374])" office:value-type="float" office:value="1612" calcext:value-type="float">
            <text:p>1612</text:p>
          </table:table-cell>
          <table:table-cell table:formula="of:=ROUNDDOWN([.$A374]/3)*3*ROUNDDOWN([.$B374]/3)*3" office:value-type="float" office:value="1485" calcext:value-type="float">
            <text:p>1485</text:p>
          </table:table-cell>
          <table:table-cell table:formula="of:=[.$J374]&gt;=SUM([.$C374:.$H374])*9" office:value-type="boolean" office:boolean-value="false" calcext:value-type="boolean">
            <text:p>FALSE</text:p>
          </table:table-cell>
          <table:table-cell table:formula="of:=[.$I374]&gt;[.$A374]*[.$B37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SUMPRODUCT([.$C$1:.$H$1];[.$C375:.$H375])" office:value-type="float" office:value="1553" calcext:value-type="float">
            <text:p>1553</text:p>
          </table:table-cell>
          <table:table-cell table:formula="of:=ROUNDDOWN([.$A375]/3)*3*ROUNDDOWN([.$B375]/3)*3" office:value-type="float" office:value="2160" calcext:value-type="float">
            <text:p>2160</text:p>
          </table:table-cell>
          <table:table-cell table:formula="of:=[.$J375]&gt;=SUM([.$C375:.$H375])*9" office:value-type="boolean" office:boolean-value="true" calcext:value-type="boolean">
            <text:p>TRUE</text:p>
          </table:table-cell>
          <table:table-cell table:formula="of:=[.$I375]&gt;[.$A375]*[.$B37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formula="of:=SUMPRODUCT([.$C$1:.$H$1];[.$C376:.$H376])" office:value-type="float" office:value="1347" calcext:value-type="float">
            <text:p>1347</text:p>
          </table:table-cell>
          <table:table-cell table:formula="of:=ROUNDDOWN([.$A376]/3)*3*ROUNDDOWN([.$B376]/3)*3" office:value-type="float" office:value="1872" calcext:value-type="float">
            <text:p>1872</text:p>
          </table:table-cell>
          <table:table-cell table:formula="of:=[.$J376]&gt;=SUM([.$C376:.$H376])*9" office:value-type="boolean" office:boolean-value="true" calcext:value-type="boolean">
            <text:p>TRUE</text:p>
          </table:table-cell>
          <table:table-cell table:formula="of:=[.$I376]&gt;[.$A376]*[.$B37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table:formula="of:=SUMPRODUCT([.$C$1:.$H$1];[.$C377:.$H377])" office:value-type="float" office:value="1873" calcext:value-type="float">
            <text:p>1873</text:p>
          </table:table-cell>
          <table:table-cell table:formula="of:=ROUNDDOWN([.$A377]/3)*3*ROUNDDOWN([.$B377]/3)*3" office:value-type="float" office:value="1872" calcext:value-type="float">
            <text:p>1872</text:p>
          </table:table-cell>
          <table:table-cell table:formula="of:=[.$J377]&gt;=SUM([.$C377:.$H377])*9" office:value-type="boolean" office:boolean-value="false" calcext:value-type="boolean">
            <text:p>FALSE</text:p>
          </table:table-cell>
          <table:table-cell table:formula="of:=[.$I377]&gt;[.$A377]*[.$B37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formula="of:=SUMPRODUCT([.$C$1:.$H$1];[.$C378:.$H378])" office:value-type="float" office:value="1348" calcext:value-type="float">
            <text:p>1348</text:p>
          </table:table-cell>
          <table:table-cell table:formula="of:=ROUNDDOWN([.$A378]/3)*3*ROUNDDOWN([.$B378]/3)*3" office:value-type="float" office:value="1872" calcext:value-type="float">
            <text:p>1872</text:p>
          </table:table-cell>
          <table:table-cell table:formula="of:=[.$J378]&gt;=SUM([.$C378:.$H378])*9" office:value-type="boolean" office:boolean-value="true" calcext:value-type="boolean">
            <text:p>TRUE</text:p>
          </table:table-cell>
          <table:table-cell table:formula="of:=[.$I378]&gt;[.$A378]*[.$B37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formula="of:=SUMPRODUCT([.$C$1:.$H$1];[.$C379:.$H379])" office:value-type="float" office:value="1330" calcext:value-type="float">
            <text:p>1330</text:p>
          </table:table-cell>
          <table:table-cell table:formula="of:=ROUNDDOWN([.$A379]/3)*3*ROUNDDOWN([.$B379]/3)*3" office:value-type="float" office:value="1872" calcext:value-type="float">
            <text:p>1872</text:p>
          </table:table-cell>
          <table:table-cell table:formula="of:=[.$J379]&gt;=SUM([.$C379:.$H379])*9" office:value-type="boolean" office:boolean-value="true" calcext:value-type="boolean">
            <text:p>TRUE</text:p>
          </table:table-cell>
          <table:table-cell table:formula="of:=[.$I379]&gt;[.$A379]*[.$B37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table:formula="of:=SUMPRODUCT([.$C$1:.$H$1];[.$C380:.$H380])" office:value-type="float" office:value="1970" calcext:value-type="float">
            <text:p>1970</text:p>
          </table:table-cell>
          <table:table-cell table:formula="of:=ROUNDDOWN([.$A380]/3)*3*ROUNDDOWN([.$B380]/3)*3" office:value-type="float" office:value="1872" calcext:value-type="float">
            <text:p>1872</text:p>
          </table:table-cell>
          <table:table-cell table:formula="of:=[.$J380]&gt;=SUM([.$C380:.$H380])*9" office:value-type="boolean" office:boolean-value="false" calcext:value-type="boolean">
            <text:p>FALSE</text:p>
          </table:table-cell>
          <table:table-cell table:formula="of:=[.$I380]&gt;[.$A380]*[.$B38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formula="of:=SUMPRODUCT([.$C$1:.$H$1];[.$C381:.$H381])" office:value-type="float" office:value="1600" calcext:value-type="float">
            <text:p>1600</text:p>
          </table:table-cell>
          <table:table-cell table:formula="of:=ROUNDDOWN([.$A381]/3)*3*ROUNDDOWN([.$B381]/3)*3" office:value-type="float" office:value="1521" calcext:value-type="float">
            <text:p>1521</text:p>
          </table:table-cell>
          <table:table-cell table:formula="of:=[.$J381]&gt;=SUM([.$C381:.$H381])*9" office:value-type="boolean" office:boolean-value="false" calcext:value-type="boolean">
            <text:p>FALSE</text:p>
          </table:table-cell>
          <table:table-cell table:formula="of:=[.$I381]&gt;[.$A381]*[.$B38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SUMPRODUCT([.$C$1:.$H$1];[.$C382:.$H382])" office:value-type="float" office:value="1703" calcext:value-type="float">
            <text:p>1703</text:p>
          </table:table-cell>
          <table:table-cell table:formula="of:=ROUNDDOWN([.$A382]/3)*3*ROUNDDOWN([.$B382]/3)*3" office:value-type="float" office:value="1620" calcext:value-type="float">
            <text:p>1620</text:p>
          </table:table-cell>
          <table:table-cell table:formula="of:=[.$J382]&gt;=SUM([.$C382:.$H382])*9" office:value-type="boolean" office:boolean-value="false" calcext:value-type="boolean">
            <text:p>FALSE</text:p>
          </table:table-cell>
          <table:table-cell table:formula="of:=[.$I382]&gt;[.$A382]*[.$B38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formula="of:=SUMPRODUCT([.$C$1:.$H$1];[.$C383:.$H383])" office:value-type="float" office:value="1520" calcext:value-type="float">
            <text:p>1520</text:p>
          </table:table-cell>
          <table:table-cell table:formula="of:=ROUNDDOWN([.$A383]/3)*3*ROUNDDOWN([.$B383]/3)*3" office:value-type="float" office:value="1404" calcext:value-type="float">
            <text:p>1404</text:p>
          </table:table-cell>
          <table:table-cell table:formula="of:=[.$J383]&gt;=SUM([.$C383:.$H383])*9" office:value-type="boolean" office:boolean-value="false" calcext:value-type="boolean">
            <text:p>FALSE</text:p>
          </table:table-cell>
          <table:table-cell table:formula="of:=[.$I383]&gt;[.$A383]*[.$B38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table:formula="of:=SUMPRODUCT([.$C$1:.$H$1];[.$C384:.$H384])" office:value-type="float" office:value="1766" calcext:value-type="float">
            <text:p>1766</text:p>
          </table:table-cell>
          <table:table-cell table:formula="of:=ROUNDDOWN([.$A384]/3)*3*ROUNDDOWN([.$B384]/3)*3" office:value-type="float" office:value="1638" calcext:value-type="float">
            <text:p>1638</text:p>
          </table:table-cell>
          <table:table-cell table:formula="of:=[.$J384]&gt;=SUM([.$C384:.$H384])*9" office:value-type="boolean" office:boolean-value="false" calcext:value-type="boolean">
            <text:p>FALSE</text:p>
          </table:table-cell>
          <table:table-cell table:formula="of:=[.$I384]&gt;[.$A384]*[.$B38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SUMPRODUCT([.$C$1:.$H$1];[.$C385:.$H385])" office:value-type="float" office:value="938" calcext:value-type="float">
            <text:p>938</text:p>
          </table:table-cell>
          <table:table-cell table:formula="of:=ROUNDDOWN([.$A385]/3)*3*ROUNDDOWN([.$B385]/3)*3" office:value-type="float" office:value="1287" calcext:value-type="float">
            <text:p>1287</text:p>
          </table:table-cell>
          <table:table-cell table:formula="of:=[.$J385]&gt;=SUM([.$C385:.$H385])*9" office:value-type="boolean" office:boolean-value="true" calcext:value-type="boolean">
            <text:p>TRUE</text:p>
          </table:table-cell>
          <table:table-cell table:formula="of:=[.$I385]&gt;[.$A385]*[.$B38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formula="of:=SUMPRODUCT([.$C$1:.$H$1];[.$C386:.$H386])" office:value-type="float" office:value="2305" calcext:value-type="float">
            <text:p>2305</text:p>
          </table:table-cell>
          <table:table-cell table:formula="of:=ROUNDDOWN([.$A386]/3)*3*ROUNDDOWN([.$B386]/3)*3" office:value-type="float" office:value="2160" calcext:value-type="float">
            <text:p>2160</text:p>
          </table:table-cell>
          <table:table-cell table:formula="of:=[.$J386]&gt;=SUM([.$C386:.$H386])*9" office:value-type="boolean" office:boolean-value="false" calcext:value-type="boolean">
            <text:p>FALSE</text:p>
          </table:table-cell>
          <table:table-cell table:formula="of:=[.$I386]&gt;[.$A386]*[.$B38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formula="of:=SUMPRODUCT([.$C$1:.$H$1];[.$C387:.$H387])" office:value-type="float" office:value="1364" calcext:value-type="float">
            <text:p>1364</text:p>
          </table:table-cell>
          <table:table-cell table:formula="of:=ROUNDDOWN([.$A387]/3)*3*ROUNDDOWN([.$B387]/3)*3" office:value-type="float" office:value="1890" calcext:value-type="float">
            <text:p>1890</text:p>
          </table:table-cell>
          <table:table-cell table:formula="of:=[.$J387]&gt;=SUM([.$C387:.$H387])*9" office:value-type="boolean" office:boolean-value="true" calcext:value-type="boolean">
            <text:p>TRUE</text:p>
          </table:table-cell>
          <table:table-cell table:formula="of:=[.$I387]&gt;[.$A387]*[.$B38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SUMPRODUCT([.$C$1:.$H$1];[.$C388:.$H388])" office:value-type="float" office:value="1375" calcext:value-type="float">
            <text:p>1375</text:p>
          </table:table-cell>
          <table:table-cell table:formula="of:=ROUNDDOWN([.$A388]/3)*3*ROUNDDOWN([.$B388]/3)*3" office:value-type="float" office:value="1890" calcext:value-type="float">
            <text:p>1890</text:p>
          </table:table-cell>
          <table:table-cell table:formula="of:=[.$J388]&gt;=SUM([.$C388:.$H388])*9" office:value-type="boolean" office:boolean-value="true" calcext:value-type="boolean">
            <text:p>TRUE</text:p>
          </table:table-cell>
          <table:table-cell table:formula="of:=[.$I388]&gt;[.$A388]*[.$B38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table:formula="of:=SUMPRODUCT([.$C$1:.$H$1];[.$C389:.$H389])" office:value-type="float" office:value="2117" calcext:value-type="float">
            <text:p>2117</text:p>
          </table:table-cell>
          <table:table-cell table:formula="of:=ROUNDDOWN([.$A389]/3)*3*ROUNDDOWN([.$B389]/3)*3" office:value-type="float" office:value="2025" calcext:value-type="float">
            <text:p>2025</text:p>
          </table:table-cell>
          <table:table-cell table:formula="of:=[.$J389]&gt;=SUM([.$C389:.$H389])*9" office:value-type="boolean" office:boolean-value="false" calcext:value-type="boolean">
            <text:p>FALSE</text:p>
          </table:table-cell>
          <table:table-cell table:formula="of:=[.$I389]&gt;[.$A389]*[.$B38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formula="of:=SUMPRODUCT([.$C$1:.$H$1];[.$C390:.$H390])" office:value-type="float" office:value="1186" calcext:value-type="float">
            <text:p>1186</text:p>
          </table:table-cell>
          <table:table-cell table:formula="of:=ROUNDDOWN([.$A390]/3)*3*ROUNDDOWN([.$B390]/3)*3" office:value-type="float" office:value="1638" calcext:value-type="float">
            <text:p>1638</text:p>
          </table:table-cell>
          <table:table-cell table:formula="of:=[.$J390]&gt;=SUM([.$C390:.$H390])*9" office:value-type="boolean" office:boolean-value="true" calcext:value-type="boolean">
            <text:p>TRUE</text:p>
          </table:table-cell>
          <table:table-cell table:formula="of:=[.$I390]&gt;[.$A390]*[.$B39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formula="of:=SUMPRODUCT([.$C$1:.$H$1];[.$C391:.$H391])" office:value-type="float" office:value="1952" calcext:value-type="float">
            <text:p>1952</text:p>
          </table:table-cell>
          <table:table-cell table:formula="of:=ROUNDDOWN([.$A391]/3)*3*ROUNDDOWN([.$B391]/3)*3" office:value-type="float" office:value="1872" calcext:value-type="float">
            <text:p>1872</text:p>
          </table:table-cell>
          <table:table-cell table:formula="of:=[.$J391]&gt;=SUM([.$C391:.$H391])*9" office:value-type="boolean" office:boolean-value="false" calcext:value-type="boolean">
            <text:p>FALSE</text:p>
          </table:table-cell>
          <table:table-cell table:formula="of:=[.$I391]&gt;[.$A391]*[.$B39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SUMPRODUCT([.$C$1:.$H$1];[.$C392:.$H392])" office:value-type="float" office:value="2060" calcext:value-type="float">
            <text:p>2060</text:p>
          </table:table-cell>
          <table:table-cell table:formula="of:=ROUNDDOWN([.$A392]/3)*3*ROUNDDOWN([.$B392]/3)*3" office:value-type="float" office:value="2016" calcext:value-type="float">
            <text:p>2016</text:p>
          </table:table-cell>
          <table:table-cell table:formula="of:=[.$J392]&gt;=SUM([.$C392:.$H392])*9" office:value-type="boolean" office:boolean-value="false" calcext:value-type="boolean">
            <text:p>FALSE</text:p>
          </table:table-cell>
          <table:table-cell table:formula="of:=[.$I392]&gt;[.$A392]*[.$B39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formula="of:=SUMPRODUCT([.$C$1:.$H$1];[.$C393:.$H393])" office:value-type="float" office:value="1766" calcext:value-type="float">
            <text:p>1766</text:p>
          </table:table-cell>
          <table:table-cell table:formula="of:=ROUNDDOWN([.$A393]/3)*3*ROUNDDOWN([.$B393]/3)*3" office:value-type="float" office:value="1728" calcext:value-type="float">
            <text:p>1728</text:p>
          </table:table-cell>
          <table:table-cell table:formula="of:=[.$J393]&gt;=SUM([.$C393:.$H393])*9" office:value-type="boolean" office:boolean-value="false" calcext:value-type="boolean">
            <text:p>FALSE</text:p>
          </table:table-cell>
          <table:table-cell table:formula="of:=[.$I393]&gt;[.$A393]*[.$B39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formula="of:=SUMPRODUCT([.$C$1:.$H$1];[.$C394:.$H394])" office:value-type="float" office:value="1547" calcext:value-type="float">
            <text:p>1547</text:p>
          </table:table-cell>
          <table:table-cell table:formula="of:=ROUNDDOWN([.$A394]/3)*3*ROUNDDOWN([.$B394]/3)*3" office:value-type="float" office:value="2160" calcext:value-type="float">
            <text:p>2160</text:p>
          </table:table-cell>
          <table:table-cell table:formula="of:=[.$J394]&gt;=SUM([.$C394:.$H394])*9" office:value-type="boolean" office:boolean-value="true" calcext:value-type="boolean">
            <text:p>TRUE</text:p>
          </table:table-cell>
          <table:table-cell table:formula="of:=[.$I394]&gt;[.$A394]*[.$B39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SUMPRODUCT([.$C$1:.$H$1];[.$C395:.$H395])" office:value-type="float" office:value="1267" calcext:value-type="float">
            <text:p>1267</text:p>
          </table:table-cell>
          <table:table-cell table:formula="of:=ROUNDDOWN([.$A395]/3)*3*ROUNDDOWN([.$B395]/3)*3" office:value-type="float" office:value="1755" calcext:value-type="float">
            <text:p>1755</text:p>
          </table:table-cell>
          <table:table-cell table:formula="of:=[.$J395]&gt;=SUM([.$C395:.$H395])*9" office:value-type="boolean" office:boolean-value="true" calcext:value-type="boolean">
            <text:p>TRUE</text:p>
          </table:table-cell>
          <table:table-cell table:formula="of:=[.$I395]&gt;[.$A395]*[.$B39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formula="of:=SUMPRODUCT([.$C$1:.$H$1];[.$C396:.$H396])" office:value-type="float" office:value="1020" calcext:value-type="float">
            <text:p>1020</text:p>
          </table:table-cell>
          <table:table-cell table:formula="of:=ROUNDDOWN([.$A396]/3)*3*ROUNDDOWN([.$B396]/3)*3" office:value-type="float" office:value="1404" calcext:value-type="float">
            <text:p>1404</text:p>
          </table:table-cell>
          <table:table-cell table:formula="of:=[.$J396]&gt;=SUM([.$C396:.$H396])*9" office:value-type="boolean" office:boolean-value="true" calcext:value-type="boolean">
            <text:p>TRUE</text:p>
          </table:table-cell>
          <table:table-cell table:formula="of:=[.$I396]&gt;[.$A396]*[.$B39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table:formula="of:=SUMPRODUCT([.$C$1:.$H$1];[.$C397:.$H397])" office:value-type="float" office:value="2353" calcext:value-type="float">
            <text:p>2353</text:p>
          </table:table-cell>
          <table:table-cell table:formula="of:=ROUNDDOWN([.$A397]/3)*3*ROUNDDOWN([.$B397]/3)*3" office:value-type="float" office:value="2304" calcext:value-type="float">
            <text:p>2304</text:p>
          </table:table-cell>
          <table:table-cell table:formula="of:=[.$J397]&gt;=SUM([.$C397:.$H397])*9" office:value-type="boolean" office:boolean-value="false" calcext:value-type="boolean">
            <text:p>FALSE</text:p>
          </table:table-cell>
          <table:table-cell table:formula="of:=[.$I397]&gt;[.$A397]*[.$B39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SUMPRODUCT([.$C$1:.$H$1];[.$C398:.$H398])" office:value-type="float" office:value="1562" calcext:value-type="float">
            <text:p>1562</text:p>
          </table:table-cell>
          <table:table-cell table:formula="of:=ROUNDDOWN([.$A398]/3)*3*ROUNDDOWN([.$B398]/3)*3" office:value-type="float" office:value="1521" calcext:value-type="float">
            <text:p>1521</text:p>
          </table:table-cell>
          <table:table-cell table:formula="of:=[.$J398]&gt;=SUM([.$C398:.$H398])*9" office:value-type="boolean" office:boolean-value="false" calcext:value-type="boolean">
            <text:p>FALSE</text:p>
          </table:table-cell>
          <table:table-cell table:formula="of:=[.$I398]&gt;[.$A398]*[.$B39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formula="of:=SUMPRODUCT([.$C$1:.$H$1];[.$C399:.$H399])" office:value-type="float" office:value="1437" calcext:value-type="float">
            <text:p>1437</text:p>
          </table:table-cell>
          <table:table-cell table:formula="of:=ROUNDDOWN([.$A399]/3)*3*ROUNDDOWN([.$B399]/3)*3" office:value-type="float" office:value="1287" calcext:value-type="float">
            <text:p>1287</text:p>
          </table:table-cell>
          <table:table-cell table:formula="of:=[.$J399]&gt;=SUM([.$C399:.$H399])*9" office:value-type="boolean" office:boolean-value="false" calcext:value-type="boolean">
            <text:p>FALSE</text:p>
          </table:table-cell>
          <table:table-cell table:formula="of:=[.$I399]&gt;[.$A399]*[.$B39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formula="of:=SUMPRODUCT([.$C$1:.$H$1];[.$C400:.$H400])" office:value-type="float" office:value="1713" calcext:value-type="float">
            <text:p>1713</text:p>
          </table:table-cell>
          <table:table-cell table:formula="of:=ROUNDDOWN([.$A400]/3)*3*ROUNDDOWN([.$B400]/3)*3" office:value-type="float" office:value="1620" calcext:value-type="float">
            <text:p>1620</text:p>
          </table:table-cell>
          <table:table-cell table:formula="of:=[.$J400]&gt;=SUM([.$C400:.$H400])*9" office:value-type="boolean" office:boolean-value="false" calcext:value-type="boolean">
            <text:p>FALSE</text:p>
          </table:table-cell>
          <table:table-cell table:formula="of:=[.$I400]&gt;[.$A400]*[.$B40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formula="of:=SUMPRODUCT([.$C$1:.$H$1];[.$C401:.$H401])" office:value-type="float" office:value="1298" calcext:value-type="float">
            <text:p>1298</text:p>
          </table:table-cell>
          <table:table-cell table:formula="of:=ROUNDDOWN([.$A401]/3)*3*ROUNDDOWN([.$B401]/3)*3" office:value-type="float" office:value="1296" calcext:value-type="float">
            <text:p>1296</text:p>
          </table:table-cell>
          <table:table-cell table:formula="of:=[.$J401]&gt;=SUM([.$C401:.$H401])*9" office:value-type="boolean" office:boolean-value="false" calcext:value-type="boolean">
            <text:p>FALSE</text:p>
          </table:table-cell>
          <table:table-cell table:formula="of:=[.$I401]&gt;[.$A401]*[.$B40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formula="of:=SUMPRODUCT([.$C$1:.$H$1];[.$C402:.$H402])" office:value-type="float" office:value="1142" calcext:value-type="float">
            <text:p>1142</text:p>
          </table:table-cell>
          <table:table-cell table:formula="of:=ROUNDDOWN([.$A402]/3)*3*ROUNDDOWN([.$B402]/3)*3" office:value-type="float" office:value="1584" calcext:value-type="float">
            <text:p>1584</text:p>
          </table:table-cell>
          <table:table-cell table:formula="of:=[.$J402]&gt;=SUM([.$C402:.$H402])*9" office:value-type="boolean" office:boolean-value="true" calcext:value-type="boolean">
            <text:p>TRUE</text:p>
          </table:table-cell>
          <table:table-cell table:formula="of:=[.$I402]&gt;[.$A402]*[.$B40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formula="of:=SUMPRODUCT([.$C$1:.$H$1];[.$C403:.$H403])" office:value-type="float" office:value="1963" calcext:value-type="float">
            <text:p>1963</text:p>
          </table:table-cell>
          <table:table-cell table:formula="of:=ROUNDDOWN([.$A403]/3)*3*ROUNDDOWN([.$B403]/3)*3" office:value-type="float" office:value="1872" calcext:value-type="float">
            <text:p>1872</text:p>
          </table:table-cell>
          <table:table-cell table:formula="of:=[.$J403]&gt;=SUM([.$C403:.$H403])*9" office:value-type="boolean" office:boolean-value="false" calcext:value-type="boolean">
            <text:p>FALSE</text:p>
          </table:table-cell>
          <table:table-cell table:formula="of:=[.$I403]&gt;[.$A403]*[.$B40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table:formula="of:=SUMPRODUCT([.$C$1:.$H$1];[.$C404:.$H404])" office:value-type="float" office:value="1135" calcext:value-type="float">
            <text:p>1135</text:p>
          </table:table-cell>
          <table:table-cell table:formula="of:=ROUNDDOWN([.$A404]/3)*3*ROUNDDOWN([.$B404]/3)*3" office:value-type="float" office:value="1584" calcext:value-type="float">
            <text:p>1584</text:p>
          </table:table-cell>
          <table:table-cell table:formula="of:=[.$J404]&gt;=SUM([.$C404:.$H404])*9" office:value-type="boolean" office:boolean-value="true" calcext:value-type="boolean">
            <text:p>TRUE</text:p>
          </table:table-cell>
          <table:table-cell table:formula="of:=[.$I404]&gt;[.$A404]*[.$B40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formula="of:=SUMPRODUCT([.$C$1:.$H$1];[.$C405:.$H405])" office:value-type="float" office:value="1887" calcext:value-type="float">
            <text:p>1887</text:p>
          </table:table-cell>
          <table:table-cell table:formula="of:=ROUNDDOWN([.$A405]/3)*3*ROUNDDOWN([.$B405]/3)*3" office:value-type="float" office:value="1755" calcext:value-type="float">
            <text:p>1755</text:p>
          </table:table-cell>
          <table:table-cell table:formula="of:=[.$J405]&gt;=SUM([.$C405:.$H405])*9" office:value-type="boolean" office:boolean-value="false" calcext:value-type="boolean">
            <text:p>FALSE</text:p>
          </table:table-cell>
          <table:table-cell table:formula="of:=[.$I405]&gt;[.$A405]*[.$B40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formula="of:=SUMPRODUCT([.$C$1:.$H$1];[.$C406:.$H406])" office:value-type="float" office:value="1171" calcext:value-type="float">
            <text:p>1171</text:p>
          </table:table-cell>
          <table:table-cell table:formula="of:=ROUNDDOWN([.$A406]/3)*3*ROUNDDOWN([.$B406]/3)*3" office:value-type="float" office:value="1638" calcext:value-type="float">
            <text:p>1638</text:p>
          </table:table-cell>
          <table:table-cell table:formula="of:=[.$J406]&gt;=SUM([.$C406:.$H406])*9" office:value-type="boolean" office:boolean-value="true" calcext:value-type="boolean">
            <text:p>TRUE</text:p>
          </table:table-cell>
          <table:table-cell table:formula="of:=[.$I406]&gt;[.$A406]*[.$B40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formula="of:=SUMPRODUCT([.$C$1:.$H$1];[.$C407:.$H407])" office:value-type="float" office:value="1158" calcext:value-type="float">
            <text:p>1158</text:p>
          </table:table-cell>
          <table:table-cell table:formula="of:=ROUNDDOWN([.$A407]/3)*3*ROUNDDOWN([.$B407]/3)*3" office:value-type="float" office:value="1620" calcext:value-type="float">
            <text:p>1620</text:p>
          </table:table-cell>
          <table:table-cell table:formula="of:=[.$J407]&gt;=SUM([.$C407:.$H407])*9" office:value-type="boolean" office:boolean-value="true" calcext:value-type="boolean">
            <text:p>TRUE</text:p>
          </table:table-cell>
          <table:table-cell table:formula="of:=[.$I407]&gt;[.$A407]*[.$B40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formula="of:=SUMPRODUCT([.$C$1:.$H$1];[.$C408:.$H408])" office:value-type="float" office:value="1539" calcext:value-type="float">
            <text:p>1539</text:p>
          </table:table-cell>
          <table:table-cell table:formula="of:=ROUNDDOWN([.$A408]/3)*3*ROUNDDOWN([.$B408]/3)*3" office:value-type="float" office:value="2160" calcext:value-type="float">
            <text:p>2160</text:p>
          </table:table-cell>
          <table:table-cell table:formula="of:=[.$J408]&gt;=SUM([.$C408:.$H408])*9" office:value-type="boolean" office:boolean-value="true" calcext:value-type="boolean">
            <text:p>TRUE</text:p>
          </table:table-cell>
          <table:table-cell table:formula="of:=[.$I408]&gt;[.$A408]*[.$B40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SUMPRODUCT([.$C$1:.$H$1];[.$C409:.$H409])" office:value-type="float" office:value="1795" calcext:value-type="float">
            <text:p>1795</text:p>
          </table:table-cell>
          <table:table-cell table:formula="of:=ROUNDDOWN([.$A409]/3)*3*ROUNDDOWN([.$B409]/3)*3" office:value-type="float" office:value="1755" calcext:value-type="float">
            <text:p>1755</text:p>
          </table:table-cell>
          <table:table-cell table:formula="of:=[.$J409]&gt;=SUM([.$C409:.$H409])*9" office:value-type="boolean" office:boolean-value="false" calcext:value-type="boolean">
            <text:p>FALSE</text:p>
          </table:table-cell>
          <table:table-cell table:formula="of:=[.$I409]&gt;[.$A409]*[.$B40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formula="of:=SUMPRODUCT([.$C$1:.$H$1];[.$C410:.$H410])" office:value-type="float" office:value="1358" calcext:value-type="float">
            <text:p>1358</text:p>
          </table:table-cell>
          <table:table-cell table:formula="of:=ROUNDDOWN([.$A410]/3)*3*ROUNDDOWN([.$B410]/3)*3" office:value-type="float" office:value="1872" calcext:value-type="float">
            <text:p>1872</text:p>
          </table:table-cell>
          <table:table-cell table:formula="of:=[.$J410]&gt;=SUM([.$C410:.$H410])*9" office:value-type="boolean" office:boolean-value="true" calcext:value-type="boolean">
            <text:p>TRUE</text:p>
          </table:table-cell>
          <table:table-cell table:formula="of:=[.$I410]&gt;[.$A410]*[.$B41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formula="of:=SUMPRODUCT([.$C$1:.$H$1];[.$C411:.$H411])" office:value-type="float" office:value="1600" calcext:value-type="float">
            <text:p>1600</text:p>
          </table:table-cell>
          <table:table-cell table:formula="of:=ROUNDDOWN([.$A411]/3)*3*ROUNDDOWN([.$B411]/3)*3" office:value-type="float" office:value="1521" calcext:value-type="float">
            <text:p>1521</text:p>
          </table:table-cell>
          <table:table-cell table:formula="of:=[.$J411]&gt;=SUM([.$C411:.$H411])*9" office:value-type="boolean" office:boolean-value="false" calcext:value-type="boolean">
            <text:p>FALSE</text:p>
          </table:table-cell>
          <table:table-cell table:formula="of:=[.$I411]&gt;[.$A411]*[.$B41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formula="of:=SUMPRODUCT([.$C$1:.$H$1];[.$C412:.$H412])" office:value-type="float" office:value="1599" calcext:value-type="float">
            <text:p>1599</text:p>
          </table:table-cell>
          <table:table-cell table:formula="of:=ROUNDDOWN([.$A412]/3)*3*ROUNDDOWN([.$B412]/3)*3" office:value-type="float" office:value="1512" calcext:value-type="float">
            <text:p>1512</text:p>
          </table:table-cell>
          <table:table-cell table:formula="of:=[.$J412]&gt;=SUM([.$C412:.$H412])*9" office:value-type="boolean" office:boolean-value="false" calcext:value-type="boolean">
            <text:p>FALSE</text:p>
          </table:table-cell>
          <table:table-cell table:formula="of:=[.$I412]&gt;[.$A412]*[.$B41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table:formula="of:=SUMPRODUCT([.$C$1:.$H$1];[.$C413:.$H413])" office:value-type="float" office:value="2108" calcext:value-type="float">
            <text:p>2108</text:p>
          </table:table-cell>
          <table:table-cell table:formula="of:=ROUNDDOWN([.$A413]/3)*3*ROUNDDOWN([.$B413]/3)*3" office:value-type="float" office:value="2016" calcext:value-type="float">
            <text:p>2016</text:p>
          </table:table-cell>
          <table:table-cell table:formula="of:=[.$J413]&gt;=SUM([.$C413:.$H413])*9" office:value-type="boolean" office:boolean-value="false" calcext:value-type="boolean">
            <text:p>FALSE</text:p>
          </table:table-cell>
          <table:table-cell table:formula="of:=[.$I413]&gt;[.$A413]*[.$B41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formula="of:=SUMPRODUCT([.$C$1:.$H$1];[.$C414:.$H414])" office:value-type="float" office:value="1069" calcext:value-type="float">
            <text:p>1069</text:p>
          </table:table-cell>
          <table:table-cell table:formula="of:=ROUNDDOWN([.$A414]/3)*3*ROUNDDOWN([.$B414]/3)*3" office:value-type="float" office:value="1512" calcext:value-type="float">
            <text:p>1512</text:p>
          </table:table-cell>
          <table:table-cell table:formula="of:=[.$J414]&gt;=SUM([.$C414:.$H414])*9" office:value-type="boolean" office:boolean-value="true" calcext:value-type="boolean">
            <text:p>TRUE</text:p>
          </table:table-cell>
          <table:table-cell table:formula="of:=[.$I414]&gt;[.$A414]*[.$B41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formula="of:=SUMPRODUCT([.$C$1:.$H$1];[.$C415:.$H415])" office:value-type="float" office:value="1250" calcext:value-type="float">
            <text:p>1250</text:p>
          </table:table-cell>
          <table:table-cell table:formula="of:=ROUNDDOWN([.$A415]/3)*3*ROUNDDOWN([.$B415]/3)*3" office:value-type="float" office:value="1755" calcext:value-type="float">
            <text:p>1755</text:p>
          </table:table-cell>
          <table:table-cell table:formula="of:=[.$J415]&gt;=SUM([.$C415:.$H415])*9" office:value-type="boolean" office:boolean-value="true" calcext:value-type="boolean">
            <text:p>TRUE</text:p>
          </table:table-cell>
          <table:table-cell table:formula="of:=[.$I415]&gt;[.$A415]*[.$B41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table:formula="of:=SUMPRODUCT([.$C$1:.$H$1];[.$C416:.$H416])" office:value-type="float" office:value="2071" calcext:value-type="float">
            <text:p>2071</text:p>
          </table:table-cell>
          <table:table-cell table:formula="of:=ROUNDDOWN([.$A416]/3)*3*ROUNDDOWN([.$B416]/3)*3" office:value-type="float" office:value="2025" calcext:value-type="float">
            <text:p>2025</text:p>
          </table:table-cell>
          <table:table-cell table:formula="of:=[.$J416]&gt;=SUM([.$C416:.$H416])*9" office:value-type="boolean" office:boolean-value="false" calcext:value-type="boolean">
            <text:p>FALSE</text:p>
          </table:table-cell>
          <table:table-cell table:formula="of:=[.$I416]&gt;[.$A416]*[.$B41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formula="of:=SUMPRODUCT([.$C$1:.$H$1];[.$C417:.$H417])" office:value-type="float" office:value="1103" calcext:value-type="float">
            <text:p>1103</text:p>
          </table:table-cell>
          <table:table-cell table:formula="of:=ROUNDDOWN([.$A417]/3)*3*ROUNDDOWN([.$B417]/3)*3" office:value-type="float" office:value="1512" calcext:value-type="float">
            <text:p>1512</text:p>
          </table:table-cell>
          <table:table-cell table:formula="of:=[.$J417]&gt;=SUM([.$C417:.$H417])*9" office:value-type="boolean" office:boolean-value="true" calcext:value-type="boolean">
            <text:p>TRUE</text:p>
          </table:table-cell>
          <table:table-cell table:formula="of:=[.$I417]&gt;[.$A417]*[.$B41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formula="of:=SUMPRODUCT([.$C$1:.$H$1];[.$C418:.$H418])" office:value-type="float" office:value="1802" calcext:value-type="float">
            <text:p>1802</text:p>
          </table:table-cell>
          <table:table-cell table:formula="of:=ROUNDDOWN([.$A418]/3)*3*ROUNDDOWN([.$B418]/3)*3" office:value-type="float" office:value="1755" calcext:value-type="float">
            <text:p>1755</text:p>
          </table:table-cell>
          <table:table-cell table:formula="of:=[.$J418]&gt;=SUM([.$C418:.$H418])*9" office:value-type="boolean" office:boolean-value="false" calcext:value-type="boolean">
            <text:p>FALSE</text:p>
          </table:table-cell>
          <table:table-cell table:formula="of:=[.$I418]&gt;[.$A418]*[.$B41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formula="of:=SUMPRODUCT([.$C$1:.$H$1];[.$C419:.$H419])" office:value-type="float" office:value="1015" calcext:value-type="float">
            <text:p>1015</text:p>
          </table:table-cell>
          <table:table-cell table:formula="of:=ROUNDDOWN([.$A419]/3)*3*ROUNDDOWN([.$B419]/3)*3" office:value-type="float" office:value="1404" calcext:value-type="float">
            <text:p>1404</text:p>
          </table:table-cell>
          <table:table-cell table:formula="of:=[.$J419]&gt;=SUM([.$C419:.$H419])*9" office:value-type="boolean" office:boolean-value="true" calcext:value-type="boolean">
            <text:p>TRUE</text:p>
          </table:table-cell>
          <table:table-cell table:formula="of:=[.$I419]&gt;[.$A419]*[.$B41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formula="of:=SUMPRODUCT([.$C$1:.$H$1];[.$C420:.$H420])" office:value-type="float" office:value="1343" calcext:value-type="float">
            <text:p>1343</text:p>
          </table:table-cell>
          <table:table-cell table:formula="of:=ROUNDDOWN([.$A420]/3)*3*ROUNDDOWN([.$B420]/3)*3" office:value-type="float" office:value="1872" calcext:value-type="float">
            <text:p>1872</text:p>
          </table:table-cell>
          <table:table-cell table:formula="of:=[.$J420]&gt;=SUM([.$C420:.$H420])*9" office:value-type="boolean" office:boolean-value="true" calcext:value-type="boolean">
            <text:p>TRUE</text:p>
          </table:table-cell>
          <table:table-cell table:formula="of:=[.$I420]&gt;[.$A420]*[.$B42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SUMPRODUCT([.$C$1:.$H$1];[.$C421:.$H421])" office:value-type="float" office:value="1166" calcext:value-type="float">
            <text:p>1166</text:p>
          </table:table-cell>
          <table:table-cell table:formula="of:=ROUNDDOWN([.$A421]/3)*3*ROUNDDOWN([.$B421]/3)*3" office:value-type="float" office:value="1638" calcext:value-type="float">
            <text:p>1638</text:p>
          </table:table-cell>
          <table:table-cell table:formula="of:=[.$J421]&gt;=SUM([.$C421:.$H421])*9" office:value-type="boolean" office:boolean-value="true" calcext:value-type="boolean">
            <text:p>TRUE</text:p>
          </table:table-cell>
          <table:table-cell table:formula="of:=[.$I421]&gt;[.$A421]*[.$B42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formula="of:=SUMPRODUCT([.$C$1:.$H$1];[.$C422:.$H422])" office:value-type="float" office:value="1099" calcext:value-type="float">
            <text:p>1099</text:p>
          </table:table-cell>
          <table:table-cell table:formula="of:=ROUNDDOWN([.$A422]/3)*3*ROUNDDOWN([.$B422]/3)*3" office:value-type="float" office:value="1521" calcext:value-type="float">
            <text:p>1521</text:p>
          </table:table-cell>
          <table:table-cell table:formula="of:=[.$J422]&gt;=SUM([.$C422:.$H422])*9" office:value-type="boolean" office:boolean-value="true" calcext:value-type="boolean">
            <text:p>TRUE</text:p>
          </table:table-cell>
          <table:table-cell table:formula="of:=[.$I422]&gt;[.$A422]*[.$B42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table:formula="of:=SUMPRODUCT([.$C$1:.$H$1];[.$C423:.$H423])" office:value-type="float" office:value="2026" calcext:value-type="float">
            <text:p>2026</text:p>
          </table:table-cell>
          <table:table-cell table:formula="of:=ROUNDDOWN([.$A423]/3)*3*ROUNDDOWN([.$B423]/3)*3" office:value-type="float" office:value="2025" calcext:value-type="float">
            <text:p>2025</text:p>
          </table:table-cell>
          <table:table-cell table:formula="of:=[.$J423]&gt;=SUM([.$C423:.$H423])*9" office:value-type="boolean" office:boolean-value="false" calcext:value-type="boolean">
            <text:p>FALSE</text:p>
          </table:table-cell>
          <table:table-cell table:formula="of:=[.$I423]&gt;[.$A423]*[.$B42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formula="of:=SUMPRODUCT([.$C$1:.$H$1];[.$C424:.$H424])" office:value-type="float" office:value="1630" calcext:value-type="float">
            <text:p>1630</text:p>
          </table:table-cell>
          <table:table-cell table:formula="of:=ROUNDDOWN([.$A424]/3)*3*ROUNDDOWN([.$B424]/3)*3" office:value-type="float" office:value="1512" calcext:value-type="float">
            <text:p>1512</text:p>
          </table:table-cell>
          <table:table-cell table:formula="of:=[.$J424]&gt;=SUM([.$C424:.$H424])*9" office:value-type="boolean" office:boolean-value="false" calcext:value-type="boolean">
            <text:p>FALSE</text:p>
          </table:table-cell>
          <table:table-cell table:formula="of:=[.$I424]&gt;[.$A424]*[.$B42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formula="of:=SUMPRODUCT([.$C$1:.$H$1];[.$C425:.$H425])" office:value-type="float" office:value="1033" calcext:value-type="float">
            <text:p>1033</text:p>
          </table:table-cell>
          <table:table-cell table:formula="of:=ROUNDDOWN([.$A425]/3)*3*ROUNDDOWN([.$B425]/3)*3" office:value-type="float" office:value="1404" calcext:value-type="float">
            <text:p>1404</text:p>
          </table:table-cell>
          <table:table-cell table:formula="of:=[.$J425]&gt;=SUM([.$C425:.$H425])*9" office:value-type="boolean" office:boolean-value="true" calcext:value-type="boolean">
            <text:p>TRUE</text:p>
          </table:table-cell>
          <table:table-cell table:formula="of:=[.$I425]&gt;[.$A425]*[.$B42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table:formula="of:=SUMPRODUCT([.$C$1:.$H$1];[.$C426:.$H426])" office:value-type="float" office:value="1636" calcext:value-type="float">
            <text:p>1636</text:p>
          </table:table-cell>
          <table:table-cell table:formula="of:=ROUNDDOWN([.$A426]/3)*3*ROUNDDOWN([.$B426]/3)*3" office:value-type="float" office:value="1512" calcext:value-type="float">
            <text:p>1512</text:p>
          </table:table-cell>
          <table:table-cell table:formula="of:=[.$J426]&gt;=SUM([.$C426:.$H426])*9" office:value-type="boolean" office:boolean-value="false" calcext:value-type="boolean">
            <text:p>FALSE</text:p>
          </table:table-cell>
          <table:table-cell table:formula="of:=[.$I426]&gt;[.$A426]*[.$B42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formula="of:=SUMPRODUCT([.$C$1:.$H$1];[.$C427:.$H427])" office:value-type="float" office:value="1008" calcext:value-type="float">
            <text:p>1008</text:p>
          </table:table-cell>
          <table:table-cell table:formula="of:=ROUNDDOWN([.$A427]/3)*3*ROUNDDOWN([.$B427]/3)*3" office:value-type="float" office:value="1404" calcext:value-type="float">
            <text:p>1404</text:p>
          </table:table-cell>
          <table:table-cell table:formula="of:=[.$J427]&gt;=SUM([.$C427:.$H427])*9" office:value-type="boolean" office:boolean-value="true" calcext:value-type="boolean">
            <text:p>TRUE</text:p>
          </table:table-cell>
          <table:table-cell table:formula="of:=[.$I427]&gt;[.$A427]*[.$B42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formula="of:=SUMPRODUCT([.$C$1:.$H$1];[.$C428:.$H428])" office:value-type="float" office:value="2011" calcext:value-type="float">
            <text:p>2011</text:p>
          </table:table-cell>
          <table:table-cell table:formula="of:=ROUNDDOWN([.$A428]/3)*3*ROUNDDOWN([.$B428]/3)*3" office:value-type="float" office:value="1872" calcext:value-type="float">
            <text:p>1872</text:p>
          </table:table-cell>
          <table:table-cell table:formula="of:=[.$J428]&gt;=SUM([.$C428:.$H428])*9" office:value-type="boolean" office:boolean-value="false" calcext:value-type="boolean">
            <text:p>FALSE</text:p>
          </table:table-cell>
          <table:table-cell table:formula="of:=[.$I428]&gt;[.$A428]*[.$B42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formula="of:=SUMPRODUCT([.$C$1:.$H$1];[.$C429:.$H429])" office:value-type="float" office:value="1563" calcext:value-type="float">
            <text:p>1563</text:p>
          </table:table-cell>
          <table:table-cell table:formula="of:=ROUNDDOWN([.$A429]/3)*3*ROUNDDOWN([.$B429]/3)*3" office:value-type="float" office:value="2160" calcext:value-type="float">
            <text:p>2160</text:p>
          </table:table-cell>
          <table:table-cell table:formula="of:=[.$J429]&gt;=SUM([.$C429:.$H429])*9" office:value-type="boolean" office:boolean-value="true" calcext:value-type="boolean">
            <text:p>TRUE</text:p>
          </table:table-cell>
          <table:table-cell table:formula="of:=[.$I429]&gt;[.$A429]*[.$B42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SUMPRODUCT([.$C$1:.$H$1];[.$C430:.$H430])" office:value-type="float" office:value="1913" calcext:value-type="float">
            <text:p>1913</text:p>
          </table:table-cell>
          <table:table-cell table:formula="of:=ROUNDDOWN([.$A430]/3)*3*ROUNDDOWN([.$B430]/3)*3" office:value-type="float" office:value="1872" calcext:value-type="float">
            <text:p>1872</text:p>
          </table:table-cell>
          <table:table-cell table:formula="of:=[.$J430]&gt;=SUM([.$C430:.$H430])*9" office:value-type="boolean" office:boolean-value="false" calcext:value-type="boolean">
            <text:p>FALSE</text:p>
          </table:table-cell>
          <table:table-cell table:formula="of:=[.$I430]&gt;[.$A430]*[.$B43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formula="of:=SUMPRODUCT([.$C$1:.$H$1];[.$C431:.$H431])" office:value-type="float" office:value="1562" calcext:value-type="float">
            <text:p>1562</text:p>
          </table:table-cell>
          <table:table-cell table:formula="of:=ROUNDDOWN([.$A431]/3)*3*ROUNDDOWN([.$B431]/3)*3" office:value-type="float" office:value="2160" calcext:value-type="float">
            <text:p>2160</text:p>
          </table:table-cell>
          <table:table-cell table:formula="of:=[.$J431]&gt;=SUM([.$C431:.$H431])*9" office:value-type="boolean" office:boolean-value="true" calcext:value-type="boolean">
            <text:p>TRUE</text:p>
          </table:table-cell>
          <table:table-cell table:formula="of:=[.$I431]&gt;[.$A431]*[.$B43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table:formula="of:=SUMPRODUCT([.$C$1:.$H$1];[.$C432:.$H432])" office:value-type="float" office:value="2305" calcext:value-type="float">
            <text:p>2305</text:p>
          </table:table-cell>
          <table:table-cell table:formula="of:=ROUNDDOWN([.$A432]/3)*3*ROUNDDOWN([.$B432]/3)*3" office:value-type="float" office:value="2304" calcext:value-type="float">
            <text:p>2304</text:p>
          </table:table-cell>
          <table:table-cell table:formula="of:=[.$J432]&gt;=SUM([.$C432:.$H432])*9" office:value-type="boolean" office:boolean-value="false" calcext:value-type="boolean">
            <text:p>FALSE</text:p>
          </table:table-cell>
          <table:table-cell table:formula="of:=[.$I432]&gt;[.$A432]*[.$B43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formula="of:=SUMPRODUCT([.$C$1:.$H$1];[.$C433:.$H433])" office:value-type="float" office:value="1981" calcext:value-type="float">
            <text:p>1981</text:p>
          </table:table-cell>
          <table:table-cell table:formula="of:=ROUNDDOWN([.$A433]/3)*3*ROUNDDOWN([.$B433]/3)*3" office:value-type="float" office:value="1890" calcext:value-type="float">
            <text:p>1890</text:p>
          </table:table-cell>
          <table:table-cell table:formula="of:=[.$J433]&gt;=SUM([.$C433:.$H433])*9" office:value-type="boolean" office:boolean-value="false" calcext:value-type="boolean">
            <text:p>FALSE</text:p>
          </table:table-cell>
          <table:table-cell table:formula="of:=[.$I433]&gt;[.$A433]*[.$B43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formula="of:=SUMPRODUCT([.$C$1:.$H$1];[.$C434:.$H434])" office:value-type="float" office:value="1750" calcext:value-type="float">
            <text:p>1750</text:p>
          </table:table-cell>
          <table:table-cell table:formula="of:=ROUNDDOWN([.$A434]/3)*3*ROUNDDOWN([.$B434]/3)*3" office:value-type="float" office:value="1620" calcext:value-type="float">
            <text:p>1620</text:p>
          </table:table-cell>
          <table:table-cell table:formula="of:=[.$J434]&gt;=SUM([.$C434:.$H434])*9" office:value-type="boolean" office:boolean-value="false" calcext:value-type="boolean">
            <text:p>FALSE</text:p>
          </table:table-cell>
          <table:table-cell table:formula="of:=[.$I434]&gt;[.$A434]*[.$B43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table:formula="of:=SUMPRODUCT([.$C$1:.$H$1];[.$C435:.$H435])" office:value-type="float" office:value="2353" calcext:value-type="float">
            <text:p>2353</text:p>
          </table:table-cell>
          <table:table-cell table:formula="of:=ROUNDDOWN([.$A435]/3)*3*ROUNDDOWN([.$B435]/3)*3" office:value-type="float" office:value="2304" calcext:value-type="float">
            <text:p>2304</text:p>
          </table:table-cell>
          <table:table-cell table:formula="of:=[.$J435]&gt;=SUM([.$C435:.$H435])*9" office:value-type="boolean" office:boolean-value="false" calcext:value-type="boolean">
            <text:p>FALSE</text:p>
          </table:table-cell>
          <table:table-cell table:formula="of:=[.$I435]&gt;[.$A435]*[.$B43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formula="of:=SUMPRODUCT([.$C$1:.$H$1];[.$C436:.$H436])" office:value-type="float" office:value="1555" calcext:value-type="float">
            <text:p>1555</text:p>
          </table:table-cell>
          <table:table-cell table:formula="of:=ROUNDDOWN([.$A436]/3)*3*ROUNDDOWN([.$B436]/3)*3" office:value-type="float" office:value="2160" calcext:value-type="float">
            <text:p>2160</text:p>
          </table:table-cell>
          <table:table-cell table:formula="of:=[.$J436]&gt;=SUM([.$C436:.$H436])*9" office:value-type="boolean" office:boolean-value="true" calcext:value-type="boolean">
            <text:p>TRUE</text:p>
          </table:table-cell>
          <table:table-cell table:formula="of:=[.$I436]&gt;[.$A436]*[.$B43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formula="of:=SUMPRODUCT([.$C$1:.$H$1];[.$C437:.$H437])" office:value-type="float" office:value="1479" calcext:value-type="float">
            <text:p>1479</text:p>
          </table:table-cell>
          <table:table-cell table:formula="of:=ROUNDDOWN([.$A437]/3)*3*ROUNDDOWN([.$B437]/3)*3" office:value-type="float" office:value="1404" calcext:value-type="float">
            <text:p>1404</text:p>
          </table:table-cell>
          <table:table-cell table:formula="of:=[.$J437]&gt;=SUM([.$C437:.$H437])*9" office:value-type="boolean" office:boolean-value="false" calcext:value-type="boolean">
            <text:p>FALSE</text:p>
          </table:table-cell>
          <table:table-cell table:formula="of:=[.$I437]&gt;[.$A437]*[.$B43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SUMPRODUCT([.$C$1:.$H$1];[.$C438:.$H438])" office:value-type="float" office:value="1694" calcext:value-type="float">
            <text:p>1694</text:p>
          </table:table-cell>
          <table:table-cell table:formula="of:=ROUNDDOWN([.$A438]/3)*3*ROUNDDOWN([.$B438]/3)*3" office:value-type="float" office:value="1620" calcext:value-type="float">
            <text:p>1620</text:p>
          </table:table-cell>
          <table:table-cell table:formula="of:=[.$J438]&gt;=SUM([.$C438:.$H438])*9" office:value-type="boolean" office:boolean-value="false" calcext:value-type="boolean">
            <text:p>FALSE</text:p>
          </table:table-cell>
          <table:table-cell table:formula="of:=[.$I438]&gt;[.$A438]*[.$B43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formula="of:=SUMPRODUCT([.$C$1:.$H$1];[.$C439:.$H439])" office:value-type="float" office:value="1265" calcext:value-type="float">
            <text:p>1265</text:p>
          </table:table-cell>
          <table:table-cell table:formula="of:=ROUNDDOWN([.$A439]/3)*3*ROUNDDOWN([.$B439]/3)*3" office:value-type="float" office:value="1728" calcext:value-type="float">
            <text:p>1728</text:p>
          </table:table-cell>
          <table:table-cell table:formula="of:=[.$J439]&gt;=SUM([.$C439:.$H439])*9" office:value-type="boolean" office:boolean-value="true" calcext:value-type="boolean">
            <text:p>TRUE</text:p>
          </table:table-cell>
          <table:table-cell table:formula="of:=[.$I439]&gt;[.$A439]*[.$B43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formula="of:=SUMPRODUCT([.$C$1:.$H$1];[.$C440:.$H440])" office:value-type="float" office:value="1151" calcext:value-type="float">
            <text:p>1151</text:p>
          </table:table-cell>
          <table:table-cell table:formula="of:=ROUNDDOWN([.$A440]/3)*3*ROUNDDOWN([.$B440]/3)*3" office:value-type="float" office:value="1584" calcext:value-type="float">
            <text:p>1584</text:p>
          </table:table-cell>
          <table:table-cell table:formula="of:=[.$J440]&gt;=SUM([.$C440:.$H440])*9" office:value-type="boolean" office:boolean-value="true" calcext:value-type="boolean">
            <text:p>TRUE</text:p>
          </table:table-cell>
          <table:table-cell table:formula="of:=[.$I440]&gt;[.$A440]*[.$B44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table:formula="of:=SUMPRODUCT([.$C$1:.$H$1];[.$C441:.$H441])" office:value-type="float" office:value="1578" calcext:value-type="float">
            <text:p>1578</text:p>
          </table:table-cell>
          <table:table-cell table:formula="of:=ROUNDDOWN([.$A441]/3)*3*ROUNDDOWN([.$B441]/3)*3" office:value-type="float" office:value="2160" calcext:value-type="float">
            <text:p>2160</text:p>
          </table:table-cell>
          <table:table-cell table:formula="of:=[.$J441]&gt;=SUM([.$C441:.$H441])*9" office:value-type="boolean" office:boolean-value="true" calcext:value-type="boolean">
            <text:p>TRUE</text:p>
          </table:table-cell>
          <table:table-cell table:formula="of:=[.$I441]&gt;[.$A441]*[.$B44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SUMPRODUCT([.$C$1:.$H$1];[.$C442:.$H442])" office:value-type="float" office:value="853" calcext:value-type="float">
            <text:p>853</text:p>
          </table:table-cell>
          <table:table-cell table:formula="of:=ROUNDDOWN([.$A442]/3)*3*ROUNDDOWN([.$B442]/3)*3" office:value-type="float" office:value="1188" calcext:value-type="float">
            <text:p>1188</text:p>
          </table:table-cell>
          <table:table-cell table:formula="of:=[.$J442]&gt;=SUM([.$C442:.$H442])*9" office:value-type="boolean" office:boolean-value="true" calcext:value-type="boolean">
            <text:p>TRUE</text:p>
          </table:table-cell>
          <table:table-cell table:formula="of:=[.$I442]&gt;[.$A442]*[.$B44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SUMPRODUCT([.$C$1:.$H$1];[.$C443:.$H443])" office:value-type="float" office:value="1933" calcext:value-type="float">
            <text:p>1933</text:p>
          </table:table-cell>
          <table:table-cell table:formula="of:=ROUNDDOWN([.$A443]/3)*3*ROUNDDOWN([.$B443]/3)*3" office:value-type="float" office:value="1890" calcext:value-type="float">
            <text:p>1890</text:p>
          </table:table-cell>
          <table:table-cell table:formula="of:=[.$J443]&gt;=SUM([.$C443:.$H443])*9" office:value-type="boolean" office:boolean-value="false" calcext:value-type="boolean">
            <text:p>FALSE</text:p>
          </table:table-cell>
          <table:table-cell table:formula="of:=[.$I443]&gt;[.$A443]*[.$B44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SUMPRODUCT([.$C$1:.$H$1];[.$C444:.$H444])" office:value-type="float" office:value="1266" calcext:value-type="float">
            <text:p>1266</text:p>
          </table:table-cell>
          <table:table-cell table:formula="of:=ROUNDDOWN([.$A444]/3)*3*ROUNDDOWN([.$B444]/3)*3" office:value-type="float" office:value="1755" calcext:value-type="float">
            <text:p>1755</text:p>
          </table:table-cell>
          <table:table-cell table:formula="of:=[.$J444]&gt;=SUM([.$C444:.$H444])*9" office:value-type="boolean" office:boolean-value="true" calcext:value-type="boolean">
            <text:p>TRUE</text:p>
          </table:table-cell>
          <table:table-cell table:formula="of:=[.$I444]&gt;[.$A444]*[.$B44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formula="of:=SUMPRODUCT([.$C$1:.$H$1];[.$C445:.$H445])" office:value-type="float" office:value="1721" calcext:value-type="float">
            <text:p>1721</text:p>
          </table:table-cell>
          <table:table-cell table:formula="of:=ROUNDDOWN([.$A445]/3)*3*ROUNDDOWN([.$B445]/3)*3" office:value-type="float" office:value="1638" calcext:value-type="float">
            <text:p>1638</text:p>
          </table:table-cell>
          <table:table-cell table:formula="of:=[.$J445]&gt;=SUM([.$C445:.$H445])*9" office:value-type="boolean" office:boolean-value="false" calcext:value-type="boolean">
            <text:p>FALSE</text:p>
          </table:table-cell>
          <table:table-cell table:formula="of:=[.$I445]&gt;[.$A445]*[.$B44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formula="of:=SUMPRODUCT([.$C$1:.$H$1];[.$C446:.$H446])" office:value-type="float" office:value="1273" calcext:value-type="float">
            <text:p>1273</text:p>
          </table:table-cell>
          <table:table-cell table:formula="of:=ROUNDDOWN([.$A446]/3)*3*ROUNDDOWN([.$B446]/3)*3" office:value-type="float" office:value="1755" calcext:value-type="float">
            <text:p>1755</text:p>
          </table:table-cell>
          <table:table-cell table:formula="of:=[.$J446]&gt;=SUM([.$C446:.$H446])*9" office:value-type="boolean" office:boolean-value="true" calcext:value-type="boolean">
            <text:p>TRUE</text:p>
          </table:table-cell>
          <table:table-cell table:formula="of:=[.$I446]&gt;[.$A446]*[.$B44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table:formula="of:=SUMPRODUCT([.$C$1:.$H$1];[.$C447:.$H447])" office:value-type="float" office:value="1802" calcext:value-type="float">
            <text:p>1802</text:p>
          </table:table-cell>
          <table:table-cell table:formula="of:=ROUNDDOWN([.$A447]/3)*3*ROUNDDOWN([.$B447]/3)*3" office:value-type="float" office:value="1755" calcext:value-type="float">
            <text:p>1755</text:p>
          </table:table-cell>
          <table:table-cell table:formula="of:=[.$J447]&gt;=SUM([.$C447:.$H447])*9" office:value-type="boolean" office:boolean-value="false" calcext:value-type="boolean">
            <text:p>FALSE</text:p>
          </table:table-cell>
          <table:table-cell table:formula="of:=[.$I447]&gt;[.$A447]*[.$B44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SUMPRODUCT([.$C$1:.$H$1];[.$C448:.$H448])" office:value-type="float" office:value="1174" calcext:value-type="float">
            <text:p>1174</text:p>
          </table:table-cell>
          <table:table-cell table:formula="of:=ROUNDDOWN([.$A448]/3)*3*ROUNDDOWN([.$B448]/3)*3" office:value-type="float" office:value="1638" calcext:value-type="float">
            <text:p>1638</text:p>
          </table:table-cell>
          <table:table-cell table:formula="of:=[.$J448]&gt;=SUM([.$C448:.$H448])*9" office:value-type="boolean" office:boolean-value="true" calcext:value-type="boolean">
            <text:p>TRUE</text:p>
          </table:table-cell>
          <table:table-cell table:formula="of:=[.$I448]&gt;[.$A448]*[.$B44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formula="of:=SUMPRODUCT([.$C$1:.$H$1];[.$C449:.$H449])" office:value-type="float" office:value="1371" calcext:value-type="float">
            <text:p>1371</text:p>
          </table:table-cell>
          <table:table-cell table:formula="of:=ROUNDDOWN([.$A449]/3)*3*ROUNDDOWN([.$B449]/3)*3" office:value-type="float" office:value="1890" calcext:value-type="float">
            <text:p>1890</text:p>
          </table:table-cell>
          <table:table-cell table:formula="of:=[.$J449]&gt;=SUM([.$C449:.$H449])*9" office:value-type="boolean" office:boolean-value="true" calcext:value-type="boolean">
            <text:p>TRUE</text:p>
          </table:table-cell>
          <table:table-cell table:formula="of:=[.$I449]&gt;[.$A449]*[.$B44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table:formula="of:=SUMPRODUCT([.$C$1:.$H$1];[.$C450:.$H450])" office:value-type="float" office:value="1717" calcext:value-type="float">
            <text:p>1717</text:p>
          </table:table-cell>
          <table:table-cell table:formula="of:=ROUNDDOWN([.$A450]/3)*3*ROUNDDOWN([.$B450]/3)*3" office:value-type="float" office:value="1584" calcext:value-type="float">
            <text:p>1584</text:p>
          </table:table-cell>
          <table:table-cell table:formula="of:=[.$J450]&gt;=SUM([.$C450:.$H450])*9" office:value-type="boolean" office:boolean-value="false" calcext:value-type="boolean">
            <text:p>FALSE</text:p>
          </table:table-cell>
          <table:table-cell table:formula="of:=[.$I450]&gt;[.$A450]*[.$B45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formula="of:=SUMPRODUCT([.$C$1:.$H$1];[.$C451:.$H451])" office:value-type="float" office:value="2452" calcext:value-type="float">
            <text:p>2452</text:p>
          </table:table-cell>
          <table:table-cell table:formula="of:=ROUNDDOWN([.$A451]/3)*3*ROUNDDOWN([.$B451]/3)*3" office:value-type="float" office:value="2304" calcext:value-type="float">
            <text:p>2304</text:p>
          </table:table-cell>
          <table:table-cell table:formula="of:=[.$J451]&gt;=SUM([.$C451:.$H451])*9" office:value-type="boolean" office:boolean-value="false" calcext:value-type="boolean">
            <text:p>FALSE</text:p>
          </table:table-cell>
          <table:table-cell table:formula="of:=[.$I451]&gt;[.$A451]*[.$B45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formula="of:=SUMPRODUCT([.$C$1:.$H$1];[.$C452:.$H452])" office:value-type="float" office:value="1850" calcext:value-type="float">
            <text:p>1850</text:p>
          </table:table-cell>
          <table:table-cell table:formula="of:=ROUNDDOWN([.$A452]/3)*3*ROUNDDOWN([.$B452]/3)*3" office:value-type="float" office:value="1764" calcext:value-type="float">
            <text:p>1764</text:p>
          </table:table-cell>
          <table:table-cell table:formula="of:=[.$J452]&gt;=SUM([.$C452:.$H452])*9" office:value-type="boolean" office:boolean-value="false" calcext:value-type="boolean">
            <text:p>FALSE</text:p>
          </table:table-cell>
          <table:table-cell table:formula="of:=[.$I452]&gt;[.$A452]*[.$B45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SUMPRODUCT([.$C$1:.$H$1];[.$C453:.$H453])" office:value-type="float" office:value="1022" calcext:value-type="float">
            <text:p>1022</text:p>
          </table:table-cell>
          <table:table-cell table:formula="of:=ROUNDDOWN([.$A453]/3)*3*ROUNDDOWN([.$B453]/3)*3" office:value-type="float" office:value="1404" calcext:value-type="float">
            <text:p>1404</text:p>
          </table:table-cell>
          <table:table-cell table:formula="of:=[.$J453]&gt;=SUM([.$C453:.$H453])*9" office:value-type="boolean" office:boolean-value="true" calcext:value-type="boolean">
            <text:p>TRUE</text:p>
          </table:table-cell>
          <table:table-cell table:formula="of:=[.$I453]&gt;[.$A453]*[.$B45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formula="of:=SUMPRODUCT([.$C$1:.$H$1];[.$C454:.$H454])" office:value-type="float" office:value="1913" calcext:value-type="float">
            <text:p>1913</text:p>
          </table:table-cell>
          <table:table-cell table:formula="of:=ROUNDDOWN([.$A454]/3)*3*ROUNDDOWN([.$B454]/3)*3" office:value-type="float" office:value="1872" calcext:value-type="float">
            <text:p>1872</text:p>
          </table:table-cell>
          <table:table-cell table:formula="of:=[.$J454]&gt;=SUM([.$C454:.$H454])*9" office:value-type="boolean" office:boolean-value="false" calcext:value-type="boolean">
            <text:p>FALSE</text:p>
          </table:table-cell>
          <table:table-cell table:formula="of:=[.$I454]&gt;[.$A454]*[.$B45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table:formula="of:=SUMPRODUCT([.$C$1:.$H$1];[.$C455:.$H455])" office:value-type="float" office:value="1933" calcext:value-type="float">
            <text:p>1933</text:p>
          </table:table-cell>
          <table:table-cell table:formula="of:=ROUNDDOWN([.$A455]/3)*3*ROUNDDOWN([.$B455]/3)*3" office:value-type="float" office:value="1890" calcext:value-type="float">
            <text:p>1890</text:p>
          </table:table-cell>
          <table:table-cell table:formula="of:=[.$J455]&gt;=SUM([.$C455:.$H455])*9" office:value-type="boolean" office:boolean-value="false" calcext:value-type="boolean">
            <text:p>FALSE</text:p>
          </table:table-cell>
          <table:table-cell table:formula="of:=[.$I455]&gt;[.$A455]*[.$B45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formula="of:=SUMPRODUCT([.$C$1:.$H$1];[.$C456:.$H456])" office:value-type="float" office:value="1095" calcext:value-type="float">
            <text:p>1095</text:p>
          </table:table-cell>
          <table:table-cell table:formula="of:=ROUNDDOWN([.$A456]/3)*3*ROUNDDOWN([.$B456]/3)*3" office:value-type="float" office:value="1512" calcext:value-type="float">
            <text:p>1512</text:p>
          </table:table-cell>
          <table:table-cell table:formula="of:=[.$J456]&gt;=SUM([.$C456:.$H456])*9" office:value-type="boolean" office:boolean-value="true" calcext:value-type="boolean">
            <text:p>TRUE</text:p>
          </table:table-cell>
          <table:table-cell table:formula="of:=[.$I456]&gt;[.$A456]*[.$B45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formula="of:=SUMPRODUCT([.$C$1:.$H$1];[.$C457:.$H457])" office:value-type="float" office:value="1157" calcext:value-type="float">
            <text:p>1157</text:p>
          </table:table-cell>
          <table:table-cell table:formula="of:=ROUNDDOWN([.$A457]/3)*3*ROUNDDOWN([.$B457]/3)*3" office:value-type="float" office:value="1620" calcext:value-type="float">
            <text:p>1620</text:p>
          </table:table-cell>
          <table:table-cell table:formula="of:=[.$J457]&gt;=SUM([.$C457:.$H457])*9" office:value-type="boolean" office:boolean-value="true" calcext:value-type="boolean">
            <text:p>TRUE</text:p>
          </table:table-cell>
          <table:table-cell table:formula="of:=[.$I457]&gt;[.$A457]*[.$B45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formula="of:=SUMPRODUCT([.$C$1:.$H$1];[.$C458:.$H458])" office:value-type="float" office:value="989" calcext:value-type="float">
            <text:p>989</text:p>
          </table:table-cell>
          <table:table-cell table:formula="of:=ROUNDDOWN([.$A458]/3)*3*ROUNDDOWN([.$B458]/3)*3" office:value-type="float" office:value="1404" calcext:value-type="float">
            <text:p>1404</text:p>
          </table:table-cell>
          <table:table-cell table:formula="of:=[.$J458]&gt;=SUM([.$C458:.$H458])*9" office:value-type="boolean" office:boolean-value="true" calcext:value-type="boolean">
            <text:p>TRUE</text:p>
          </table:table-cell>
          <table:table-cell table:formula="of:=[.$I458]&gt;[.$A458]*[.$B45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formula="of:=SUMPRODUCT([.$C$1:.$H$1];[.$C459:.$H459])" office:value-type="float" office:value="1483" calcext:value-type="float">
            <text:p>1483</text:p>
          </table:table-cell>
          <table:table-cell table:formula="of:=ROUNDDOWN([.$A459]/3)*3*ROUNDDOWN([.$B459]/3)*3" office:value-type="float" office:value="1404" calcext:value-type="float">
            <text:p>1404</text:p>
          </table:table-cell>
          <table:table-cell table:formula="of:=[.$J459]&gt;=SUM([.$C459:.$H459])*9" office:value-type="boolean" office:boolean-value="false" calcext:value-type="boolean">
            <text:p>FALSE</text:p>
          </table:table-cell>
          <table:table-cell table:formula="of:=[.$I459]&gt;[.$A459]*[.$B45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formula="of:=SUMPRODUCT([.$C$1:.$H$1];[.$C460:.$H460])" office:value-type="float" office:value="1403" calcext:value-type="float">
            <text:p>1403</text:p>
          </table:table-cell>
          <table:table-cell table:formula="of:=ROUNDDOWN([.$A460]/3)*3*ROUNDDOWN([.$B460]/3)*3" office:value-type="float" office:value="1287" calcext:value-type="float">
            <text:p>1287</text:p>
          </table:table-cell>
          <table:table-cell table:formula="of:=[.$J460]&gt;=SUM([.$C460:.$H460])*9" office:value-type="boolean" office:boolean-value="false" calcext:value-type="boolean">
            <text:p>FALSE</text:p>
          </table:table-cell>
          <table:table-cell table:formula="of:=[.$I460]&gt;[.$A460]*[.$B46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table:formula="of:=SUMPRODUCT([.$C$1:.$H$1];[.$C461:.$H461])" office:value-type="float" office:value="2073" calcext:value-type="float">
            <text:p>2073</text:p>
          </table:table-cell>
          <table:table-cell table:formula="of:=ROUNDDOWN([.$A461]/3)*3*ROUNDDOWN([.$B461]/3)*3" office:value-type="float" office:value="2025" calcext:value-type="float">
            <text:p>2025</text:p>
          </table:table-cell>
          <table:table-cell table:formula="of:=[.$J461]&gt;=SUM([.$C461:.$H461])*9" office:value-type="boolean" office:boolean-value="false" calcext:value-type="boolean">
            <text:p>FALSE</text:p>
          </table:table-cell>
          <table:table-cell table:formula="of:=[.$I461]&gt;[.$A461]*[.$B46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formula="of:=SUMPRODUCT([.$C$1:.$H$1];[.$C462:.$H462])" office:value-type="float" office:value="928" calcext:value-type="float">
            <text:p>928</text:p>
          </table:table-cell>
          <table:table-cell table:formula="of:=ROUNDDOWN([.$A462]/3)*3*ROUNDDOWN([.$B462]/3)*3" office:value-type="float" office:value="1287" calcext:value-type="float">
            <text:p>1287</text:p>
          </table:table-cell>
          <table:table-cell table:formula="of:=[.$J462]&gt;=SUM([.$C462:.$H462])*9" office:value-type="boolean" office:boolean-value="true" calcext:value-type="boolean">
            <text:p>TRUE</text:p>
          </table:table-cell>
          <table:table-cell table:formula="of:=[.$I462]&gt;[.$A462]*[.$B46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SUMPRODUCT([.$C$1:.$H$1];[.$C463:.$H463])" office:value-type="float" office:value="1260" calcext:value-type="float">
            <text:p>1260</text:p>
          </table:table-cell>
          <table:table-cell table:formula="of:=ROUNDDOWN([.$A463]/3)*3*ROUNDDOWN([.$B463]/3)*3" office:value-type="float" office:value="1755" calcext:value-type="float">
            <text:p>1755</text:p>
          </table:table-cell>
          <table:table-cell table:formula="of:=[.$J463]&gt;=SUM([.$C463:.$H463])*9" office:value-type="boolean" office:boolean-value="true" calcext:value-type="boolean">
            <text:p>TRUE</text:p>
          </table:table-cell>
          <table:table-cell table:formula="of:=[.$I463]&gt;[.$A463]*[.$B46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formula="of:=SUMPRODUCT([.$C$1:.$H$1];[.$C464:.$H464])" office:value-type="float" office:value="1284" calcext:value-type="float">
            <text:p>1284</text:p>
          </table:table-cell>
          <table:table-cell table:formula="of:=ROUNDDOWN([.$A464]/3)*3*ROUNDDOWN([.$B464]/3)*3" office:value-type="float" office:value="1764" calcext:value-type="float">
            <text:p>1764</text:p>
          </table:table-cell>
          <table:table-cell table:formula="of:=[.$J464]&gt;=SUM([.$C464:.$H464])*9" office:value-type="boolean" office:boolean-value="true" calcext:value-type="boolean">
            <text:p>TRUE</text:p>
          </table:table-cell>
          <table:table-cell table:formula="of:=[.$I464]&gt;[.$A464]*[.$B46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table:formula="of:=SUMPRODUCT([.$C$1:.$H$1];[.$C465:.$H465])" office:value-type="float" office:value="2010" calcext:value-type="float">
            <text:p>2010</text:p>
          </table:table-cell>
          <table:table-cell table:formula="of:=ROUNDDOWN([.$A465]/3)*3*ROUNDDOWN([.$B465]/3)*3" office:value-type="float" office:value="1872" calcext:value-type="float">
            <text:p>1872</text:p>
          </table:table-cell>
          <table:table-cell table:formula="of:=[.$J465]&gt;=SUM([.$C465:.$H465])*9" office:value-type="boolean" office:boolean-value="false" calcext:value-type="boolean">
            <text:p>FALSE</text:p>
          </table:table-cell>
          <table:table-cell table:formula="of:=[.$I465]&gt;[.$A465]*[.$B46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formula="of:=SUMPRODUCT([.$C$1:.$H$1];[.$C466:.$H466])" office:value-type="float" office:value="2011" calcext:value-type="float">
            <text:p>2011</text:p>
          </table:table-cell>
          <table:table-cell table:formula="of:=ROUNDDOWN([.$A466]/3)*3*ROUNDDOWN([.$B466]/3)*3" office:value-type="float" office:value="1872" calcext:value-type="float">
            <text:p>1872</text:p>
          </table:table-cell>
          <table:table-cell table:formula="of:=[.$J466]&gt;=SUM([.$C466:.$H466])*9" office:value-type="boolean" office:boolean-value="false" calcext:value-type="boolean">
            <text:p>FALSE</text:p>
          </table:table-cell>
          <table:table-cell table:formula="of:=[.$I466]&gt;[.$A466]*[.$B46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formula="of:=SUMPRODUCT([.$C$1:.$H$1];[.$C467:.$H467])" office:value-type="float" office:value="1292" calcext:value-type="float">
            <text:p>1292</text:p>
          </table:table-cell>
          <table:table-cell table:formula="of:=ROUNDDOWN([.$A467]/3)*3*ROUNDDOWN([.$B467]/3)*3" office:value-type="float" office:value="1764" calcext:value-type="float">
            <text:p>1764</text:p>
          </table:table-cell>
          <table:table-cell table:formula="of:=[.$J467]&gt;=SUM([.$C467:.$H467])*9" office:value-type="boolean" office:boolean-value="true" calcext:value-type="boolean">
            <text:p>TRUE</text:p>
          </table:table-cell>
          <table:table-cell table:formula="of:=[.$I467]&gt;[.$A467]*[.$B46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formula="of:=SUMPRODUCT([.$C$1:.$H$1];[.$C468:.$H468])" office:value-type="float" office:value="1244" calcext:value-type="float">
            <text:p>1244</text:p>
          </table:table-cell>
          <table:table-cell table:formula="of:=ROUNDDOWN([.$A468]/3)*3*ROUNDDOWN([.$B468]/3)*3" office:value-type="float" office:value="1728" calcext:value-type="float">
            <text:p>1728</text:p>
          </table:table-cell>
          <table:table-cell table:formula="of:=[.$J468]&gt;=SUM([.$C468:.$H468])*9" office:value-type="boolean" office:boolean-value="true" calcext:value-type="boolean">
            <text:p>TRUE</text:p>
          </table:table-cell>
          <table:table-cell table:formula="of:=[.$I468]&gt;[.$A468]*[.$B46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formula="of:=SUMPRODUCT([.$C$1:.$H$1];[.$C469:.$H469])" office:value-type="float" office:value="1353" calcext:value-type="float">
            <text:p>1353</text:p>
          </table:table-cell>
          <table:table-cell table:formula="of:=ROUNDDOWN([.$A469]/3)*3*ROUNDDOWN([.$B469]/3)*3" office:value-type="float" office:value="1872" calcext:value-type="float">
            <text:p>1872</text:p>
          </table:table-cell>
          <table:table-cell table:formula="of:=[.$J469]&gt;=SUM([.$C469:.$H469])*9" office:value-type="boolean" office:boolean-value="true" calcext:value-type="boolean">
            <text:p>TRUE</text:p>
          </table:table-cell>
          <table:table-cell table:formula="of:=[.$I469]&gt;[.$A469]*[.$B46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SUMPRODUCT([.$C$1:.$H$1];[.$C470:.$H470])" office:value-type="float" office:value="929" calcext:value-type="float">
            <text:p>929</text:p>
          </table:table-cell>
          <table:table-cell table:formula="of:=ROUNDDOWN([.$A470]/3)*3*ROUNDDOWN([.$B470]/3)*3" office:value-type="float" office:value="1296" calcext:value-type="float">
            <text:p>1296</text:p>
          </table:table-cell>
          <table:table-cell table:formula="of:=[.$J470]&gt;=SUM([.$C470:.$H470])*9" office:value-type="boolean" office:boolean-value="true" calcext:value-type="boolean">
            <text:p>TRUE</text:p>
          </table:table-cell>
          <table:table-cell table:formula="of:=[.$I470]&gt;[.$A470]*[.$B47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formula="of:=SUMPRODUCT([.$C$1:.$H$1];[.$C471:.$H471])" office:value-type="float" office:value="1263" calcext:value-type="float">
            <text:p>1263</text:p>
          </table:table-cell>
          <table:table-cell table:formula="of:=ROUNDDOWN([.$A471]/3)*3*ROUNDDOWN([.$B471]/3)*3" office:value-type="float" office:value="1728" calcext:value-type="float">
            <text:p>1728</text:p>
          </table:table-cell>
          <table:table-cell table:formula="of:=[.$J471]&gt;=SUM([.$C471:.$H471])*9" office:value-type="boolean" office:boolean-value="true" calcext:value-type="boolean">
            <text:p>TRUE</text:p>
          </table:table-cell>
          <table:table-cell table:formula="of:=[.$I471]&gt;[.$A471]*[.$B47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formula="of:=SUMPRODUCT([.$C$1:.$H$1];[.$C472:.$H472])" office:value-type="float" office:value="2065" calcext:value-type="float">
            <text:p>2065</text:p>
          </table:table-cell>
          <table:table-cell table:formula="of:=ROUNDDOWN([.$A472]/3)*3*ROUNDDOWN([.$B472]/3)*3" office:value-type="float" office:value="2016" calcext:value-type="float">
            <text:p>2016</text:p>
          </table:table-cell>
          <table:table-cell table:formula="of:=[.$J472]&gt;=SUM([.$C472:.$H472])*9" office:value-type="boolean" office:boolean-value="false" calcext:value-type="boolean">
            <text:p>FALSE</text:p>
          </table:table-cell>
          <table:table-cell table:formula="of:=[.$I472]&gt;[.$A472]*[.$B47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formula="of:=SUMPRODUCT([.$C$1:.$H$1];[.$C473:.$H473])" office:value-type="float" office:value="1080" calcext:value-type="float">
            <text:p>1080</text:p>
          </table:table-cell>
          <table:table-cell table:formula="of:=ROUNDDOWN([.$A473]/3)*3*ROUNDDOWN([.$B473]/3)*3" office:value-type="float" office:value="1512" calcext:value-type="float">
            <text:p>1512</text:p>
          </table:table-cell>
          <table:table-cell table:formula="of:=[.$J473]&gt;=SUM([.$C473:.$H473])*9" office:value-type="boolean" office:boolean-value="true" calcext:value-type="boolean">
            <text:p>TRUE</text:p>
          </table:table-cell>
          <table:table-cell table:formula="of:=[.$I473]&gt;[.$A473]*[.$B47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formula="of:=SUMPRODUCT([.$C$1:.$H$1];[.$C474:.$H474])" office:value-type="float" office:value="1372" calcext:value-type="float">
            <text:p>1372</text:p>
          </table:table-cell>
          <table:table-cell table:formula="of:=ROUNDDOWN([.$A474]/3)*3*ROUNDDOWN([.$B474]/3)*3" office:value-type="float" office:value="1296" calcext:value-type="float">
            <text:p>1296</text:p>
          </table:table-cell>
          <table:table-cell table:formula="of:=[.$J474]&gt;=SUM([.$C474:.$H474])*9" office:value-type="boolean" office:boolean-value="false" calcext:value-type="boolean">
            <text:p>FALSE</text:p>
          </table:table-cell>
          <table:table-cell table:formula="of:=[.$I474]&gt;[.$A474]*[.$B47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formula="of:=SUMPRODUCT([.$C$1:.$H$1];[.$C475:.$H475])" office:value-type="float" office:value="1353" calcext:value-type="float">
            <text:p>1353</text:p>
          </table:table-cell>
          <table:table-cell table:formula="of:=ROUNDDOWN([.$A475]/3)*3*ROUNDDOWN([.$B475]/3)*3" office:value-type="float" office:value="1890" calcext:value-type="float">
            <text:p>1890</text:p>
          </table:table-cell>
          <table:table-cell table:formula="of:=[.$J475]&gt;=SUM([.$C475:.$H475])*9" office:value-type="boolean" office:boolean-value="true" calcext:value-type="boolean">
            <text:p>TRUE</text:p>
          </table:table-cell>
          <table:table-cell table:formula="of:=[.$I475]&gt;[.$A475]*[.$B47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formula="of:=SUMPRODUCT([.$C$1:.$H$1];[.$C476:.$H476])" office:value-type="float" office:value="1081" calcext:value-type="float">
            <text:p>1081</text:p>
          </table:table-cell>
          <table:table-cell table:formula="of:=ROUNDDOWN([.$A476]/3)*3*ROUNDDOWN([.$B476]/3)*3" office:value-type="float" office:value="1512" calcext:value-type="float">
            <text:p>1512</text:p>
          </table:table-cell>
          <table:table-cell table:formula="of:=[.$J476]&gt;=SUM([.$C476:.$H476])*9" office:value-type="boolean" office:boolean-value="true" calcext:value-type="boolean">
            <text:p>TRUE</text:p>
          </table:table-cell>
          <table:table-cell table:formula="of:=[.$I476]&gt;[.$A476]*[.$B47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formula="of:=SUMPRODUCT([.$C$1:.$H$1];[.$C477:.$H477])" office:value-type="float" office:value="1249" calcext:value-type="float">
            <text:p>1249</text:p>
          </table:table-cell>
          <table:table-cell table:formula="of:=ROUNDDOWN([.$A477]/3)*3*ROUNDDOWN([.$B477]/3)*3" office:value-type="float" office:value="1755" calcext:value-type="float">
            <text:p>1755</text:p>
          </table:table-cell>
          <table:table-cell table:formula="of:=[.$J477]&gt;=SUM([.$C477:.$H477])*9" office:value-type="boolean" office:boolean-value="true" calcext:value-type="boolean">
            <text:p>TRUE</text:p>
          </table:table-cell>
          <table:table-cell table:formula="of:=[.$I477]&gt;[.$A477]*[.$B47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formula="of:=SUMPRODUCT([.$C$1:.$H$1];[.$C478:.$H478])" office:value-type="float" office:value="946" calcext:value-type="float">
            <text:p>946</text:p>
          </table:table-cell>
          <table:table-cell table:formula="of:=ROUNDDOWN([.$A478]/3)*3*ROUNDDOWN([.$B478]/3)*3" office:value-type="float" office:value="1296" calcext:value-type="float">
            <text:p>1296</text:p>
          </table:table-cell>
          <table:table-cell table:formula="of:=[.$J478]&gt;=SUM([.$C478:.$H478])*9" office:value-type="boolean" office:boolean-value="true" calcext:value-type="boolean">
            <text:p>TRUE</text:p>
          </table:table-cell>
          <table:table-cell table:formula="of:=[.$I478]&gt;[.$A478]*[.$B47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formula="of:=SUMPRODUCT([.$C$1:.$H$1];[.$C479:.$H479])" office:value-type="float" office:value="1543" calcext:value-type="float">
            <text:p>1543</text:p>
          </table:table-cell>
          <table:table-cell table:formula="of:=ROUNDDOWN([.$A479]/3)*3*ROUNDDOWN([.$B479]/3)*3" office:value-type="float" office:value="2160" calcext:value-type="float">
            <text:p>2160</text:p>
          </table:table-cell>
          <table:table-cell table:formula="of:=[.$J479]&gt;=SUM([.$C479:.$H479])*9" office:value-type="boolean" office:boolean-value="true" calcext:value-type="boolean">
            <text:p>TRUE</text:p>
          </table:table-cell>
          <table:table-cell table:formula="of:=[.$I479]&gt;[.$A479]*[.$B47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formula="of:=SUMPRODUCT([.$C$1:.$H$1];[.$C480:.$H480])" office:value-type="float" office:value="934" calcext:value-type="float">
            <text:p>934</text:p>
          </table:table-cell>
          <table:table-cell table:formula="of:=ROUNDDOWN([.$A480]/3)*3*ROUNDDOWN([.$B480]/3)*3" office:value-type="float" office:value="1287" calcext:value-type="float">
            <text:p>1287</text:p>
          </table:table-cell>
          <table:table-cell table:formula="of:=[.$J480]&gt;=SUM([.$C480:.$H480])*9" office:value-type="boolean" office:boolean-value="true" calcext:value-type="boolean">
            <text:p>TRUE</text:p>
          </table:table-cell>
          <table:table-cell table:formula="of:=[.$I480]&gt;[.$A480]*[.$B48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4" calcext:value-type="float">
            <text:p>54</text:p>
          </table:table-cell>
          <table:table-cell table:formula="of:=SUMPRODUCT([.$C$1:.$H$1];[.$C481:.$H481])" office:value-type="float" office:value="2103" calcext:value-type="float">
            <text:p>2103</text:p>
          </table:table-cell>
          <table:table-cell table:formula="of:=ROUNDDOWN([.$A481]/3)*3*ROUNDDOWN([.$B481]/3)*3" office:value-type="float" office:value="2016" calcext:value-type="float">
            <text:p>2016</text:p>
          </table:table-cell>
          <table:table-cell table:formula="of:=[.$J481]&gt;=SUM([.$C481:.$H481])*9" office:value-type="boolean" office:boolean-value="false" calcext:value-type="boolean">
            <text:p>FALSE</text:p>
          </table:table-cell>
          <table:table-cell table:formula="of:=[.$I481]&gt;[.$A481]*[.$B48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formula="of:=SUMPRODUCT([.$C$1:.$H$1];[.$C482:.$H482])" office:value-type="float" office:value="1667" calcext:value-type="float">
            <text:p>1667</text:p>
          </table:table-cell>
          <table:table-cell table:formula="of:=ROUNDDOWN([.$A482]/3)*3*ROUNDDOWN([.$B482]/3)*3" office:value-type="float" office:value="1620" calcext:value-type="float">
            <text:p>1620</text:p>
          </table:table-cell>
          <table:table-cell table:formula="of:=[.$J482]&gt;=SUM([.$C482:.$H482])*9" office:value-type="boolean" office:boolean-value="false" calcext:value-type="boolean">
            <text:p>FALSE</text:p>
          </table:table-cell>
          <table:table-cell table:formula="of:=[.$I482]&gt;[.$A482]*[.$B48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formula="of:=SUMPRODUCT([.$C$1:.$H$1];[.$C483:.$H483])" office:value-type="float" office:value="1089" calcext:value-type="float">
            <text:p>1089</text:p>
          </table:table-cell>
          <table:table-cell table:formula="of:=ROUNDDOWN([.$A483]/3)*3*ROUNDDOWN([.$B483]/3)*3" office:value-type="float" office:value="1512" calcext:value-type="float">
            <text:p>1512</text:p>
          </table:table-cell>
          <table:table-cell table:formula="of:=[.$J483]&gt;=SUM([.$C483:.$H483])*9" office:value-type="boolean" office:boolean-value="true" calcext:value-type="boolean">
            <text:p>TRUE</text:p>
          </table:table-cell>
          <table:table-cell table:formula="of:=[.$I483]&gt;[.$A483]*[.$B48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formula="of:=SUMPRODUCT([.$C$1:.$H$1];[.$C484:.$H484])" office:value-type="float" office:value="1578" calcext:value-type="float">
            <text:p>1578</text:p>
          </table:table-cell>
          <table:table-cell table:formula="of:=ROUNDDOWN([.$A484]/3)*3*ROUNDDOWN([.$B484]/3)*3" office:value-type="float" office:value="1485" calcext:value-type="float">
            <text:p>1485</text:p>
          </table:table-cell>
          <table:table-cell table:formula="of:=[.$J484]&gt;=SUM([.$C484:.$H484])*9" office:value-type="boolean" office:boolean-value="false" calcext:value-type="boolean">
            <text:p>FALSE</text:p>
          </table:table-cell>
          <table:table-cell table:formula="of:=[.$I484]&gt;[.$A484]*[.$B48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formula="of:=SUMPRODUCT([.$C$1:.$H$1];[.$C485:.$H485])" office:value-type="float" office:value="1088" calcext:value-type="float">
            <text:p>1088</text:p>
          </table:table-cell>
          <table:table-cell table:formula="of:=ROUNDDOWN([.$A485]/3)*3*ROUNDDOWN([.$B485]/3)*3" office:value-type="float" office:value="1512" calcext:value-type="float">
            <text:p>1512</text:p>
          </table:table-cell>
          <table:table-cell table:formula="of:=[.$J485]&gt;=SUM([.$C485:.$H485])*9" office:value-type="boolean" office:boolean-value="true" calcext:value-type="boolean">
            <text:p>TRUE</text:p>
          </table:table-cell>
          <table:table-cell table:formula="of:=[.$I485]&gt;[.$A485]*[.$B48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formula="of:=SUMPRODUCT([.$C$1:.$H$1];[.$C486:.$H486])" office:value-type="float" office:value="1166" calcext:value-type="float">
            <text:p>1166</text:p>
          </table:table-cell>
          <table:table-cell table:formula="of:=ROUNDDOWN([.$A486]/3)*3*ROUNDDOWN([.$B486]/3)*3" office:value-type="float" office:value="1620" calcext:value-type="float">
            <text:p>1620</text:p>
          </table:table-cell>
          <table:table-cell table:formula="of:=[.$J486]&gt;=SUM([.$C486:.$H486])*9" office:value-type="boolean" office:boolean-value="true" calcext:value-type="boolean">
            <text:p>TRUE</text:p>
          </table:table-cell>
          <table:table-cell table:formula="of:=[.$I486]&gt;[.$A486]*[.$B48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formula="of:=SUMPRODUCT([.$C$1:.$H$1];[.$C487:.$H487])" office:value-type="float" office:value="1459" calcext:value-type="float">
            <text:p>1459</text:p>
          </table:table-cell>
          <table:table-cell table:formula="of:=ROUNDDOWN([.$A487]/3)*3*ROUNDDOWN([.$B487]/3)*3" office:value-type="float" office:value="2016" calcext:value-type="float">
            <text:p>2016</text:p>
          </table:table-cell>
          <table:table-cell table:formula="of:=[.$J487]&gt;=SUM([.$C487:.$H487])*9" office:value-type="boolean" office:boolean-value="true" calcext:value-type="boolean">
            <text:p>TRUE</text:p>
          </table:table-cell>
          <table:table-cell table:formula="of:=[.$I487]&gt;[.$A487]*[.$B48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SUMPRODUCT([.$C$1:.$H$1];[.$C488:.$H488])" office:value-type="float" office:value="1248" calcext:value-type="float">
            <text:p>1248</text:p>
          </table:table-cell>
          <table:table-cell table:formula="of:=ROUNDDOWN([.$A488]/3)*3*ROUNDDOWN([.$B488]/3)*3" office:value-type="float" office:value="1728" calcext:value-type="float">
            <text:p>1728</text:p>
          </table:table-cell>
          <table:table-cell table:formula="of:=[.$J488]&gt;=SUM([.$C488:.$H488])*9" office:value-type="boolean" office:boolean-value="true" calcext:value-type="boolean">
            <text:p>TRUE</text:p>
          </table:table-cell>
          <table:table-cell table:formula="of:=[.$I488]&gt;[.$A488]*[.$B48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formula="of:=SUMPRODUCT([.$C$1:.$H$1];[.$C489:.$H489])" office:value-type="float" office:value="1352" calcext:value-type="float">
            <text:p>1352</text:p>
          </table:table-cell>
          <table:table-cell table:formula="of:=ROUNDDOWN([.$A489]/3)*3*ROUNDDOWN([.$B489]/3)*3" office:value-type="float" office:value="1890" calcext:value-type="float">
            <text:p>1890</text:p>
          </table:table-cell>
          <table:table-cell table:formula="of:=[.$J489]&gt;=SUM([.$C489:.$H489])*9" office:value-type="boolean" office:boolean-value="true" calcext:value-type="boolean">
            <text:p>TRUE</text:p>
          </table:table-cell>
          <table:table-cell table:formula="of:=[.$I489]&gt;[.$A489]*[.$B48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PRODUCT([.$C$1:.$H$1];[.$C490:.$H490])" office:value-type="float" office:value="920" calcext:value-type="float">
            <text:p>920</text:p>
          </table:table-cell>
          <table:table-cell table:formula="of:=ROUNDDOWN([.$A490]/3)*3*ROUNDDOWN([.$B490]/3)*3" office:value-type="float" office:value="1296" calcext:value-type="float">
            <text:p>1296</text:p>
          </table:table-cell>
          <table:table-cell table:formula="of:=[.$J490]&gt;=SUM([.$C490:.$H490])*9" office:value-type="boolean" office:boolean-value="true" calcext:value-type="boolean">
            <text:p>TRUE</text:p>
          </table:table-cell>
          <table:table-cell table:formula="of:=[.$I490]&gt;[.$A490]*[.$B49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SUMPRODUCT([.$C$1:.$H$1];[.$C491:.$H491])" office:value-type="float" office:value="1009" calcext:value-type="float">
            <text:p>1009</text:p>
          </table:table-cell>
          <table:table-cell table:formula="of:=ROUNDDOWN([.$A491]/3)*3*ROUNDDOWN([.$B491]/3)*3" office:value-type="float" office:value="1404" calcext:value-type="float">
            <text:p>1404</text:p>
          </table:table-cell>
          <table:table-cell table:formula="of:=[.$J491]&gt;=SUM([.$C491:.$H491])*9" office:value-type="boolean" office:boolean-value="true" calcext:value-type="boolean">
            <text:p>TRUE</text:p>
          </table:table-cell>
          <table:table-cell table:formula="of:=[.$I491]&gt;[.$A491]*[.$B49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SUMPRODUCT([.$C$1:.$H$1];[.$C492:.$H492])" office:value-type="float" office:value="1939" calcext:value-type="float">
            <text:p>1939</text:p>
          </table:table-cell>
          <table:table-cell table:formula="of:=ROUNDDOWN([.$A492]/3)*3*ROUNDDOWN([.$B492]/3)*3" office:value-type="float" office:value="1764" calcext:value-type="float">
            <text:p>1764</text:p>
          </table:table-cell>
          <table:table-cell table:formula="of:=[.$J492]&gt;=SUM([.$C492:.$H492])*9" office:value-type="boolean" office:boolean-value="false" calcext:value-type="boolean">
            <text:p>FALSE</text:p>
          </table:table-cell>
          <table:table-cell table:formula="of:=[.$I492]&gt;[.$A492]*[.$B49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formula="of:=SUMPRODUCT([.$C$1:.$H$1];[.$C493:.$H493])" office:value-type="float" office:value="1089" calcext:value-type="float">
            <text:p>1089</text:p>
          </table:table-cell>
          <table:table-cell table:formula="of:=ROUNDDOWN([.$A493]/3)*3*ROUNDDOWN([.$B493]/3)*3" office:value-type="float" office:value="1512" calcext:value-type="float">
            <text:p>1512</text:p>
          </table:table-cell>
          <table:table-cell table:formula="of:=[.$J493]&gt;=SUM([.$C493:.$H493])*9" office:value-type="boolean" office:boolean-value="true" calcext:value-type="boolean">
            <text:p>TRUE</text:p>
          </table:table-cell>
          <table:table-cell table:formula="of:=[.$I493]&gt;[.$A493]*[.$B49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formula="of:=SUMPRODUCT([.$C$1:.$H$1];[.$C494:.$H494])" office:value-type="float" office:value="1091" calcext:value-type="float">
            <text:p>1091</text:p>
          </table:table-cell>
          <table:table-cell table:formula="of:=ROUNDDOWN([.$A494]/3)*3*ROUNDDOWN([.$B494]/3)*3" office:value-type="float" office:value="1512" calcext:value-type="float">
            <text:p>1512</text:p>
          </table:table-cell>
          <table:table-cell table:formula="of:=[.$J494]&gt;=SUM([.$C494:.$H494])*9" office:value-type="boolean" office:boolean-value="true" calcext:value-type="boolean">
            <text:p>TRUE</text:p>
          </table:table-cell>
          <table:table-cell table:formula="of:=[.$I494]&gt;[.$A494]*[.$B49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formula="of:=SUMPRODUCT([.$C$1:.$H$1];[.$C495:.$H495])" office:value-type="float" office:value="1091" calcext:value-type="float">
            <text:p>1091</text:p>
          </table:table-cell>
          <table:table-cell table:formula="of:=ROUNDDOWN([.$A495]/3)*3*ROUNDDOWN([.$B495]/3)*3" office:value-type="float" office:value="1512" calcext:value-type="float">
            <text:p>1512</text:p>
          </table:table-cell>
          <table:table-cell table:formula="of:=[.$J495]&gt;=SUM([.$C495:.$H495])*9" office:value-type="boolean" office:boolean-value="true" calcext:value-type="boolean">
            <text:p>TRUE</text:p>
          </table:table-cell>
          <table:table-cell table:formula="of:=[.$I495]&gt;[.$A495]*[.$B49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formula="of:=SUMPRODUCT([.$C$1:.$H$1];[.$C496:.$H496])" office:value-type="float" office:value="1787" calcext:value-type="float">
            <text:p>1787</text:p>
          </table:table-cell>
          <table:table-cell table:formula="of:=ROUNDDOWN([.$A496]/3)*3*ROUNDDOWN([.$B496]/3)*3" office:value-type="float" office:value="1620" calcext:value-type="float">
            <text:p>1620</text:p>
          </table:table-cell>
          <table:table-cell table:formula="of:=[.$J496]&gt;=SUM([.$C496:.$H496])*9" office:value-type="boolean" office:boolean-value="false" calcext:value-type="boolean">
            <text:p>FALSE</text:p>
          </table:table-cell>
          <table:table-cell table:formula="of:=[.$I496]&gt;[.$A496]*[.$B49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formula="of:=SUMPRODUCT([.$C$1:.$H$1];[.$C497:.$H497])" office:value-type="float" office:value="2202" calcext:value-type="float">
            <text:p>2202</text:p>
          </table:table-cell>
          <table:table-cell table:formula="of:=ROUNDDOWN([.$A497]/3)*3*ROUNDDOWN([.$B497]/3)*3" office:value-type="float" office:value="2016" calcext:value-type="float">
            <text:p>2016</text:p>
          </table:table-cell>
          <table:table-cell table:formula="of:=[.$J497]&gt;=SUM([.$C497:.$H497])*9" office:value-type="boolean" office:boolean-value="false" calcext:value-type="boolean">
            <text:p>FALSE</text:p>
          </table:table-cell>
          <table:table-cell table:formula="of:=[.$I497]&gt;[.$A497]*[.$B49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formula="of:=SUMPRODUCT([.$C$1:.$H$1];[.$C498:.$H498])" office:value-type="float" office:value="1017" calcext:value-type="float">
            <text:p>1017</text:p>
          </table:table-cell>
          <table:table-cell table:formula="of:=ROUNDDOWN([.$A498]/3)*3*ROUNDDOWN([.$B498]/3)*3" office:value-type="float" office:value="1404" calcext:value-type="float">
            <text:p>1404</text:p>
          </table:table-cell>
          <table:table-cell table:formula="of:=[.$J498]&gt;=SUM([.$C498:.$H498])*9" office:value-type="boolean" office:boolean-value="true" calcext:value-type="boolean">
            <text:p>TRUE</text:p>
          </table:table-cell>
          <table:table-cell table:formula="of:=[.$I498]&gt;[.$A498]*[.$B49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SUMPRODUCT([.$C$1:.$H$1];[.$C499:.$H499])" office:value-type="float" office:value="1446" calcext:value-type="float">
            <text:p>1446</text:p>
          </table:table-cell>
          <table:table-cell table:formula="of:=ROUNDDOWN([.$A499]/3)*3*ROUNDDOWN([.$B499]/3)*3" office:value-type="float" office:value="2016" calcext:value-type="float">
            <text:p>2016</text:p>
          </table:table-cell>
          <table:table-cell table:formula="of:=[.$J499]&gt;=SUM([.$C499:.$H499])*9" office:value-type="boolean" office:boolean-value="true" calcext:value-type="boolean">
            <text:p>TRUE</text:p>
          </table:table-cell>
          <table:table-cell table:formula="of:=[.$I499]&gt;[.$A499]*[.$B49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formula="of:=SUMPRODUCT([.$C$1:.$H$1];[.$C500:.$H500])" office:value-type="float" office:value="1717" calcext:value-type="float">
            <text:p>1717</text:p>
          </table:table-cell>
          <table:table-cell table:formula="of:=ROUNDDOWN([.$A500]/3)*3*ROUNDDOWN([.$B500]/3)*3" office:value-type="float" office:value="1638" calcext:value-type="float">
            <text:p>1638</text:p>
          </table:table-cell>
          <table:table-cell table:formula="of:=[.$J500]&gt;=SUM([.$C500:.$H500])*9" office:value-type="boolean" office:boolean-value="false" calcext:value-type="boolean">
            <text:p>FALSE</text:p>
          </table:table-cell>
          <table:table-cell table:formula="of:=[.$I500]&gt;[.$A500]*[.$B50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formula="of:=SUMPRODUCT([.$C$1:.$H$1];[.$C501:.$H501])" office:value-type="float" office:value="1260" calcext:value-type="float">
            <text:p>1260</text:p>
          </table:table-cell>
          <table:table-cell table:formula="of:=ROUNDDOWN([.$A501]/3)*3*ROUNDDOWN([.$B501]/3)*3" office:value-type="float" office:value="1755" calcext:value-type="float">
            <text:p>1755</text:p>
          </table:table-cell>
          <table:table-cell table:formula="of:=[.$J501]&gt;=SUM([.$C501:.$H501])*9" office:value-type="boolean" office:boolean-value="true" calcext:value-type="boolean">
            <text:p>TRUE</text:p>
          </table:table-cell>
          <table:table-cell table:formula="of:=[.$I501]&gt;[.$A501]*[.$B50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formula="of:=SUMPRODUCT([.$C$1:.$H$1];[.$C502:.$H502])" office:value-type="float" office:value="1106" calcext:value-type="float">
            <text:p>1106</text:p>
          </table:table-cell>
          <table:table-cell table:formula="of:=ROUNDDOWN([.$A502]/3)*3*ROUNDDOWN([.$B502]/3)*3" office:value-type="float" office:value="1512" calcext:value-type="float">
            <text:p>1512</text:p>
          </table:table-cell>
          <table:table-cell table:formula="of:=[.$J502]&gt;=SUM([.$C502:.$H502])*9" office:value-type="boolean" office:boolean-value="true" calcext:value-type="boolean">
            <text:p>TRUE</text:p>
          </table:table-cell>
          <table:table-cell table:formula="of:=[.$I502]&gt;[.$A502]*[.$B50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SUMPRODUCT([.$C$1:.$H$1];[.$C503:.$H503])" office:value-type="float" office:value="1337" calcext:value-type="float">
            <text:p>1337</text:p>
          </table:table-cell>
          <table:table-cell table:formula="of:=ROUNDDOWN([.$A503]/3)*3*ROUNDDOWN([.$B503]/3)*3" office:value-type="float" office:value="1872" calcext:value-type="float">
            <text:p>1872</text:p>
          </table:table-cell>
          <table:table-cell table:formula="of:=[.$J503]&gt;=SUM([.$C503:.$H503])*9" office:value-type="boolean" office:boolean-value="true" calcext:value-type="boolean">
            <text:p>TRUE</text:p>
          </table:table-cell>
          <table:table-cell table:formula="of:=[.$I503]&gt;[.$A503]*[.$B50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formula="of:=SUMPRODUCT([.$C$1:.$H$1];[.$C504:.$H504])" office:value-type="float" office:value="1166" calcext:value-type="float">
            <text:p>1166</text:p>
          </table:table-cell>
          <table:table-cell table:formula="of:=ROUNDDOWN([.$A504]/3)*3*ROUNDDOWN([.$B504]/3)*3" office:value-type="float" office:value="1620" calcext:value-type="float">
            <text:p>1620</text:p>
          </table:table-cell>
          <table:table-cell table:formula="of:=[.$J504]&gt;=SUM([.$C504:.$H504])*9" office:value-type="boolean" office:boolean-value="true" calcext:value-type="boolean">
            <text:p>TRUE</text:p>
          </table:table-cell>
          <table:table-cell table:formula="of:=[.$I504]&gt;[.$A504]*[.$B50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table:formula="of:=SUMPRODUCT([.$C$1:.$H$1];[.$C505:.$H505])" office:value-type="float" office:value="1850" calcext:value-type="float">
            <text:p>1850</text:p>
          </table:table-cell>
          <table:table-cell table:formula="of:=ROUNDDOWN([.$A505]/3)*3*ROUNDDOWN([.$B505]/3)*3" office:value-type="float" office:value="1764" calcext:value-type="float">
            <text:p>1764</text:p>
          </table:table-cell>
          <table:table-cell table:formula="of:=[.$J505]&gt;=SUM([.$C505:.$H505])*9" office:value-type="boolean" office:boolean-value="false" calcext:value-type="boolean">
            <text:p>FALSE</text:p>
          </table:table-cell>
          <table:table-cell table:formula="of:=[.$I505]&gt;[.$A505]*[.$B50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formula="of:=SUMPRODUCT([.$C$1:.$H$1];[.$C506:.$H506])" office:value-type="float" office:value="2115" calcext:value-type="float">
            <text:p>2115</text:p>
          </table:table-cell>
          <table:table-cell table:formula="of:=ROUNDDOWN([.$A506]/3)*3*ROUNDDOWN([.$B506]/3)*3" office:value-type="float" office:value="2016" calcext:value-type="float">
            <text:p>2016</text:p>
          </table:table-cell>
          <table:table-cell table:formula="of:=[.$J506]&gt;=SUM([.$C506:.$H506])*9" office:value-type="boolean" office:boolean-value="false" calcext:value-type="boolean">
            <text:p>FALSE</text:p>
          </table:table-cell>
          <table:table-cell table:formula="of:=[.$I506]&gt;[.$A506]*[.$B50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formula="of:=SUMPRODUCT([.$C$1:.$H$1];[.$C507:.$H507])" office:value-type="float" office:value="1476" calcext:value-type="float">
            <text:p>1476</text:p>
          </table:table-cell>
          <table:table-cell table:formula="of:=ROUNDDOWN([.$A507]/3)*3*ROUNDDOWN([.$B507]/3)*3" office:value-type="float" office:value="2025" calcext:value-type="float">
            <text:p>2025</text:p>
          </table:table-cell>
          <table:table-cell table:formula="of:=[.$J507]&gt;=SUM([.$C507:.$H507])*9" office:value-type="boolean" office:boolean-value="true" calcext:value-type="boolean">
            <text:p>TRUE</text:p>
          </table:table-cell>
          <table:table-cell table:formula="of:=[.$I507]&gt;[.$A507]*[.$B50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formula="of:=SUMPRODUCT([.$C$1:.$H$1];[.$C508:.$H508])" office:value-type="float" office:value="1349" calcext:value-type="float">
            <text:p>1349</text:p>
          </table:table-cell>
          <table:table-cell table:formula="of:=ROUNDDOWN([.$A508]/3)*3*ROUNDDOWN([.$B508]/3)*3" office:value-type="float" office:value="1872" calcext:value-type="float">
            <text:p>1872</text:p>
          </table:table-cell>
          <table:table-cell table:formula="of:=[.$J508]&gt;=SUM([.$C508:.$H508])*9" office:value-type="boolean" office:boolean-value="true" calcext:value-type="boolean">
            <text:p>TRUE</text:p>
          </table:table-cell>
          <table:table-cell table:formula="of:=[.$I508]&gt;[.$A508]*[.$B50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SUMPRODUCT([.$C$1:.$H$1];[.$C509:.$H509])" office:value-type="float" office:value="1267" calcext:value-type="float">
            <text:p>1267</text:p>
          </table:table-cell>
          <table:table-cell table:formula="of:=ROUNDDOWN([.$A509]/3)*3*ROUNDDOWN([.$B509]/3)*3" office:value-type="float" office:value="1764" calcext:value-type="float">
            <text:p>1764</text:p>
          </table:table-cell>
          <table:table-cell table:formula="of:=[.$J509]&gt;=SUM([.$C509:.$H509])*9" office:value-type="boolean" office:boolean-value="true" calcext:value-type="boolean">
            <text:p>TRUE</text:p>
          </table:table-cell>
          <table:table-cell table:formula="of:=[.$I509]&gt;[.$A509]*[.$B50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formula="of:=SUMPRODUCT([.$C$1:.$H$1];[.$C510:.$H510])" office:value-type="float" office:value="1106" calcext:value-type="float">
            <text:p>1106</text:p>
          </table:table-cell>
          <table:table-cell table:formula="of:=ROUNDDOWN([.$A510]/3)*3*ROUNDDOWN([.$B510]/3)*3" office:value-type="float" office:value="1512" calcext:value-type="float">
            <text:p>1512</text:p>
          </table:table-cell>
          <table:table-cell table:formula="of:=[.$J510]&gt;=SUM([.$C510:.$H510])*9" office:value-type="boolean" office:boolean-value="true" calcext:value-type="boolean">
            <text:p>TRUE</text:p>
          </table:table-cell>
          <table:table-cell table:formula="of:=[.$I510]&gt;[.$A510]*[.$B51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SUMPRODUCT([.$C$1:.$H$1];[.$C511:.$H511])" office:value-type="float" office:value="1370" calcext:value-type="float">
            <text:p>1370</text:p>
          </table:table-cell>
          <table:table-cell table:formula="of:=ROUNDDOWN([.$A511]/3)*3*ROUNDDOWN([.$B511]/3)*3" office:value-type="float" office:value="1296" calcext:value-type="float">
            <text:p>1296</text:p>
          </table:table-cell>
          <table:table-cell table:formula="of:=[.$J511]&gt;=SUM([.$C511:.$H511])*9" office:value-type="boolean" office:boolean-value="false" calcext:value-type="boolean">
            <text:p>FALSE</text:p>
          </table:table-cell>
          <table:table-cell table:formula="of:=[.$I511]&gt;[.$A511]*[.$B51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formula="of:=SUMPRODUCT([.$C$1:.$H$1];[.$C512:.$H512])" office:value-type="float" office:value="993" calcext:value-type="float">
            <text:p>993</text:p>
          </table:table-cell>
          <table:table-cell table:formula="of:=ROUNDDOWN([.$A512]/3)*3*ROUNDDOWN([.$B512]/3)*3" office:value-type="float" office:value="1404" calcext:value-type="float">
            <text:p>1404</text:p>
          </table:table-cell>
          <table:table-cell table:formula="of:=[.$J512]&gt;=SUM([.$C512:.$H512])*9" office:value-type="boolean" office:boolean-value="true" calcext:value-type="boolean">
            <text:p>TRUE</text:p>
          </table:table-cell>
          <table:table-cell table:formula="of:=[.$I512]&gt;[.$A512]*[.$B51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formula="of:=SUMPRODUCT([.$C$1:.$H$1];[.$C513:.$H513])" office:value-type="float" office:value="1521" calcext:value-type="float">
            <text:p>1521</text:p>
          </table:table-cell>
          <table:table-cell table:formula="of:=ROUNDDOWN([.$A513]/3)*3*ROUNDDOWN([.$B513]/3)*3" office:value-type="float" office:value="1404" calcext:value-type="float">
            <text:p>1404</text:p>
          </table:table-cell>
          <table:table-cell table:formula="of:=[.$J513]&gt;=SUM([.$C513:.$H513])*9" office:value-type="boolean" office:boolean-value="false" calcext:value-type="boolean">
            <text:p>FALSE</text:p>
          </table:table-cell>
          <table:table-cell table:formula="of:=[.$I513]&gt;[.$A513]*[.$B51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formula="of:=SUMPRODUCT([.$C$1:.$H$1];[.$C514:.$H514])" office:value-type="float" office:value="2115" calcext:value-type="float">
            <text:p>2115</text:p>
          </table:table-cell>
          <table:table-cell table:formula="of:=ROUNDDOWN([.$A514]/3)*3*ROUNDDOWN([.$B514]/3)*3" office:value-type="float" office:value="2016" calcext:value-type="float">
            <text:p>2016</text:p>
          </table:table-cell>
          <table:table-cell table:formula="of:=[.$J514]&gt;=SUM([.$C514:.$H514])*9" office:value-type="boolean" office:boolean-value="false" calcext:value-type="boolean">
            <text:p>FALSE</text:p>
          </table:table-cell>
          <table:table-cell table:formula="of:=[.$I514]&gt;[.$A514]*[.$B51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SUMPRODUCT([.$C$1:.$H$1];[.$C515:.$H515])" office:value-type="float" office:value="1352" calcext:value-type="float">
            <text:p>1352</text:p>
          </table:table-cell>
          <table:table-cell table:formula="of:=ROUNDDOWN([.$A515]/3)*3*ROUNDDOWN([.$B515]/3)*3" office:value-type="float" office:value="1890" calcext:value-type="float">
            <text:p>1890</text:p>
          </table:table-cell>
          <table:table-cell table:formula="of:=[.$J515]&gt;=SUM([.$C515:.$H515])*9" office:value-type="boolean" office:boolean-value="true" calcext:value-type="boolean">
            <text:p>TRUE</text:p>
          </table:table-cell>
          <table:table-cell table:formula="of:=[.$I515]&gt;[.$A515]*[.$B51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formula="of:=SUMPRODUCT([.$C$1:.$H$1];[.$C516:.$H516])" office:value-type="float" office:value="1472" calcext:value-type="float">
            <text:p>1472</text:p>
          </table:table-cell>
          <table:table-cell table:formula="of:=ROUNDDOWN([.$A516]/3)*3*ROUNDDOWN([.$B516]/3)*3" office:value-type="float" office:value="1386" calcext:value-type="float">
            <text:p>1386</text:p>
          </table:table-cell>
          <table:table-cell table:formula="of:=[.$J516]&gt;=SUM([.$C516:.$H516])*9" office:value-type="boolean" office:boolean-value="false" calcext:value-type="boolean">
            <text:p>FALSE</text:p>
          </table:table-cell>
          <table:table-cell table:formula="of:=[.$I516]&gt;[.$A516]*[.$B51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formula="of:=SUMPRODUCT([.$C$1:.$H$1];[.$C517:.$H517])" office:value-type="float" office:value="1373" calcext:value-type="float">
            <text:p>1373</text:p>
          </table:table-cell>
          <table:table-cell table:formula="of:=ROUNDDOWN([.$A517]/3)*3*ROUNDDOWN([.$B517]/3)*3" office:value-type="float" office:value="1890" calcext:value-type="float">
            <text:p>1890</text:p>
          </table:table-cell>
          <table:table-cell table:formula="of:=[.$J517]&gt;=SUM([.$C517:.$H517])*9" office:value-type="boolean" office:boolean-value="true" calcext:value-type="boolean">
            <text:p>TRUE</text:p>
          </table:table-cell>
          <table:table-cell table:formula="of:=[.$I517]&gt;[.$A517]*[.$B51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formula="of:=SUMPRODUCT([.$C$1:.$H$1];[.$C518:.$H518])" office:value-type="float" office:value="1795" calcext:value-type="float">
            <text:p>1795</text:p>
          </table:table-cell>
          <table:table-cell table:formula="of:=ROUNDDOWN([.$A518]/3)*3*ROUNDDOWN([.$B518]/3)*3" office:value-type="float" office:value="1755" calcext:value-type="float">
            <text:p>1755</text:p>
          </table:table-cell>
          <table:table-cell table:formula="of:=[.$J518]&gt;=SUM([.$C518:.$H518])*9" office:value-type="boolean" office:boolean-value="false" calcext:value-type="boolean">
            <text:p>FALSE</text:p>
          </table:table-cell>
          <table:table-cell table:formula="of:=[.$I518]&gt;[.$A518]*[.$B51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table:formula="of:=SUMPRODUCT([.$C$1:.$H$1];[.$C519:.$H519])" office:value-type="float" office:value="1806" calcext:value-type="float">
            <text:p>1806</text:p>
          </table:table-cell>
          <table:table-cell table:formula="of:=ROUNDDOWN([.$A519]/3)*3*ROUNDDOWN([.$B519]/3)*3" office:value-type="float" office:value="1638" calcext:value-type="float">
            <text:p>1638</text:p>
          </table:table-cell>
          <table:table-cell table:formula="of:=[.$J519]&gt;=SUM([.$C519:.$H519])*9" office:value-type="boolean" office:boolean-value="false" calcext:value-type="boolean">
            <text:p>FALSE</text:p>
          </table:table-cell>
          <table:table-cell table:formula="of:=[.$I519]&gt;[.$A519]*[.$B51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formula="of:=SUMPRODUCT([.$C$1:.$H$1];[.$C520:.$H520])" office:value-type="float" office:value="1579" calcext:value-type="float">
            <text:p>1579</text:p>
          </table:table-cell>
          <table:table-cell table:formula="of:=ROUNDDOWN([.$A520]/3)*3*ROUNDDOWN([.$B520]/3)*3" office:value-type="float" office:value="2160" calcext:value-type="float">
            <text:p>2160</text:p>
          </table:table-cell>
          <table:table-cell table:formula="of:=[.$J520]&gt;=SUM([.$C520:.$H520])*9" office:value-type="boolean" office:boolean-value="true" calcext:value-type="boolean">
            <text:p>TRUE</text:p>
          </table:table-cell>
          <table:table-cell table:formula="of:=[.$I520]&gt;[.$A520]*[.$B52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formula="of:=SUMPRODUCT([.$C$1:.$H$1];[.$C521:.$H521])" office:value-type="float" office:value="1637" calcext:value-type="float">
            <text:p>1637</text:p>
          </table:table-cell>
          <table:table-cell table:formula="of:=ROUNDDOWN([.$A521]/3)*3*ROUNDDOWN([.$B521]/3)*3" office:value-type="float" office:value="1512" calcext:value-type="float">
            <text:p>1512</text:p>
          </table:table-cell>
          <table:table-cell table:formula="of:=[.$J521]&gt;=SUM([.$C521:.$H521])*9" office:value-type="boolean" office:boolean-value="false" calcext:value-type="boolean">
            <text:p>FALSE</text:p>
          </table:table-cell>
          <table:table-cell table:formula="of:=[.$I521]&gt;[.$A521]*[.$B52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formula="of:=SUMPRODUCT([.$C$1:.$H$1];[.$C522:.$H522])" office:value-type="float" office:value="1559" calcext:value-type="float">
            <text:p>1559</text:p>
          </table:table-cell>
          <table:table-cell table:formula="of:=ROUNDDOWN([.$A522]/3)*3*ROUNDDOWN([.$B522]/3)*3" office:value-type="float" office:value="2160" calcext:value-type="float">
            <text:p>2160</text:p>
          </table:table-cell>
          <table:table-cell table:formula="of:=[.$J522]&gt;=SUM([.$C522:.$H522])*9" office:value-type="boolean" office:boolean-value="true" calcext:value-type="boolean">
            <text:p>TRUE</text:p>
          </table:table-cell>
          <table:table-cell table:formula="of:=[.$I522]&gt;[.$A522]*[.$B52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formula="of:=SUMPRODUCT([.$C$1:.$H$1];[.$C523:.$H523])" office:value-type="float" office:value="1350" calcext:value-type="float">
            <text:p>1350</text:p>
          </table:table-cell>
          <table:table-cell table:formula="of:=ROUNDDOWN([.$A523]/3)*3*ROUNDDOWN([.$B523]/3)*3" office:value-type="float" office:value="1872" calcext:value-type="float">
            <text:p>1872</text:p>
          </table:table-cell>
          <table:table-cell table:formula="of:=[.$J523]&gt;=SUM([.$C523:.$H523])*9" office:value-type="boolean" office:boolean-value="true" calcext:value-type="boolean">
            <text:p>TRUE</text:p>
          </table:table-cell>
          <table:table-cell table:formula="of:=[.$I523]&gt;[.$A523]*[.$B52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formula="of:=SUMPRODUCT([.$C$1:.$H$1];[.$C524:.$H524])" office:value-type="float" office:value="1095" calcext:value-type="float">
            <text:p>1095</text:p>
          </table:table-cell>
          <table:table-cell table:formula="of:=ROUNDDOWN([.$A524]/3)*3*ROUNDDOWN([.$B524]/3)*3" office:value-type="float" office:value="1521" calcext:value-type="float">
            <text:p>1521</text:p>
          </table:table-cell>
          <table:table-cell table:formula="of:=[.$J524]&gt;=SUM([.$C524:.$H524])*9" office:value-type="boolean" office:boolean-value="true" calcext:value-type="boolean">
            <text:p>TRUE</text:p>
          </table:table-cell>
          <table:table-cell table:formula="of:=[.$I524]&gt;[.$A524]*[.$B52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table:formula="of:=SUMPRODUCT([.$C$1:.$H$1];[.$C525:.$H525])" office:value-type="float" office:value="2002" calcext:value-type="float">
            <text:p>2002</text:p>
          </table:table-cell>
          <table:table-cell table:formula="of:=ROUNDDOWN([.$A525]/3)*3*ROUNDDOWN([.$B525]/3)*3" office:value-type="float" office:value="1872" calcext:value-type="float">
            <text:p>1872</text:p>
          </table:table-cell>
          <table:table-cell table:formula="of:=[.$J525]&gt;=SUM([.$C525:.$H525])*9" office:value-type="boolean" office:boolean-value="false" calcext:value-type="boolean">
            <text:p>FALSE</text:p>
          </table:table-cell>
          <table:table-cell table:formula="of:=[.$I525]&gt;[.$A525]*[.$B52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table:formula="of:=SUMPRODUCT([.$C$1:.$H$1];[.$C526:.$H526])" office:value-type="float" office:value="1518" calcext:value-type="float">
            <text:p>1518</text:p>
          </table:table-cell>
          <table:table-cell table:formula="of:=ROUNDDOWN([.$A526]/3)*3*ROUNDDOWN([.$B526]/3)*3" office:value-type="float" office:value="1404" calcext:value-type="float">
            <text:p>1404</text:p>
          </table:table-cell>
          <table:table-cell table:formula="of:=[.$J526]&gt;=SUM([.$C526:.$H526])*9" office:value-type="boolean" office:boolean-value="false" calcext:value-type="boolean">
            <text:p>FALSE</text:p>
          </table:table-cell>
          <table:table-cell table:formula="of:=[.$I526]&gt;[.$A526]*[.$B52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SUMPRODUCT([.$C$1:.$H$1];[.$C527:.$H527])" office:value-type="float" office:value="947" calcext:value-type="float">
            <text:p>947</text:p>
          </table:table-cell>
          <table:table-cell table:formula="of:=ROUNDDOWN([.$A527]/3)*3*ROUNDDOWN([.$B527]/3)*3" office:value-type="float" office:value="1287" calcext:value-type="float">
            <text:p>1287</text:p>
          </table:table-cell>
          <table:table-cell table:formula="of:=[.$J527]&gt;=SUM([.$C527:.$H527])*9" office:value-type="boolean" office:boolean-value="true" calcext:value-type="boolean">
            <text:p>TRUE</text:p>
          </table:table-cell>
          <table:table-cell table:formula="of:=[.$I527]&gt;[.$A527]*[.$B52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formula="of:=SUMPRODUCT([.$C$1:.$H$1];[.$C528:.$H528])" office:value-type="float" office:value="1409" calcext:value-type="float">
            <text:p>1409</text:p>
          </table:table-cell>
          <table:table-cell table:formula="of:=ROUNDDOWN([.$A528]/3)*3*ROUNDDOWN([.$B528]/3)*3" office:value-type="float" office:value="1296" calcext:value-type="float">
            <text:p>1296</text:p>
          </table:table-cell>
          <table:table-cell table:formula="of:=[.$J528]&gt;=SUM([.$C528:.$H528])*9" office:value-type="boolean" office:boolean-value="false" calcext:value-type="boolean">
            <text:p>FALSE</text:p>
          </table:table-cell>
          <table:table-cell table:formula="of:=[.$I528]&gt;[.$A528]*[.$B52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formula="of:=SUMPRODUCT([.$C$1:.$H$1];[.$C529:.$H529])" office:value-type="float" office:value="1975" calcext:value-type="float">
            <text:p>1975</text:p>
          </table:table-cell>
          <table:table-cell table:formula="of:=ROUNDDOWN([.$A529]/3)*3*ROUNDDOWN([.$B529]/3)*3" office:value-type="float" office:value="1890" calcext:value-type="float">
            <text:p>1890</text:p>
          </table:table-cell>
          <table:table-cell table:formula="of:=[.$J529]&gt;=SUM([.$C529:.$H529])*9" office:value-type="boolean" office:boolean-value="false" calcext:value-type="boolean">
            <text:p>FALSE</text:p>
          </table:table-cell>
          <table:table-cell table:formula="of:=[.$I529]&gt;[.$A529]*[.$B52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formula="of:=SUMPRODUCT([.$C$1:.$H$1];[.$C530:.$H530])" office:value-type="float" office:value="1434" calcext:value-type="float">
            <text:p>1434</text:p>
          </table:table-cell>
          <table:table-cell table:formula="of:=ROUNDDOWN([.$A530]/3)*3*ROUNDDOWN([.$B530]/3)*3" office:value-type="float" office:value="2016" calcext:value-type="float">
            <text:p>2016</text:p>
          </table:table-cell>
          <table:table-cell table:formula="of:=[.$J530]&gt;=SUM([.$C530:.$H530])*9" office:value-type="boolean" office:boolean-value="true" calcext:value-type="boolean">
            <text:p>TRUE</text:p>
          </table:table-cell>
          <table:table-cell table:formula="of:=[.$I530]&gt;[.$A530]*[.$B53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formula="of:=SUMPRODUCT([.$C$1:.$H$1];[.$C531:.$H531])" office:value-type="float" office:value="1815" calcext:value-type="float">
            <text:p>1815</text:p>
          </table:table-cell>
          <table:table-cell table:formula="of:=ROUNDDOWN([.$A531]/3)*3*ROUNDDOWN([.$B531]/3)*3" office:value-type="float" office:value="1728" calcext:value-type="float">
            <text:p>1728</text:p>
          </table:table-cell>
          <table:table-cell table:formula="of:=[.$J531]&gt;=SUM([.$C531:.$H531])*9" office:value-type="boolean" office:boolean-value="false" calcext:value-type="boolean">
            <text:p>FALSE</text:p>
          </table:table-cell>
          <table:table-cell table:formula="of:=[.$I531]&gt;[.$A531]*[.$B53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formula="of:=SUMPRODUCT([.$C$1:.$H$1];[.$C532:.$H532])" office:value-type="float" office:value="1331" calcext:value-type="float">
            <text:p>1331</text:p>
          </table:table-cell>
          <table:table-cell table:formula="of:=ROUNDDOWN([.$A532]/3)*3*ROUNDDOWN([.$B532]/3)*3" office:value-type="float" office:value="1188" calcext:value-type="float">
            <text:p>1188</text:p>
          </table:table-cell>
          <table:table-cell table:formula="of:=[.$J532]&gt;=SUM([.$C532:.$H532])*9" office:value-type="boolean" office:boolean-value="false" calcext:value-type="boolean">
            <text:p>FALSE</text:p>
          </table:table-cell>
          <table:table-cell table:formula="of:=[.$I532]&gt;[.$A532]*[.$B53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formula="of:=SUMPRODUCT([.$C$1:.$H$1];[.$C533:.$H533])" office:value-type="float" office:value="1190" calcext:value-type="float">
            <text:p>1190</text:p>
          </table:table-cell>
          <table:table-cell table:formula="of:=ROUNDDOWN([.$A533]/3)*3*ROUNDDOWN([.$B533]/3)*3" office:value-type="float" office:value="1638" calcext:value-type="float">
            <text:p>1638</text:p>
          </table:table-cell>
          <table:table-cell table:formula="of:=[.$J533]&gt;=SUM([.$C533:.$H533])*9" office:value-type="boolean" office:boolean-value="true" calcext:value-type="boolean">
            <text:p>TRUE</text:p>
          </table:table-cell>
          <table:table-cell table:formula="of:=[.$I533]&gt;[.$A533]*[.$B53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7" calcext:value-type="float">
            <text:p>47</text:p>
          </table:table-cell>
          <table:table-cell table:formula="of:=SUMPRODUCT([.$C$1:.$H$1];[.$C534:.$H534])" office:value-type="float" office:value="1763" calcext:value-type="float">
            <text:p>1763</text:p>
          </table:table-cell>
          <table:table-cell table:formula="of:=ROUNDDOWN([.$A534]/3)*3*ROUNDDOWN([.$B534]/3)*3" office:value-type="float" office:value="1638" calcext:value-type="float">
            <text:p>1638</text:p>
          </table:table-cell>
          <table:table-cell table:formula="of:=[.$J534]&gt;=SUM([.$C534:.$H534])*9" office:value-type="boolean" office:boolean-value="false" calcext:value-type="boolean">
            <text:p>FALSE</text:p>
          </table:table-cell>
          <table:table-cell table:formula="of:=[.$I534]&gt;[.$A534]*[.$B53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formula="of:=SUMPRODUCT([.$C$1:.$H$1];[.$C535:.$H535])" office:value-type="float" office:value="1261" calcext:value-type="float">
            <text:p>1261</text:p>
          </table:table-cell>
          <table:table-cell table:formula="of:=ROUNDDOWN([.$A535]/3)*3*ROUNDDOWN([.$B535]/3)*3" office:value-type="float" office:value="1755" calcext:value-type="float">
            <text:p>1755</text:p>
          </table:table-cell>
          <table:table-cell table:formula="of:=[.$J535]&gt;=SUM([.$C535:.$H535])*9" office:value-type="boolean" office:boolean-value="true" calcext:value-type="boolean">
            <text:p>TRUE</text:p>
          </table:table-cell>
          <table:table-cell table:formula="of:=[.$I535]&gt;[.$A535]*[.$B53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formula="of:=SUMPRODUCT([.$C$1:.$H$1];[.$C536:.$H536])" office:value-type="float" office:value="1578" calcext:value-type="float">
            <text:p>1578</text:p>
          </table:table-cell>
          <table:table-cell table:formula="of:=ROUNDDOWN([.$A536]/3)*3*ROUNDDOWN([.$B536]/3)*3" office:value-type="float" office:value="2160" calcext:value-type="float">
            <text:p>2160</text:p>
          </table:table-cell>
          <table:table-cell table:formula="of:=[.$J536]&gt;=SUM([.$C536:.$H536])*9" office:value-type="boolean" office:boolean-value="true" calcext:value-type="boolean">
            <text:p>TRUE</text:p>
          </table:table-cell>
          <table:table-cell table:formula="of:=[.$I536]&gt;[.$A536]*[.$B53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table:formula="of:=SUMPRODUCT([.$C$1:.$H$1];[.$C537:.$H537])" office:value-type="float" office:value="2352" calcext:value-type="float">
            <text:p>2352</text:p>
          </table:table-cell>
          <table:table-cell table:formula="of:=ROUNDDOWN([.$A537]/3)*3*ROUNDDOWN([.$B537]/3)*3" office:value-type="float" office:value="2160" calcext:value-type="float">
            <text:p>2160</text:p>
          </table:table-cell>
          <table:table-cell table:formula="of:=[.$J537]&gt;=SUM([.$C537:.$H537])*9" office:value-type="boolean" office:boolean-value="false" calcext:value-type="boolean">
            <text:p>FALSE</text:p>
          </table:table-cell>
          <table:table-cell table:formula="of:=[.$I537]&gt;[.$A537]*[.$B53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formula="of:=SUMPRODUCT([.$C$1:.$H$1];[.$C538:.$H538])" office:value-type="float" office:value="1141" calcext:value-type="float">
            <text:p>1141</text:p>
          </table:table-cell>
          <table:table-cell table:formula="of:=ROUNDDOWN([.$A538]/3)*3*ROUNDDOWN([.$B538]/3)*3" office:value-type="float" office:value="1584" calcext:value-type="float">
            <text:p>1584</text:p>
          </table:table-cell>
          <table:table-cell table:formula="of:=[.$J538]&gt;=SUM([.$C538:.$H538])*9" office:value-type="boolean" office:boolean-value="true" calcext:value-type="boolean">
            <text:p>TRUE</text:p>
          </table:table-cell>
          <table:table-cell table:formula="of:=[.$I538]&gt;[.$A538]*[.$B53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formula="of:=SUMPRODUCT([.$C$1:.$H$1];[.$C539:.$H539])" office:value-type="float" office:value="1713" calcext:value-type="float">
            <text:p>1713</text:p>
          </table:table-cell>
          <table:table-cell table:formula="of:=ROUNDDOWN([.$A539]/3)*3*ROUNDDOWN([.$B539]/3)*3" office:value-type="float" office:value="1620" calcext:value-type="float">
            <text:p>1620</text:p>
          </table:table-cell>
          <table:table-cell table:formula="of:=[.$J539]&gt;=SUM([.$C539:.$H539])*9" office:value-type="boolean" office:boolean-value="false" calcext:value-type="boolean">
            <text:p>FALSE</text:p>
          </table:table-cell>
          <table:table-cell table:formula="of:=[.$I539]&gt;[.$A539]*[.$B53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formula="of:=SUMPRODUCT([.$C$1:.$H$1];[.$C540:.$H540])" office:value-type="float" office:value="2070" calcext:value-type="float">
            <text:p>2070</text:p>
          </table:table-cell>
          <table:table-cell table:formula="of:=ROUNDDOWN([.$A540]/3)*3*ROUNDDOWN([.$B540]/3)*3" office:value-type="float" office:value="1890" calcext:value-type="float">
            <text:p>1890</text:p>
          </table:table-cell>
          <table:table-cell table:formula="of:=[.$J540]&gt;=SUM([.$C540:.$H540])*9" office:value-type="boolean" office:boolean-value="false" calcext:value-type="boolean">
            <text:p>FALSE</text:p>
          </table:table-cell>
          <table:table-cell table:formula="of:=[.$I540]&gt;[.$A540]*[.$B54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formula="of:=SUMPRODUCT([.$C$1:.$H$1];[.$C541:.$H541])" office:value-type="float" office:value="1847" calcext:value-type="float">
            <text:p>1847</text:p>
          </table:table-cell>
          <table:table-cell table:formula="of:=ROUNDDOWN([.$A541]/3)*3*ROUNDDOWN([.$B541]/3)*3" office:value-type="float" office:value="1755" calcext:value-type="float">
            <text:p>1755</text:p>
          </table:table-cell>
          <table:table-cell table:formula="of:=[.$J541]&gt;=SUM([.$C541:.$H541])*9" office:value-type="boolean" office:boolean-value="false" calcext:value-type="boolean">
            <text:p>FALSE</text:p>
          </table:table-cell>
          <table:table-cell table:formula="of:=[.$I541]&gt;[.$A541]*[.$B54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formula="of:=SUMPRODUCT([.$C$1:.$H$1];[.$C542:.$H542])" office:value-type="float" office:value="1275" calcext:value-type="float">
            <text:p>1275</text:p>
          </table:table-cell>
          <table:table-cell table:formula="of:=ROUNDDOWN([.$A542]/3)*3*ROUNDDOWN([.$B542]/3)*3" office:value-type="float" office:value="1764" calcext:value-type="float">
            <text:p>1764</text:p>
          </table:table-cell>
          <table:table-cell table:formula="of:=[.$J542]&gt;=SUM([.$C542:.$H542])*9" office:value-type="boolean" office:boolean-value="true" calcext:value-type="boolean">
            <text:p>TRUE</text:p>
          </table:table-cell>
          <table:table-cell table:formula="of:=[.$I542]&gt;[.$A542]*[.$B54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table:formula="of:=SUMPRODUCT([.$C$1:.$H$1];[.$C543:.$H543])" office:value-type="float" office:value="2116" calcext:value-type="float">
            <text:p>2116</text:p>
          </table:table-cell>
          <table:table-cell table:formula="of:=ROUNDDOWN([.$A543]/3)*3*ROUNDDOWN([.$B543]/3)*3" office:value-type="float" office:value="2025" calcext:value-type="float">
            <text:p>2025</text:p>
          </table:table-cell>
          <table:table-cell table:formula="of:=[.$J543]&gt;=SUM([.$C543:.$H543])*9" office:value-type="boolean" office:boolean-value="false" calcext:value-type="boolean">
            <text:p>FALSE</text:p>
          </table:table-cell>
          <table:table-cell table:formula="of:=[.$I543]&gt;[.$A543]*[.$B54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formula="of:=SUMPRODUCT([.$C$1:.$H$1];[.$C544:.$H544])" office:value-type="float" office:value="1895" calcext:value-type="float">
            <text:p>1895</text:p>
          </table:table-cell>
          <table:table-cell table:formula="of:=ROUNDDOWN([.$A544]/3)*3*ROUNDDOWN([.$B544]/3)*3" office:value-type="float" office:value="1764" calcext:value-type="float">
            <text:p>1764</text:p>
          </table:table-cell>
          <table:table-cell table:formula="of:=[.$J544]&gt;=SUM([.$C544:.$H544])*9" office:value-type="boolean" office:boolean-value="false" calcext:value-type="boolean">
            <text:p>FALSE</text:p>
          </table:table-cell>
          <table:table-cell table:formula="of:=[.$I544]&gt;[.$A544]*[.$B54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PRODUCT([.$C$1:.$H$1];[.$C545:.$H545])" office:value-type="float" office:value="1298" calcext:value-type="float">
            <text:p>1298</text:p>
          </table:table-cell>
          <table:table-cell table:formula="of:=ROUNDDOWN([.$A545]/3)*3*ROUNDDOWN([.$B545]/3)*3" office:value-type="float" office:value="1188" calcext:value-type="float">
            <text:p>1188</text:p>
          </table:table-cell>
          <table:table-cell table:formula="of:=[.$J545]&gt;=SUM([.$C545:.$H545])*9" office:value-type="boolean" office:boolean-value="false" calcext:value-type="boolean">
            <text:p>FALSE</text:p>
          </table:table-cell>
          <table:table-cell table:formula="of:=[.$I545]&gt;[.$A545]*[.$B54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formula="of:=SUMPRODUCT([.$C$1:.$H$1];[.$C546:.$H546])" office:value-type="float" office:value="1558" calcext:value-type="float">
            <text:p>1558</text:p>
          </table:table-cell>
          <table:table-cell table:formula="of:=ROUNDDOWN([.$A546]/3)*3*ROUNDDOWN([.$B546]/3)*3" office:value-type="float" office:value="2160" calcext:value-type="float">
            <text:p>2160</text:p>
          </table:table-cell>
          <table:table-cell table:formula="of:=[.$J546]&gt;=SUM([.$C546:.$H546])*9" office:value-type="boolean" office:boolean-value="true" calcext:value-type="boolean">
            <text:p>TRUE</text:p>
          </table:table-cell>
          <table:table-cell table:formula="of:=[.$I546]&gt;[.$A546]*[.$B54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table:formula="of:=SUMPRODUCT([.$C$1:.$H$1];[.$C547:.$H547])" office:value-type="float" office:value="1548" calcext:value-type="float">
            <text:p>1548</text:p>
          </table:table-cell>
          <table:table-cell table:formula="of:=ROUNDDOWN([.$A547]/3)*3*ROUNDDOWN([.$B547]/3)*3" office:value-type="float" office:value="2160" calcext:value-type="float">
            <text:p>2160</text:p>
          </table:table-cell>
          <table:table-cell table:formula="of:=[.$J547]&gt;=SUM([.$C547:.$H547])*9" office:value-type="boolean" office:boolean-value="true" calcext:value-type="boolean">
            <text:p>TRUE</text:p>
          </table:table-cell>
          <table:table-cell table:formula="of:=[.$I547]&gt;[.$A547]*[.$B54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SUMPRODUCT([.$C$1:.$H$1];[.$C548:.$H548])" office:value-type="float" office:value="1172" calcext:value-type="float">
            <text:p>1172</text:p>
          </table:table-cell>
          <table:table-cell table:formula="of:=ROUNDDOWN([.$A548]/3)*3*ROUNDDOWN([.$B548]/3)*3" office:value-type="float" office:value="1620" calcext:value-type="float">
            <text:p>1620</text:p>
          </table:table-cell>
          <table:table-cell table:formula="of:=[.$J548]&gt;=SUM([.$C548:.$H548])*9" office:value-type="boolean" office:boolean-value="true" calcext:value-type="boolean">
            <text:p>TRUE</text:p>
          </table:table-cell>
          <table:table-cell table:formula="of:=[.$I548]&gt;[.$A548]*[.$B54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table:formula="of:=SUMPRODUCT([.$C$1:.$H$1];[.$C549:.$H549])" office:value-type="float" office:value="1566" calcext:value-type="float">
            <text:p>1566</text:p>
          </table:table-cell>
          <table:table-cell table:formula="of:=ROUNDDOWN([.$A549]/3)*3*ROUNDDOWN([.$B549]/3)*3" office:value-type="float" office:value="2160" calcext:value-type="float">
            <text:p>2160</text:p>
          </table:table-cell>
          <table:table-cell table:formula="of:=[.$J549]&gt;=SUM([.$C549:.$H549])*9" office:value-type="boolean" office:boolean-value="true" calcext:value-type="boolean">
            <text:p>TRUE</text:p>
          </table:table-cell>
          <table:table-cell table:formula="of:=[.$I549]&gt;[.$A549]*[.$B54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SUMPRODUCT([.$C$1:.$H$1];[.$C550:.$H550])" office:value-type="float" office:value="948" calcext:value-type="float">
            <text:p>948</text:p>
          </table:table-cell>
          <table:table-cell table:formula="of:=ROUNDDOWN([.$A550]/3)*3*ROUNDDOWN([.$B550]/3)*3" office:value-type="float" office:value="1296" calcext:value-type="float">
            <text:p>1296</text:p>
          </table:table-cell>
          <table:table-cell table:formula="of:=[.$J550]&gt;=SUM([.$C550:.$H550])*9" office:value-type="boolean" office:boolean-value="true" calcext:value-type="boolean">
            <text:p>TRUE</text:p>
          </table:table-cell>
          <table:table-cell table:formula="of:=[.$I550]&gt;[.$A550]*[.$B55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table:formula="of:=SUMPRODUCT([.$C$1:.$H$1];[.$C551:.$H551])" office:value-type="float" office:value="2203" calcext:value-type="float">
            <text:p>2203</text:p>
          </table:table-cell>
          <table:table-cell table:formula="of:=ROUNDDOWN([.$A551]/3)*3*ROUNDDOWN([.$B551]/3)*3" office:value-type="float" office:value="2016" calcext:value-type="float">
            <text:p>2016</text:p>
          </table:table-cell>
          <table:table-cell table:formula="of:=[.$J551]&gt;=SUM([.$C551:.$H551])*9" office:value-type="boolean" office:boolean-value="false" calcext:value-type="boolean">
            <text:p>FALSE</text:p>
          </table:table-cell>
          <table:table-cell table:formula="of:=[.$I551]&gt;[.$A551]*[.$B55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formula="of:=SUMPRODUCT([.$C$1:.$H$1];[.$C552:.$H552])" office:value-type="float" office:value="1518" calcext:value-type="float">
            <text:p>1518</text:p>
          </table:table-cell>
          <table:table-cell table:formula="of:=ROUNDDOWN([.$A552]/3)*3*ROUNDDOWN([.$B552]/3)*3" office:value-type="float" office:value="1404" calcext:value-type="float">
            <text:p>1404</text:p>
          </table:table-cell>
          <table:table-cell table:formula="of:=[.$J552]&gt;=SUM([.$C552:.$H552])*9" office:value-type="boolean" office:boolean-value="false" calcext:value-type="boolean">
            <text:p>FALSE</text:p>
          </table:table-cell>
          <table:table-cell table:formula="of:=[.$I552]&gt;[.$A552]*[.$B55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formula="of:=SUMPRODUCT([.$C$1:.$H$1];[.$C553:.$H553])" office:value-type="float" office:value="1730" calcext:value-type="float">
            <text:p>1730</text:p>
          </table:table-cell>
          <table:table-cell table:formula="of:=ROUNDDOWN([.$A553]/3)*3*ROUNDDOWN([.$B553]/3)*3" office:value-type="float" office:value="1728" calcext:value-type="float">
            <text:p>1728</text:p>
          </table:table-cell>
          <table:table-cell table:formula="of:=[.$J553]&gt;=SUM([.$C553:.$H553])*9" office:value-type="boolean" office:boolean-value="false" calcext:value-type="boolean">
            <text:p>FALSE</text:p>
          </table:table-cell>
          <table:table-cell table:formula="of:=[.$I553]&gt;[.$A553]*[.$B55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table:formula="of:=SUMPRODUCT([.$C$1:.$H$1];[.$C554:.$H554])" office:value-type="float" office:value="1816" calcext:value-type="float">
            <text:p>1816</text:p>
          </table:table-cell>
          <table:table-cell table:formula="of:=ROUNDDOWN([.$A554]/3)*3*ROUNDDOWN([.$B554]/3)*3" office:value-type="float" office:value="1728" calcext:value-type="float">
            <text:p>1728</text:p>
          </table:table-cell>
          <table:table-cell table:formula="of:=[.$J554]&gt;=SUM([.$C554:.$H554])*9" office:value-type="boolean" office:boolean-value="false" calcext:value-type="boolean">
            <text:p>FALSE</text:p>
          </table:table-cell>
          <table:table-cell table:formula="of:=[.$I554]&gt;[.$A554]*[.$B55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formula="of:=SUMPRODUCT([.$C$1:.$H$1];[.$C555:.$H555])" office:value-type="float" office:value="924" calcext:value-type="float">
            <text:p>924</text:p>
          </table:table-cell>
          <table:table-cell table:formula="of:=ROUNDDOWN([.$A555]/3)*3*ROUNDDOWN([.$B555]/3)*3" office:value-type="float" office:value="1287" calcext:value-type="float">
            <text:p>1287</text:p>
          </table:table-cell>
          <table:table-cell table:formula="of:=[.$J555]&gt;=SUM([.$C555:.$H555])*9" office:value-type="boolean" office:boolean-value="true" calcext:value-type="boolean">
            <text:p>TRUE</text:p>
          </table:table-cell>
          <table:table-cell table:formula="of:=[.$I555]&gt;[.$A555]*[.$B55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table:formula="of:=SUMPRODUCT([.$C$1:.$H$1];[.$C556:.$H556])" office:value-type="float" office:value="1903" calcext:value-type="float">
            <text:p>1903</text:p>
          </table:table-cell>
          <table:table-cell table:formula="of:=ROUNDDOWN([.$A556]/3)*3*ROUNDDOWN([.$B556]/3)*3" office:value-type="float" office:value="1728" calcext:value-type="float">
            <text:p>1728</text:p>
          </table:table-cell>
          <table:table-cell table:formula="of:=[.$J556]&gt;=SUM([.$C556:.$H556])*9" office:value-type="boolean" office:boolean-value="false" calcext:value-type="boolean">
            <text:p>FALSE</text:p>
          </table:table-cell>
          <table:table-cell table:formula="of:=[.$I556]&gt;[.$A556]*[.$B55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formula="of:=SUMPRODUCT([.$C$1:.$H$1];[.$C557:.$H557])" office:value-type="float" office:value="1655" calcext:value-type="float">
            <text:p>1655</text:p>
          </table:table-cell>
          <table:table-cell table:formula="of:=ROUNDDOWN([.$A557]/3)*3*ROUNDDOWN([.$B557]/3)*3" office:value-type="float" office:value="2304" calcext:value-type="float">
            <text:p>2304</text:p>
          </table:table-cell>
          <table:table-cell table:formula="of:=[.$J557]&gt;=SUM([.$C557:.$H557])*9" office:value-type="boolean" office:boolean-value="true" calcext:value-type="boolean">
            <text:p>TRUE</text:p>
          </table:table-cell>
          <table:table-cell table:formula="of:=[.$I557]&gt;[.$A557]*[.$B55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formula="of:=SUMPRODUCT([.$C$1:.$H$1];[.$C558:.$H558])" office:value-type="float" office:value="1969" calcext:value-type="float">
            <text:p>1969</text:p>
          </table:table-cell>
          <table:table-cell table:formula="of:=ROUNDDOWN([.$A558]/3)*3*ROUNDDOWN([.$B558]/3)*3" office:value-type="float" office:value="1872" calcext:value-type="float">
            <text:p>1872</text:p>
          </table:table-cell>
          <table:table-cell table:formula="of:=[.$J558]&gt;=SUM([.$C558:.$H558])*9" office:value-type="boolean" office:boolean-value="false" calcext:value-type="boolean">
            <text:p>FALSE</text:p>
          </table:table-cell>
          <table:table-cell table:formula="of:=[.$I558]&gt;[.$A558]*[.$B55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formula="of:=SUMPRODUCT([.$C$1:.$H$1];[.$C559:.$H559])" office:value-type="float" office:value="1176" calcext:value-type="float">
            <text:p>1176</text:p>
          </table:table-cell>
          <table:table-cell table:formula="of:=ROUNDDOWN([.$A559]/3)*3*ROUNDDOWN([.$B559]/3)*3" office:value-type="float" office:value="1638" calcext:value-type="float">
            <text:p>1638</text:p>
          </table:table-cell>
          <table:table-cell table:formula="of:=[.$J559]&gt;=SUM([.$C559:.$H559])*9" office:value-type="boolean" office:boolean-value="true" calcext:value-type="boolean">
            <text:p>TRUE</text:p>
          </table:table-cell>
          <table:table-cell table:formula="of:=[.$I559]&gt;[.$A559]*[.$B55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formula="of:=SUMPRODUCT([.$C$1:.$H$1];[.$C560:.$H560])" office:value-type="float" office:value="1477" calcext:value-type="float">
            <text:p>1477</text:p>
          </table:table-cell>
          <table:table-cell table:formula="of:=ROUNDDOWN([.$A560]/3)*3*ROUNDDOWN([.$B560]/3)*3" office:value-type="float" office:value="1404" calcext:value-type="float">
            <text:p>1404</text:p>
          </table:table-cell>
          <table:table-cell table:formula="of:=[.$J560]&gt;=SUM([.$C560:.$H560])*9" office:value-type="boolean" office:boolean-value="false" calcext:value-type="boolean">
            <text:p>FALSE</text:p>
          </table:table-cell>
          <table:table-cell table:formula="of:=[.$I560]&gt;[.$A560]*[.$B56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table:formula="of:=SUMPRODUCT([.$C$1:.$H$1];[.$C561:.$H561])" office:value-type="float" office:value="1533" calcext:value-type="float">
            <text:p>1533</text:p>
          </table:table-cell>
          <table:table-cell table:formula="of:=ROUNDDOWN([.$A561]/3)*3*ROUNDDOWN([.$B561]/3)*3" office:value-type="float" office:value="2160" calcext:value-type="float">
            <text:p>2160</text:p>
          </table:table-cell>
          <table:table-cell table:formula="of:=[.$J561]&gt;=SUM([.$C561:.$H561])*9" office:value-type="boolean" office:boolean-value="true" calcext:value-type="boolean">
            <text:p>TRUE</text:p>
          </table:table-cell>
          <table:table-cell table:formula="of:=[.$I561]&gt;[.$A561]*[.$B56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formula="of:=SUMPRODUCT([.$C$1:.$H$1];[.$C562:.$H562])" office:value-type="float" office:value="1547" calcext:value-type="float">
            <text:p>1547</text:p>
          </table:table-cell>
          <table:table-cell table:formula="of:=ROUNDDOWN([.$A562]/3)*3*ROUNDDOWN([.$B562]/3)*3" office:value-type="float" office:value="2160" calcext:value-type="float">
            <text:p>2160</text:p>
          </table:table-cell>
          <table:table-cell table:formula="of:=[.$J562]&gt;=SUM([.$C562:.$H562])*9" office:value-type="boolean" office:boolean-value="true" calcext:value-type="boolean">
            <text:p>TRUE</text:p>
          </table:table-cell>
          <table:table-cell table:formula="of:=[.$I562]&gt;[.$A562]*[.$B56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formula="of:=SUMPRODUCT([.$C$1:.$H$1];[.$C563:.$H563])" office:value-type="float" office:value="1758" calcext:value-type="float">
            <text:p>1758</text:p>
          </table:table-cell>
          <table:table-cell table:formula="of:=ROUNDDOWN([.$A563]/3)*3*ROUNDDOWN([.$B563]/3)*3" office:value-type="float" office:value="1755" calcext:value-type="float">
            <text:p>1755</text:p>
          </table:table-cell>
          <table:table-cell table:formula="of:=[.$J563]&gt;=SUM([.$C563:.$H563])*9" office:value-type="boolean" office:boolean-value="false" calcext:value-type="boolean">
            <text:p>FALSE</text:p>
          </table:table-cell>
          <table:table-cell table:formula="of:=[.$I563]&gt;[.$A563]*[.$B56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formula="of:=SUMPRODUCT([.$C$1:.$H$1];[.$C564:.$H564])" office:value-type="float" office:value="1455" calcext:value-type="float">
            <text:p>1455</text:p>
          </table:table-cell>
          <table:table-cell table:formula="of:=ROUNDDOWN([.$A564]/3)*3*ROUNDDOWN([.$B564]/3)*3" office:value-type="float" office:value="2016" calcext:value-type="float">
            <text:p>2016</text:p>
          </table:table-cell>
          <table:table-cell table:formula="of:=[.$J564]&gt;=SUM([.$C564:.$H564])*9" office:value-type="boolean" office:boolean-value="true" calcext:value-type="boolean">
            <text:p>TRUE</text:p>
          </table:table-cell>
          <table:table-cell table:formula="of:=[.$I564]&gt;[.$A564]*[.$B56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formula="of:=SUMPRODUCT([.$C$1:.$H$1];[.$C565:.$H565])" office:value-type="float" office:value="1276" calcext:value-type="float">
            <text:p>1276</text:p>
          </table:table-cell>
          <table:table-cell table:formula="of:=ROUNDDOWN([.$A565]/3)*3*ROUNDDOWN([.$B565]/3)*3" office:value-type="float" office:value="1755" calcext:value-type="float">
            <text:p>1755</text:p>
          </table:table-cell>
          <table:table-cell table:formula="of:=[.$J565]&gt;=SUM([.$C565:.$H565])*9" office:value-type="boolean" office:boolean-value="true" calcext:value-type="boolean">
            <text:p>TRUE</text:p>
          </table:table-cell>
          <table:table-cell table:formula="of:=[.$I565]&gt;[.$A565]*[.$B56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SUMPRODUCT([.$C$1:.$H$1];[.$C566:.$H566])" office:value-type="float" office:value="1795" calcext:value-type="float">
            <text:p>1795</text:p>
          </table:table-cell>
          <table:table-cell table:formula="of:=ROUNDDOWN([.$A566]/3)*3*ROUNDDOWN([.$B566]/3)*3" office:value-type="float" office:value="1755" calcext:value-type="float">
            <text:p>1755</text:p>
          </table:table-cell>
          <table:table-cell table:formula="of:=[.$J566]&gt;=SUM([.$C566:.$H566])*9" office:value-type="boolean" office:boolean-value="false" calcext:value-type="boolean">
            <text:p>FALSE</text:p>
          </table:table-cell>
          <table:table-cell table:formula="of:=[.$I566]&gt;[.$A566]*[.$B56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table:formula="of:=SUMPRODUCT([.$C$1:.$H$1];[.$C567:.$H567])" office:value-type="float" office:value="1762" calcext:value-type="float">
            <text:p>1762</text:p>
          </table:table-cell>
          <table:table-cell table:formula="of:=ROUNDDOWN([.$A567]/3)*3*ROUNDDOWN([.$B567]/3)*3" office:value-type="float" office:value="1638" calcext:value-type="float">
            <text:p>1638</text:p>
          </table:table-cell>
          <table:table-cell table:formula="of:=[.$J567]&gt;=SUM([.$C567:.$H567])*9" office:value-type="boolean" office:boolean-value="false" calcext:value-type="boolean">
            <text:p>FALSE</text:p>
          </table:table-cell>
          <table:table-cell table:formula="of:=[.$I567]&gt;[.$A567]*[.$B56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formula="of:=SUMPRODUCT([.$C$1:.$H$1];[.$C568:.$H568])" office:value-type="float" office:value="1563" calcext:value-type="float">
            <text:p>1563</text:p>
          </table:table-cell>
          <table:table-cell table:formula="of:=ROUNDDOWN([.$A568]/3)*3*ROUNDDOWN([.$B568]/3)*3" office:value-type="float" office:value="1521" calcext:value-type="float">
            <text:p>1521</text:p>
          </table:table-cell>
          <table:table-cell table:formula="of:=[.$J568]&gt;=SUM([.$C568:.$H568])*9" office:value-type="boolean" office:boolean-value="false" calcext:value-type="boolean">
            <text:p>FALSE</text:p>
          </table:table-cell>
          <table:table-cell table:formula="of:=[.$I568]&gt;[.$A568]*[.$B56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table:formula="of:=SUMPRODUCT([.$C$1:.$H$1];[.$C569:.$H569])" office:value-type="float" office:value="2066" calcext:value-type="float">
            <text:p>2066</text:p>
          </table:table-cell>
          <table:table-cell table:formula="of:=ROUNDDOWN([.$A569]/3)*3*ROUNDDOWN([.$B569]/3)*3" office:value-type="float" office:value="2016" calcext:value-type="float">
            <text:p>2016</text:p>
          </table:table-cell>
          <table:table-cell table:formula="of:=[.$J569]&gt;=SUM([.$C569:.$H569])*9" office:value-type="boolean" office:boolean-value="false" calcext:value-type="boolean">
            <text:p>FALSE</text:p>
          </table:table-cell>
          <table:table-cell table:formula="of:=[.$I569]&gt;[.$A569]*[.$B56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formula="of:=SUMPRODUCT([.$C$1:.$H$1];[.$C570:.$H570])" office:value-type="float" office:value="1934" calcext:value-type="float">
            <text:p>1934</text:p>
          </table:table-cell>
          <table:table-cell table:formula="of:=ROUNDDOWN([.$A570]/3)*3*ROUNDDOWN([.$B570]/3)*3" office:value-type="float" office:value="1890" calcext:value-type="float">
            <text:p>1890</text:p>
          </table:table-cell>
          <table:table-cell table:formula="of:=[.$J570]&gt;=SUM([.$C570:.$H570])*9" office:value-type="boolean" office:boolean-value="false" calcext:value-type="boolean">
            <text:p>FALSE</text:p>
          </table:table-cell>
          <table:table-cell table:formula="of:=[.$I570]&gt;[.$A570]*[.$B57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formula="of:=SUMPRODUCT([.$C$1:.$H$1];[.$C571:.$H571])" office:value-type="float" office:value="1678" calcext:value-type="float">
            <text:p>1678</text:p>
          </table:table-cell>
          <table:table-cell table:formula="of:=ROUNDDOWN([.$A571]/3)*3*ROUNDDOWN([.$B571]/3)*3" office:value-type="float" office:value="1638" calcext:value-type="float">
            <text:p>1638</text:p>
          </table:table-cell>
          <table:table-cell table:formula="of:=[.$J571]&gt;=SUM([.$C571:.$H571])*9" office:value-type="boolean" office:boolean-value="false" calcext:value-type="boolean">
            <text:p>FALSE</text:p>
          </table:table-cell>
          <table:table-cell table:formula="of:=[.$I571]&gt;[.$A571]*[.$B57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formula="of:=SUMPRODUCT([.$C$1:.$H$1];[.$C572:.$H572])" office:value-type="float" office:value="1373" calcext:value-type="float">
            <text:p>1373</text:p>
          </table:table-cell>
          <table:table-cell table:formula="of:=ROUNDDOWN([.$A572]/3)*3*ROUNDDOWN([.$B572]/3)*3" office:value-type="float" office:value="1890" calcext:value-type="float">
            <text:p>1890</text:p>
          </table:table-cell>
          <table:table-cell table:formula="of:=[.$J572]&gt;=SUM([.$C572:.$H572])*9" office:value-type="boolean" office:boolean-value="true" calcext:value-type="boolean">
            <text:p>TRUE</text:p>
          </table:table-cell>
          <table:table-cell table:formula="of:=[.$I572]&gt;[.$A572]*[.$B57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SUMPRODUCT([.$C$1:.$H$1];[.$C573:.$H573])" office:value-type="float" office:value="2258" calcext:value-type="float">
            <text:p>2258</text:p>
          </table:table-cell>
          <table:table-cell table:formula="of:=ROUNDDOWN([.$A573]/3)*3*ROUNDDOWN([.$B573]/3)*3" office:value-type="float" office:value="2160" calcext:value-type="float">
            <text:p>2160</text:p>
          </table:table-cell>
          <table:table-cell table:formula="of:=[.$J573]&gt;=SUM([.$C573:.$H573])*9" office:value-type="boolean" office:boolean-value="false" calcext:value-type="boolean">
            <text:p>FALSE</text:p>
          </table:table-cell>
          <table:table-cell table:formula="of:=[.$I573]&gt;[.$A573]*[.$B57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formula="of:=SUMPRODUCT([.$C$1:.$H$1];[.$C574:.$H574])" office:value-type="float" office:value="1167" calcext:value-type="float">
            <text:p>1167</text:p>
          </table:table-cell>
          <table:table-cell table:formula="of:=ROUNDDOWN([.$A574]/3)*3*ROUNDDOWN([.$B574]/3)*3" office:value-type="float" office:value="1620" calcext:value-type="float">
            <text:p>1620</text:p>
          </table:table-cell>
          <table:table-cell table:formula="of:=[.$J574]&gt;=SUM([.$C574:.$H574])*9" office:value-type="boolean" office:boolean-value="true" calcext:value-type="boolean">
            <text:p>TRUE</text:p>
          </table:table-cell>
          <table:table-cell table:formula="of:=[.$I574]&gt;[.$A574]*[.$B57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formula="of:=SUMPRODUCT([.$C$1:.$H$1];[.$C575:.$H575])" office:value-type="float" office:value="1177" calcext:value-type="float">
            <text:p>1177</text:p>
          </table:table-cell>
          <table:table-cell table:formula="of:=ROUNDDOWN([.$A575]/3)*3*ROUNDDOWN([.$B575]/3)*3" office:value-type="float" office:value="1620" calcext:value-type="float">
            <text:p>1620</text:p>
          </table:table-cell>
          <table:table-cell table:formula="of:=[.$J575]&gt;=SUM([.$C575:.$H575])*9" office:value-type="boolean" office:boolean-value="true" calcext:value-type="boolean">
            <text:p>TRUE</text:p>
          </table:table-cell>
          <table:table-cell table:formula="of:=[.$I575]&gt;[.$A575]*[.$B57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formula="of:=SUMPRODUCT([.$C$1:.$H$1];[.$C576:.$H576])" office:value-type="float" office:value="1166" calcext:value-type="float">
            <text:p>1166</text:p>
          </table:table-cell>
          <table:table-cell table:formula="of:=ROUNDDOWN([.$A576]/3)*3*ROUNDDOWN([.$B576]/3)*3" office:value-type="float" office:value="1620" calcext:value-type="float">
            <text:p>1620</text:p>
          </table:table-cell>
          <table:table-cell table:formula="of:=[.$J576]&gt;=SUM([.$C576:.$H576])*9" office:value-type="boolean" office:boolean-value="true" calcext:value-type="boolean">
            <text:p>TRUE</text:p>
          </table:table-cell>
          <table:table-cell table:formula="of:=[.$I576]&gt;[.$A576]*[.$B57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formula="of:=SUMPRODUCT([.$C$1:.$H$1];[.$C577:.$H577])" office:value-type="float" office:value="1622" calcext:value-type="float">
            <text:p>1622</text:p>
          </table:table-cell>
          <table:table-cell table:formula="of:=ROUNDDOWN([.$A577]/3)*3*ROUNDDOWN([.$B577]/3)*3" office:value-type="float" office:value="1620" calcext:value-type="float">
            <text:p>1620</text:p>
          </table:table-cell>
          <table:table-cell table:formula="of:=[.$J577]&gt;=SUM([.$C577:.$H577])*9" office:value-type="boolean" office:boolean-value="false" calcext:value-type="boolean">
            <text:p>FALSE</text:p>
          </table:table-cell>
          <table:table-cell table:formula="of:=[.$I577]&gt;[.$A577]*[.$B57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formula="of:=SUMPRODUCT([.$C$1:.$H$1];[.$C578:.$H578])" office:value-type="float" office:value="1350" calcext:value-type="float">
            <text:p>1350</text:p>
          </table:table-cell>
          <table:table-cell table:formula="of:=ROUNDDOWN([.$A578]/3)*3*ROUNDDOWN([.$B578]/3)*3" office:value-type="float" office:value="1890" calcext:value-type="float">
            <text:p>1890</text:p>
          </table:table-cell>
          <table:table-cell table:formula="of:=[.$J578]&gt;=SUM([.$C578:.$H578])*9" office:value-type="boolean" office:boolean-value="true" calcext:value-type="boolean">
            <text:p>TRUE</text:p>
          </table:table-cell>
          <table:table-cell table:formula="of:=[.$I578]&gt;[.$A578]*[.$B57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table:formula="of:=SUMPRODUCT([.$C$1:.$H$1];[.$C579:.$H579])" office:value-type="float" office:value="1459" calcext:value-type="float">
            <text:p>1459</text:p>
          </table:table-cell>
          <table:table-cell table:formula="of:=ROUNDDOWN([.$A579]/3)*3*ROUNDDOWN([.$B579]/3)*3" office:value-type="float" office:value="2025" calcext:value-type="float">
            <text:p>2025</text:p>
          </table:table-cell>
          <table:table-cell table:formula="of:=[.$J579]&gt;=SUM([.$C579:.$H579])*9" office:value-type="boolean" office:boolean-value="true" calcext:value-type="boolean">
            <text:p>TRUE</text:p>
          </table:table-cell>
          <table:table-cell table:formula="of:=[.$I579]&gt;[.$A579]*[.$B57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table:formula="of:=SUMPRODUCT([.$C$1:.$H$1];[.$C580:.$H580])" office:value-type="float" office:value="2152" calcext:value-type="float">
            <text:p>2152</text:p>
          </table:table-cell>
          <table:table-cell table:formula="of:=ROUNDDOWN([.$A580]/3)*3*ROUNDDOWN([.$B580]/3)*3" office:value-type="float" office:value="2016" calcext:value-type="float">
            <text:p>2016</text:p>
          </table:table-cell>
          <table:table-cell table:formula="of:=[.$J580]&gt;=SUM([.$C580:.$H580])*9" office:value-type="boolean" office:boolean-value="false" calcext:value-type="boolean">
            <text:p>FALSE</text:p>
          </table:table-cell>
          <table:table-cell table:formula="of:=[.$I580]&gt;[.$A580]*[.$B58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formula="of:=SUMPRODUCT([.$C$1:.$H$1];[.$C581:.$H581])" office:value-type="float" office:value="955" calcext:value-type="float">
            <text:p>955</text:p>
          </table:table-cell>
          <table:table-cell table:formula="of:=ROUNDDOWN([.$A581]/3)*3*ROUNDDOWN([.$B581]/3)*3" office:value-type="float" office:value="1296" calcext:value-type="float">
            <text:p>1296</text:p>
          </table:table-cell>
          <table:table-cell table:formula="of:=[.$J581]&gt;=SUM([.$C581:.$H581])*9" office:value-type="boolean" office:boolean-value="true" calcext:value-type="boolean">
            <text:p>TRUE</text:p>
          </table:table-cell>
          <table:table-cell table:formula="of:=[.$I581]&gt;[.$A581]*[.$B58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table:formula="of:=SUMPRODUCT([.$C$1:.$H$1];[.$C582:.$H582])" office:value-type="float" office:value="2353" calcext:value-type="float">
            <text:p>2353</text:p>
          </table:table-cell>
          <table:table-cell table:formula="of:=ROUNDDOWN([.$A582]/3)*3*ROUNDDOWN([.$B582]/3)*3" office:value-type="float" office:value="2304" calcext:value-type="float">
            <text:p>2304</text:p>
          </table:table-cell>
          <table:table-cell table:formula="of:=[.$J582]&gt;=SUM([.$C582:.$H582])*9" office:value-type="boolean" office:boolean-value="false" calcext:value-type="boolean">
            <text:p>FALSE</text:p>
          </table:table-cell>
          <table:table-cell table:formula="of:=[.$I582]&gt;[.$A582]*[.$B58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formula="of:=SUMPRODUCT([.$C$1:.$H$1];[.$C583:.$H583])" office:value-type="float" office:value="1543" calcext:value-type="float">
            <text:p>1543</text:p>
          </table:table-cell>
          <table:table-cell table:formula="of:=ROUNDDOWN([.$A583]/3)*3*ROUNDDOWN([.$B583]/3)*3" office:value-type="float" office:value="2160" calcext:value-type="float">
            <text:p>2160</text:p>
          </table:table-cell>
          <table:table-cell table:formula="of:=[.$J583]&gt;=SUM([.$C583:.$H583])*9" office:value-type="boolean" office:boolean-value="true" calcext:value-type="boolean">
            <text:p>TRUE</text:p>
          </table:table-cell>
          <table:table-cell table:formula="of:=[.$I583]&gt;[.$A583]*[.$B58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SUMPRODUCT([.$C$1:.$H$1];[.$C584:.$H584])" office:value-type="float" office:value="1181" calcext:value-type="float">
            <text:p>1181</text:p>
          </table:table-cell>
          <table:table-cell table:formula="of:=ROUNDDOWN([.$A584]/3)*3*ROUNDDOWN([.$B584]/3)*3" office:value-type="float" office:value="1638" calcext:value-type="float">
            <text:p>1638</text:p>
          </table:table-cell>
          <table:table-cell table:formula="of:=[.$J584]&gt;=SUM([.$C584:.$H584])*9" office:value-type="boolean" office:boolean-value="true" calcext:value-type="boolean">
            <text:p>TRUE</text:p>
          </table:table-cell>
          <table:table-cell table:formula="of:=[.$I584]&gt;[.$A584]*[.$B58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table:formula="of:=SUMPRODUCT([.$C$1:.$H$1];[.$C585:.$H585])" office:value-type="float" office:value="1767" calcext:value-type="float">
            <text:p>1767</text:p>
          </table:table-cell>
          <table:table-cell table:formula="of:=ROUNDDOWN([.$A585]/3)*3*ROUNDDOWN([.$B585]/3)*3" office:value-type="float" office:value="1764" calcext:value-type="float">
            <text:p>1764</text:p>
          </table:table-cell>
          <table:table-cell table:formula="of:=[.$J585]&gt;=SUM([.$C585:.$H585])*9" office:value-type="boolean" office:boolean-value="false" calcext:value-type="boolean">
            <text:p>FALSE</text:p>
          </table:table-cell>
          <table:table-cell table:formula="of:=[.$I585]&gt;[.$A585]*[.$B58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formula="of:=SUMPRODUCT([.$C$1:.$H$1];[.$C586:.$H586])" office:value-type="float" office:value="1127" calcext:value-type="float">
            <text:p>1127</text:p>
          </table:table-cell>
          <table:table-cell table:formula="of:=ROUNDDOWN([.$A586]/3)*3*ROUNDDOWN([.$B586]/3)*3" office:value-type="float" office:value="1584" calcext:value-type="float">
            <text:p>1584</text:p>
          </table:table-cell>
          <table:table-cell table:formula="of:=[.$J586]&gt;=SUM([.$C586:.$H586])*9" office:value-type="boolean" office:boolean-value="true" calcext:value-type="boolean">
            <text:p>TRUE</text:p>
          </table:table-cell>
          <table:table-cell table:formula="of:=[.$I586]&gt;[.$A586]*[.$B58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SUMPRODUCT([.$C$1:.$H$1];[.$C587:.$H587])" office:value-type="float" office:value="1802" calcext:value-type="float">
            <text:p>1802</text:p>
          </table:table-cell>
          <table:table-cell table:formula="of:=ROUNDDOWN([.$A587]/3)*3*ROUNDDOWN([.$B587]/3)*3" office:value-type="float" office:value="1755" calcext:value-type="float">
            <text:p>1755</text:p>
          </table:table-cell>
          <table:table-cell table:formula="of:=[.$J587]&gt;=SUM([.$C587:.$H587])*9" office:value-type="boolean" office:boolean-value="false" calcext:value-type="boolean">
            <text:p>FALSE</text:p>
          </table:table-cell>
          <table:table-cell table:formula="of:=[.$I587]&gt;[.$A587]*[.$B58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formula="of:=SUMPRODUCT([.$C$1:.$H$1];[.$C588:.$H588])" office:value-type="float" office:value="1273" calcext:value-type="float">
            <text:p>1273</text:p>
          </table:table-cell>
          <table:table-cell table:formula="of:=ROUNDDOWN([.$A588]/3)*3*ROUNDDOWN([.$B588]/3)*3" office:value-type="float" office:value="1755" calcext:value-type="float">
            <text:p>1755</text:p>
          </table:table-cell>
          <table:table-cell table:formula="of:=[.$J588]&gt;=SUM([.$C588:.$H588])*9" office:value-type="boolean" office:boolean-value="true" calcext:value-type="boolean">
            <text:p>TRUE</text:p>
          </table:table-cell>
          <table:table-cell table:formula="of:=[.$I588]&gt;[.$A588]*[.$B58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formula="of:=SUMPRODUCT([.$C$1:.$H$1];[.$C589:.$H589])" office:value-type="float" office:value="1508" calcext:value-type="float">
            <text:p>1508</text:p>
          </table:table-cell>
          <table:table-cell table:formula="of:=ROUNDDOWN([.$A589]/3)*3*ROUNDDOWN([.$B589]/3)*3" office:value-type="float" office:value="1386" calcext:value-type="float">
            <text:p>1386</text:p>
          </table:table-cell>
          <table:table-cell table:formula="of:=[.$J589]&gt;=SUM([.$C589:.$H589])*9" office:value-type="boolean" office:boolean-value="false" calcext:value-type="boolean">
            <text:p>FALSE</text:p>
          </table:table-cell>
          <table:table-cell table:formula="of:=[.$I589]&gt;[.$A589]*[.$B58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formula="of:=SUMPRODUCT([.$C$1:.$H$1];[.$C590:.$H590])" office:value-type="float" office:value="1435" calcext:value-type="float">
            <text:p>1435</text:p>
          </table:table-cell>
          <table:table-cell table:formula="of:=ROUNDDOWN([.$A590]/3)*3*ROUNDDOWN([.$B590]/3)*3" office:value-type="float" office:value="2016" calcext:value-type="float">
            <text:p>2016</text:p>
          </table:table-cell>
          <table:table-cell table:formula="of:=[.$J590]&gt;=SUM([.$C590:.$H590])*9" office:value-type="boolean" office:boolean-value="true" calcext:value-type="boolean">
            <text:p>TRUE</text:p>
          </table:table-cell>
          <table:table-cell table:formula="of:=[.$I590]&gt;[.$A590]*[.$B59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formula="of:=SUMPRODUCT([.$C$1:.$H$1];[.$C591:.$H591])" office:value-type="float" office:value="1350" calcext:value-type="float">
            <text:p>1350</text:p>
          </table:table-cell>
          <table:table-cell table:formula="of:=ROUNDDOWN([.$A591]/3)*3*ROUNDDOWN([.$B591]/3)*3" office:value-type="float" office:value="1872" calcext:value-type="float">
            <text:p>1872</text:p>
          </table:table-cell>
          <table:table-cell table:formula="of:=[.$J591]&gt;=SUM([.$C591:.$H591])*9" office:value-type="boolean" office:boolean-value="true" calcext:value-type="boolean">
            <text:p>TRUE</text:p>
          </table:table-cell>
          <table:table-cell table:formula="of:=[.$I591]&gt;[.$A591]*[.$B59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SUMPRODUCT([.$C$1:.$H$1];[.$C592:.$H592])" office:value-type="float" office:value="998" calcext:value-type="float">
            <text:p>998</text:p>
          </table:table-cell>
          <table:table-cell table:formula="of:=ROUNDDOWN([.$A592]/3)*3*ROUNDDOWN([.$B592]/3)*3" office:value-type="float" office:value="1386" calcext:value-type="float">
            <text:p>1386</text:p>
          </table:table-cell>
          <table:table-cell table:formula="of:=[.$J592]&gt;=SUM([.$C592:.$H592])*9" office:value-type="boolean" office:boolean-value="true" calcext:value-type="boolean">
            <text:p>TRUE</text:p>
          </table:table-cell>
          <table:table-cell table:formula="of:=[.$I592]&gt;[.$A592]*[.$B59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formula="of:=SUMPRODUCT([.$C$1:.$H$1];[.$C593:.$H593])" office:value-type="float" office:value="2255" calcext:value-type="float">
            <text:p>2255</text:p>
          </table:table-cell>
          <table:table-cell table:formula="of:=ROUNDDOWN([.$A593]/3)*3*ROUNDDOWN([.$B593]/3)*3" office:value-type="float" office:value="2160" calcext:value-type="float">
            <text:p>2160</text:p>
          </table:table-cell>
          <table:table-cell table:formula="of:=[.$J593]&gt;=SUM([.$C593:.$H593])*9" office:value-type="boolean" office:boolean-value="false" calcext:value-type="boolean">
            <text:p>FALSE</text:p>
          </table:table-cell>
          <table:table-cell table:formula="of:=[.$I593]&gt;[.$A593]*[.$B59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SUMPRODUCT([.$C$1:.$H$1];[.$C594:.$H594])" office:value-type="float" office:value="780" calcext:value-type="float">
            <text:p>780</text:p>
          </table:table-cell>
          <table:table-cell table:formula="of:=ROUNDDOWN([.$A594]/3)*3*ROUNDDOWN([.$B594]/3)*3" office:value-type="float" office:value="1089" calcext:value-type="float">
            <text:p>1089</text:p>
          </table:table-cell>
          <table:table-cell table:formula="of:=[.$J594]&gt;=SUM([.$C594:.$H594])*9" office:value-type="boolean" office:boolean-value="true" calcext:value-type="boolean">
            <text:p>TRUE</text:p>
          </table:table-cell>
          <table:table-cell table:formula="of:=[.$I594]&gt;[.$A594]*[.$B59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SUMPRODUCT([.$C$1:.$H$1];[.$C595:.$H595])" office:value-type="float" office:value="1197" calcext:value-type="float">
            <text:p>1197</text:p>
          </table:table-cell>
          <table:table-cell table:formula="of:=ROUNDDOWN([.$A595]/3)*3*ROUNDDOWN([.$B595]/3)*3" office:value-type="float" office:value="1638" calcext:value-type="float">
            <text:p>1638</text:p>
          </table:table-cell>
          <table:table-cell table:formula="of:=[.$J595]&gt;=SUM([.$C595:.$H595])*9" office:value-type="boolean" office:boolean-value="true" calcext:value-type="boolean">
            <text:p>TRUE</text:p>
          </table:table-cell>
          <table:table-cell table:formula="of:=[.$I595]&gt;[.$A595]*[.$B59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table:formula="of:=SUMPRODUCT([.$C$1:.$H$1];[.$C596:.$H596])" office:value-type="float" office:value="2253" calcext:value-type="float">
            <text:p>2253</text:p>
          </table:table-cell>
          <table:table-cell table:formula="of:=ROUNDDOWN([.$A596]/3)*3*ROUNDDOWN([.$B596]/3)*3" office:value-type="float" office:value="2160" calcext:value-type="float">
            <text:p>2160</text:p>
          </table:table-cell>
          <table:table-cell table:formula="of:=[.$J596]&gt;=SUM([.$C596:.$H596])*9" office:value-type="boolean" office:boolean-value="false" calcext:value-type="boolean">
            <text:p>FALSE</text:p>
          </table:table-cell>
          <table:table-cell table:formula="of:=[.$I596]&gt;[.$A596]*[.$B59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SUMPRODUCT([.$C$1:.$H$1];[.$C597:.$H597])" office:value-type="float" office:value="1262" calcext:value-type="float">
            <text:p>1262</text:p>
          </table:table-cell>
          <table:table-cell table:formula="of:=ROUNDDOWN([.$A597]/3)*3*ROUNDDOWN([.$B597]/3)*3" office:value-type="float" office:value="1755" calcext:value-type="float">
            <text:p>1755</text:p>
          </table:table-cell>
          <table:table-cell table:formula="of:=[.$J597]&gt;=SUM([.$C597:.$H597])*9" office:value-type="boolean" office:boolean-value="true" calcext:value-type="boolean">
            <text:p>TRUE</text:p>
          </table:table-cell>
          <table:table-cell table:formula="of:=[.$I597]&gt;[.$A597]*[.$B59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formula="of:=SUMPRODUCT([.$C$1:.$H$1];[.$C598:.$H598])" office:value-type="float" office:value="1360" calcext:value-type="float">
            <text:p>1360</text:p>
          </table:table-cell>
          <table:table-cell table:formula="of:=ROUNDDOWN([.$A598]/3)*3*ROUNDDOWN([.$B598]/3)*3" office:value-type="float" office:value="1872" calcext:value-type="float">
            <text:p>1872</text:p>
          </table:table-cell>
          <table:table-cell table:formula="of:=[.$J598]&gt;=SUM([.$C598:.$H598])*9" office:value-type="boolean" office:boolean-value="true" calcext:value-type="boolean">
            <text:p>TRUE</text:p>
          </table:table-cell>
          <table:table-cell table:formula="of:=[.$I598]&gt;[.$A598]*[.$B59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formula="of:=SUMPRODUCT([.$C$1:.$H$1];[.$C599:.$H599])" office:value-type="float" office:value="1730" calcext:value-type="float">
            <text:p>1730</text:p>
          </table:table-cell>
          <table:table-cell table:formula="of:=ROUNDDOWN([.$A599]/3)*3*ROUNDDOWN([.$B599]/3)*3" office:value-type="float" office:value="1728" calcext:value-type="float">
            <text:p>1728</text:p>
          </table:table-cell>
          <table:table-cell table:formula="of:=[.$J599]&gt;=SUM([.$C599:.$H599])*9" office:value-type="boolean" office:boolean-value="false" calcext:value-type="boolean">
            <text:p>FALSE</text:p>
          </table:table-cell>
          <table:table-cell table:formula="of:=[.$I599]&gt;[.$A599]*[.$B59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SUMPRODUCT([.$C$1:.$H$1];[.$C600:.$H600])" office:value-type="float" office:value="1160" calcext:value-type="float">
            <text:p>1160</text:p>
          </table:table-cell>
          <table:table-cell table:formula="of:=ROUNDDOWN([.$A600]/3)*3*ROUNDDOWN([.$B600]/3)*3" office:value-type="float" office:value="1620" calcext:value-type="float">
            <text:p>1620</text:p>
          </table:table-cell>
          <table:table-cell table:formula="of:=[.$J600]&gt;=SUM([.$C600:.$H600])*9" office:value-type="boolean" office:boolean-value="true" calcext:value-type="boolean">
            <text:p>TRUE</text:p>
          </table:table-cell>
          <table:table-cell table:formula="of:=[.$I600]&gt;[.$A600]*[.$B60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table:formula="of:=SUMPRODUCT([.$C$1:.$H$1];[.$C601:.$H601])" office:value-type="float" office:value="2114" calcext:value-type="float">
            <text:p>2114</text:p>
          </table:table-cell>
          <table:table-cell table:formula="of:=ROUNDDOWN([.$A601]/3)*3*ROUNDDOWN([.$B601]/3)*3" office:value-type="float" office:value="2016" calcext:value-type="float">
            <text:p>2016</text:p>
          </table:table-cell>
          <table:table-cell table:formula="of:=[.$J601]&gt;=SUM([.$C601:.$H601])*9" office:value-type="boolean" office:boolean-value="false" calcext:value-type="boolean">
            <text:p>FALSE</text:p>
          </table:table-cell>
          <table:table-cell table:formula="of:=[.$I601]&gt;[.$A601]*[.$B60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formula="of:=SUMPRODUCT([.$C$1:.$H$1];[.$C602:.$H602])" office:value-type="float" office:value="1577" calcext:value-type="float">
            <text:p>1577</text:p>
          </table:table-cell>
          <table:table-cell table:formula="of:=ROUNDDOWN([.$A602]/3)*3*ROUNDDOWN([.$B602]/3)*3" office:value-type="float" office:value="1485" calcext:value-type="float">
            <text:p>1485</text:p>
          </table:table-cell>
          <table:table-cell table:formula="of:=[.$J602]&gt;=SUM([.$C602:.$H602])*9" office:value-type="boolean" office:boolean-value="false" calcext:value-type="boolean">
            <text:p>FALSE</text:p>
          </table:table-cell>
          <table:table-cell table:formula="of:=[.$I602]&gt;[.$A602]*[.$B60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formula="of:=SUMPRODUCT([.$C$1:.$H$1];[.$C603:.$H603])" office:value-type="float" office:value="1803" calcext:value-type="float">
            <text:p>1803</text:p>
          </table:table-cell>
          <table:table-cell table:formula="of:=ROUNDDOWN([.$A603]/3)*3*ROUNDDOWN([.$B603]/3)*3" office:value-type="float" office:value="1755" calcext:value-type="float">
            <text:p>1755</text:p>
          </table:table-cell>
          <table:table-cell table:formula="of:=[.$J603]&gt;=SUM([.$C603:.$H603])*9" office:value-type="boolean" office:boolean-value="false" calcext:value-type="boolean">
            <text:p>FALSE</text:p>
          </table:table-cell>
          <table:table-cell table:formula="of:=[.$I603]&gt;[.$A603]*[.$B60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table:formula="of:=SUMPRODUCT([.$C$1:.$H$1];[.$C604:.$H604])" office:value-type="float" office:value="1843" calcext:value-type="float">
            <text:p>1843</text:p>
          </table:table-cell>
          <table:table-cell table:formula="of:=ROUNDDOWN([.$A604]/3)*3*ROUNDDOWN([.$B604]/3)*3" office:value-type="float" office:value="1755" calcext:value-type="float">
            <text:p>1755</text:p>
          </table:table-cell>
          <table:table-cell table:formula="of:=[.$J604]&gt;=SUM([.$C604:.$H604])*9" office:value-type="boolean" office:boolean-value="false" calcext:value-type="boolean">
            <text:p>FALSE</text:p>
          </table:table-cell>
          <table:table-cell table:formula="of:=[.$I604]&gt;[.$A604]*[.$B60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SUMPRODUCT([.$C$1:.$H$1];[.$C605:.$H605])" office:value-type="float" office:value="1675" calcext:value-type="float">
            <text:p>1675</text:p>
          </table:table-cell>
          <table:table-cell table:formula="of:=ROUNDDOWN([.$A605]/3)*3*ROUNDDOWN([.$B605]/3)*3" office:value-type="float" office:value="1512" calcext:value-type="float">
            <text:p>1512</text:p>
          </table:table-cell>
          <table:table-cell table:formula="of:=[.$J605]&gt;=SUM([.$C605:.$H605])*9" office:value-type="boolean" office:boolean-value="false" calcext:value-type="boolean">
            <text:p>FALSE</text:p>
          </table:table-cell>
          <table:table-cell table:formula="of:=[.$I605]&gt;[.$A605]*[.$B60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formula="of:=SUMPRODUCT([.$C$1:.$H$1];[.$C606:.$H606])" office:value-type="float" office:value="1455" calcext:value-type="float">
            <text:p>1455</text:p>
          </table:table-cell>
          <table:table-cell table:formula="of:=ROUNDDOWN([.$A606]/3)*3*ROUNDDOWN([.$B606]/3)*3" office:value-type="float" office:value="2016" calcext:value-type="float">
            <text:p>2016</text:p>
          </table:table-cell>
          <table:table-cell table:formula="of:=[.$J606]&gt;=SUM([.$C606:.$H606])*9" office:value-type="boolean" office:boolean-value="true" calcext:value-type="boolean">
            <text:p>TRUE</text:p>
          </table:table-cell>
          <table:table-cell table:formula="of:=[.$I606]&gt;[.$A606]*[.$B60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formula="of:=SUMPRODUCT([.$C$1:.$H$1];[.$C607:.$H607])" office:value-type="float" office:value="1111" calcext:value-type="float">
            <text:p>1111</text:p>
          </table:table-cell>
          <table:table-cell table:formula="of:=ROUNDDOWN([.$A607]/3)*3*ROUNDDOWN([.$B607]/3)*3" office:value-type="float" office:value="1512" calcext:value-type="float">
            <text:p>1512</text:p>
          </table:table-cell>
          <table:table-cell table:formula="of:=[.$J607]&gt;=SUM([.$C607:.$H607])*9" office:value-type="boolean" office:boolean-value="true" calcext:value-type="boolean">
            <text:p>TRUE</text:p>
          </table:table-cell>
          <table:table-cell table:formula="of:=[.$I607]&gt;[.$A607]*[.$B60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table:formula="of:=SUMPRODUCT([.$C$1:.$H$1];[.$C608:.$H608])" office:value-type="float" office:value="1704" calcext:value-type="float">
            <text:p>1704</text:p>
          </table:table-cell>
          <table:table-cell table:formula="of:=ROUNDDOWN([.$A608]/3)*3*ROUNDDOWN([.$B608]/3)*3" office:value-type="float" office:value="1620" calcext:value-type="float">
            <text:p>1620</text:p>
          </table:table-cell>
          <table:table-cell table:formula="of:=[.$J608]&gt;=SUM([.$C608:.$H608])*9" office:value-type="boolean" office:boolean-value="false" calcext:value-type="boolean">
            <text:p>FALSE</text:p>
          </table:table-cell>
          <table:table-cell table:formula="of:=[.$I608]&gt;[.$A608]*[.$B60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formula="of:=SUMPRODUCT([.$C$1:.$H$1];[.$C609:.$H609])" office:value-type="float" office:value="1519" calcext:value-type="float">
            <text:p>1519</text:p>
          </table:table-cell>
          <table:table-cell table:formula="of:=ROUNDDOWN([.$A609]/3)*3*ROUNDDOWN([.$B609]/3)*3" office:value-type="float" office:value="1404" calcext:value-type="float">
            <text:p>1404</text:p>
          </table:table-cell>
          <table:table-cell table:formula="of:=[.$J609]&gt;=SUM([.$C609:.$H609])*9" office:value-type="boolean" office:boolean-value="false" calcext:value-type="boolean">
            <text:p>FALSE</text:p>
          </table:table-cell>
          <table:table-cell table:formula="of:=[.$I609]&gt;[.$A609]*[.$B60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formula="of:=SUMPRODUCT([.$C$1:.$H$1];[.$C610:.$H610])" office:value-type="float" office:value="1640" calcext:value-type="float">
            <text:p>1640</text:p>
          </table:table-cell>
          <table:table-cell table:formula="of:=ROUNDDOWN([.$A610]/3)*3*ROUNDDOWN([.$B610]/3)*3" office:value-type="float" office:value="1638" calcext:value-type="float">
            <text:p>1638</text:p>
          </table:table-cell>
          <table:table-cell table:formula="of:=[.$J610]&gt;=SUM([.$C610:.$H610])*9" office:value-type="boolean" office:boolean-value="false" calcext:value-type="boolean">
            <text:p>FALSE</text:p>
          </table:table-cell>
          <table:table-cell table:formula="of:=[.$I610]&gt;[.$A610]*[.$B61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formula="of:=SUMPRODUCT([.$C$1:.$H$1];[.$C611:.$H611])" office:value-type="float" office:value="2303" calcext:value-type="float">
            <text:p>2303</text:p>
          </table:table-cell>
          <table:table-cell table:formula="of:=ROUNDDOWN([.$A611]/3)*3*ROUNDDOWN([.$B611]/3)*3" office:value-type="float" office:value="2160" calcext:value-type="float">
            <text:p>2160</text:p>
          </table:table-cell>
          <table:table-cell table:formula="of:=[.$J611]&gt;=SUM([.$C611:.$H611])*9" office:value-type="boolean" office:boolean-value="false" calcext:value-type="boolean">
            <text:p>FALSE</text:p>
          </table:table-cell>
          <table:table-cell table:formula="of:=[.$I611]&gt;[.$A611]*[.$B61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PRODUCT([.$C$1:.$H$1];[.$C612:.$H612])" office:value-type="float" office:value="1161" calcext:value-type="float">
            <text:p>1161</text:p>
          </table:table-cell>
          <table:table-cell table:formula="of:=ROUNDDOWN([.$A612]/3)*3*ROUNDDOWN([.$B612]/3)*3" office:value-type="float" office:value="1638" calcext:value-type="float">
            <text:p>1638</text:p>
          </table:table-cell>
          <table:table-cell table:formula="of:=[.$J612]&gt;=SUM([.$C612:.$H612])*9" office:value-type="boolean" office:boolean-value="true" calcext:value-type="boolean">
            <text:p>TRUE</text:p>
          </table:table-cell>
          <table:table-cell table:formula="of:=[.$I612]&gt;[.$A612]*[.$B61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formula="of:=SUMPRODUCT([.$C$1:.$H$1];[.$C613:.$H613])" office:value-type="float" office:value="1456" calcext:value-type="float">
            <text:p>1456</text:p>
          </table:table-cell>
          <table:table-cell table:formula="of:=ROUNDDOWN([.$A613]/3)*3*ROUNDDOWN([.$B613]/3)*3" office:value-type="float" office:value="2016" calcext:value-type="float">
            <text:p>2016</text:p>
          </table:table-cell>
          <table:table-cell table:formula="of:=[.$J613]&gt;=SUM([.$C613:.$H613])*9" office:value-type="boolean" office:boolean-value="true" calcext:value-type="boolean">
            <text:p>TRUE</text:p>
          </table:table-cell>
          <table:table-cell table:formula="of:=[.$I613]&gt;[.$A613]*[.$B61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formula="of:=SUMPRODUCT([.$C$1:.$H$1];[.$C614:.$H614])" office:value-type="float" office:value="1176" calcext:value-type="float">
            <text:p>1176</text:p>
          </table:table-cell>
          <table:table-cell table:formula="of:=ROUNDDOWN([.$A614]/3)*3*ROUNDDOWN([.$B614]/3)*3" office:value-type="float" office:value="1638" calcext:value-type="float">
            <text:p>1638</text:p>
          </table:table-cell>
          <table:table-cell table:formula="of:=[.$J614]&gt;=SUM([.$C614:.$H614])*9" office:value-type="boolean" office:boolean-value="true" calcext:value-type="boolean">
            <text:p>TRUE</text:p>
          </table:table-cell>
          <table:table-cell table:formula="of:=[.$I614]&gt;[.$A614]*[.$B61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formula="of:=SUMPRODUCT([.$C$1:.$H$1];[.$C615:.$H615])" office:value-type="float" office:value="1646" calcext:value-type="float">
            <text:p>1646</text:p>
          </table:table-cell>
          <table:table-cell table:formula="of:=ROUNDDOWN([.$A615]/3)*3*ROUNDDOWN([.$B615]/3)*3" office:value-type="float" office:value="1485" calcext:value-type="float">
            <text:p>1485</text:p>
          </table:table-cell>
          <table:table-cell table:formula="of:=[.$J615]&gt;=SUM([.$C615:.$H615])*9" office:value-type="boolean" office:boolean-value="false" calcext:value-type="boolean">
            <text:p>FALSE</text:p>
          </table:table-cell>
          <table:table-cell table:formula="of:=[.$I615]&gt;[.$A615]*[.$B61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formula="of:=SUMPRODUCT([.$C$1:.$H$1];[.$C616:.$H616])" office:value-type="float" office:value="1826" calcext:value-type="float">
            <text:p>1826</text:p>
          </table:table-cell>
          <table:table-cell table:formula="of:=ROUNDDOWN([.$A616]/3)*3*ROUNDDOWN([.$B616]/3)*3" office:value-type="float" office:value="1728" calcext:value-type="float">
            <text:p>1728</text:p>
          </table:table-cell>
          <table:table-cell table:formula="of:=[.$J616]&gt;=SUM([.$C616:.$H616])*9" office:value-type="boolean" office:boolean-value="false" calcext:value-type="boolean">
            <text:p>FALSE</text:p>
          </table:table-cell>
          <table:table-cell table:formula="of:=[.$I616]&gt;[.$A616]*[.$B61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formula="of:=SUMPRODUCT([.$C$1:.$H$1];[.$C617:.$H617])" office:value-type="float" office:value="1096" calcext:value-type="float">
            <text:p>1096</text:p>
          </table:table-cell>
          <table:table-cell table:formula="of:=ROUNDDOWN([.$A617]/3)*3*ROUNDDOWN([.$B617]/3)*3" office:value-type="float" office:value="1521" calcext:value-type="float">
            <text:p>1521</text:p>
          </table:table-cell>
          <table:table-cell table:formula="of:=[.$J617]&gt;=SUM([.$C617:.$H617])*9" office:value-type="boolean" office:boolean-value="true" calcext:value-type="boolean">
            <text:p>TRUE</text:p>
          </table:table-cell>
          <table:table-cell table:formula="of:=[.$I617]&gt;[.$A617]*[.$B61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formula="of:=SUMPRODUCT([.$C$1:.$H$1];[.$C618:.$H618])" office:value-type="float" office:value="1663" calcext:value-type="float">
            <text:p>1663</text:p>
          </table:table-cell>
          <table:table-cell table:formula="of:=ROUNDDOWN([.$A618]/3)*3*ROUNDDOWN([.$B618]/3)*3" office:value-type="float" office:value="2304" calcext:value-type="float">
            <text:p>2304</text:p>
          </table:table-cell>
          <table:table-cell table:formula="of:=[.$J618]&gt;=SUM([.$C618:.$H618])*9" office:value-type="boolean" office:boolean-value="true" calcext:value-type="boolean">
            <text:p>TRUE</text:p>
          </table:table-cell>
          <table:table-cell table:formula="of:=[.$I618]&gt;[.$A618]*[.$B61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SUMPRODUCT([.$C$1:.$H$1];[.$C619:.$H619])" office:value-type="float" office:value="861" calcext:value-type="float">
            <text:p>861</text:p>
          </table:table-cell>
          <table:table-cell table:formula="of:=ROUNDDOWN([.$A619]/3)*3*ROUNDDOWN([.$B619]/3)*3" office:value-type="float" office:value="1188" calcext:value-type="float">
            <text:p>1188</text:p>
          </table:table-cell>
          <table:table-cell table:formula="of:=[.$J619]&gt;=SUM([.$C619:.$H619])*9" office:value-type="boolean" office:boolean-value="true" calcext:value-type="boolean">
            <text:p>TRUE</text:p>
          </table:table-cell>
          <table:table-cell table:formula="of:=[.$I619]&gt;[.$A619]*[.$B61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formula="of:=SUMPRODUCT([.$C$1:.$H$1];[.$C620:.$H620])" office:value-type="float" office:value="1834" calcext:value-type="float">
            <text:p>1834</text:p>
          </table:table-cell>
          <table:table-cell table:formula="of:=ROUNDDOWN([.$A620]/3)*3*ROUNDDOWN([.$B620]/3)*3" office:value-type="float" office:value="1755" calcext:value-type="float">
            <text:p>1755</text:p>
          </table:table-cell>
          <table:table-cell table:formula="of:=[.$J620]&gt;=SUM([.$C620:.$H620])*9" office:value-type="boolean" office:boolean-value="false" calcext:value-type="boolean">
            <text:p>FALSE</text:p>
          </table:table-cell>
          <table:table-cell table:formula="of:=[.$I620]&gt;[.$A620]*[.$B62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formula="of:=SUMPRODUCT([.$C$1:.$H$1];[.$C621:.$H621])" office:value-type="float" office:value="1089" calcext:value-type="float">
            <text:p>1089</text:p>
          </table:table-cell>
          <table:table-cell table:formula="of:=ROUNDDOWN([.$A621]/3)*3*ROUNDDOWN([.$B621]/3)*3" office:value-type="float" office:value="1512" calcext:value-type="float">
            <text:p>1512</text:p>
          </table:table-cell>
          <table:table-cell table:formula="of:=[.$J621]&gt;=SUM([.$C621:.$H621])*9" office:value-type="boolean" office:boolean-value="true" calcext:value-type="boolean">
            <text:p>TRUE</text:p>
          </table:table-cell>
          <table:table-cell table:formula="of:=[.$I621]&gt;[.$A621]*[.$B62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formula="of:=SUMPRODUCT([.$C$1:.$H$1];[.$C622:.$H622])" office:value-type="float" office:value="1642" calcext:value-type="float">
            <text:p>1642</text:p>
          </table:table-cell>
          <table:table-cell table:formula="of:=ROUNDDOWN([.$A622]/3)*3*ROUNDDOWN([.$B622]/3)*3" office:value-type="float" office:value="1521" calcext:value-type="float">
            <text:p>1521</text:p>
          </table:table-cell>
          <table:table-cell table:formula="of:=[.$J622]&gt;=SUM([.$C622:.$H622])*9" office:value-type="boolean" office:boolean-value="false" calcext:value-type="boolean">
            <text:p>FALSE</text:p>
          </table:table-cell>
          <table:table-cell table:formula="of:=[.$I622]&gt;[.$A622]*[.$B62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formula="of:=SUMPRODUCT([.$C$1:.$H$1];[.$C623:.$H623])" office:value-type="float" office:value="1552" calcext:value-type="float">
            <text:p>1552</text:p>
          </table:table-cell>
          <table:table-cell table:formula="of:=ROUNDDOWN([.$A623]/3)*3*ROUNDDOWN([.$B623]/3)*3" office:value-type="float" office:value="2160" calcext:value-type="float">
            <text:p>2160</text:p>
          </table:table-cell>
          <table:table-cell table:formula="of:=[.$J623]&gt;=SUM([.$C623:.$H623])*9" office:value-type="boolean" office:boolean-value="true" calcext:value-type="boolean">
            <text:p>TRUE</text:p>
          </table:table-cell>
          <table:table-cell table:formula="of:=[.$I623]&gt;[.$A623]*[.$B62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formula="of:=SUMPRODUCT([.$C$1:.$H$1];[.$C624:.$H624])" office:value-type="float" office:value="1249" calcext:value-type="float">
            <text:p>1249</text:p>
          </table:table-cell>
          <table:table-cell table:formula="of:=ROUNDDOWN([.$A624]/3)*3*ROUNDDOWN([.$B624]/3)*3" office:value-type="float" office:value="1728" calcext:value-type="float">
            <text:p>1728</text:p>
          </table:table-cell>
          <table:table-cell table:formula="of:=[.$J624]&gt;=SUM([.$C624:.$H624])*9" office:value-type="boolean" office:boolean-value="true" calcext:value-type="boolean">
            <text:p>TRUE</text:p>
          </table:table-cell>
          <table:table-cell table:formula="of:=[.$I624]&gt;[.$A624]*[.$B62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SUMPRODUCT([.$C$1:.$H$1];[.$C625:.$H625])" office:value-type="float" office:value="1556" calcext:value-type="float">
            <text:p>1556</text:p>
          </table:table-cell>
          <table:table-cell table:formula="of:=ROUNDDOWN([.$A625]/3)*3*ROUNDDOWN([.$B625]/3)*3" office:value-type="float" office:value="1512" calcext:value-type="float">
            <text:p>1512</text:p>
          </table:table-cell>
          <table:table-cell table:formula="of:=[.$J625]&gt;=SUM([.$C625:.$H625])*9" office:value-type="boolean" office:boolean-value="false" calcext:value-type="boolean">
            <text:p>FALSE</text:p>
          </table:table-cell>
          <table:table-cell table:formula="of:=[.$I625]&gt;[.$A625]*[.$B62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formula="of:=SUMPRODUCT([.$C$1:.$H$1];[.$C626:.$H626])" office:value-type="float" office:value="1718" calcext:value-type="float">
            <text:p>1718</text:p>
          </table:table-cell>
          <table:table-cell table:formula="of:=ROUNDDOWN([.$A626]/3)*3*ROUNDDOWN([.$B626]/3)*3" office:value-type="float" office:value="1584" calcext:value-type="float">
            <text:p>1584</text:p>
          </table:table-cell>
          <table:table-cell table:formula="of:=[.$J626]&gt;=SUM([.$C626:.$H626])*9" office:value-type="boolean" office:boolean-value="false" calcext:value-type="boolean">
            <text:p>FALSE</text:p>
          </table:table-cell>
          <table:table-cell table:formula="of:=[.$I626]&gt;[.$A626]*[.$B62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formula="of:=SUMPRODUCT([.$C$1:.$H$1];[.$C627:.$H627])" office:value-type="float" office:value="1523" calcext:value-type="float">
            <text:p>1523</text:p>
          </table:table-cell>
          <table:table-cell table:formula="of:=ROUNDDOWN([.$A627]/3)*3*ROUNDDOWN([.$B627]/3)*3" office:value-type="float" office:value="1521" calcext:value-type="float">
            <text:p>1521</text:p>
          </table:table-cell>
          <table:table-cell table:formula="of:=[.$J627]&gt;=SUM([.$C627:.$H627])*9" office:value-type="boolean" office:boolean-value="false" calcext:value-type="boolean">
            <text:p>FALSE</text:p>
          </table:table-cell>
          <table:table-cell table:formula="of:=[.$I627]&gt;[.$A627]*[.$B62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formula="of:=SUMPRODUCT([.$C$1:.$H$1];[.$C628:.$H628])" office:value-type="float" office:value="1081" calcext:value-type="float">
            <text:p>1081</text:p>
          </table:table-cell>
          <table:table-cell table:formula="of:=ROUNDDOWN([.$A628]/3)*3*ROUNDDOWN([.$B628]/3)*3" office:value-type="float" office:value="1485" calcext:value-type="float">
            <text:p>1485</text:p>
          </table:table-cell>
          <table:table-cell table:formula="of:=[.$J628]&gt;=SUM([.$C628:.$H628])*9" office:value-type="boolean" office:boolean-value="true" calcext:value-type="boolean">
            <text:p>TRUE</text:p>
          </table:table-cell>
          <table:table-cell table:formula="of:=[.$I628]&gt;[.$A628]*[.$B62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formula="of:=SUMPRODUCT([.$C$1:.$H$1];[.$C629:.$H629])" office:value-type="float" office:value="1280" calcext:value-type="float">
            <text:p>1280</text:p>
          </table:table-cell>
          <table:table-cell table:formula="of:=ROUNDDOWN([.$A629]/3)*3*ROUNDDOWN([.$B629]/3)*3" office:value-type="float" office:value="1764" calcext:value-type="float">
            <text:p>1764</text:p>
          </table:table-cell>
          <table:table-cell table:formula="of:=[.$J629]&gt;=SUM([.$C629:.$H629])*9" office:value-type="boolean" office:boolean-value="true" calcext:value-type="boolean">
            <text:p>TRUE</text:p>
          </table:table-cell>
          <table:table-cell table:formula="of:=[.$I629]&gt;[.$A629]*[.$B62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formula="of:=SUMPRODUCT([.$C$1:.$H$1];[.$C630:.$H630])" office:value-type="float" office:value="1103" calcext:value-type="float">
            <text:p>1103</text:p>
          </table:table-cell>
          <table:table-cell table:formula="of:=ROUNDDOWN([.$A630]/3)*3*ROUNDDOWN([.$B630]/3)*3" office:value-type="float" office:value="1521" calcext:value-type="float">
            <text:p>1521</text:p>
          </table:table-cell>
          <table:table-cell table:formula="of:=[.$J630]&gt;=SUM([.$C630:.$H630])*9" office:value-type="boolean" office:boolean-value="true" calcext:value-type="boolean">
            <text:p>TRUE</text:p>
          </table:table-cell>
          <table:table-cell table:formula="of:=[.$I630]&gt;[.$A630]*[.$B63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formula="of:=SUMPRODUCT([.$C$1:.$H$1];[.$C631:.$H631])" office:value-type="float" office:value="1335" calcext:value-type="float">
            <text:p>1335</text:p>
          </table:table-cell>
          <table:table-cell table:formula="of:=ROUNDDOWN([.$A631]/3)*3*ROUNDDOWN([.$B631]/3)*3" office:value-type="float" office:value="1296" calcext:value-type="float">
            <text:p>1296</text:p>
          </table:table-cell>
          <table:table-cell table:formula="of:=[.$J631]&gt;=SUM([.$C631:.$H631])*9" office:value-type="boolean" office:boolean-value="false" calcext:value-type="boolean">
            <text:p>FALSE</text:p>
          </table:table-cell>
          <table:table-cell table:formula="of:=[.$I631]&gt;[.$A631]*[.$B63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formula="of:=SUMPRODUCT([.$C$1:.$H$1];[.$C632:.$H632])" office:value-type="float" office:value="953" calcext:value-type="float">
            <text:p>953</text:p>
          </table:table-cell>
          <table:table-cell table:formula="of:=ROUNDDOWN([.$A632]/3)*3*ROUNDDOWN([.$B632]/3)*3" office:value-type="float" office:value="1296" calcext:value-type="float">
            <text:p>1296</text:p>
          </table:table-cell>
          <table:table-cell table:formula="of:=[.$J632]&gt;=SUM([.$C632:.$H632])*9" office:value-type="boolean" office:boolean-value="true" calcext:value-type="boolean">
            <text:p>TRUE</text:p>
          </table:table-cell>
          <table:table-cell table:formula="of:=[.$I632]&gt;[.$A632]*[.$B63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2" calcext:value-type="float">
            <text:p>52</text:p>
          </table:table-cell>
          <table:table-cell table:formula="of:=SUMPRODUCT([.$C$1:.$H$1];[.$C633:.$H633])" office:value-type="float" office:value="2067" calcext:value-type="float">
            <text:p>2067</text:p>
          </table:table-cell>
          <table:table-cell table:formula="of:=ROUNDDOWN([.$A633]/3)*3*ROUNDDOWN([.$B633]/3)*3" office:value-type="float" office:value="2016" calcext:value-type="float">
            <text:p>2016</text:p>
          </table:table-cell>
          <table:table-cell table:formula="of:=[.$J633]&gt;=SUM([.$C633:.$H633])*9" office:value-type="boolean" office:boolean-value="false" calcext:value-type="boolean">
            <text:p>FALSE</text:p>
          </table:table-cell>
          <table:table-cell table:formula="of:=[.$I633]&gt;[.$A633]*[.$B63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SUMPRODUCT([.$C$1:.$H$1];[.$C634:.$H634])" office:value-type="float" office:value="932" calcext:value-type="float">
            <text:p>932</text:p>
          </table:table-cell>
          <table:table-cell table:formula="of:=ROUNDDOWN([.$A634]/3)*3*ROUNDDOWN([.$B634]/3)*3" office:value-type="float" office:value="1296" calcext:value-type="float">
            <text:p>1296</text:p>
          </table:table-cell>
          <table:table-cell table:formula="of:=[.$J634]&gt;=SUM([.$C634:.$H634])*9" office:value-type="boolean" office:boolean-value="true" calcext:value-type="boolean">
            <text:p>TRUE</text:p>
          </table:table-cell>
          <table:table-cell table:formula="of:=[.$I634]&gt;[.$A634]*[.$B63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formula="of:=SUMPRODUCT([.$C$1:.$H$1];[.$C635:.$H635])" office:value-type="float" office:value="1456" calcext:value-type="float">
            <text:p>1456</text:p>
          </table:table-cell>
          <table:table-cell table:formula="of:=ROUNDDOWN([.$A635]/3)*3*ROUNDDOWN([.$B635]/3)*3" office:value-type="float" office:value="2016" calcext:value-type="float">
            <text:p>2016</text:p>
          </table:table-cell>
          <table:table-cell table:formula="of:=[.$J635]&gt;=SUM([.$C635:.$H635])*9" office:value-type="boolean" office:boolean-value="true" calcext:value-type="boolean">
            <text:p>TRUE</text:p>
          </table:table-cell>
          <table:table-cell table:formula="of:=[.$I635]&gt;[.$A635]*[.$B63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formula="of:=SUMPRODUCT([.$C$1:.$H$1];[.$C636:.$H636])" office:value-type="float" office:value="1444" calcext:value-type="float">
            <text:p>1444</text:p>
          </table:table-cell>
          <table:table-cell table:formula="of:=ROUNDDOWN([.$A636]/3)*3*ROUNDDOWN([.$B636]/3)*3" office:value-type="float" office:value="2016" calcext:value-type="float">
            <text:p>2016</text:p>
          </table:table-cell>
          <table:table-cell table:formula="of:=[.$J636]&gt;=SUM([.$C636:.$H636])*9" office:value-type="boolean" office:boolean-value="true" calcext:value-type="boolean">
            <text:p>TRUE</text:p>
          </table:table-cell>
          <table:table-cell table:formula="of:=[.$I636]&gt;[.$A636]*[.$B63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table:formula="of:=SUMPRODUCT([.$C$1:.$H$1];[.$C637:.$H637])" office:value-type="float" office:value="2252" calcext:value-type="float">
            <text:p>2252</text:p>
          </table:table-cell>
          <table:table-cell table:formula="of:=ROUNDDOWN([.$A637]/3)*3*ROUNDDOWN([.$B637]/3)*3" office:value-type="float" office:value="2160" calcext:value-type="float">
            <text:p>2160</text:p>
          </table:table-cell>
          <table:table-cell table:formula="of:=[.$J637]&gt;=SUM([.$C637:.$H637])*9" office:value-type="boolean" office:boolean-value="false" calcext:value-type="boolean">
            <text:p>FALSE</text:p>
          </table:table-cell>
          <table:table-cell table:formula="of:=[.$I637]&gt;[.$A637]*[.$B63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SUMPRODUCT([.$C$1:.$H$1];[.$C638:.$H638])" office:value-type="float" office:value="1766" calcext:value-type="float">
            <text:p>1766</text:p>
          </table:table-cell>
          <table:table-cell table:formula="of:=ROUNDDOWN([.$A638]/3)*3*ROUNDDOWN([.$B638]/3)*3" office:value-type="float" office:value="1638" calcext:value-type="float">
            <text:p>1638</text:p>
          </table:table-cell>
          <table:table-cell table:formula="of:=[.$J638]&gt;=SUM([.$C638:.$H638])*9" office:value-type="boolean" office:boolean-value="false" calcext:value-type="boolean">
            <text:p>FALSE</text:p>
          </table:table-cell>
          <table:table-cell table:formula="of:=[.$I638]&gt;[.$A638]*[.$B63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formula="of:=SUMPRODUCT([.$C$1:.$H$1];[.$C639:.$H639])" office:value-type="float" office:value="1031" calcext:value-type="float">
            <text:p>1031</text:p>
          </table:table-cell>
          <table:table-cell table:formula="of:=ROUNDDOWN([.$A639]/3)*3*ROUNDDOWN([.$B639]/3)*3" office:value-type="float" office:value="1404" calcext:value-type="float">
            <text:p>1404</text:p>
          </table:table-cell>
          <table:table-cell table:formula="of:=[.$J639]&gt;=SUM([.$C639:.$H639])*9" office:value-type="boolean" office:boolean-value="true" calcext:value-type="boolean">
            <text:p>TRUE</text:p>
          </table:table-cell>
          <table:table-cell table:formula="of:=[.$I639]&gt;[.$A639]*[.$B63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table:formula="of:=SUMPRODUCT([.$C$1:.$H$1];[.$C640:.$H640])" office:value-type="float" office:value="2303" calcext:value-type="float">
            <text:p>2303</text:p>
          </table:table-cell>
          <table:table-cell table:formula="of:=ROUNDDOWN([.$A640]/3)*3*ROUNDDOWN([.$B640]/3)*3" office:value-type="float" office:value="2160" calcext:value-type="float">
            <text:p>2160</text:p>
          </table:table-cell>
          <table:table-cell table:formula="of:=[.$J640]&gt;=SUM([.$C640:.$H640])*9" office:value-type="boolean" office:boolean-value="false" calcext:value-type="boolean">
            <text:p>FALSE</text:p>
          </table:table-cell>
          <table:table-cell table:formula="of:=[.$I640]&gt;[.$A640]*[.$B64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table:formula="of:=SUMPRODUCT([.$C$1:.$H$1];[.$C641:.$H641])" office:value-type="float" office:value="1017" calcext:value-type="float">
            <text:p>1017</text:p>
          </table:table-cell>
          <table:table-cell table:formula="of:=ROUNDDOWN([.$A641]/3)*3*ROUNDDOWN([.$B641]/3)*3" office:value-type="float" office:value="1404" calcext:value-type="float">
            <text:p>1404</text:p>
          </table:table-cell>
          <table:table-cell table:formula="of:=[.$J641]&gt;=SUM([.$C641:.$H641])*9" office:value-type="boolean" office:boolean-value="true" calcext:value-type="boolean">
            <text:p>TRUE</text:p>
          </table:table-cell>
          <table:table-cell table:formula="of:=[.$I641]&gt;[.$A641]*[.$B64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formula="of:=SUMPRODUCT([.$C$1:.$H$1];[.$C642:.$H642])" office:value-type="float" office:value="1508" calcext:value-type="float">
            <text:p>1508</text:p>
          </table:table-cell>
          <table:table-cell table:formula="of:=ROUNDDOWN([.$A642]/3)*3*ROUNDDOWN([.$B642]/3)*3" office:value-type="float" office:value="1386" calcext:value-type="float">
            <text:p>1386</text:p>
          </table:table-cell>
          <table:table-cell table:formula="of:=[.$J642]&gt;=SUM([.$C642:.$H642])*9" office:value-type="boolean" office:boolean-value="false" calcext:value-type="boolean">
            <text:p>FALSE</text:p>
          </table:table-cell>
          <table:table-cell table:formula="of:=[.$I642]&gt;[.$A642]*[.$B64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formula="of:=SUMPRODUCT([.$C$1:.$H$1];[.$C643:.$H643])" office:value-type="float" office:value="1407" calcext:value-type="float">
            <text:p>1407</text:p>
          </table:table-cell>
          <table:table-cell table:formula="of:=ROUNDDOWN([.$A643]/3)*3*ROUNDDOWN([.$B643]/3)*3" office:value-type="float" office:value="1404" calcext:value-type="float">
            <text:p>1404</text:p>
          </table:table-cell>
          <table:table-cell table:formula="of:=[.$J643]&gt;=SUM([.$C643:.$H643])*9" office:value-type="boolean" office:boolean-value="false" calcext:value-type="boolean">
            <text:p>FALSE</text:p>
          </table:table-cell>
          <table:table-cell table:formula="of:=[.$I643]&gt;[.$A643]*[.$B64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table:formula="of:=SUMPRODUCT([.$C$1:.$H$1];[.$C644:.$H644])" office:value-type="float" office:value="1333" calcext:value-type="float">
            <text:p>1333</text:p>
          </table:table-cell>
          <table:table-cell table:formula="of:=ROUNDDOWN([.$A644]/3)*3*ROUNDDOWN([.$B644]/3)*3" office:value-type="float" office:value="1872" calcext:value-type="float">
            <text:p>1872</text:p>
          </table:table-cell>
          <table:table-cell table:formula="of:=[.$J644]&gt;=SUM([.$C644:.$H644])*9" office:value-type="boolean" office:boolean-value="true" calcext:value-type="boolean">
            <text:p>TRUE</text:p>
          </table:table-cell>
          <table:table-cell table:formula="of:=[.$I644]&gt;[.$A644]*[.$B64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formula="of:=SUMPRODUCT([.$C$1:.$H$1];[.$C645:.$H645])" office:value-type="float" office:value="1268" calcext:value-type="float">
            <text:p>1268</text:p>
          </table:table-cell>
          <table:table-cell table:formula="of:=ROUNDDOWN([.$A645]/3)*3*ROUNDDOWN([.$B645]/3)*3" office:value-type="float" office:value="1764" calcext:value-type="float">
            <text:p>1764</text:p>
          </table:table-cell>
          <table:table-cell table:formula="of:=[.$J645]&gt;=SUM([.$C645:.$H645])*9" office:value-type="boolean" office:boolean-value="true" calcext:value-type="boolean">
            <text:p>TRUE</text:p>
          </table:table-cell>
          <table:table-cell table:formula="of:=[.$I645]&gt;[.$A645]*[.$B64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formula="of:=SUMPRODUCT([.$C$1:.$H$1];[.$C646:.$H646])" office:value-type="float" office:value="1667" calcext:value-type="float">
            <text:p>1667</text:p>
          </table:table-cell>
          <table:table-cell table:formula="of:=ROUNDDOWN([.$A646]/3)*3*ROUNDDOWN([.$B646]/3)*3" office:value-type="float" office:value="1620" calcext:value-type="float">
            <text:p>1620</text:p>
          </table:table-cell>
          <table:table-cell table:formula="of:=[.$J646]&gt;=SUM([.$C646:.$H646])*9" office:value-type="boolean" office:boolean-value="false" calcext:value-type="boolean">
            <text:p>FALSE</text:p>
          </table:table-cell>
          <table:table-cell table:formula="of:=[.$I646]&gt;[.$A646]*[.$B64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formula="of:=SUMPRODUCT([.$C$1:.$H$1];[.$C647:.$H647])" office:value-type="float" office:value="1340" calcext:value-type="float">
            <text:p>1340</text:p>
          </table:table-cell>
          <table:table-cell table:formula="of:=ROUNDDOWN([.$A647]/3)*3*ROUNDDOWN([.$B647]/3)*3" office:value-type="float" office:value="1872" calcext:value-type="float">
            <text:p>1872</text:p>
          </table:table-cell>
          <table:table-cell table:formula="of:=[.$J647]&gt;=SUM([.$C647:.$H647])*9" office:value-type="boolean" office:boolean-value="true" calcext:value-type="boolean">
            <text:p>TRUE</text:p>
          </table:table-cell>
          <table:table-cell table:formula="of:=[.$I647]&gt;[.$A647]*[.$B64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formula="of:=SUMPRODUCT([.$C$1:.$H$1];[.$C648:.$H648])" office:value-type="float" office:value="1449" calcext:value-type="float">
            <text:p>1449</text:p>
          </table:table-cell>
          <table:table-cell table:formula="of:=ROUNDDOWN([.$A648]/3)*3*ROUNDDOWN([.$B648]/3)*3" office:value-type="float" office:value="2016" calcext:value-type="float">
            <text:p>2016</text:p>
          </table:table-cell>
          <table:table-cell table:formula="of:=[.$J648]&gt;=SUM([.$C648:.$H648])*9" office:value-type="boolean" office:boolean-value="true" calcext:value-type="boolean">
            <text:p>TRUE</text:p>
          </table:table-cell>
          <table:table-cell table:formula="of:=[.$I648]&gt;[.$A648]*[.$B64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formula="of:=SUMPRODUCT([.$C$1:.$H$1];[.$C649:.$H649])" office:value-type="float" office:value="2012" calcext:value-type="float">
            <text:p>2012</text:p>
          </table:table-cell>
          <table:table-cell table:formula="of:=ROUNDDOWN([.$A649]/3)*3*ROUNDDOWN([.$B649]/3)*3" office:value-type="float" office:value="1872" calcext:value-type="float">
            <text:p>1872</text:p>
          </table:table-cell>
          <table:table-cell table:formula="of:=[.$J649]&gt;=SUM([.$C649:.$H649])*9" office:value-type="boolean" office:boolean-value="false" calcext:value-type="boolean">
            <text:p>FALSE</text:p>
          </table:table-cell>
          <table:table-cell table:formula="of:=[.$I649]&gt;[.$A649]*[.$B64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table:formula="of:=SUMPRODUCT([.$C$1:.$H$1];[.$C650:.$H650])" office:value-type="float" office:value="1629" calcext:value-type="float">
            <text:p>1629</text:p>
          </table:table-cell>
          <table:table-cell table:formula="of:=ROUNDDOWN([.$A650]/3)*3*ROUNDDOWN([.$B650]/3)*3" office:value-type="float" office:value="1512" calcext:value-type="float">
            <text:p>1512</text:p>
          </table:table-cell>
          <table:table-cell table:formula="of:=[.$J650]&gt;=SUM([.$C650:.$H650])*9" office:value-type="boolean" office:boolean-value="false" calcext:value-type="boolean">
            <text:p>FALSE</text:p>
          </table:table-cell>
          <table:table-cell table:formula="of:=[.$I650]&gt;[.$A650]*[.$B65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formula="of:=SUMPRODUCT([.$C$1:.$H$1];[.$C651:.$H651])" office:value-type="float" office:value="1351" calcext:value-type="float">
            <text:p>1351</text:p>
          </table:table-cell>
          <table:table-cell table:formula="of:=ROUNDDOWN([.$A651]/3)*3*ROUNDDOWN([.$B651]/3)*3" office:value-type="float" office:value="1890" calcext:value-type="float">
            <text:p>1890</text:p>
          </table:table-cell>
          <table:table-cell table:formula="of:=[.$J651]&gt;=SUM([.$C651:.$H651])*9" office:value-type="boolean" office:boolean-value="true" calcext:value-type="boolean">
            <text:p>TRUE</text:p>
          </table:table-cell>
          <table:table-cell table:formula="of:=[.$I651]&gt;[.$A651]*[.$B65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SUMPRODUCT([.$C$1:.$H$1];[.$C652:.$H652])" office:value-type="float" office:value="849" calcext:value-type="float">
            <text:p>849</text:p>
          </table:table-cell>
          <table:table-cell table:formula="of:=ROUNDDOWN([.$A652]/3)*3*ROUNDDOWN([.$B652]/3)*3" office:value-type="float" office:value="1188" calcext:value-type="float">
            <text:p>1188</text:p>
          </table:table-cell>
          <table:table-cell table:formula="of:=[.$J652]&gt;=SUM([.$C652:.$H652])*9" office:value-type="boolean" office:boolean-value="true" calcext:value-type="boolean">
            <text:p>TRUE</text:p>
          </table:table-cell>
          <table:table-cell table:formula="of:=[.$I652]&gt;[.$A652]*[.$B65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formula="of:=SUMPRODUCT([.$C$1:.$H$1];[.$C653:.$H653])" office:value-type="float" office:value="1891" calcext:value-type="float">
            <text:p>1891</text:p>
          </table:table-cell>
          <table:table-cell table:formula="of:=ROUNDDOWN([.$A653]/3)*3*ROUNDDOWN([.$B653]/3)*3" office:value-type="float" office:value="1890" calcext:value-type="float">
            <text:p>1890</text:p>
          </table:table-cell>
          <table:table-cell table:formula="of:=[.$J653]&gt;=SUM([.$C653:.$H653])*9" office:value-type="boolean" office:boolean-value="false" calcext:value-type="boolean">
            <text:p>FALSE</text:p>
          </table:table-cell>
          <table:table-cell table:formula="of:=[.$I653]&gt;[.$A653]*[.$B65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SUMPRODUCT([.$C$1:.$H$1];[.$C654:.$H654])" office:value-type="float" office:value="1480" calcext:value-type="float">
            <text:p>1480</text:p>
          </table:table-cell>
          <table:table-cell table:formula="of:=ROUNDDOWN([.$A654]/3)*3*ROUNDDOWN([.$B654]/3)*3" office:value-type="float" office:value="2016" calcext:value-type="float">
            <text:p>2016</text:p>
          </table:table-cell>
          <table:table-cell table:formula="of:=[.$J654]&gt;=SUM([.$C654:.$H654])*9" office:value-type="boolean" office:boolean-value="true" calcext:value-type="boolean">
            <text:p>TRUE</text:p>
          </table:table-cell>
          <table:table-cell table:formula="of:=[.$I654]&gt;[.$A654]*[.$B65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formula="of:=SUMPRODUCT([.$C$1:.$H$1];[.$C655:.$H655])" office:value-type="float" office:value="1263" calcext:value-type="float">
            <text:p>1263</text:p>
          </table:table-cell>
          <table:table-cell table:formula="of:=ROUNDDOWN([.$A655]/3)*3*ROUNDDOWN([.$B655]/3)*3" office:value-type="float" office:value="1755" calcext:value-type="float">
            <text:p>1755</text:p>
          </table:table-cell>
          <table:table-cell table:formula="of:=[.$J655]&gt;=SUM([.$C655:.$H655])*9" office:value-type="boolean" office:boolean-value="true" calcext:value-type="boolean">
            <text:p>TRUE</text:p>
          </table:table-cell>
          <table:table-cell table:formula="of:=[.$I655]&gt;[.$A655]*[.$B65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SUMPRODUCT([.$C$1:.$H$1];[.$C656:.$H656])" office:value-type="float" office:value="1173" calcext:value-type="float">
            <text:p>1173</text:p>
          </table:table-cell>
          <table:table-cell table:formula="of:=ROUNDDOWN([.$A656]/3)*3*ROUNDDOWN([.$B656]/3)*3" office:value-type="float" office:value="1620" calcext:value-type="float">
            <text:p>1620</text:p>
          </table:table-cell>
          <table:table-cell table:formula="of:=[.$J656]&gt;=SUM([.$C656:.$H656])*9" office:value-type="boolean" office:boolean-value="true" calcext:value-type="boolean">
            <text:p>TRUE</text:p>
          </table:table-cell>
          <table:table-cell table:formula="of:=[.$I656]&gt;[.$A656]*[.$B65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formula="of:=SUMPRODUCT([.$C$1:.$H$1];[.$C657:.$H657])" office:value-type="float" office:value="1227" calcext:value-type="float">
            <text:p>1227</text:p>
          </table:table-cell>
          <table:table-cell table:formula="of:=ROUNDDOWN([.$A657]/3)*3*ROUNDDOWN([.$B657]/3)*3" office:value-type="float" office:value="1728" calcext:value-type="float">
            <text:p>1728</text:p>
          </table:table-cell>
          <table:table-cell table:formula="of:=[.$J657]&gt;=SUM([.$C657:.$H657])*9" office:value-type="boolean" office:boolean-value="true" calcext:value-type="boolean">
            <text:p>TRUE</text:p>
          </table:table-cell>
          <table:table-cell table:formula="of:=[.$I657]&gt;[.$A657]*[.$B65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formula="of:=SUMPRODUCT([.$C$1:.$H$1];[.$C658:.$H658])" office:value-type="float" office:value="1389" calcext:value-type="float">
            <text:p>1389</text:p>
          </table:table-cell>
          <table:table-cell table:formula="of:=ROUNDDOWN([.$A658]/3)*3*ROUNDDOWN([.$B658]/3)*3" office:value-type="float" office:value="1890" calcext:value-type="float">
            <text:p>1890</text:p>
          </table:table-cell>
          <table:table-cell table:formula="of:=[.$J658]&gt;=SUM([.$C658:.$H658])*9" office:value-type="boolean" office:boolean-value="true" calcext:value-type="boolean">
            <text:p>TRUE</text:p>
          </table:table-cell>
          <table:table-cell table:formula="of:=[.$I658]&gt;[.$A658]*[.$B65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formula="of:=SUMPRODUCT([.$C$1:.$H$1];[.$C659:.$H659])" office:value-type="float" office:value="1637" calcext:value-type="float">
            <text:p>1637</text:p>
          </table:table-cell>
          <table:table-cell table:formula="of:=ROUNDDOWN([.$A659]/3)*3*ROUNDDOWN([.$B659]/3)*3" office:value-type="float" office:value="1512" calcext:value-type="float">
            <text:p>1512</text:p>
          </table:table-cell>
          <table:table-cell table:formula="of:=[.$J659]&gt;=SUM([.$C659:.$H659])*9" office:value-type="boolean" office:boolean-value="false" calcext:value-type="boolean">
            <text:p>FALSE</text:p>
          </table:table-cell>
          <table:table-cell table:formula="of:=[.$I659]&gt;[.$A659]*[.$B65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formula="of:=SUMPRODUCT([.$C$1:.$H$1];[.$C660:.$H660])" office:value-type="float" office:value="920" calcext:value-type="float">
            <text:p>920</text:p>
          </table:table-cell>
          <table:table-cell table:formula="of:=ROUNDDOWN([.$A660]/3)*3*ROUNDDOWN([.$B660]/3)*3" office:value-type="float" office:value="1296" calcext:value-type="float">
            <text:p>1296</text:p>
          </table:table-cell>
          <table:table-cell table:formula="of:=[.$J660]&gt;=SUM([.$C660:.$H660])*9" office:value-type="boolean" office:boolean-value="true" calcext:value-type="boolean">
            <text:p>TRUE</text:p>
          </table:table-cell>
          <table:table-cell table:formula="of:=[.$I660]&gt;[.$A660]*[.$B66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formula="of:=SUMPRODUCT([.$C$1:.$H$1];[.$C661:.$H661])" office:value-type="float" office:value="1437" calcext:value-type="float">
            <text:p>1437</text:p>
          </table:table-cell>
          <table:table-cell table:formula="of:=ROUNDDOWN([.$A661]/3)*3*ROUNDDOWN([.$B661]/3)*3" office:value-type="float" office:value="1287" calcext:value-type="float">
            <text:p>1287</text:p>
          </table:table-cell>
          <table:table-cell table:formula="of:=[.$J661]&gt;=SUM([.$C661:.$H661])*9" office:value-type="boolean" office:boolean-value="false" calcext:value-type="boolean">
            <text:p>FALSE</text:p>
          </table:table-cell>
          <table:table-cell table:formula="of:=[.$I661]&gt;[.$A661]*[.$B66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formula="of:=SUMPRODUCT([.$C$1:.$H$1];[.$C662:.$H662])" office:value-type="float" office:value="1368" calcext:value-type="float">
            <text:p>1368</text:p>
          </table:table-cell>
          <table:table-cell table:formula="of:=ROUNDDOWN([.$A662]/3)*3*ROUNDDOWN([.$B662]/3)*3" office:value-type="float" office:value="1287" calcext:value-type="float">
            <text:p>1287</text:p>
          </table:table-cell>
          <table:table-cell table:formula="of:=[.$J662]&gt;=SUM([.$C662:.$H662])*9" office:value-type="boolean" office:boolean-value="false" calcext:value-type="boolean">
            <text:p>FALSE</text:p>
          </table:table-cell>
          <table:table-cell table:formula="of:=[.$I662]&gt;[.$A662]*[.$B66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SUMPRODUCT([.$C$1:.$H$1];[.$C663:.$H663])" office:value-type="float" office:value="1183" calcext:value-type="float">
            <text:p>1183</text:p>
          </table:table-cell>
          <table:table-cell table:formula="of:=ROUNDDOWN([.$A663]/3)*3*ROUNDDOWN([.$B663]/3)*3" office:value-type="float" office:value="1638" calcext:value-type="float">
            <text:p>1638</text:p>
          </table:table-cell>
          <table:table-cell table:formula="of:=[.$J663]&gt;=SUM([.$C663:.$H663])*9" office:value-type="boolean" office:boolean-value="true" calcext:value-type="boolean">
            <text:p>TRUE</text:p>
          </table:table-cell>
          <table:table-cell table:formula="of:=[.$I663]&gt;[.$A663]*[.$B66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formula="of:=SUMPRODUCT([.$C$1:.$H$1];[.$C664:.$H664])" office:value-type="float" office:value="2001" calcext:value-type="float">
            <text:p>2001</text:p>
          </table:table-cell>
          <table:table-cell table:formula="of:=ROUNDDOWN([.$A664]/3)*3*ROUNDDOWN([.$B664]/3)*3" office:value-type="float" office:value="1872" calcext:value-type="float">
            <text:p>1872</text:p>
          </table:table-cell>
          <table:table-cell table:formula="of:=[.$J664]&gt;=SUM([.$C664:.$H664])*9" office:value-type="boolean" office:boolean-value="false" calcext:value-type="boolean">
            <text:p>FALSE</text:p>
          </table:table-cell>
          <table:table-cell table:formula="of:=[.$I664]&gt;[.$A664]*[.$B66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formula="of:=SUMPRODUCT([.$C$1:.$H$1];[.$C665:.$H665])" office:value-type="float" office:value="996" calcext:value-type="float">
            <text:p>996</text:p>
          </table:table-cell>
          <table:table-cell table:formula="of:=ROUNDDOWN([.$A665]/3)*3*ROUNDDOWN([.$B665]/3)*3" office:value-type="float" office:value="1386" calcext:value-type="float">
            <text:p>1386</text:p>
          </table:table-cell>
          <table:table-cell table:formula="of:=[.$J665]&gt;=SUM([.$C665:.$H665])*9" office:value-type="boolean" office:boolean-value="true" calcext:value-type="boolean">
            <text:p>TRUE</text:p>
          </table:table-cell>
          <table:table-cell table:formula="of:=[.$I665]&gt;[.$A665]*[.$B66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formula="of:=SUMPRODUCT([.$C$1:.$H$1];[.$C666:.$H666])" office:value-type="float" office:value="1711" calcext:value-type="float">
            <text:p>1711</text:p>
          </table:table-cell>
          <table:table-cell table:formula="of:=ROUNDDOWN([.$A666]/3)*3*ROUNDDOWN([.$B666]/3)*3" office:value-type="float" office:value="1620" calcext:value-type="float">
            <text:p>1620</text:p>
          </table:table-cell>
          <table:table-cell table:formula="of:=[.$J666]&gt;=SUM([.$C666:.$H666])*9" office:value-type="boolean" office:boolean-value="false" calcext:value-type="boolean">
            <text:p>FALSE</text:p>
          </table:table-cell>
          <table:table-cell table:formula="of:=[.$I666]&gt;[.$A666]*[.$B66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formula="of:=SUMPRODUCT([.$C$1:.$H$1];[.$C667:.$H667])" office:value-type="float" office:value="1764" calcext:value-type="float">
            <text:p>1764</text:p>
          </table:table-cell>
          <table:table-cell table:formula="of:=ROUNDDOWN([.$A667]/3)*3*ROUNDDOWN([.$B667]/3)*3" office:value-type="float" office:value="1638" calcext:value-type="float">
            <text:p>1638</text:p>
          </table:table-cell>
          <table:table-cell table:formula="of:=[.$J667]&gt;=SUM([.$C667:.$H667])*9" office:value-type="boolean" office:boolean-value="false" calcext:value-type="boolean">
            <text:p>FALSE</text:p>
          </table:table-cell>
          <table:table-cell table:formula="of:=[.$I667]&gt;[.$A667]*[.$B66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formula="of:=SUMPRODUCT([.$C$1:.$H$1];[.$C668:.$H668])" office:value-type="float" office:value="1549" calcext:value-type="float">
            <text:p>1549</text:p>
          </table:table-cell>
          <table:table-cell table:formula="of:=ROUNDDOWN([.$A668]/3)*3*ROUNDDOWN([.$B668]/3)*3" office:value-type="float" office:value="1512" calcext:value-type="float">
            <text:p>1512</text:p>
          </table:table-cell>
          <table:table-cell table:formula="of:=[.$J668]&gt;=SUM([.$C668:.$H668])*9" office:value-type="boolean" office:boolean-value="false" calcext:value-type="boolean">
            <text:p>FALSE</text:p>
          </table:table-cell>
          <table:table-cell table:formula="of:=[.$I668]&gt;[.$A668]*[.$B66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table:formula="of:=SUMPRODUCT([.$C$1:.$H$1];[.$C669:.$H669])" office:value-type="float" office:value="1242" calcext:value-type="float">
            <text:p>1242</text:p>
          </table:table-cell>
          <table:table-cell table:formula="of:=ROUNDDOWN([.$A669]/3)*3*ROUNDDOWN([.$B669]/3)*3" office:value-type="float" office:value="1728" calcext:value-type="float">
            <text:p>1728</text:p>
          </table:table-cell>
          <table:table-cell table:formula="of:=[.$J669]&gt;=SUM([.$C669:.$H669])*9" office:value-type="boolean" office:boolean-value="true" calcext:value-type="boolean">
            <text:p>TRUE</text:p>
          </table:table-cell>
          <table:table-cell table:formula="of:=[.$I669]&gt;[.$A669]*[.$B66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SUMPRODUCT([.$C$1:.$H$1];[.$C670:.$H670])" office:value-type="float" office:value="935" calcext:value-type="float">
            <text:p>935</text:p>
          </table:table-cell>
          <table:table-cell table:formula="of:=ROUNDDOWN([.$A670]/3)*3*ROUNDDOWN([.$B670]/3)*3" office:value-type="float" office:value="1296" calcext:value-type="float">
            <text:p>1296</text:p>
          </table:table-cell>
          <table:table-cell table:formula="of:=[.$J670]&gt;=SUM([.$C670:.$H670])*9" office:value-type="boolean" office:boolean-value="true" calcext:value-type="boolean">
            <text:p>TRUE</text:p>
          </table:table-cell>
          <table:table-cell table:formula="of:=[.$I670]&gt;[.$A670]*[.$B67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table:formula="of:=SUMPRODUCT([.$C$1:.$H$1];[.$C671:.$H671])" office:value-type="float" office:value="2301" calcext:value-type="float">
            <text:p>2301</text:p>
          </table:table-cell>
          <table:table-cell table:formula="of:=ROUNDDOWN([.$A671]/3)*3*ROUNDDOWN([.$B671]/3)*3" office:value-type="float" office:value="2160" calcext:value-type="float">
            <text:p>2160</text:p>
          </table:table-cell>
          <table:table-cell table:formula="of:=[.$J671]&gt;=SUM([.$C671:.$H671])*9" office:value-type="boolean" office:boolean-value="false" calcext:value-type="boolean">
            <text:p>FALSE</text:p>
          </table:table-cell>
          <table:table-cell table:formula="of:=[.$I671]&gt;[.$A671]*[.$B67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table:formula="of:=SUMPRODUCT([.$C$1:.$H$1];[.$C672:.$H672])" office:value-type="float" office:value="1184" calcext:value-type="float">
            <text:p>1184</text:p>
          </table:table-cell>
          <table:table-cell table:formula="of:=ROUNDDOWN([.$A672]/3)*3*ROUNDDOWN([.$B672]/3)*3" office:value-type="float" office:value="1638" calcext:value-type="float">
            <text:p>1638</text:p>
          </table:table-cell>
          <table:table-cell table:formula="of:=[.$J672]&gt;=SUM([.$C672:.$H672])*9" office:value-type="boolean" office:boolean-value="true" calcext:value-type="boolean">
            <text:p>TRUE</text:p>
          </table:table-cell>
          <table:table-cell table:formula="of:=[.$I672]&gt;[.$A672]*[.$B67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formula="of:=SUMPRODUCT([.$C$1:.$H$1];[.$C673:.$H673])" office:value-type="float" office:value="1471" calcext:value-type="float">
            <text:p>1471</text:p>
          </table:table-cell>
          <table:table-cell table:formula="of:=ROUNDDOWN([.$A673]/3)*3*ROUNDDOWN([.$B673]/3)*3" office:value-type="float" office:value="1386" calcext:value-type="float">
            <text:p>1386</text:p>
          </table:table-cell>
          <table:table-cell table:formula="of:=[.$J673]&gt;=SUM([.$C673:.$H673])*9" office:value-type="boolean" office:boolean-value="false" calcext:value-type="boolean">
            <text:p>FALSE</text:p>
          </table:table-cell>
          <table:table-cell table:formula="of:=[.$I673]&gt;[.$A673]*[.$B67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SUMPRODUCT([.$C$1:.$H$1];[.$C674:.$H674])" office:value-type="float" office:value="941" calcext:value-type="float">
            <text:p>941</text:p>
          </table:table-cell>
          <table:table-cell table:formula="of:=ROUNDDOWN([.$A674]/3)*3*ROUNDDOWN([.$B674]/3)*3" office:value-type="float" office:value="1287" calcext:value-type="float">
            <text:p>1287</text:p>
          </table:table-cell>
          <table:table-cell table:formula="of:=[.$J674]&gt;=SUM([.$C674:.$H674])*9" office:value-type="boolean" office:boolean-value="true" calcext:value-type="boolean">
            <text:p>TRUE</text:p>
          </table:table-cell>
          <table:table-cell table:formula="of:=[.$I674]&gt;[.$A674]*[.$B67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formula="of:=SUMPRODUCT([.$C$1:.$H$1];[.$C675:.$H675])" office:value-type="float" office:value="1347" calcext:value-type="float">
            <text:p>1347</text:p>
          </table:table-cell>
          <table:table-cell table:formula="of:=ROUNDDOWN([.$A675]/3)*3*ROUNDDOWN([.$B675]/3)*3" office:value-type="float" office:value="1872" calcext:value-type="float">
            <text:p>1872</text:p>
          </table:table-cell>
          <table:table-cell table:formula="of:=[.$J675]&gt;=SUM([.$C675:.$H675])*9" office:value-type="boolean" office:boolean-value="true" calcext:value-type="boolean">
            <text:p>TRUE</text:p>
          </table:table-cell>
          <table:table-cell table:formula="of:=[.$I675]&gt;[.$A675]*[.$B67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SUMPRODUCT([.$C$1:.$H$1];[.$C676:.$H676])" office:value-type="float" office:value="1797" calcext:value-type="float">
            <text:p>1797</text:p>
          </table:table-cell>
          <table:table-cell table:formula="of:=ROUNDDOWN([.$A676]/3)*3*ROUNDDOWN([.$B676]/3)*3" office:value-type="float" office:value="1755" calcext:value-type="float">
            <text:p>1755</text:p>
          </table:table-cell>
          <table:table-cell table:formula="of:=[.$J676]&gt;=SUM([.$C676:.$H676])*9" office:value-type="boolean" office:boolean-value="false" calcext:value-type="boolean">
            <text:p>FALSE</text:p>
          </table:table-cell>
          <table:table-cell table:formula="of:=[.$I676]&gt;[.$A676]*[.$B67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formula="of:=SUMPRODUCT([.$C$1:.$H$1];[.$C677:.$H677])" office:value-type="float" office:value="1064" calcext:value-type="float">
            <text:p>1064</text:p>
          </table:table-cell>
          <table:table-cell table:formula="of:=ROUNDDOWN([.$A677]/3)*3*ROUNDDOWN([.$B677]/3)*3" office:value-type="float" office:value="1485" calcext:value-type="float">
            <text:p>1485</text:p>
          </table:table-cell>
          <table:table-cell table:formula="of:=[.$J677]&gt;=SUM([.$C677:.$H677])*9" office:value-type="boolean" office:boolean-value="true" calcext:value-type="boolean">
            <text:p>TRUE</text:p>
          </table:table-cell>
          <table:table-cell table:formula="of:=[.$I677]&gt;[.$A677]*[.$B67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formula="of:=SUMPRODUCT([.$C$1:.$H$1];[.$C678:.$H678])" office:value-type="float" office:value="1099" calcext:value-type="float">
            <text:p>1099</text:p>
          </table:table-cell>
          <table:table-cell table:formula="of:=ROUNDDOWN([.$A678]/3)*3*ROUNDDOWN([.$B678]/3)*3" office:value-type="float" office:value="1521" calcext:value-type="float">
            <text:p>1521</text:p>
          </table:table-cell>
          <table:table-cell table:formula="of:=[.$J678]&gt;=SUM([.$C678:.$H678])*9" office:value-type="boolean" office:boolean-value="true" calcext:value-type="boolean">
            <text:p>TRUE</text:p>
          </table:table-cell>
          <table:table-cell table:formula="of:=[.$I678]&gt;[.$A678]*[.$B67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6" calcext:value-type="float">
            <text:p>36</text:p>
          </table:table-cell>
          <table:table-cell table:formula="of:=SUMPRODUCT([.$C$1:.$H$1];[.$C679:.$H679])" office:value-type="float" office:value="1372" calcext:value-type="float">
            <text:p>1372</text:p>
          </table:table-cell>
          <table:table-cell table:formula="of:=ROUNDDOWN([.$A679]/3)*3*ROUNDDOWN([.$B679]/3)*3" office:value-type="float" office:value="1890" calcext:value-type="float">
            <text:p>1890</text:p>
          </table:table-cell>
          <table:table-cell table:formula="of:=[.$J679]&gt;=SUM([.$C679:.$H679])*9" office:value-type="boolean" office:boolean-value="true" calcext:value-type="boolean">
            <text:p>TRUE</text:p>
          </table:table-cell>
          <table:table-cell table:formula="of:=[.$I679]&gt;[.$A679]*[.$B67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formula="of:=SUMPRODUCT([.$C$1:.$H$1];[.$C680:.$H680])" office:value-type="float" office:value="1825" calcext:value-type="float">
            <text:p>1825</text:p>
          </table:table-cell>
          <table:table-cell table:formula="of:=ROUNDDOWN([.$A680]/3)*3*ROUNDDOWN([.$B680]/3)*3" office:value-type="float" office:value="1728" calcext:value-type="float">
            <text:p>1728</text:p>
          </table:table-cell>
          <table:table-cell table:formula="of:=[.$J680]&gt;=SUM([.$C680:.$H680])*9" office:value-type="boolean" office:boolean-value="false" calcext:value-type="boolean">
            <text:p>FALSE</text:p>
          </table:table-cell>
          <table:table-cell table:formula="of:=[.$I680]&gt;[.$A680]*[.$B68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table:formula="of:=SUMPRODUCT([.$C$1:.$H$1];[.$C681:.$H681])" office:value-type="float" office:value="934" calcext:value-type="float">
            <text:p>934</text:p>
          </table:table-cell>
          <table:table-cell table:formula="of:=ROUNDDOWN([.$A681]/3)*3*ROUNDDOWN([.$B681]/3)*3" office:value-type="float" office:value="1296" calcext:value-type="float">
            <text:p>1296</text:p>
          </table:table-cell>
          <table:table-cell table:formula="of:=[.$J681]&gt;=SUM([.$C681:.$H681])*9" office:value-type="boolean" office:boolean-value="true" calcext:value-type="boolean">
            <text:p>TRUE</text:p>
          </table:table-cell>
          <table:table-cell table:formula="of:=[.$I681]&gt;[.$A681]*[.$B68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SUMPRODUCT([.$C$1:.$H$1];[.$C682:.$H682])" office:value-type="float" office:value="1177" calcext:value-type="float">
            <text:p>1177</text:p>
          </table:table-cell>
          <table:table-cell table:formula="of:=ROUNDDOWN([.$A682]/3)*3*ROUNDDOWN([.$B682]/3)*3" office:value-type="float" office:value="1620" calcext:value-type="float">
            <text:p>1620</text:p>
          </table:table-cell>
          <table:table-cell table:formula="of:=[.$J682]&gt;=SUM([.$C682:.$H682])*9" office:value-type="boolean" office:boolean-value="true" calcext:value-type="boolean">
            <text:p>TRUE</text:p>
          </table:table-cell>
          <table:table-cell table:formula="of:=[.$I682]&gt;[.$A682]*[.$B68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formula="of:=SUMPRODUCT([.$C$1:.$H$1];[.$C683:.$H683])" office:value-type="float" office:value="1795" calcext:value-type="float">
            <text:p>1795</text:p>
          </table:table-cell>
          <table:table-cell table:formula="of:=ROUNDDOWN([.$A683]/3)*3*ROUNDDOWN([.$B683]/3)*3" office:value-type="float" office:value="1755" calcext:value-type="float">
            <text:p>1755</text:p>
          </table:table-cell>
          <table:table-cell table:formula="of:=[.$J683]&gt;=SUM([.$C683:.$H683])*9" office:value-type="boolean" office:boolean-value="false" calcext:value-type="boolean">
            <text:p>FALSE</text:p>
          </table:table-cell>
          <table:table-cell table:formula="of:=[.$I683]&gt;[.$A683]*[.$B68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formula="of:=SUMPRODUCT([.$C$1:.$H$1];[.$C684:.$H684])" office:value-type="float" office:value="1863" calcext:value-type="float">
            <text:p>1863</text:p>
          </table:table-cell>
          <table:table-cell table:formula="of:=ROUNDDOWN([.$A684]/3)*3*ROUNDDOWN([.$B684]/3)*3" office:value-type="float" office:value="1728" calcext:value-type="float">
            <text:p>1728</text:p>
          </table:table-cell>
          <table:table-cell table:formula="of:=[.$J684]&gt;=SUM([.$C684:.$H684])*9" office:value-type="boolean" office:boolean-value="false" calcext:value-type="boolean">
            <text:p>FALSE</text:p>
          </table:table-cell>
          <table:table-cell table:formula="of:=[.$I684]&gt;[.$A684]*[.$B68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formula="of:=SUMPRODUCT([.$C$1:.$H$1];[.$C685:.$H685])" office:value-type="float" office:value="1723" calcext:value-type="float">
            <text:p>1723</text:p>
          </table:table-cell>
          <table:table-cell table:formula="of:=ROUNDDOWN([.$A685]/3)*3*ROUNDDOWN([.$B685]/3)*3" office:value-type="float" office:value="1638" calcext:value-type="float">
            <text:p>1638</text:p>
          </table:table-cell>
          <table:table-cell table:formula="of:=[.$J685]&gt;=SUM([.$C685:.$H685])*9" office:value-type="boolean" office:boolean-value="false" calcext:value-type="boolean">
            <text:p>FALSE</text:p>
          </table:table-cell>
          <table:table-cell table:formula="of:=[.$I685]&gt;[.$A685]*[.$B68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formula="of:=SUMPRODUCT([.$C$1:.$H$1];[.$C686:.$H686])" office:value-type="float" office:value="1060" calcext:value-type="float">
            <text:p>1060</text:p>
          </table:table-cell>
          <table:table-cell table:formula="of:=ROUNDDOWN([.$A686]/3)*3*ROUNDDOWN([.$B686]/3)*3" office:value-type="float" office:value="1485" calcext:value-type="float">
            <text:p>1485</text:p>
          </table:table-cell>
          <table:table-cell table:formula="of:=[.$J686]&gt;=SUM([.$C686:.$H686])*9" office:value-type="boolean" office:boolean-value="true" calcext:value-type="boolean">
            <text:p>TRUE</text:p>
          </table:table-cell>
          <table:table-cell table:formula="of:=[.$I686]&gt;[.$A686]*[.$B68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SUMPRODUCT([.$C$1:.$H$1];[.$C687:.$H687])" office:value-type="float" office:value="1723" calcext:value-type="float">
            <text:p>1723</text:p>
          </table:table-cell>
          <table:table-cell table:formula="of:=ROUNDDOWN([.$A687]/3)*3*ROUNDDOWN([.$B687]/3)*3" office:value-type="float" office:value="1638" calcext:value-type="float">
            <text:p>1638</text:p>
          </table:table-cell>
          <table:table-cell table:formula="of:=[.$J687]&gt;=SUM([.$C687:.$H687])*9" office:value-type="boolean" office:boolean-value="false" calcext:value-type="boolean">
            <text:p>FALSE</text:p>
          </table:table-cell>
          <table:table-cell table:formula="of:=[.$I687]&gt;[.$A687]*[.$B68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formula="of:=SUMPRODUCT([.$C$1:.$H$1];[.$C688:.$H688])" office:value-type="float" office:value="1659" calcext:value-type="float">
            <text:p>1659</text:p>
          </table:table-cell>
          <table:table-cell table:formula="of:=ROUNDDOWN([.$A688]/3)*3*ROUNDDOWN([.$B688]/3)*3" office:value-type="float" office:value="1620" calcext:value-type="float">
            <text:p>1620</text:p>
          </table:table-cell>
          <table:table-cell table:formula="of:=[.$J688]&gt;=SUM([.$C688:.$H688])*9" office:value-type="boolean" office:boolean-value="false" calcext:value-type="boolean">
            <text:p>FALSE</text:p>
          </table:table-cell>
          <table:table-cell table:formula="of:=[.$I688]&gt;[.$A688]*[.$B68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formula="of:=SUMPRODUCT([.$C$1:.$H$1];[.$C689:.$H689])" office:value-type="float" office:value="1481" calcext:value-type="float">
            <text:p>1481</text:p>
          </table:table-cell>
          <table:table-cell table:formula="of:=ROUNDDOWN([.$A689]/3)*3*ROUNDDOWN([.$B689]/3)*3" office:value-type="float" office:value="1404" calcext:value-type="float">
            <text:p>1404</text:p>
          </table:table-cell>
          <table:table-cell table:formula="of:=[.$J689]&gt;=SUM([.$C689:.$H689])*9" office:value-type="boolean" office:boolean-value="false" calcext:value-type="boolean">
            <text:p>FALSE</text:p>
          </table:table-cell>
          <table:table-cell table:formula="of:=[.$I689]&gt;[.$A689]*[.$B68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formula="of:=SUMPRODUCT([.$C$1:.$H$1];[.$C690:.$H690])" office:value-type="float" office:value="1180" calcext:value-type="float">
            <text:p>1180</text:p>
          </table:table-cell>
          <table:table-cell table:formula="of:=ROUNDDOWN([.$A690]/3)*3*ROUNDDOWN([.$B690]/3)*3" office:value-type="float" office:value="1638" calcext:value-type="float">
            <text:p>1638</text:p>
          </table:table-cell>
          <table:table-cell table:formula="of:=[.$J690]&gt;=SUM([.$C690:.$H690])*9" office:value-type="boolean" office:boolean-value="true" calcext:value-type="boolean">
            <text:p>TRUE</text:p>
          </table:table-cell>
          <table:table-cell table:formula="of:=[.$I690]&gt;[.$A690]*[.$B69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formula="of:=SUMPRODUCT([.$C$1:.$H$1];[.$C691:.$H691])" office:value-type="float" office:value="1725" calcext:value-type="float">
            <text:p>1725</text:p>
          </table:table-cell>
          <table:table-cell table:formula="of:=ROUNDDOWN([.$A691]/3)*3*ROUNDDOWN([.$B691]/3)*3" office:value-type="float" office:value="1638" calcext:value-type="float">
            <text:p>1638</text:p>
          </table:table-cell>
          <table:table-cell table:formula="of:=[.$J691]&gt;=SUM([.$C691:.$H691])*9" office:value-type="boolean" office:boolean-value="false" calcext:value-type="boolean">
            <text:p>FALSE</text:p>
          </table:table-cell>
          <table:table-cell table:formula="of:=[.$I691]&gt;[.$A691]*[.$B69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SUMPRODUCT([.$C$1:.$H$1];[.$C692:.$H692])" office:value-type="float" office:value="1101" calcext:value-type="float">
            <text:p>1101</text:p>
          </table:table-cell>
          <table:table-cell table:formula="of:=ROUNDDOWN([.$A692]/3)*3*ROUNDDOWN([.$B692]/3)*3" office:value-type="float" office:value="1521" calcext:value-type="float">
            <text:p>1521</text:p>
          </table:table-cell>
          <table:table-cell table:formula="of:=[.$J692]&gt;=SUM([.$C692:.$H692])*9" office:value-type="boolean" office:boolean-value="true" calcext:value-type="boolean">
            <text:p>TRUE</text:p>
          </table:table-cell>
          <table:table-cell table:formula="of:=[.$I692]&gt;[.$A692]*[.$B69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formula="of:=SUMPRODUCT([.$C$1:.$H$1];[.$C693:.$H693])" office:value-type="float" office:value="1796" calcext:value-type="float">
            <text:p>1796</text:p>
          </table:table-cell>
          <table:table-cell table:formula="of:=ROUNDDOWN([.$A693]/3)*3*ROUNDDOWN([.$B693]/3)*3" office:value-type="float" office:value="1755" calcext:value-type="float">
            <text:p>1755</text:p>
          </table:table-cell>
          <table:table-cell table:formula="of:=[.$J693]&gt;=SUM([.$C693:.$H693])*9" office:value-type="boolean" office:boolean-value="false" calcext:value-type="boolean">
            <text:p>FALSE</text:p>
          </table:table-cell>
          <table:table-cell table:formula="of:=[.$I693]&gt;[.$A693]*[.$B69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SUMPRODUCT([.$C$1:.$H$1];[.$C694:.$H694])" office:value-type="float" office:value="1480" calcext:value-type="float">
            <text:p>1480</text:p>
          </table:table-cell>
          <table:table-cell table:formula="of:=ROUNDDOWN([.$A694]/3)*3*ROUNDDOWN([.$B694]/3)*3" office:value-type="float" office:value="2016" calcext:value-type="float">
            <text:p>2016</text:p>
          </table:table-cell>
          <table:table-cell table:formula="of:=[.$J694]&gt;=SUM([.$C694:.$H694])*9" office:value-type="boolean" office:boolean-value="true" calcext:value-type="boolean">
            <text:p>TRUE</text:p>
          </table:table-cell>
          <table:table-cell table:formula="of:=[.$I694]&gt;[.$A694]*[.$B69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formula="of:=SUMPRODUCT([.$C$1:.$H$1];[.$C695:.$H695])" office:value-type="float" office:value="1010" calcext:value-type="float">
            <text:p>1010</text:p>
          </table:table-cell>
          <table:table-cell table:formula="of:=ROUNDDOWN([.$A695]/3)*3*ROUNDDOWN([.$B695]/3)*3" office:value-type="float" office:value="1404" calcext:value-type="float">
            <text:p>1404</text:p>
          </table:table-cell>
          <table:table-cell table:formula="of:=[.$J695]&gt;=SUM([.$C695:.$H695])*9" office:value-type="boolean" office:boolean-value="true" calcext:value-type="boolean">
            <text:p>TRUE</text:p>
          </table:table-cell>
          <table:table-cell table:formula="of:=[.$I695]&gt;[.$A695]*[.$B69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formula="of:=SUMPRODUCT([.$C$1:.$H$1];[.$C696:.$H696])" office:value-type="float" office:value="1471" calcext:value-type="float">
            <text:p>1471</text:p>
          </table:table-cell>
          <table:table-cell table:formula="of:=ROUNDDOWN([.$A696]/3)*3*ROUNDDOWN([.$B696]/3)*3" office:value-type="float" office:value="2025" calcext:value-type="float">
            <text:p>2025</text:p>
          </table:table-cell>
          <table:table-cell table:formula="of:=[.$J696]&gt;=SUM([.$C696:.$H696])*9" office:value-type="boolean" office:boolean-value="true" calcext:value-type="boolean">
            <text:p>TRUE</text:p>
          </table:table-cell>
          <table:table-cell table:formula="of:=[.$I696]&gt;[.$A696]*[.$B69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formula="of:=SUMPRODUCT([.$C$1:.$H$1];[.$C697:.$H697])" office:value-type="float" office:value="1983" calcext:value-type="float">
            <text:p>1983</text:p>
          </table:table-cell>
          <table:table-cell table:formula="of:=ROUNDDOWN([.$A697]/3)*3*ROUNDDOWN([.$B697]/3)*3" office:value-type="float" office:value="1890" calcext:value-type="float">
            <text:p>1890</text:p>
          </table:table-cell>
          <table:table-cell table:formula="of:=[.$J697]&gt;=SUM([.$C697:.$H697])*9" office:value-type="boolean" office:boolean-value="false" calcext:value-type="boolean">
            <text:p>FALSE</text:p>
          </table:table-cell>
          <table:table-cell table:formula="of:=[.$I697]&gt;[.$A697]*[.$B69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SUMPRODUCT([.$C$1:.$H$1];[.$C698:.$H698])" office:value-type="float" office:value="1815" calcext:value-type="float">
            <text:p>1815</text:p>
          </table:table-cell>
          <table:table-cell table:formula="of:=ROUNDDOWN([.$A698]/3)*3*ROUNDDOWN([.$B698]/3)*3" office:value-type="float" office:value="1728" calcext:value-type="float">
            <text:p>1728</text:p>
          </table:table-cell>
          <table:table-cell table:formula="of:=[.$J698]&gt;=SUM([.$C698:.$H698])*9" office:value-type="boolean" office:boolean-value="false" calcext:value-type="boolean">
            <text:p>FALSE</text:p>
          </table:table-cell>
          <table:table-cell table:formula="of:=[.$I698]&gt;[.$A698]*[.$B69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table:formula="of:=SUMPRODUCT([.$C$1:.$H$1];[.$C699:.$H699])" office:value-type="float" office:value="1643" calcext:value-type="float">
            <text:p>1643</text:p>
          </table:table-cell>
          <table:table-cell table:formula="of:=ROUNDDOWN([.$A699]/3)*3*ROUNDDOWN([.$B699]/3)*3" office:value-type="float" office:value="1521" calcext:value-type="float">
            <text:p>1521</text:p>
          </table:table-cell>
          <table:table-cell table:formula="of:=[.$J699]&gt;=SUM([.$C699:.$H699])*9" office:value-type="boolean" office:boolean-value="false" calcext:value-type="boolean">
            <text:p>FALSE</text:p>
          </table:table-cell>
          <table:table-cell table:formula="of:=[.$I699]&gt;[.$A699]*[.$B69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SUMPRODUCT([.$C$1:.$H$1];[.$C700:.$H700])" office:value-type="float" office:value="1091" calcext:value-type="float">
            <text:p>1091</text:p>
          </table:table-cell>
          <table:table-cell table:formula="of:=ROUNDDOWN([.$A700]/3)*3*ROUNDDOWN([.$B700]/3)*3" office:value-type="float" office:value="1512" calcext:value-type="float">
            <text:p>1512</text:p>
          </table:table-cell>
          <table:table-cell table:formula="of:=[.$J700]&gt;=SUM([.$C700:.$H700])*9" office:value-type="boolean" office:boolean-value="true" calcext:value-type="boolean">
            <text:p>TRUE</text:p>
          </table:table-cell>
          <table:table-cell table:formula="of:=[.$I700]&gt;[.$A700]*[.$B70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formula="of:=SUMPRODUCT([.$C$1:.$H$1];[.$C701:.$H701])" office:value-type="float" office:value="2052" calcext:value-type="float">
            <text:p>2052</text:p>
          </table:table-cell>
          <table:table-cell table:formula="of:=ROUNDDOWN([.$A701]/3)*3*ROUNDDOWN([.$B701]/3)*3" office:value-type="float" office:value="1872" calcext:value-type="float">
            <text:p>1872</text:p>
          </table:table-cell>
          <table:table-cell table:formula="of:=[.$J701]&gt;=SUM([.$C701:.$H701])*9" office:value-type="boolean" office:boolean-value="false" calcext:value-type="boolean">
            <text:p>FALSE</text:p>
          </table:table-cell>
          <table:table-cell table:formula="of:=[.$I701]&gt;[.$A701]*[.$B70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SUMPRODUCT([.$C$1:.$H$1];[.$C702:.$H702])" office:value-type="float" office:value="1019" calcext:value-type="float">
            <text:p>1019</text:p>
          </table:table-cell>
          <table:table-cell table:formula="of:=ROUNDDOWN([.$A702]/3)*3*ROUNDDOWN([.$B702]/3)*3" office:value-type="float" office:value="1404" calcext:value-type="float">
            <text:p>1404</text:p>
          </table:table-cell>
          <table:table-cell table:formula="of:=[.$J702]&gt;=SUM([.$C702:.$H702])*9" office:value-type="boolean" office:boolean-value="true" calcext:value-type="boolean">
            <text:p>TRUE</text:p>
          </table:table-cell>
          <table:table-cell table:formula="of:=[.$I702]&gt;[.$A702]*[.$B70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formula="of:=SUMPRODUCT([.$C$1:.$H$1];[.$C703:.$H703])" office:value-type="float" office:value="1670" calcext:value-type="float">
            <text:p>1670</text:p>
          </table:table-cell>
          <table:table-cell table:formula="of:=ROUNDDOWN([.$A703]/3)*3*ROUNDDOWN([.$B703]/3)*3" office:value-type="float" office:value="2304" calcext:value-type="float">
            <text:p>2304</text:p>
          </table:table-cell>
          <table:table-cell table:formula="of:=[.$J703]&gt;=SUM([.$C703:.$H703])*9" office:value-type="boolean" office:boolean-value="true" calcext:value-type="boolean">
            <text:p>TRUE</text:p>
          </table:table-cell>
          <table:table-cell table:formula="of:=[.$I703]&gt;[.$A703]*[.$B70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formula="of:=SUMPRODUCT([.$C$1:.$H$1];[.$C704:.$H704])" office:value-type="float" office:value="1240" calcext:value-type="float">
            <text:p>1240</text:p>
          </table:table-cell>
          <table:table-cell table:formula="of:=ROUNDDOWN([.$A704]/3)*3*ROUNDDOWN([.$B704]/3)*3" office:value-type="float" office:value="1728" calcext:value-type="float">
            <text:p>1728</text:p>
          </table:table-cell>
          <table:table-cell table:formula="of:=[.$J704]&gt;=SUM([.$C704:.$H704])*9" office:value-type="boolean" office:boolean-value="true" calcext:value-type="boolean">
            <text:p>TRUE</text:p>
          </table:table-cell>
          <table:table-cell table:formula="of:=[.$I704]&gt;[.$A704]*[.$B70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formula="of:=SUMPRODUCT([.$C$1:.$H$1];[.$C705:.$H705])" office:value-type="float" office:value="2301" calcext:value-type="float">
            <text:p>2301</text:p>
          </table:table-cell>
          <table:table-cell table:formula="of:=ROUNDDOWN([.$A705]/3)*3*ROUNDDOWN([.$B705]/3)*3" office:value-type="float" office:value="2160" calcext:value-type="float">
            <text:p>2160</text:p>
          </table:table-cell>
          <table:table-cell table:formula="of:=[.$J705]&gt;=SUM([.$C705:.$H705])*9" office:value-type="boolean" office:boolean-value="false" calcext:value-type="boolean">
            <text:p>FALSE</text:p>
          </table:table-cell>
          <table:table-cell table:formula="of:=[.$I705]&gt;[.$A705]*[.$B70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SUMPRODUCT([.$C$1:.$H$1];[.$C706:.$H706])" office:value-type="float" office:value="1086" calcext:value-type="float">
            <text:p>1086</text:p>
          </table:table-cell>
          <table:table-cell table:formula="of:=ROUNDDOWN([.$A706]/3)*3*ROUNDDOWN([.$B706]/3)*3" office:value-type="float" office:value="1512" calcext:value-type="float">
            <text:p>1512</text:p>
          </table:table-cell>
          <table:table-cell table:formula="of:=[.$J706]&gt;=SUM([.$C706:.$H706])*9" office:value-type="boolean" office:boolean-value="true" calcext:value-type="boolean">
            <text:p>TRUE</text:p>
          </table:table-cell>
          <table:table-cell table:formula="of:=[.$I706]&gt;[.$A706]*[.$B70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formula="of:=SUMPRODUCT([.$C$1:.$H$1];[.$C707:.$H707])" office:value-type="float" office:value="1953" calcext:value-type="float">
            <text:p>1953</text:p>
          </table:table-cell>
          <table:table-cell table:formula="of:=ROUNDDOWN([.$A707]/3)*3*ROUNDDOWN([.$B707]/3)*3" office:value-type="float" office:value="1872" calcext:value-type="float">
            <text:p>1872</text:p>
          </table:table-cell>
          <table:table-cell table:formula="of:=[.$J707]&gt;=SUM([.$C707:.$H707])*9" office:value-type="boolean" office:boolean-value="false" calcext:value-type="boolean">
            <text:p>FALSE</text:p>
          </table:table-cell>
          <table:table-cell table:formula="of:=[.$I707]&gt;[.$A707]*[.$B70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formula="of:=SUMPRODUCT([.$C$1:.$H$1];[.$C708:.$H708])" office:value-type="float" office:value="1335" calcext:value-type="float">
            <text:p>1335</text:p>
          </table:table-cell>
          <table:table-cell table:formula="of:=ROUNDDOWN([.$A708]/3)*3*ROUNDDOWN([.$B708]/3)*3" office:value-type="float" office:value="1872" calcext:value-type="float">
            <text:p>1872</text:p>
          </table:table-cell>
          <table:table-cell table:formula="of:=[.$J708]&gt;=SUM([.$C708:.$H708])*9" office:value-type="boolean" office:boolean-value="true" calcext:value-type="boolean">
            <text:p>TRUE</text:p>
          </table:table-cell>
          <table:table-cell table:formula="of:=[.$I708]&gt;[.$A708]*[.$B70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SUMPRODUCT([.$C$1:.$H$1];[.$C709:.$H709])" office:value-type="float" office:value="1269" calcext:value-type="float">
            <text:p>1269</text:p>
          </table:table-cell>
          <table:table-cell table:formula="of:=ROUNDDOWN([.$A709]/3)*3*ROUNDDOWN([.$B709]/3)*3" office:value-type="float" office:value="1764" calcext:value-type="float">
            <text:p>1764</text:p>
          </table:table-cell>
          <table:table-cell table:formula="of:=[.$J709]&gt;=SUM([.$C709:.$H709])*9" office:value-type="boolean" office:boolean-value="true" calcext:value-type="boolean">
            <text:p>TRUE</text:p>
          </table:table-cell>
          <table:table-cell table:formula="of:=[.$I709]&gt;[.$A709]*[.$B70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formula="of:=SUMPRODUCT([.$C$1:.$H$1];[.$C710:.$H710])" office:value-type="float" office:value="1102" calcext:value-type="float">
            <text:p>1102</text:p>
          </table:table-cell>
          <table:table-cell table:formula="of:=ROUNDDOWN([.$A710]/3)*3*ROUNDDOWN([.$B710]/3)*3" office:value-type="float" office:value="1512" calcext:value-type="float">
            <text:p>1512</text:p>
          </table:table-cell>
          <table:table-cell table:formula="of:=[.$J710]&gt;=SUM([.$C710:.$H710])*9" office:value-type="boolean" office:boolean-value="true" calcext:value-type="boolean">
            <text:p>TRUE</text:p>
          </table:table-cell>
          <table:table-cell table:formula="of:=[.$I710]&gt;[.$A710]*[.$B71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formula="of:=SUMPRODUCT([.$C$1:.$H$1];[.$C711:.$H711])" office:value-type="float" office:value="1146" calcext:value-type="float">
            <text:p>1146</text:p>
          </table:table-cell>
          <table:table-cell table:formula="of:=ROUNDDOWN([.$A711]/3)*3*ROUNDDOWN([.$B711]/3)*3" office:value-type="float" office:value="1584" calcext:value-type="float">
            <text:p>1584</text:p>
          </table:table-cell>
          <table:table-cell table:formula="of:=[.$J711]&gt;=SUM([.$C711:.$H711])*9" office:value-type="boolean" office:boolean-value="true" calcext:value-type="boolean">
            <text:p>TRUE</text:p>
          </table:table-cell>
          <table:table-cell table:formula="of:=[.$I711]&gt;[.$A711]*[.$B71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formula="of:=SUMPRODUCT([.$C$1:.$H$1];[.$C712:.$H712])" office:value-type="float" office:value="1180" calcext:value-type="float">
            <text:p>1180</text:p>
          </table:table-cell>
          <table:table-cell table:formula="of:=ROUNDDOWN([.$A712]/3)*3*ROUNDDOWN([.$B712]/3)*3" office:value-type="float" office:value="1638" calcext:value-type="float">
            <text:p>1638</text:p>
          </table:table-cell>
          <table:table-cell table:formula="of:=[.$J712]&gt;=SUM([.$C712:.$H712])*9" office:value-type="boolean" office:boolean-value="true" calcext:value-type="boolean">
            <text:p>TRUE</text:p>
          </table:table-cell>
          <table:table-cell table:formula="of:=[.$I712]&gt;[.$A712]*[.$B71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formula="of:=SUMPRODUCT([.$C$1:.$H$1];[.$C713:.$H713])" office:value-type="float" office:value="1333" calcext:value-type="float">
            <text:p>1333</text:p>
          </table:table-cell>
          <table:table-cell table:formula="of:=ROUNDDOWN([.$A713]/3)*3*ROUNDDOWN([.$B713]/3)*3" office:value-type="float" office:value="1296" calcext:value-type="float">
            <text:p>1296</text:p>
          </table:table-cell>
          <table:table-cell table:formula="of:=[.$J713]&gt;=SUM([.$C713:.$H713])*9" office:value-type="boolean" office:boolean-value="false" calcext:value-type="boolean">
            <text:p>FALSE</text:p>
          </table:table-cell>
          <table:table-cell table:formula="of:=[.$I713]&gt;[.$A713]*[.$B71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formula="of:=SUMPRODUCT([.$C$1:.$H$1];[.$C714:.$H714])" office:value-type="float" office:value="1240" calcext:value-type="float">
            <text:p>1240</text:p>
          </table:table-cell>
          <table:table-cell table:formula="of:=ROUNDDOWN([.$A714]/3)*3*ROUNDDOWN([.$B714]/3)*3" office:value-type="float" office:value="1728" calcext:value-type="float">
            <text:p>1728</text:p>
          </table:table-cell>
          <table:table-cell table:formula="of:=[.$J714]&gt;=SUM([.$C714:.$H714])*9" office:value-type="boolean" office:boolean-value="true" calcext:value-type="boolean">
            <text:p>TRUE</text:p>
          </table:table-cell>
          <table:table-cell table:formula="of:=[.$I714]&gt;[.$A714]*[.$B71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formula="of:=SUMPRODUCT([.$C$1:.$H$1];[.$C715:.$H715])" office:value-type="float" office:value="1180" calcext:value-type="float">
            <text:p>1180</text:p>
          </table:table-cell>
          <table:table-cell table:formula="of:=ROUNDDOWN([.$A715]/3)*3*ROUNDDOWN([.$B715]/3)*3" office:value-type="float" office:value="1638" calcext:value-type="float">
            <text:p>1638</text:p>
          </table:table-cell>
          <table:table-cell table:formula="of:=[.$J715]&gt;=SUM([.$C715:.$H715])*9" office:value-type="boolean" office:boolean-value="true" calcext:value-type="boolean">
            <text:p>TRUE</text:p>
          </table:table-cell>
          <table:table-cell table:formula="of:=[.$I715]&gt;[.$A715]*[.$B71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table:formula="of:=SUMPRODUCT([.$C$1:.$H$1];[.$C716:.$H716])" office:value-type="float" office:value="1981" calcext:value-type="float">
            <text:p>1981</text:p>
          </table:table-cell>
          <table:table-cell table:formula="of:=ROUNDDOWN([.$A716]/3)*3*ROUNDDOWN([.$B716]/3)*3" office:value-type="float" office:value="1890" calcext:value-type="float">
            <text:p>1890</text:p>
          </table:table-cell>
          <table:table-cell table:formula="of:=[.$J716]&gt;=SUM([.$C716:.$H716])*9" office:value-type="boolean" office:boolean-value="false" calcext:value-type="boolean">
            <text:p>FALSE</text:p>
          </table:table-cell>
          <table:table-cell table:formula="of:=[.$I716]&gt;[.$A716]*[.$B71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formula="of:=SUMPRODUCT([.$C$1:.$H$1];[.$C717:.$H717])" office:value-type="float" office:value="1803" calcext:value-type="float">
            <text:p>1803</text:p>
          </table:table-cell>
          <table:table-cell table:formula="of:=ROUNDDOWN([.$A717]/3)*3*ROUNDDOWN([.$B717]/3)*3" office:value-type="float" office:value="1755" calcext:value-type="float">
            <text:p>1755</text:p>
          </table:table-cell>
          <table:table-cell table:formula="of:=[.$J717]&gt;=SUM([.$C717:.$H717])*9" office:value-type="boolean" office:boolean-value="false" calcext:value-type="boolean">
            <text:p>FALSE</text:p>
          </table:table-cell>
          <table:table-cell table:formula="of:=[.$I717]&gt;[.$A717]*[.$B71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formula="of:=SUMPRODUCT([.$C$1:.$H$1];[.$C718:.$H718])" office:value-type="float" office:value="1371" calcext:value-type="float">
            <text:p>1371</text:p>
          </table:table-cell>
          <table:table-cell table:formula="of:=ROUNDDOWN([.$A718]/3)*3*ROUNDDOWN([.$B718]/3)*3" office:value-type="float" office:value="1296" calcext:value-type="float">
            <text:p>1296</text:p>
          </table:table-cell>
          <table:table-cell table:formula="of:=[.$J718]&gt;=SUM([.$C718:.$H718])*9" office:value-type="boolean" office:boolean-value="false" calcext:value-type="boolean">
            <text:p>FALSE</text:p>
          </table:table-cell>
          <table:table-cell table:formula="of:=[.$I718]&gt;[.$A718]*[.$B71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formula="of:=SUMPRODUCT([.$C$1:.$H$1];[.$C719:.$H719])" office:value-type="float" office:value="1352" calcext:value-type="float">
            <text:p>1352</text:p>
          </table:table-cell>
          <table:table-cell table:formula="of:=ROUNDDOWN([.$A719]/3)*3*ROUNDDOWN([.$B719]/3)*3" office:value-type="float" office:value="1872" calcext:value-type="float">
            <text:p>1872</text:p>
          </table:table-cell>
          <table:table-cell table:formula="of:=[.$J719]&gt;=SUM([.$C719:.$H719])*9" office:value-type="boolean" office:boolean-value="true" calcext:value-type="boolean">
            <text:p>TRUE</text:p>
          </table:table-cell>
          <table:table-cell table:formula="of:=[.$I719]&gt;[.$A719]*[.$B71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formula="of:=SUMPRODUCT([.$C$1:.$H$1];[.$C720:.$H720])" office:value-type="float" office:value="1722" calcext:value-type="float">
            <text:p>1722</text:p>
          </table:table-cell>
          <table:table-cell table:formula="of:=ROUNDDOWN([.$A720]/3)*3*ROUNDDOWN([.$B720]/3)*3" office:value-type="float" office:value="1638" calcext:value-type="float">
            <text:p>1638</text:p>
          </table:table-cell>
          <table:table-cell table:formula="of:=[.$J720]&gt;=SUM([.$C720:.$H720])*9" office:value-type="boolean" office:boolean-value="false" calcext:value-type="boolean">
            <text:p>FALSE</text:p>
          </table:table-cell>
          <table:table-cell table:formula="of:=[.$I720]&gt;[.$A720]*[.$B72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SUMPRODUCT([.$C$1:.$H$1];[.$C721:.$H721])" office:value-type="float" office:value="1460" calcext:value-type="float">
            <text:p>1460</text:p>
          </table:table-cell>
          <table:table-cell table:formula="of:=ROUNDDOWN([.$A721]/3)*3*ROUNDDOWN([.$B721]/3)*3" office:value-type="float" office:value="2016" calcext:value-type="float">
            <text:p>2016</text:p>
          </table:table-cell>
          <table:table-cell table:formula="of:=[.$J721]&gt;=SUM([.$C721:.$H721])*9" office:value-type="boolean" office:boolean-value="true" calcext:value-type="boolean">
            <text:p>TRUE</text:p>
          </table:table-cell>
          <table:table-cell table:formula="of:=[.$I721]&gt;[.$A721]*[.$B72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formula="of:=SUMPRODUCT([.$C$1:.$H$1];[.$C722:.$H722])" office:value-type="float" office:value="937" calcext:value-type="float">
            <text:p>937</text:p>
          </table:table-cell>
          <table:table-cell table:formula="of:=ROUNDDOWN([.$A722]/3)*3*ROUNDDOWN([.$B722]/3)*3" office:value-type="float" office:value="1296" calcext:value-type="float">
            <text:p>1296</text:p>
          </table:table-cell>
          <table:table-cell table:formula="of:=[.$J722]&gt;=SUM([.$C722:.$H722])*9" office:value-type="boolean" office:boolean-value="true" calcext:value-type="boolean">
            <text:p>TRUE</text:p>
          </table:table-cell>
          <table:table-cell table:formula="of:=[.$I722]&gt;[.$A722]*[.$B72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formula="of:=SUMPRODUCT([.$C$1:.$H$1];[.$C723:.$H723])" office:value-type="float" office:value="1271" calcext:value-type="float">
            <text:p>1271</text:p>
          </table:table-cell>
          <table:table-cell table:formula="of:=ROUNDDOWN([.$A723]/3)*3*ROUNDDOWN([.$B723]/3)*3" office:value-type="float" office:value="1755" calcext:value-type="float">
            <text:p>1755</text:p>
          </table:table-cell>
          <table:table-cell table:formula="of:=[.$J723]&gt;=SUM([.$C723:.$H723])*9" office:value-type="boolean" office:boolean-value="true" calcext:value-type="boolean">
            <text:p>TRUE</text:p>
          </table:table-cell>
          <table:table-cell table:formula="of:=[.$I723]&gt;[.$A723]*[.$B72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SUMPRODUCT([.$C$1:.$H$1];[.$C724:.$H724])" office:value-type="float" office:value="1977" calcext:value-type="float">
            <text:p>1977</text:p>
          </table:table-cell>
          <table:table-cell table:formula="of:=ROUNDDOWN([.$A724]/3)*3*ROUNDDOWN([.$B724]/3)*3" office:value-type="float" office:value="1890" calcext:value-type="float">
            <text:p>1890</text:p>
          </table:table-cell>
          <table:table-cell table:formula="of:=[.$J724]&gt;=SUM([.$C724:.$H724])*9" office:value-type="boolean" office:boolean-value="false" calcext:value-type="boolean">
            <text:p>FALSE</text:p>
          </table:table-cell>
          <table:table-cell table:formula="of:=[.$I724]&gt;[.$A724]*[.$B72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table:formula="of:=SUMPRODUCT([.$C$1:.$H$1];[.$C725:.$H725])" office:value-type="float" office:value="1451" calcext:value-type="float">
            <text:p>1451</text:p>
          </table:table-cell>
          <table:table-cell table:formula="of:=ROUNDDOWN([.$A725]/3)*3*ROUNDDOWN([.$B725]/3)*3" office:value-type="float" office:value="2016" calcext:value-type="float">
            <text:p>2016</text:p>
          </table:table-cell>
          <table:table-cell table:formula="of:=[.$J725]&gt;=SUM([.$C725:.$H725])*9" office:value-type="boolean" office:boolean-value="true" calcext:value-type="boolean">
            <text:p>TRUE</text:p>
          </table:table-cell>
          <table:table-cell table:formula="of:=[.$I725]&gt;[.$A725]*[.$B72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SUMPRODUCT([.$C$1:.$H$1];[.$C726:.$H726])" office:value-type="float" office:value="1087" calcext:value-type="float">
            <text:p>1087</text:p>
          </table:table-cell>
          <table:table-cell table:formula="of:=ROUNDDOWN([.$A726]/3)*3*ROUNDDOWN([.$B726]/3)*3" office:value-type="float" office:value="1512" calcext:value-type="float">
            <text:p>1512</text:p>
          </table:table-cell>
          <table:table-cell table:formula="of:=[.$J726]&gt;=SUM([.$C726:.$H726])*9" office:value-type="boolean" office:boolean-value="true" calcext:value-type="boolean">
            <text:p>TRUE</text:p>
          </table:table-cell>
          <table:table-cell table:formula="of:=[.$I726]&gt;[.$A726]*[.$B72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formula="of:=SUMPRODUCT([.$C$1:.$H$1];[.$C727:.$H727])" office:value-type="float" office:value="1767" calcext:value-type="float">
            <text:p>1767</text:p>
          </table:table-cell>
          <table:table-cell table:formula="of:=ROUNDDOWN([.$A727]/3)*3*ROUNDDOWN([.$B727]/3)*3" office:value-type="float" office:value="1728" calcext:value-type="float">
            <text:p>1728</text:p>
          </table:table-cell>
          <table:table-cell table:formula="of:=[.$J727]&gt;=SUM([.$C727:.$H727])*9" office:value-type="boolean" office:boolean-value="false" calcext:value-type="boolean">
            <text:p>FALSE</text:p>
          </table:table-cell>
          <table:table-cell table:formula="of:=[.$I727]&gt;[.$A727]*[.$B72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SUMPRODUCT([.$C$1:.$H$1];[.$C728:.$H728])" office:value-type="float" office:value="1075" calcext:value-type="float">
            <text:p>1075</text:p>
          </table:table-cell>
          <table:table-cell table:formula="of:=ROUNDDOWN([.$A728]/3)*3*ROUNDDOWN([.$B728]/3)*3" office:value-type="float" office:value="1512" calcext:value-type="float">
            <text:p>1512</text:p>
          </table:table-cell>
          <table:table-cell table:formula="of:=[.$J728]&gt;=SUM([.$C728:.$H728])*9" office:value-type="boolean" office:boolean-value="true" calcext:value-type="boolean">
            <text:p>TRUE</text:p>
          </table:table-cell>
          <table:table-cell table:formula="of:=[.$I728]&gt;[.$A728]*[.$B72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formula="of:=SUMPRODUCT([.$C$1:.$H$1];[.$C729:.$H729])" office:value-type="float" office:value="1088" calcext:value-type="float">
            <text:p>1088</text:p>
          </table:table-cell>
          <table:table-cell table:formula="of:=ROUNDDOWN([.$A729]/3)*3*ROUNDDOWN([.$B729]/3)*3" office:value-type="float" office:value="1512" calcext:value-type="float">
            <text:p>1512</text:p>
          </table:table-cell>
          <table:table-cell table:formula="of:=[.$J729]&gt;=SUM([.$C729:.$H729])*9" office:value-type="boolean" office:boolean-value="true" calcext:value-type="boolean">
            <text:p>TRUE</text:p>
          </table:table-cell>
          <table:table-cell table:formula="of:=[.$I729]&gt;[.$A729]*[.$B72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formula="of:=SUMPRODUCT([.$C$1:.$H$1];[.$C730:.$H730])" office:value-type="float" office:value="1598" calcext:value-type="float">
            <text:p>1598</text:p>
          </table:table-cell>
          <table:table-cell table:formula="of:=ROUNDDOWN([.$A730]/3)*3*ROUNDDOWN([.$B730]/3)*3" office:value-type="float" office:value="1512" calcext:value-type="float">
            <text:p>1512</text:p>
          </table:table-cell>
          <table:table-cell table:formula="of:=[.$J730]&gt;=SUM([.$C730:.$H730])*9" office:value-type="boolean" office:boolean-value="false" calcext:value-type="boolean">
            <text:p>FALSE</text:p>
          </table:table-cell>
          <table:table-cell table:formula="of:=[.$I730]&gt;[.$A730]*[.$B73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formula="of:=SUMPRODUCT([.$C$1:.$H$1];[.$C731:.$H731])" office:value-type="float" office:value="1284" calcext:value-type="float">
            <text:p>1284</text:p>
          </table:table-cell>
          <table:table-cell table:formula="of:=ROUNDDOWN([.$A731]/3)*3*ROUNDDOWN([.$B731]/3)*3" office:value-type="float" office:value="1764" calcext:value-type="float">
            <text:p>1764</text:p>
          </table:table-cell>
          <table:table-cell table:formula="of:=[.$J731]&gt;=SUM([.$C731:.$H731])*9" office:value-type="boolean" office:boolean-value="true" calcext:value-type="boolean">
            <text:p>TRUE</text:p>
          </table:table-cell>
          <table:table-cell table:formula="of:=[.$I731]&gt;[.$A731]*[.$B73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PRODUCT([.$C$1:.$H$1];[.$C732:.$H732])" office:value-type="float" office:value="996" calcext:value-type="float">
            <text:p>996</text:p>
          </table:table-cell>
          <table:table-cell table:formula="of:=ROUNDDOWN([.$A732]/3)*3*ROUNDDOWN([.$B732]/3)*3" office:value-type="float" office:value="1404" calcext:value-type="float">
            <text:p>1404</text:p>
          </table:table-cell>
          <table:table-cell table:formula="of:=[.$J732]&gt;=SUM([.$C732:.$H732])*9" office:value-type="boolean" office:boolean-value="true" calcext:value-type="boolean">
            <text:p>TRUE</text:p>
          </table:table-cell>
          <table:table-cell table:formula="of:=[.$I732]&gt;[.$A732]*[.$B73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table:formula="of:=SUMPRODUCT([.$C$1:.$H$1];[.$C733:.$H733])" office:value-type="float" office:value="2109" calcext:value-type="float">
            <text:p>2109</text:p>
          </table:table-cell>
          <table:table-cell table:formula="of:=ROUNDDOWN([.$A733]/3)*3*ROUNDDOWN([.$B733]/3)*3" office:value-type="float" office:value="2016" calcext:value-type="float">
            <text:p>2016</text:p>
          </table:table-cell>
          <table:table-cell table:formula="of:=[.$J733]&gt;=SUM([.$C733:.$H733])*9" office:value-type="boolean" office:boolean-value="false" calcext:value-type="boolean">
            <text:p>FALSE</text:p>
          </table:table-cell>
          <table:table-cell table:formula="of:=[.$I733]&gt;[.$A733]*[.$B73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formula="of:=SUMPRODUCT([.$C$1:.$H$1];[.$C734:.$H734])" office:value-type="float" office:value="1227" calcext:value-type="float">
            <text:p>1227</text:p>
          </table:table-cell>
          <table:table-cell table:formula="of:=ROUNDDOWN([.$A734]/3)*3*ROUNDDOWN([.$B734]/3)*3" office:value-type="float" office:value="1728" calcext:value-type="float">
            <text:p>1728</text:p>
          </table:table-cell>
          <table:table-cell table:formula="of:=[.$J734]&gt;=SUM([.$C734:.$H734])*9" office:value-type="boolean" office:boolean-value="true" calcext:value-type="boolean">
            <text:p>TRUE</text:p>
          </table:table-cell>
          <table:table-cell table:formula="of:=[.$I734]&gt;[.$A734]*[.$B73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formula="of:=SUMPRODUCT([.$C$1:.$H$1];[.$C735:.$H735])" office:value-type="float" office:value="1181" calcext:value-type="float">
            <text:p>1181</text:p>
          </table:table-cell>
          <table:table-cell table:formula="of:=ROUNDDOWN([.$A735]/3)*3*ROUNDDOWN([.$B735]/3)*3" office:value-type="float" office:value="1638" calcext:value-type="float">
            <text:p>1638</text:p>
          </table:table-cell>
          <table:table-cell table:formula="of:=[.$J735]&gt;=SUM([.$C735:.$H735])*9" office:value-type="boolean" office:boolean-value="true" calcext:value-type="boolean">
            <text:p>TRUE</text:p>
          </table:table-cell>
          <table:table-cell table:formula="of:=[.$I735]&gt;[.$A735]*[.$B73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SUMPRODUCT([.$C$1:.$H$1];[.$C736:.$H736])" office:value-type="float" office:value="2163" calcext:value-type="float">
            <text:p>2163</text:p>
          </table:table-cell>
          <table:table-cell table:formula="of:=ROUNDDOWN([.$A736]/3)*3*ROUNDDOWN([.$B736]/3)*3" office:value-type="float" office:value="2160" calcext:value-type="float">
            <text:p>2160</text:p>
          </table:table-cell>
          <table:table-cell table:formula="of:=[.$J736]&gt;=SUM([.$C736:.$H736])*9" office:value-type="boolean" office:boolean-value="false" calcext:value-type="boolean">
            <text:p>FALSE</text:p>
          </table:table-cell>
          <table:table-cell table:formula="of:=[.$I736]&gt;[.$A736]*[.$B73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SUMPRODUCT([.$C$1:.$H$1];[.$C737:.$H737])" office:value-type="float" office:value="1077" calcext:value-type="float">
            <text:p>1077</text:p>
          </table:table-cell>
          <table:table-cell table:formula="of:=ROUNDDOWN([.$A737]/3)*3*ROUNDDOWN([.$B737]/3)*3" office:value-type="float" office:value="1512" calcext:value-type="float">
            <text:p>1512</text:p>
          </table:table-cell>
          <table:table-cell table:formula="of:=[.$J737]&gt;=SUM([.$C737:.$H737])*9" office:value-type="boolean" office:boolean-value="true" calcext:value-type="boolean">
            <text:p>TRUE</text:p>
          </table:table-cell>
          <table:table-cell table:formula="of:=[.$I737]&gt;[.$A737]*[.$B73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table:formula="of:=SUMPRODUCT([.$C$1:.$H$1];[.$C738:.$H738])" office:value-type="float" office:value="1983" calcext:value-type="float">
            <text:p>1983</text:p>
          </table:table-cell>
          <table:table-cell table:formula="of:=ROUNDDOWN([.$A738]/3)*3*ROUNDDOWN([.$B738]/3)*3" office:value-type="float" office:value="1890" calcext:value-type="float">
            <text:p>1890</text:p>
          </table:table-cell>
          <table:table-cell table:formula="of:=[.$J738]&gt;=SUM([.$C738:.$H738])*9" office:value-type="boolean" office:boolean-value="false" calcext:value-type="boolean">
            <text:p>FALSE</text:p>
          </table:table-cell>
          <table:table-cell table:formula="of:=[.$I738]&gt;[.$A738]*[.$B73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formula="of:=SUMPRODUCT([.$C$1:.$H$1];[.$C739:.$H739])" office:value-type="float" office:value="1175" calcext:value-type="float">
            <text:p>1175</text:p>
          </table:table-cell>
          <table:table-cell table:formula="of:=ROUNDDOWN([.$A739]/3)*3*ROUNDDOWN([.$B739]/3)*3" office:value-type="float" office:value="1620" calcext:value-type="float">
            <text:p>1620</text:p>
          </table:table-cell>
          <table:table-cell table:formula="of:=[.$J739]&gt;=SUM([.$C739:.$H739])*9" office:value-type="boolean" office:boolean-value="true" calcext:value-type="boolean">
            <text:p>TRUE</text:p>
          </table:table-cell>
          <table:table-cell table:formula="of:=[.$I739]&gt;[.$A739]*[.$B73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formula="of:=SUMPRODUCT([.$C$1:.$H$1];[.$C740:.$H740])" office:value-type="float" office:value="1355" calcext:value-type="float">
            <text:p>1355</text:p>
          </table:table-cell>
          <table:table-cell table:formula="of:=ROUNDDOWN([.$A740]/3)*3*ROUNDDOWN([.$B740]/3)*3" office:value-type="float" office:value="1872" calcext:value-type="float">
            <text:p>1872</text:p>
          </table:table-cell>
          <table:table-cell table:formula="of:=[.$J740]&gt;=SUM([.$C740:.$H740])*9" office:value-type="boolean" office:boolean-value="true" calcext:value-type="boolean">
            <text:p>TRUE</text:p>
          </table:table-cell>
          <table:table-cell table:formula="of:=[.$I740]&gt;[.$A740]*[.$B74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table:formula="of:=SUMPRODUCT([.$C$1:.$H$1];[.$C741:.$H741])" office:value-type="float" office:value="1458" calcext:value-type="float">
            <text:p>1458</text:p>
          </table:table-cell>
          <table:table-cell table:formula="of:=ROUNDDOWN([.$A741]/3)*3*ROUNDDOWN([.$B741]/3)*3" office:value-type="float" office:value="2016" calcext:value-type="float">
            <text:p>2016</text:p>
          </table:table-cell>
          <table:table-cell table:formula="of:=[.$J741]&gt;=SUM([.$C741:.$H741])*9" office:value-type="boolean" office:boolean-value="true" calcext:value-type="boolean">
            <text:p>TRUE</text:p>
          </table:table-cell>
          <table:table-cell table:formula="of:=[.$I741]&gt;[.$A741]*[.$B74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formula="of:=SUMPRODUCT([.$C$1:.$H$1];[.$C742:.$H742])" office:value-type="float" office:value="1888" calcext:value-type="float">
            <text:p>1888</text:p>
          </table:table-cell>
          <table:table-cell table:formula="of:=ROUNDDOWN([.$A742]/3)*3*ROUNDDOWN([.$B742]/3)*3" office:value-type="float" office:value="1755" calcext:value-type="float">
            <text:p>1755</text:p>
          </table:table-cell>
          <table:table-cell table:formula="of:=[.$J742]&gt;=SUM([.$C742:.$H742])*9" office:value-type="boolean" office:boolean-value="false" calcext:value-type="boolean">
            <text:p>FALSE</text:p>
          </table:table-cell>
          <table:table-cell table:formula="of:=[.$I742]&gt;[.$A742]*[.$B74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formula="of:=SUMPRODUCT([.$C$1:.$H$1];[.$C743:.$H743])" office:value-type="float" office:value="1170" calcext:value-type="float">
            <text:p>1170</text:p>
          </table:table-cell>
          <table:table-cell table:formula="of:=ROUNDDOWN([.$A743]/3)*3*ROUNDDOWN([.$B743]/3)*3" office:value-type="float" office:value="1620" calcext:value-type="float">
            <text:p>1620</text:p>
          </table:table-cell>
          <table:table-cell table:formula="of:=[.$J743]&gt;=SUM([.$C743:.$H743])*9" office:value-type="boolean" office:boolean-value="true" calcext:value-type="boolean">
            <text:p>TRUE</text:p>
          </table:table-cell>
          <table:table-cell table:formula="of:=[.$I743]&gt;[.$A743]*[.$B74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formula="of:=SUMPRODUCT([.$C$1:.$H$1];[.$C744:.$H744])" office:value-type="float" office:value="1863" calcext:value-type="float">
            <text:p>1863</text:p>
          </table:table-cell>
          <table:table-cell table:formula="of:=ROUNDDOWN([.$A744]/3)*3*ROUNDDOWN([.$B744]/3)*3" office:value-type="float" office:value="1728" calcext:value-type="float">
            <text:p>1728</text:p>
          </table:table-cell>
          <table:table-cell table:formula="of:=[.$J744]&gt;=SUM([.$C744:.$H744])*9" office:value-type="boolean" office:boolean-value="false" calcext:value-type="boolean">
            <text:p>FALSE</text:p>
          </table:table-cell>
          <table:table-cell table:formula="of:=[.$I744]&gt;[.$A744]*[.$B74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formula="of:=SUMPRODUCT([.$C$1:.$H$1];[.$C745:.$H745])" office:value-type="float" office:value="1664" calcext:value-type="float">
            <text:p>1664</text:p>
          </table:table-cell>
          <table:table-cell table:formula="of:=ROUNDDOWN([.$A745]/3)*3*ROUNDDOWN([.$B745]/3)*3" office:value-type="float" office:value="2304" calcext:value-type="float">
            <text:p>2304</text:p>
          </table:table-cell>
          <table:table-cell table:formula="of:=[.$J745]&gt;=SUM([.$C745:.$H745])*9" office:value-type="boolean" office:boolean-value="true" calcext:value-type="boolean">
            <text:p>TRUE</text:p>
          </table:table-cell>
          <table:table-cell table:formula="of:=[.$I745]&gt;[.$A745]*[.$B74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table:formula="of:=SUMPRODUCT([.$C$1:.$H$1];[.$C746:.$H746])" office:value-type="float" office:value="2052" calcext:value-type="float">
            <text:p>2052</text:p>
          </table:table-cell>
          <table:table-cell table:formula="of:=ROUNDDOWN([.$A746]/3)*3*ROUNDDOWN([.$B746]/3)*3" office:value-type="float" office:value="1872" calcext:value-type="float">
            <text:p>1872</text:p>
          </table:table-cell>
          <table:table-cell table:formula="of:=[.$J746]&gt;=SUM([.$C746:.$H746])*9" office:value-type="boolean" office:boolean-value="false" calcext:value-type="boolean">
            <text:p>FALSE</text:p>
          </table:table-cell>
          <table:table-cell table:formula="of:=[.$I746]&gt;[.$A746]*[.$B74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formula="of:=SUMPRODUCT([.$C$1:.$H$1];[.$C747:.$H747])" office:value-type="float" office:value="1181" calcext:value-type="float">
            <text:p>1181</text:p>
          </table:table-cell>
          <table:table-cell table:formula="of:=ROUNDDOWN([.$A747]/3)*3*ROUNDDOWN([.$B747]/3)*3" office:value-type="float" office:value="1638" calcext:value-type="float">
            <text:p>1638</text:p>
          </table:table-cell>
          <table:table-cell table:formula="of:=[.$J747]&gt;=SUM([.$C747:.$H747])*9" office:value-type="boolean" office:boolean-value="true" calcext:value-type="boolean">
            <text:p>TRUE</text:p>
          </table:table-cell>
          <table:table-cell table:formula="of:=[.$I747]&gt;[.$A747]*[.$B74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table:formula="of:=SUMPRODUCT([.$C$1:.$H$1];[.$C748:.$H748])" office:value-type="float" office:value="1834" calcext:value-type="float">
            <text:p>1834</text:p>
          </table:table-cell>
          <table:table-cell table:formula="of:=ROUNDDOWN([.$A748]/3)*3*ROUNDDOWN([.$B748]/3)*3" office:value-type="float" office:value="1755" calcext:value-type="float">
            <text:p>1755</text:p>
          </table:table-cell>
          <table:table-cell table:formula="of:=[.$J748]&gt;=SUM([.$C748:.$H748])*9" office:value-type="boolean" office:boolean-value="false" calcext:value-type="boolean">
            <text:p>FALSE</text:p>
          </table:table-cell>
          <table:table-cell table:formula="of:=[.$I748]&gt;[.$A748]*[.$B74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SUMPRODUCT([.$C$1:.$H$1];[.$C749:.$H749])" office:value-type="float" office:value="1170" calcext:value-type="float">
            <text:p>1170</text:p>
          </table:table-cell>
          <table:table-cell table:formula="of:=ROUNDDOWN([.$A749]/3)*3*ROUNDDOWN([.$B749]/3)*3" office:value-type="float" office:value="1620" calcext:value-type="float">
            <text:p>1620</text:p>
          </table:table-cell>
          <table:table-cell table:formula="of:=[.$J749]&gt;=SUM([.$C749:.$H749])*9" office:value-type="boolean" office:boolean-value="true" calcext:value-type="boolean">
            <text:p>TRUE</text:p>
          </table:table-cell>
          <table:table-cell table:formula="of:=[.$I749]&gt;[.$A749]*[.$B74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SUMPRODUCT([.$C$1:.$H$1];[.$C750:.$H750])" office:value-type="float" office:value="1171" calcext:value-type="float">
            <text:p>1171</text:p>
          </table:table-cell>
          <table:table-cell table:formula="of:=ROUNDDOWN([.$A750]/3)*3*ROUNDDOWN([.$B750]/3)*3" office:value-type="float" office:value="1620" calcext:value-type="float">
            <text:p>1620</text:p>
          </table:table-cell>
          <table:table-cell table:formula="of:=[.$J750]&gt;=SUM([.$C750:.$H750])*9" office:value-type="boolean" office:boolean-value="true" calcext:value-type="boolean">
            <text:p>TRUE</text:p>
          </table:table-cell>
          <table:table-cell table:formula="of:=[.$I750]&gt;[.$A750]*[.$B75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formula="of:=SUMPRODUCT([.$C$1:.$H$1];[.$C751:.$H751])" office:value-type="float" office:value="1340" calcext:value-type="float">
            <text:p>1340</text:p>
          </table:table-cell>
          <table:table-cell table:formula="of:=ROUNDDOWN([.$A751]/3)*3*ROUNDDOWN([.$B751]/3)*3" office:value-type="float" office:value="1890" calcext:value-type="float">
            <text:p>1890</text:p>
          </table:table-cell>
          <table:table-cell table:formula="of:=[.$J751]&gt;=SUM([.$C751:.$H751])*9" office:value-type="boolean" office:boolean-value="true" calcext:value-type="boolean">
            <text:p>TRUE</text:p>
          </table:table-cell>
          <table:table-cell table:formula="of:=[.$I751]&gt;[.$A751]*[.$B75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formula="of:=SUMPRODUCT([.$C$1:.$H$1];[.$C752:.$H752])" office:value-type="float" office:value="1464" calcext:value-type="float">
            <text:p>1464</text:p>
          </table:table-cell>
          <table:table-cell table:formula="of:=ROUNDDOWN([.$A752]/3)*3*ROUNDDOWN([.$B752]/3)*3" office:value-type="float" office:value="2016" calcext:value-type="float">
            <text:p>2016</text:p>
          </table:table-cell>
          <table:table-cell table:formula="of:=[.$J752]&gt;=SUM([.$C752:.$H752])*9" office:value-type="boolean" office:boolean-value="true" calcext:value-type="boolean">
            <text:p>TRUE</text:p>
          </table:table-cell>
          <table:table-cell table:formula="of:=[.$I752]&gt;[.$A752]*[.$B75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table:formula="of:=SUMPRODUCT([.$C$1:.$H$1];[.$C753:.$H753])" office:value-type="float" office:value="2502" calcext:value-type="float">
            <text:p>2502</text:p>
          </table:table-cell>
          <table:table-cell table:formula="of:=ROUNDDOWN([.$A753]/3)*3*ROUNDDOWN([.$B753]/3)*3" office:value-type="float" office:value="2304" calcext:value-type="float">
            <text:p>2304</text:p>
          </table:table-cell>
          <table:table-cell table:formula="of:=[.$J753]&gt;=SUM([.$C753:.$H753])*9" office:value-type="boolean" office:boolean-value="false" calcext:value-type="boolean">
            <text:p>FALSE</text:p>
          </table:table-cell>
          <table:table-cell table:formula="of:=[.$I753]&gt;[.$A753]*[.$B75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table:formula="of:=SUMPRODUCT([.$C$1:.$H$1];[.$C754:.$H754])" office:value-type="float" office:value="2002" calcext:value-type="float">
            <text:p>2002</text:p>
          </table:table-cell>
          <table:table-cell table:formula="of:=ROUNDDOWN([.$A754]/3)*3*ROUNDDOWN([.$B754]/3)*3" office:value-type="float" office:value="1872" calcext:value-type="float">
            <text:p>1872</text:p>
          </table:table-cell>
          <table:table-cell table:formula="of:=[.$J754]&gt;=SUM([.$C754:.$H754])*9" office:value-type="boolean" office:boolean-value="false" calcext:value-type="boolean">
            <text:p>FALSE</text:p>
          </table:table-cell>
          <table:table-cell table:formula="of:=[.$I754]&gt;[.$A754]*[.$B75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table:formula="of:=SUMPRODUCT([.$C$1:.$H$1];[.$C755:.$H755])" office:value-type="float" office:value="1873" calcext:value-type="float">
            <text:p>1873</text:p>
          </table:table-cell>
          <table:table-cell table:formula="of:=ROUNDDOWN([.$A755]/3)*3*ROUNDDOWN([.$B755]/3)*3" office:value-type="float" office:value="1872" calcext:value-type="float">
            <text:p>1872</text:p>
          </table:table-cell>
          <table:table-cell table:formula="of:=[.$J755]&gt;=SUM([.$C755:.$H755])*9" office:value-type="boolean" office:boolean-value="false" calcext:value-type="boolean">
            <text:p>FALSE</text:p>
          </table:table-cell>
          <table:table-cell table:formula="of:=[.$I755]&gt;[.$A755]*[.$B75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SUMPRODUCT([.$C$1:.$H$1];[.$C756:.$H756])" office:value-type="float" office:value="1121" calcext:value-type="float">
            <text:p>1121</text:p>
          </table:table-cell>
          <table:table-cell table:formula="of:=ROUNDDOWN([.$A756]/3)*3*ROUNDDOWN([.$B756]/3)*3" office:value-type="float" office:value="1584" calcext:value-type="float">
            <text:p>1584</text:p>
          </table:table-cell>
          <table:table-cell table:formula="of:=[.$J756]&gt;=SUM([.$C756:.$H756])*9" office:value-type="boolean" office:boolean-value="true" calcext:value-type="boolean">
            <text:p>TRUE</text:p>
          </table:table-cell>
          <table:table-cell table:formula="of:=[.$I756]&gt;[.$A756]*[.$B75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formula="of:=SUMPRODUCT([.$C$1:.$H$1];[.$C757:.$H757])" office:value-type="float" office:value="1678" calcext:value-type="float">
            <text:p>1678</text:p>
          </table:table-cell>
          <table:table-cell table:formula="of:=ROUNDDOWN([.$A757]/3)*3*ROUNDDOWN([.$B757]/3)*3" office:value-type="float" office:value="1638" calcext:value-type="float">
            <text:p>1638</text:p>
          </table:table-cell>
          <table:table-cell table:formula="of:=[.$J757]&gt;=SUM([.$C757:.$H757])*9" office:value-type="boolean" office:boolean-value="false" calcext:value-type="boolean">
            <text:p>FALSE</text:p>
          </table:table-cell>
          <table:table-cell table:formula="of:=[.$I757]&gt;[.$A757]*[.$B75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formula="of:=SUMPRODUCT([.$C$1:.$H$1];[.$C758:.$H758])" office:value-type="float" office:value="1971" calcext:value-type="float">
            <text:p>1971</text:p>
          </table:table-cell>
          <table:table-cell table:formula="of:=ROUNDDOWN([.$A758]/3)*3*ROUNDDOWN([.$B758]/3)*3" office:value-type="float" office:value="1872" calcext:value-type="float">
            <text:p>1872</text:p>
          </table:table-cell>
          <table:table-cell table:formula="of:=[.$J758]&gt;=SUM([.$C758:.$H758])*9" office:value-type="boolean" office:boolean-value="false" calcext:value-type="boolean">
            <text:p>FALSE</text:p>
          </table:table-cell>
          <table:table-cell table:formula="of:=[.$I758]&gt;[.$A758]*[.$B75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table:formula="of:=SUMPRODUCT([.$C$1:.$H$1];[.$C759:.$H759])" office:value-type="float" office:value="1939" calcext:value-type="float">
            <text:p>1939</text:p>
          </table:table-cell>
          <table:table-cell table:formula="of:=ROUNDDOWN([.$A759]/3)*3*ROUNDDOWN([.$B759]/3)*3" office:value-type="float" office:value="1764" calcext:value-type="float">
            <text:p>1764</text:p>
          </table:table-cell>
          <table:table-cell table:formula="of:=[.$J759]&gt;=SUM([.$C759:.$H759])*9" office:value-type="boolean" office:boolean-value="false" calcext:value-type="boolean">
            <text:p>FALSE</text:p>
          </table:table-cell>
          <table:table-cell table:formula="of:=[.$I759]&gt;[.$A759]*[.$B75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formula="of:=SUMPRODUCT([.$C$1:.$H$1];[.$C760:.$H760])" office:value-type="float" office:value="1402" calcext:value-type="float">
            <text:p>1402</text:p>
          </table:table-cell>
          <table:table-cell table:formula="of:=ROUNDDOWN([.$A760]/3)*3*ROUNDDOWN([.$B760]/3)*3" office:value-type="float" office:value="1287" calcext:value-type="float">
            <text:p>1287</text:p>
          </table:table-cell>
          <table:table-cell table:formula="of:=[.$J760]&gt;=SUM([.$C760:.$H760])*9" office:value-type="boolean" office:boolean-value="false" calcext:value-type="boolean">
            <text:p>FALSE</text:p>
          </table:table-cell>
          <table:table-cell table:formula="of:=[.$I760]&gt;[.$A760]*[.$B76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formula="of:=SUMPRODUCT([.$C$1:.$H$1];[.$C761:.$H761])" office:value-type="float" office:value="1242" calcext:value-type="float">
            <text:p>1242</text:p>
          </table:table-cell>
          <table:table-cell table:formula="of:=ROUNDDOWN([.$A761]/3)*3*ROUNDDOWN([.$B761]/3)*3" office:value-type="float" office:value="1728" calcext:value-type="float">
            <text:p>1728</text:p>
          </table:table-cell>
          <table:table-cell table:formula="of:=[.$J761]&gt;=SUM([.$C761:.$H761])*9" office:value-type="boolean" office:boolean-value="true" calcext:value-type="boolean">
            <text:p>TRUE</text:p>
          </table:table-cell>
          <table:table-cell table:formula="of:=[.$I761]&gt;[.$A761]*[.$B76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formula="of:=SUMPRODUCT([.$C$1:.$H$1];[.$C762:.$H762])" office:value-type="float" office:value="1506" calcext:value-type="float">
            <text:p>1506</text:p>
          </table:table-cell>
          <table:table-cell table:formula="of:=ROUNDDOWN([.$A762]/3)*3*ROUNDDOWN([.$B762]/3)*3" office:value-type="float" office:value="1386" calcext:value-type="float">
            <text:p>1386</text:p>
          </table:table-cell>
          <table:table-cell table:formula="of:=[.$J762]&gt;=SUM([.$C762:.$H762])*9" office:value-type="boolean" office:boolean-value="false" calcext:value-type="boolean">
            <text:p>FALSE</text:p>
          </table:table-cell>
          <table:table-cell table:formula="of:=[.$I762]&gt;[.$A762]*[.$B76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PRODUCT([.$C$1:.$H$1];[.$C763:.$H763])" office:value-type="float" office:value="1453" calcext:value-type="float">
            <text:p>1453</text:p>
          </table:table-cell>
          <table:table-cell table:formula="of:=ROUNDDOWN([.$A763]/3)*3*ROUNDDOWN([.$B763]/3)*3" office:value-type="float" office:value="2016" calcext:value-type="float">
            <text:p>2016</text:p>
          </table:table-cell>
          <table:table-cell table:formula="of:=[.$J763]&gt;=SUM([.$C763:.$H763])*9" office:value-type="boolean" office:boolean-value="true" calcext:value-type="boolean">
            <text:p>TRUE</text:p>
          </table:table-cell>
          <table:table-cell table:formula="of:=[.$I763]&gt;[.$A763]*[.$B76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formula="of:=SUMPRODUCT([.$C$1:.$H$1];[.$C764:.$H764])" office:value-type="float" office:value="1349" calcext:value-type="float">
            <text:p>1349</text:p>
          </table:table-cell>
          <table:table-cell table:formula="of:=ROUNDDOWN([.$A764]/3)*3*ROUNDDOWN([.$B764]/3)*3" office:value-type="float" office:value="1890" calcext:value-type="float">
            <text:p>1890</text:p>
          </table:table-cell>
          <table:table-cell table:formula="of:=[.$J764]&gt;=SUM([.$C764:.$H764])*9" office:value-type="boolean" office:boolean-value="true" calcext:value-type="boolean">
            <text:p>TRUE</text:p>
          </table:table-cell>
          <table:table-cell table:formula="of:=[.$I764]&gt;[.$A764]*[.$B76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formula="of:=SUMPRODUCT([.$C$1:.$H$1];[.$C765:.$H765])" office:value-type="float" office:value="932" calcext:value-type="float">
            <text:p>932</text:p>
          </table:table-cell>
          <table:table-cell table:formula="of:=ROUNDDOWN([.$A765]/3)*3*ROUNDDOWN([.$B765]/3)*3" office:value-type="float" office:value="1296" calcext:value-type="float">
            <text:p>1296</text:p>
          </table:table-cell>
          <table:table-cell table:formula="of:=[.$J765]&gt;=SUM([.$C765:.$H765])*9" office:value-type="boolean" office:boolean-value="true" calcext:value-type="boolean">
            <text:p>TRUE</text:p>
          </table:table-cell>
          <table:table-cell table:formula="of:=[.$I765]&gt;[.$A765]*[.$B76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formula="of:=SUMPRODUCT([.$C$1:.$H$1];[.$C766:.$H766])" office:value-type="float" office:value="1683" calcext:value-type="float">
            <text:p>1683</text:p>
          </table:table-cell>
          <table:table-cell table:formula="of:=ROUNDDOWN([.$A766]/3)*3*ROUNDDOWN([.$B766]/3)*3" office:value-type="float" office:value="1584" calcext:value-type="float">
            <text:p>1584</text:p>
          </table:table-cell>
          <table:table-cell table:formula="of:=[.$J766]&gt;=SUM([.$C766:.$H766])*9" office:value-type="boolean" office:boolean-value="false" calcext:value-type="boolean">
            <text:p>FALSE</text:p>
          </table:table-cell>
          <table:table-cell table:formula="of:=[.$I766]&gt;[.$A766]*[.$B76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formula="of:=SUMPRODUCT([.$C$1:.$H$1];[.$C767:.$H767])" office:value-type="float" office:value="1850" calcext:value-type="float">
            <text:p>1850</text:p>
          </table:table-cell>
          <table:table-cell table:formula="of:=ROUNDDOWN([.$A767]/3)*3*ROUNDDOWN([.$B767]/3)*3" office:value-type="float" office:value="1764" calcext:value-type="float">
            <text:p>1764</text:p>
          </table:table-cell>
          <table:table-cell table:formula="of:=[.$J767]&gt;=SUM([.$C767:.$H767])*9" office:value-type="boolean" office:boolean-value="false" calcext:value-type="boolean">
            <text:p>FALSE</text:p>
          </table:table-cell>
          <table:table-cell table:formula="of:=[.$I767]&gt;[.$A767]*[.$B76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formula="of:=SUMPRODUCT([.$C$1:.$H$1];[.$C768:.$H768])" office:value-type="float" office:value="1112" calcext:value-type="float">
            <text:p>1112</text:p>
          </table:table-cell>
          <table:table-cell table:formula="of:=ROUNDDOWN([.$A768]/3)*3*ROUNDDOWN([.$B768]/3)*3" office:value-type="float" office:value="1521" calcext:value-type="float">
            <text:p>1521</text:p>
          </table:table-cell>
          <table:table-cell table:formula="of:=[.$J768]&gt;=SUM([.$C768:.$H768])*9" office:value-type="boolean" office:boolean-value="true" calcext:value-type="boolean">
            <text:p>TRUE</text:p>
          </table:table-cell>
          <table:table-cell table:formula="of:=[.$I768]&gt;[.$A768]*[.$B76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formula="of:=SUMPRODUCT([.$C$1:.$H$1];[.$C769:.$H769])" office:value-type="float" office:value="1359" calcext:value-type="float">
            <text:p>1359</text:p>
          </table:table-cell>
          <table:table-cell table:formula="of:=ROUNDDOWN([.$A769]/3)*3*ROUNDDOWN([.$B769]/3)*3" office:value-type="float" office:value="1872" calcext:value-type="float">
            <text:p>1872</text:p>
          </table:table-cell>
          <table:table-cell table:formula="of:=[.$J769]&gt;=SUM([.$C769:.$H769])*9" office:value-type="boolean" office:boolean-value="true" calcext:value-type="boolean">
            <text:p>TRUE</text:p>
          </table:table-cell>
          <table:table-cell table:formula="of:=[.$I769]&gt;[.$A769]*[.$B76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SUMPRODUCT([.$C$1:.$H$1];[.$C770:.$H770])" office:value-type="float" office:value="1092" calcext:value-type="float">
            <text:p>1092</text:p>
          </table:table-cell>
          <table:table-cell table:formula="of:=ROUNDDOWN([.$A770]/3)*3*ROUNDDOWN([.$B770]/3)*3" office:value-type="float" office:value="1512" calcext:value-type="float">
            <text:p>1512</text:p>
          </table:table-cell>
          <table:table-cell table:formula="of:=[.$J770]&gt;=SUM([.$C770:.$H770])*9" office:value-type="boolean" office:boolean-value="true" calcext:value-type="boolean">
            <text:p>TRUE</text:p>
          </table:table-cell>
          <table:table-cell table:formula="of:=[.$I770]&gt;[.$A770]*[.$B77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formula="of:=SUMPRODUCT([.$C$1:.$H$1];[.$C771:.$H771])" office:value-type="float" office:value="1363" calcext:value-type="float">
            <text:p>1363</text:p>
          </table:table-cell>
          <table:table-cell table:formula="of:=ROUNDDOWN([.$A771]/3)*3*ROUNDDOWN([.$B771]/3)*3" office:value-type="float" office:value="1872" calcext:value-type="float">
            <text:p>1872</text:p>
          </table:table-cell>
          <table:table-cell table:formula="of:=[.$J771]&gt;=SUM([.$C771:.$H771])*9" office:value-type="boolean" office:boolean-value="true" calcext:value-type="boolean">
            <text:p>TRUE</text:p>
          </table:table-cell>
          <table:table-cell table:formula="of:=[.$I771]&gt;[.$A771]*[.$B77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formula="of:=SUMPRODUCT([.$C$1:.$H$1];[.$C772:.$H772])" office:value-type="float" office:value="1853" calcext:value-type="float">
            <text:p>1853</text:p>
          </table:table-cell>
          <table:table-cell table:formula="of:=ROUNDDOWN([.$A772]/3)*3*ROUNDDOWN([.$B772]/3)*3" office:value-type="float" office:value="1728" calcext:value-type="float">
            <text:p>1728</text:p>
          </table:table-cell>
          <table:table-cell table:formula="of:=[.$J772]&gt;=SUM([.$C772:.$H772])*9" office:value-type="boolean" office:boolean-value="false" calcext:value-type="boolean">
            <text:p>FALSE</text:p>
          </table:table-cell>
          <table:table-cell table:formula="of:=[.$I772]&gt;[.$A772]*[.$B77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table:formula="of:=SUMPRODUCT([.$C$1:.$H$1];[.$C773:.$H773])" office:value-type="float" office:value="1969" calcext:value-type="float">
            <text:p>1969</text:p>
          </table:table-cell>
          <table:table-cell table:formula="of:=ROUNDDOWN([.$A773]/3)*3*ROUNDDOWN([.$B773]/3)*3" office:value-type="float" office:value="1872" calcext:value-type="float">
            <text:p>1872</text:p>
          </table:table-cell>
          <table:table-cell table:formula="of:=[.$J773]&gt;=SUM([.$C773:.$H773])*9" office:value-type="boolean" office:boolean-value="false" calcext:value-type="boolean">
            <text:p>FALSE</text:p>
          </table:table-cell>
          <table:table-cell table:formula="of:=[.$I773]&gt;[.$A773]*[.$B77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formula="of:=SUMPRODUCT([.$C$1:.$H$1];[.$C774:.$H774])" office:value-type="float" office:value="1241" calcext:value-type="float">
            <text:p>1241</text:p>
          </table:table-cell>
          <table:table-cell table:formula="of:=ROUNDDOWN([.$A774]/3)*3*ROUNDDOWN([.$B774]/3)*3" office:value-type="float" office:value="1728" calcext:value-type="float">
            <text:p>1728</text:p>
          </table:table-cell>
          <table:table-cell table:formula="of:=[.$J774]&gt;=SUM([.$C774:.$H774])*9" office:value-type="boolean" office:boolean-value="true" calcext:value-type="boolean">
            <text:p>TRUE</text:p>
          </table:table-cell>
          <table:table-cell table:formula="of:=[.$I774]&gt;[.$A774]*[.$B77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formula="of:=SUMPRODUCT([.$C$1:.$H$1];[.$C775:.$H775])" office:value-type="float" office:value="1408" calcext:value-type="float">
            <text:p>1408</text:p>
          </table:table-cell>
          <table:table-cell table:formula="of:=ROUNDDOWN([.$A775]/3)*3*ROUNDDOWN([.$B775]/3)*3" office:value-type="float" office:value="1296" calcext:value-type="float">
            <text:p>1296</text:p>
          </table:table-cell>
          <table:table-cell table:formula="of:=[.$J775]&gt;=SUM([.$C775:.$H775])*9" office:value-type="boolean" office:boolean-value="false" calcext:value-type="boolean">
            <text:p>FALSE</text:p>
          </table:table-cell>
          <table:table-cell table:formula="of:=[.$I775]&gt;[.$A775]*[.$B77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formula="of:=SUMPRODUCT([.$C$1:.$H$1];[.$C776:.$H776])" office:value-type="float" office:value="1254" calcext:value-type="float">
            <text:p>1254</text:p>
          </table:table-cell>
          <table:table-cell table:formula="of:=ROUNDDOWN([.$A776]/3)*3*ROUNDDOWN([.$B776]/3)*3" office:value-type="float" office:value="1755" calcext:value-type="float">
            <text:p>1755</text:p>
          </table:table-cell>
          <table:table-cell table:formula="of:=[.$J776]&gt;=SUM([.$C776:.$H776])*9" office:value-type="boolean" office:boolean-value="true" calcext:value-type="boolean">
            <text:p>TRUE</text:p>
          </table:table-cell>
          <table:table-cell table:formula="of:=[.$I776]&gt;[.$A776]*[.$B77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formula="of:=SUMPRODUCT([.$C$1:.$H$1];[.$C777:.$H777])" office:value-type="float" office:value="941" calcext:value-type="float">
            <text:p>941</text:p>
          </table:table-cell>
          <table:table-cell table:formula="of:=ROUNDDOWN([.$A777]/3)*3*ROUNDDOWN([.$B777]/3)*3" office:value-type="float" office:value="1296" calcext:value-type="float">
            <text:p>1296</text:p>
          </table:table-cell>
          <table:table-cell table:formula="of:=[.$J777]&gt;=SUM([.$C777:.$H777])*9" office:value-type="boolean" office:boolean-value="true" calcext:value-type="boolean">
            <text:p>TRUE</text:p>
          </table:table-cell>
          <table:table-cell table:formula="of:=[.$I777]&gt;[.$A777]*[.$B77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table:formula="of:=SUMPRODUCT([.$C$1:.$H$1];[.$C778:.$H778])" office:value-type="float" office:value="2403" calcext:value-type="float">
            <text:p>2403</text:p>
          </table:table-cell>
          <table:table-cell table:formula="of:=ROUNDDOWN([.$A778]/3)*3*ROUNDDOWN([.$B778]/3)*3" office:value-type="float" office:value="2304" calcext:value-type="float">
            <text:p>2304</text:p>
          </table:table-cell>
          <table:table-cell table:formula="of:=[.$J778]&gt;=SUM([.$C778:.$H778])*9" office:value-type="boolean" office:boolean-value="false" calcext:value-type="boolean">
            <text:p>FALSE</text:p>
          </table:table-cell>
          <table:table-cell table:formula="of:=[.$I778]&gt;[.$A778]*[.$B77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formula="of:=SUMPRODUCT([.$C$1:.$H$1];[.$C779:.$H779])" office:value-type="float" office:value="1352" calcext:value-type="float">
            <text:p>1352</text:p>
          </table:table-cell>
          <table:table-cell table:formula="of:=ROUNDDOWN([.$A779]/3)*3*ROUNDDOWN([.$B779]/3)*3" office:value-type="float" office:value="1872" calcext:value-type="float">
            <text:p>1872</text:p>
          </table:table-cell>
          <table:table-cell table:formula="of:=[.$J779]&gt;=SUM([.$C779:.$H779])*9" office:value-type="boolean" office:boolean-value="true" calcext:value-type="boolean">
            <text:p>TRUE</text:p>
          </table:table-cell>
          <table:table-cell table:formula="of:=[.$I779]&gt;[.$A779]*[.$B77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SUMPRODUCT([.$C$1:.$H$1];[.$C780:.$H780])" office:value-type="float" office:value="1977" calcext:value-type="float">
            <text:p>1977</text:p>
          </table:table-cell>
          <table:table-cell table:formula="of:=ROUNDDOWN([.$A780]/3)*3*ROUNDDOWN([.$B780]/3)*3" office:value-type="float" office:value="1890" calcext:value-type="float">
            <text:p>1890</text:p>
          </table:table-cell>
          <table:table-cell table:formula="of:=[.$J780]&gt;=SUM([.$C780:.$H780])*9" office:value-type="boolean" office:boolean-value="false" calcext:value-type="boolean">
            <text:p>FALSE</text:p>
          </table:table-cell>
          <table:table-cell table:formula="of:=[.$I780]&gt;[.$A780]*[.$B78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SUMPRODUCT([.$C$1:.$H$1];[.$C781:.$H781])" office:value-type="float" office:value="1563" calcext:value-type="float">
            <text:p>1563</text:p>
          </table:table-cell>
          <table:table-cell table:formula="of:=ROUNDDOWN([.$A781]/3)*3*ROUNDDOWN([.$B781]/3)*3" office:value-type="float" office:value="1521" calcext:value-type="float">
            <text:p>1521</text:p>
          </table:table-cell>
          <table:table-cell table:formula="of:=[.$J781]&gt;=SUM([.$C781:.$H781])*9" office:value-type="boolean" office:boolean-value="false" calcext:value-type="boolean">
            <text:p>FALSE</text:p>
          </table:table-cell>
          <table:table-cell table:formula="of:=[.$I781]&gt;[.$A781]*[.$B78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formula="of:=SUMPRODUCT([.$C$1:.$H$1];[.$C782:.$H782])" office:value-type="float" office:value="1176" calcext:value-type="float">
            <text:p>1176</text:p>
          </table:table-cell>
          <table:table-cell table:formula="of:=ROUNDDOWN([.$A782]/3)*3*ROUNDDOWN([.$B782]/3)*3" office:value-type="float" office:value="1620" calcext:value-type="float">
            <text:p>1620</text:p>
          </table:table-cell>
          <table:table-cell table:formula="of:=[.$J782]&gt;=SUM([.$C782:.$H782])*9" office:value-type="boolean" office:boolean-value="true" calcext:value-type="boolean">
            <text:p>TRUE</text:p>
          </table:table-cell>
          <table:table-cell table:formula="of:=[.$I782]&gt;[.$A782]*[.$B78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formula="of:=SUMPRODUCT([.$C$1:.$H$1];[.$C783:.$H783])" office:value-type="float" office:value="1667" calcext:value-type="float">
            <text:p>1667</text:p>
          </table:table-cell>
          <table:table-cell table:formula="of:=ROUNDDOWN([.$A783]/3)*3*ROUNDDOWN([.$B783]/3)*3" office:value-type="float" office:value="1620" calcext:value-type="float">
            <text:p>1620</text:p>
          </table:table-cell>
          <table:table-cell table:formula="of:=[.$J783]&gt;=SUM([.$C783:.$H783])*9" office:value-type="boolean" office:boolean-value="false" calcext:value-type="boolean">
            <text:p>FALSE</text:p>
          </table:table-cell>
          <table:table-cell table:formula="of:=[.$I783]&gt;[.$A783]*[.$B78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formula="of:=SUMPRODUCT([.$C$1:.$H$1];[.$C784:.$H784])" office:value-type="float" office:value="1261" calcext:value-type="float">
            <text:p>1261</text:p>
          </table:table-cell>
          <table:table-cell table:formula="of:=ROUNDDOWN([.$A784]/3)*3*ROUNDDOWN([.$B784]/3)*3" office:value-type="float" office:value="1188" calcext:value-type="float">
            <text:p>1188</text:p>
          </table:table-cell>
          <table:table-cell table:formula="of:=[.$J784]&gt;=SUM([.$C784:.$H784])*9" office:value-type="boolean" office:boolean-value="false" calcext:value-type="boolean">
            <text:p>FALSE</text:p>
          </table:table-cell>
          <table:table-cell table:formula="of:=[.$I784]&gt;[.$A784]*[.$B78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SUMPRODUCT([.$C$1:.$H$1];[.$C785:.$H785])" office:value-type="float" office:value="999" calcext:value-type="float">
            <text:p>999</text:p>
          </table:table-cell>
          <table:table-cell table:formula="of:=ROUNDDOWN([.$A785]/3)*3*ROUNDDOWN([.$B785]/3)*3" office:value-type="float" office:value="1386" calcext:value-type="float">
            <text:p>1386</text:p>
          </table:table-cell>
          <table:table-cell table:formula="of:=[.$J785]&gt;=SUM([.$C785:.$H785])*9" office:value-type="boolean" office:boolean-value="true" calcext:value-type="boolean">
            <text:p>TRUE</text:p>
          </table:table-cell>
          <table:table-cell table:formula="of:=[.$I785]&gt;[.$A785]*[.$B78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formula="of:=SUMPRODUCT([.$C$1:.$H$1];[.$C786:.$H786])" office:value-type="float" office:value="1349" calcext:value-type="float">
            <text:p>1349</text:p>
          </table:table-cell>
          <table:table-cell table:formula="of:=ROUNDDOWN([.$A786]/3)*3*ROUNDDOWN([.$B786]/3)*3" office:value-type="float" office:value="1890" calcext:value-type="float">
            <text:p>1890</text:p>
          </table:table-cell>
          <table:table-cell table:formula="of:=[.$J786]&gt;=SUM([.$C786:.$H786])*9" office:value-type="boolean" office:boolean-value="true" calcext:value-type="boolean">
            <text:p>TRUE</text:p>
          </table:table-cell>
          <table:table-cell table:formula="of:=[.$I786]&gt;[.$A786]*[.$B78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SUMPRODUCT([.$C$1:.$H$1];[.$C787:.$H787])" office:value-type="float" office:value="1335" calcext:value-type="float">
            <text:p>1335</text:p>
          </table:table-cell>
          <table:table-cell table:formula="of:=ROUNDDOWN([.$A787]/3)*3*ROUNDDOWN([.$B787]/3)*3" office:value-type="float" office:value="1296" calcext:value-type="float">
            <text:p>1296</text:p>
          </table:table-cell>
          <table:table-cell table:formula="of:=[.$J787]&gt;=SUM([.$C787:.$H787])*9" office:value-type="boolean" office:boolean-value="false" calcext:value-type="boolean">
            <text:p>FALSE</text:p>
          </table:table-cell>
          <table:table-cell table:formula="of:=[.$I787]&gt;[.$A787]*[.$B78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formula="of:=SUMPRODUCT([.$C$1:.$H$1];[.$C788:.$H788])" office:value-type="float" office:value="1402" calcext:value-type="float">
            <text:p>1402</text:p>
          </table:table-cell>
          <table:table-cell table:formula="of:=ROUNDDOWN([.$A788]/3)*3*ROUNDDOWN([.$B788]/3)*3" office:value-type="float" office:value="1287" calcext:value-type="float">
            <text:p>1287</text:p>
          </table:table-cell>
          <table:table-cell table:formula="of:=[.$J788]&gt;=SUM([.$C788:.$H788])*9" office:value-type="boolean" office:boolean-value="false" calcext:value-type="boolean">
            <text:p>FALSE</text:p>
          </table:table-cell>
          <table:table-cell table:formula="of:=[.$I788]&gt;[.$A788]*[.$B78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formula="of:=SUMPRODUCT([.$C$1:.$H$1];[.$C789:.$H789])" office:value-type="float" office:value="1629" calcext:value-type="float">
            <text:p>1629</text:p>
          </table:table-cell>
          <table:table-cell table:formula="of:=ROUNDDOWN([.$A789]/3)*3*ROUNDDOWN([.$B789]/3)*3" office:value-type="float" office:value="1512" calcext:value-type="float">
            <text:p>1512</text:p>
          </table:table-cell>
          <table:table-cell table:formula="of:=[.$J789]&gt;=SUM([.$C789:.$H789])*9" office:value-type="boolean" office:boolean-value="false" calcext:value-type="boolean">
            <text:p>FALSE</text:p>
          </table:table-cell>
          <table:table-cell table:formula="of:=[.$I789]&gt;[.$A789]*[.$B78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formula="of:=SUMPRODUCT([.$C$1:.$H$1];[.$C790:.$H790])" office:value-type="float" office:value="1099" calcext:value-type="float">
            <text:p>1099</text:p>
          </table:table-cell>
          <table:table-cell table:formula="of:=ROUNDDOWN([.$A790]/3)*3*ROUNDDOWN([.$B790]/3)*3" office:value-type="float" office:value="1521" calcext:value-type="float">
            <text:p>1521</text:p>
          </table:table-cell>
          <table:table-cell table:formula="of:=[.$J790]&gt;=SUM([.$C790:.$H790])*9" office:value-type="boolean" office:boolean-value="true" calcext:value-type="boolean">
            <text:p>TRUE</text:p>
          </table:table-cell>
          <table:table-cell table:formula="of:=[.$I790]&gt;[.$A790]*[.$B79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formula="of:=SUMPRODUCT([.$C$1:.$H$1];[.$C791:.$H791])" office:value-type="float" office:value="1723" calcext:value-type="float">
            <text:p>1723</text:p>
          </table:table-cell>
          <table:table-cell table:formula="of:=ROUNDDOWN([.$A791]/3)*3*ROUNDDOWN([.$B791]/3)*3" office:value-type="float" office:value="1638" calcext:value-type="float">
            <text:p>1638</text:p>
          </table:table-cell>
          <table:table-cell table:formula="of:=[.$J791]&gt;=SUM([.$C791:.$H791])*9" office:value-type="boolean" office:boolean-value="false" calcext:value-type="boolean">
            <text:p>FALSE</text:p>
          </table:table-cell>
          <table:table-cell table:formula="of:=[.$I791]&gt;[.$A791]*[.$B79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SUMPRODUCT([.$C$1:.$H$1];[.$C792:.$H792])" office:value-type="float" office:value="1298" calcext:value-type="float">
            <text:p>1298</text:p>
          </table:table-cell>
          <table:table-cell table:formula="of:=ROUNDDOWN([.$A792]/3)*3*ROUNDDOWN([.$B792]/3)*3" office:value-type="float" office:value="1188" calcext:value-type="float">
            <text:p>1188</text:p>
          </table:table-cell>
          <table:table-cell table:formula="of:=[.$J792]&gt;=SUM([.$C792:.$H792])*9" office:value-type="boolean" office:boolean-value="false" calcext:value-type="boolean">
            <text:p>FALSE</text:p>
          </table:table-cell>
          <table:table-cell table:formula="of:=[.$I792]&gt;[.$A792]*[.$B79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formula="of:=SUMPRODUCT([.$C$1:.$H$1];[.$C793:.$H793])" office:value-type="float" office:value="1646" calcext:value-type="float">
            <text:p>1646</text:p>
          </table:table-cell>
          <table:table-cell table:formula="of:=ROUNDDOWN([.$A793]/3)*3*ROUNDDOWN([.$B793]/3)*3" office:value-type="float" office:value="1485" calcext:value-type="float">
            <text:p>1485</text:p>
          </table:table-cell>
          <table:table-cell table:formula="of:=[.$J793]&gt;=SUM([.$C793:.$H793])*9" office:value-type="boolean" office:boolean-value="false" calcext:value-type="boolean">
            <text:p>FALSE</text:p>
          </table:table-cell>
          <table:table-cell table:formula="of:=[.$I793]&gt;[.$A793]*[.$B79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formula="of:=SUMPRODUCT([.$C$1:.$H$1];[.$C794:.$H794])" office:value-type="float" office:value="1522" calcext:value-type="float">
            <text:p>1522</text:p>
          </table:table-cell>
          <table:table-cell table:formula="of:=ROUNDDOWN([.$A794]/3)*3*ROUNDDOWN([.$B794]/3)*3" office:value-type="float" office:value="1404" calcext:value-type="float">
            <text:p>1404</text:p>
          </table:table-cell>
          <table:table-cell table:formula="of:=[.$J794]&gt;=SUM([.$C794:.$H794])*9" office:value-type="boolean" office:boolean-value="false" calcext:value-type="boolean">
            <text:p>FALSE</text:p>
          </table:table-cell>
          <table:table-cell table:formula="of:=[.$I794]&gt;[.$A794]*[.$B79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formula="of:=SUMPRODUCT([.$C$1:.$H$1];[.$C795:.$H795])" office:value-type="float" office:value="1554" calcext:value-type="float">
            <text:p>1554</text:p>
          </table:table-cell>
          <table:table-cell table:formula="of:=ROUNDDOWN([.$A795]/3)*3*ROUNDDOWN([.$B795]/3)*3" office:value-type="float" office:value="2160" calcext:value-type="float">
            <text:p>2160</text:p>
          </table:table-cell>
          <table:table-cell table:formula="of:=[.$J795]&gt;=SUM([.$C795:.$H795])*9" office:value-type="boolean" office:boolean-value="true" calcext:value-type="boolean">
            <text:p>TRUE</text:p>
          </table:table-cell>
          <table:table-cell table:formula="of:=[.$I795]&gt;[.$A795]*[.$B79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formula="of:=SUMPRODUCT([.$C$1:.$H$1];[.$C796:.$H796])" office:value-type="float" office:value="1664" calcext:value-type="float">
            <text:p>1664</text:p>
          </table:table-cell>
          <table:table-cell table:formula="of:=ROUNDDOWN([.$A796]/3)*3*ROUNDDOWN([.$B796]/3)*3" office:value-type="float" office:value="2304" calcext:value-type="float">
            <text:p>2304</text:p>
          </table:table-cell>
          <table:table-cell table:formula="of:=[.$J796]&gt;=SUM([.$C796:.$H796])*9" office:value-type="boolean" office:boolean-value="true" calcext:value-type="boolean">
            <text:p>TRUE</text:p>
          </table:table-cell>
          <table:table-cell table:formula="of:=[.$I796]&gt;[.$A796]*[.$B79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formula="of:=SUMPRODUCT([.$C$1:.$H$1];[.$C797:.$H797])" office:value-type="float" office:value="1454" calcext:value-type="float">
            <text:p>1454</text:p>
          </table:table-cell>
          <table:table-cell table:formula="of:=ROUNDDOWN([.$A797]/3)*3*ROUNDDOWN([.$B797]/3)*3" office:value-type="float" office:value="2016" calcext:value-type="float">
            <text:p>2016</text:p>
          </table:table-cell>
          <table:table-cell table:formula="of:=[.$J797]&gt;=SUM([.$C797:.$H797])*9" office:value-type="boolean" office:boolean-value="true" calcext:value-type="boolean">
            <text:p>TRUE</text:p>
          </table:table-cell>
          <table:table-cell table:formula="of:=[.$I797]&gt;[.$A797]*[.$B79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SUMPRODUCT([.$C$1:.$H$1];[.$C798:.$H798])" office:value-type="float" office:value="1155" calcext:value-type="float">
            <text:p>1155</text:p>
          </table:table-cell>
          <table:table-cell table:formula="of:=ROUNDDOWN([.$A798]/3)*3*ROUNDDOWN([.$B798]/3)*3" office:value-type="float" office:value="1620" calcext:value-type="float">
            <text:p>1620</text:p>
          </table:table-cell>
          <table:table-cell table:formula="of:=[.$J798]&gt;=SUM([.$C798:.$H798])*9" office:value-type="boolean" office:boolean-value="true" calcext:value-type="boolean">
            <text:p>TRUE</text:p>
          </table:table-cell>
          <table:table-cell table:formula="of:=[.$I798]&gt;[.$A798]*[.$B79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formula="of:=SUMPRODUCT([.$C$1:.$H$1];[.$C799:.$H799])" office:value-type="float" office:value="1640" calcext:value-type="float">
            <text:p>1640</text:p>
          </table:table-cell>
          <table:table-cell table:formula="of:=ROUNDDOWN([.$A799]/3)*3*ROUNDDOWN([.$B799]/3)*3" office:value-type="float" office:value="1638" calcext:value-type="float">
            <text:p>1638</text:p>
          </table:table-cell>
          <table:table-cell table:formula="of:=[.$J799]&gt;=SUM([.$C799:.$H799])*9" office:value-type="boolean" office:boolean-value="false" calcext:value-type="boolean">
            <text:p>FALSE</text:p>
          </table:table-cell>
          <table:table-cell table:formula="of:=[.$I799]&gt;[.$A799]*[.$B79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SUMPRODUCT([.$C$1:.$H$1];[.$C800:.$H800])" office:value-type="float" office:value="1342" calcext:value-type="float">
            <text:p>1342</text:p>
          </table:table-cell>
          <table:table-cell table:formula="of:=ROUNDDOWN([.$A800]/3)*3*ROUNDDOWN([.$B800]/3)*3" office:value-type="float" office:value="1872" calcext:value-type="float">
            <text:p>1872</text:p>
          </table:table-cell>
          <table:table-cell table:formula="of:=[.$J800]&gt;=SUM([.$C800:.$H800])*9" office:value-type="boolean" office:boolean-value="true" calcext:value-type="boolean">
            <text:p>TRUE</text:p>
          </table:table-cell>
          <table:table-cell table:formula="of:=[.$I800]&gt;[.$A800]*[.$B80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table:formula="of:=SUMPRODUCT([.$C$1:.$H$1];[.$C801:.$H801])" office:value-type="float" office:value="1881" calcext:value-type="float">
            <text:p>1881</text:p>
          </table:table-cell>
          <table:table-cell table:formula="of:=ROUNDDOWN([.$A801]/3)*3*ROUNDDOWN([.$B801]/3)*3" office:value-type="float" office:value="1755" calcext:value-type="float">
            <text:p>1755</text:p>
          </table:table-cell>
          <table:table-cell table:formula="of:=[.$J801]&gt;=SUM([.$C801:.$H801])*9" office:value-type="boolean" office:boolean-value="false" calcext:value-type="boolean">
            <text:p>FALSE</text:p>
          </table:table-cell>
          <table:table-cell table:formula="of:=[.$I801]&gt;[.$A801]*[.$B80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SUMPRODUCT([.$C$1:.$H$1];[.$C802:.$H802])" office:value-type="float" office:value="1766" calcext:value-type="float">
            <text:p>1766</text:p>
          </table:table-cell>
          <table:table-cell table:formula="of:=ROUNDDOWN([.$A802]/3)*3*ROUNDDOWN([.$B802]/3)*3" office:value-type="float" office:value="1638" calcext:value-type="float">
            <text:p>1638</text:p>
          </table:table-cell>
          <table:table-cell table:formula="of:=[.$J802]&gt;=SUM([.$C802:.$H802])*9" office:value-type="boolean" office:boolean-value="false" calcext:value-type="boolean">
            <text:p>FALSE</text:p>
          </table:table-cell>
          <table:table-cell table:formula="of:=[.$I802]&gt;[.$A802]*[.$B80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formula="of:=SUMPRODUCT([.$C$1:.$H$1];[.$C803:.$H803])" office:value-type="float" office:value="1680" calcext:value-type="float">
            <text:p>1680</text:p>
          </table:table-cell>
          <table:table-cell table:formula="of:=ROUNDDOWN([.$A803]/3)*3*ROUNDDOWN([.$B803]/3)*3" office:value-type="float" office:value="1638" calcext:value-type="float">
            <text:p>1638</text:p>
          </table:table-cell>
          <table:table-cell table:formula="of:=[.$J803]&gt;=SUM([.$C803:.$H803])*9" office:value-type="boolean" office:boolean-value="false" calcext:value-type="boolean">
            <text:p>FALSE</text:p>
          </table:table-cell>
          <table:table-cell table:formula="of:=[.$I803]&gt;[.$A803]*[.$B80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formula="of:=SUMPRODUCT([.$C$1:.$H$1];[.$C804:.$H804])" office:value-type="float" office:value="1249" calcext:value-type="float">
            <text:p>1249</text:p>
          </table:table-cell>
          <table:table-cell table:formula="of:=ROUNDDOWN([.$A804]/3)*3*ROUNDDOWN([.$B804]/3)*3" office:value-type="float" office:value="1728" calcext:value-type="float">
            <text:p>1728</text:p>
          </table:table-cell>
          <table:table-cell table:formula="of:=[.$J804]&gt;=SUM([.$C804:.$H804])*9" office:value-type="boolean" office:boolean-value="true" calcext:value-type="boolean">
            <text:p>TRUE</text:p>
          </table:table-cell>
          <table:table-cell table:formula="of:=[.$I804]&gt;[.$A804]*[.$B80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formula="of:=SUMPRODUCT([.$C$1:.$H$1];[.$C805:.$H805])" office:value-type="float" office:value="1677" calcext:value-type="float">
            <text:p>1677</text:p>
          </table:table-cell>
          <table:table-cell table:formula="of:=ROUNDDOWN([.$A805]/3)*3*ROUNDDOWN([.$B805]/3)*3" office:value-type="float" office:value="2304" calcext:value-type="float">
            <text:p>2304</text:p>
          </table:table-cell>
          <table:table-cell table:formula="of:=[.$J805]&gt;=SUM([.$C805:.$H805])*9" office:value-type="boolean" office:boolean-value="true" calcext:value-type="boolean">
            <text:p>TRUE</text:p>
          </table:table-cell>
          <table:table-cell table:formula="of:=[.$I805]&gt;[.$A805]*[.$B80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formula="of:=SUMPRODUCT([.$C$1:.$H$1];[.$C806:.$H806])" office:value-type="float" office:value="1483" calcext:value-type="float">
            <text:p>1483</text:p>
          </table:table-cell>
          <table:table-cell table:formula="of:=ROUNDDOWN([.$A806]/3)*3*ROUNDDOWN([.$B806]/3)*3" office:value-type="float" office:value="1404" calcext:value-type="float">
            <text:p>1404</text:p>
          </table:table-cell>
          <table:table-cell table:formula="of:=[.$J806]&gt;=SUM([.$C806:.$H806])*9" office:value-type="boolean" office:boolean-value="false" calcext:value-type="boolean">
            <text:p>FALSE</text:p>
          </table:table-cell>
          <table:table-cell table:formula="of:=[.$I806]&gt;[.$A806]*[.$B80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formula="of:=SUMPRODUCT([.$C$1:.$H$1];[.$C807:.$H807])" office:value-type="float" office:value="1894" calcext:value-type="float">
            <text:p>1894</text:p>
          </table:table-cell>
          <table:table-cell table:formula="of:=ROUNDDOWN([.$A807]/3)*3*ROUNDDOWN([.$B807]/3)*3" office:value-type="float" office:value="1764" calcext:value-type="float">
            <text:p>1764</text:p>
          </table:table-cell>
          <table:table-cell table:formula="of:=[.$J807]&gt;=SUM([.$C807:.$H807])*9" office:value-type="boolean" office:boolean-value="false" calcext:value-type="boolean">
            <text:p>FALSE</text:p>
          </table:table-cell>
          <table:table-cell table:formula="of:=[.$I807]&gt;[.$A807]*[.$B80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formula="of:=SUMPRODUCT([.$C$1:.$H$1];[.$C808:.$H808])" office:value-type="float" office:value="1555" calcext:value-type="float">
            <text:p>1555</text:p>
          </table:table-cell>
          <table:table-cell table:formula="of:=ROUNDDOWN([.$A808]/3)*3*ROUNDDOWN([.$B808]/3)*3" office:value-type="float" office:value="2160" calcext:value-type="float">
            <text:p>2160</text:p>
          </table:table-cell>
          <table:table-cell table:formula="of:=[.$J808]&gt;=SUM([.$C808:.$H808])*9" office:value-type="boolean" office:boolean-value="true" calcext:value-type="boolean">
            <text:p>TRUE</text:p>
          </table:table-cell>
          <table:table-cell table:formula="of:=[.$I808]&gt;[.$A808]*[.$B80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formula="of:=SUMPRODUCT([.$C$1:.$H$1];[.$C809:.$H809])" office:value-type="float" office:value="1143" calcext:value-type="float">
            <text:p>1143</text:p>
          </table:table-cell>
          <table:table-cell table:formula="of:=ROUNDDOWN([.$A809]/3)*3*ROUNDDOWN([.$B809]/3)*3" office:value-type="float" office:value="1584" calcext:value-type="float">
            <text:p>1584</text:p>
          </table:table-cell>
          <table:table-cell table:formula="of:=[.$J809]&gt;=SUM([.$C809:.$H809])*9" office:value-type="boolean" office:boolean-value="true" calcext:value-type="boolean">
            <text:p>TRUE</text:p>
          </table:table-cell>
          <table:table-cell table:formula="of:=[.$I809]&gt;[.$A809]*[.$B80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formula="of:=SUMPRODUCT([.$C$1:.$H$1];[.$C810:.$H810])" office:value-type="float" office:value="2256" calcext:value-type="float">
            <text:p>2256</text:p>
          </table:table-cell>
          <table:table-cell table:formula="of:=ROUNDDOWN([.$A810]/3)*3*ROUNDDOWN([.$B810]/3)*3" office:value-type="float" office:value="2160" calcext:value-type="float">
            <text:p>2160</text:p>
          </table:table-cell>
          <table:table-cell table:formula="of:=[.$J810]&gt;=SUM([.$C810:.$H810])*9" office:value-type="boolean" office:boolean-value="false" calcext:value-type="boolean">
            <text:p>FALSE</text:p>
          </table:table-cell>
          <table:table-cell table:formula="of:=[.$I810]&gt;[.$A810]*[.$B81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formula="of:=SUMPRODUCT([.$C$1:.$H$1];[.$C811:.$H811])" office:value-type="float" office:value="1296" calcext:value-type="float">
            <text:p>1296</text:p>
          </table:table-cell>
          <table:table-cell table:formula="of:=ROUNDDOWN([.$A811]/3)*3*ROUNDDOWN([.$B811]/3)*3" office:value-type="float" office:value="1188" calcext:value-type="float">
            <text:p>1188</text:p>
          </table:table-cell>
          <table:table-cell table:formula="of:=[.$J811]&gt;=SUM([.$C811:.$H811])*9" office:value-type="boolean" office:boolean-value="false" calcext:value-type="boolean">
            <text:p>FALSE</text:p>
          </table:table-cell>
          <table:table-cell table:formula="of:=[.$I811]&gt;[.$A811]*[.$B81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table:formula="of:=SUMPRODUCT([.$C$1:.$H$1];[.$C812:.$H812])" office:value-type="float" office:value="1178" calcext:value-type="float">
            <text:p>1178</text:p>
          </table:table-cell>
          <table:table-cell table:formula="of:=ROUNDDOWN([.$A812]/3)*3*ROUNDDOWN([.$B812]/3)*3" office:value-type="float" office:value="1638" calcext:value-type="float">
            <text:p>1638</text:p>
          </table:table-cell>
          <table:table-cell table:formula="of:=[.$J812]&gt;=SUM([.$C812:.$H812])*9" office:value-type="boolean" office:boolean-value="true" calcext:value-type="boolean">
            <text:p>TRUE</text:p>
          </table:table-cell>
          <table:table-cell table:formula="of:=[.$I812]&gt;[.$A812]*[.$B81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formula="of:=SUMPRODUCT([.$C$1:.$H$1];[.$C813:.$H813])" office:value-type="float" office:value="1090" calcext:value-type="float">
            <text:p>1090</text:p>
          </table:table-cell>
          <table:table-cell table:formula="of:=ROUNDDOWN([.$A813]/3)*3*ROUNDDOWN([.$B813]/3)*3" office:value-type="float" office:value="1485" calcext:value-type="float">
            <text:p>1485</text:p>
          </table:table-cell>
          <table:table-cell table:formula="of:=[.$J813]&gt;=SUM([.$C813:.$H813])*9" office:value-type="boolean" office:boolean-value="true" calcext:value-type="boolean">
            <text:p>TRUE</text:p>
          </table:table-cell>
          <table:table-cell table:formula="of:=[.$I813]&gt;[.$A813]*[.$B81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formula="of:=SUMPRODUCT([.$C$1:.$H$1];[.$C814:.$H814])" office:value-type="float" office:value="1240" calcext:value-type="float">
            <text:p>1240</text:p>
          </table:table-cell>
          <table:table-cell table:formula="of:=ROUNDDOWN([.$A814]/3)*3*ROUNDDOWN([.$B814]/3)*3" office:value-type="float" office:value="1728" calcext:value-type="float">
            <text:p>1728</text:p>
          </table:table-cell>
          <table:table-cell table:formula="of:=[.$J814]&gt;=SUM([.$C814:.$H814])*9" office:value-type="boolean" office:boolean-value="true" calcext:value-type="boolean">
            <text:p>TRUE</text:p>
          </table:table-cell>
          <table:table-cell table:formula="of:=[.$I814]&gt;[.$A814]*[.$B81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formula="of:=SUMPRODUCT([.$C$1:.$H$1];[.$C815:.$H815])" office:value-type="float" office:value="1561" calcext:value-type="float">
            <text:p>1561</text:p>
          </table:table-cell>
          <table:table-cell table:formula="of:=ROUNDDOWN([.$A815]/3)*3*ROUNDDOWN([.$B815]/3)*3" office:value-type="float" office:value="1404" calcext:value-type="float">
            <text:p>1404</text:p>
          </table:table-cell>
          <table:table-cell table:formula="of:=[.$J815]&gt;=SUM([.$C815:.$H815])*9" office:value-type="boolean" office:boolean-value="false" calcext:value-type="boolean">
            <text:p>FALSE</text:p>
          </table:table-cell>
          <table:table-cell table:formula="of:=[.$I815]&gt;[.$A815]*[.$B81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formula="of:=SUMPRODUCT([.$C$1:.$H$1];[.$C816:.$H816])" office:value-type="float" office:value="1519" calcext:value-type="float">
            <text:p>1519</text:p>
          </table:table-cell>
          <table:table-cell table:formula="of:=ROUNDDOWN([.$A816]/3)*3*ROUNDDOWN([.$B816]/3)*3" office:value-type="float" office:value="1404" calcext:value-type="float">
            <text:p>1404</text:p>
          </table:table-cell>
          <table:table-cell table:formula="of:=[.$J816]&gt;=SUM([.$C816:.$H816])*9" office:value-type="boolean" office:boolean-value="false" calcext:value-type="boolean">
            <text:p>FALSE</text:p>
          </table:table-cell>
          <table:table-cell table:formula="of:=[.$I816]&gt;[.$A816]*[.$B81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formula="of:=SUMPRODUCT([.$C$1:.$H$1];[.$C817:.$H817])" office:value-type="float" office:value="1366" calcext:value-type="float">
            <text:p>1366</text:p>
          </table:table-cell>
          <table:table-cell table:formula="of:=ROUNDDOWN([.$A817]/3)*3*ROUNDDOWN([.$B817]/3)*3" office:value-type="float" office:value="1287" calcext:value-type="float">
            <text:p>1287</text:p>
          </table:table-cell>
          <table:table-cell table:formula="of:=[.$J817]&gt;=SUM([.$C817:.$H817])*9" office:value-type="boolean" office:boolean-value="false" calcext:value-type="boolean">
            <text:p>FALSE</text:p>
          </table:table-cell>
          <table:table-cell table:formula="of:=[.$I817]&gt;[.$A817]*[.$B81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formula="of:=SUMPRODUCT([.$C$1:.$H$1];[.$C818:.$H818])" office:value-type="float" office:value="1138" calcext:value-type="float">
            <text:p>1138</text:p>
          </table:table-cell>
          <table:table-cell table:formula="of:=ROUNDDOWN([.$A818]/3)*3*ROUNDDOWN([.$B818]/3)*3" office:value-type="float" office:value="1584" calcext:value-type="float">
            <text:p>1584</text:p>
          </table:table-cell>
          <table:table-cell table:formula="of:=[.$J818]&gt;=SUM([.$C818:.$H818])*9" office:value-type="boolean" office:boolean-value="true" calcext:value-type="boolean">
            <text:p>TRUE</text:p>
          </table:table-cell>
          <table:table-cell table:formula="of:=[.$I818]&gt;[.$A818]*[.$B81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formula="of:=SUMPRODUCT([.$C$1:.$H$1];[.$C819:.$H819])" office:value-type="float" office:value="1648" calcext:value-type="float">
            <text:p>1648</text:p>
          </table:table-cell>
          <table:table-cell table:formula="of:=ROUNDDOWN([.$A819]/3)*3*ROUNDDOWN([.$B819]/3)*3" office:value-type="float" office:value="1485" calcext:value-type="float">
            <text:p>1485</text:p>
          </table:table-cell>
          <table:table-cell table:formula="of:=[.$J819]&gt;=SUM([.$C819:.$H819])*9" office:value-type="boolean" office:boolean-value="false" calcext:value-type="boolean">
            <text:p>FALSE</text:p>
          </table:table-cell>
          <table:table-cell table:formula="of:=[.$I819]&gt;[.$A819]*[.$B81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formula="of:=SUMPRODUCT([.$C$1:.$H$1];[.$C820:.$H820])" office:value-type="float" office:value="1357" calcext:value-type="float">
            <text:p>1357</text:p>
          </table:table-cell>
          <table:table-cell table:formula="of:=ROUNDDOWN([.$A820]/3)*3*ROUNDDOWN([.$B820]/3)*3" office:value-type="float" office:value="1872" calcext:value-type="float">
            <text:p>1872</text:p>
          </table:table-cell>
          <table:table-cell table:formula="of:=[.$J820]&gt;=SUM([.$C820:.$H820])*9" office:value-type="boolean" office:boolean-value="true" calcext:value-type="boolean">
            <text:p>TRUE</text:p>
          </table:table-cell>
          <table:table-cell table:formula="of:=[.$I820]&gt;[.$A820]*[.$B82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formula="of:=SUMPRODUCT([.$C$1:.$H$1];[.$C821:.$H821])" office:value-type="float" office:value="1187" calcext:value-type="float">
            <text:p>1187</text:p>
          </table:table-cell>
          <table:table-cell table:formula="of:=ROUNDDOWN([.$A821]/3)*3*ROUNDDOWN([.$B821]/3)*3" office:value-type="float" office:value="1638" calcext:value-type="float">
            <text:p>1638</text:p>
          </table:table-cell>
          <table:table-cell table:formula="of:=[.$J821]&gt;=SUM([.$C821:.$H821])*9" office:value-type="boolean" office:boolean-value="true" calcext:value-type="boolean">
            <text:p>TRUE</text:p>
          </table:table-cell>
          <table:table-cell table:formula="of:=[.$I821]&gt;[.$A821]*[.$B82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formula="of:=SUMPRODUCT([.$C$1:.$H$1];[.$C822:.$H822])" office:value-type="float" office:value="1529" calcext:value-type="float">
            <text:p>1529</text:p>
          </table:table-cell>
          <table:table-cell table:formula="of:=ROUNDDOWN([.$A822]/3)*3*ROUNDDOWN([.$B822]/3)*3" office:value-type="float" office:value="2160" calcext:value-type="float">
            <text:p>2160</text:p>
          </table:table-cell>
          <table:table-cell table:formula="of:=[.$J822]&gt;=SUM([.$C822:.$H822])*9" office:value-type="boolean" office:boolean-value="true" calcext:value-type="boolean">
            <text:p>TRUE</text:p>
          </table:table-cell>
          <table:table-cell table:formula="of:=[.$I822]&gt;[.$A822]*[.$B82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formula="of:=SUMPRODUCT([.$C$1:.$H$1];[.$C823:.$H823])" office:value-type="float" office:value="1356" calcext:value-type="float">
            <text:p>1356</text:p>
          </table:table-cell>
          <table:table-cell table:formula="of:=ROUNDDOWN([.$A823]/3)*3*ROUNDDOWN([.$B823]/3)*3" office:value-type="float" office:value="1872" calcext:value-type="float">
            <text:p>1872</text:p>
          </table:table-cell>
          <table:table-cell table:formula="of:=[.$J823]&gt;=SUM([.$C823:.$H823])*9" office:value-type="boolean" office:boolean-value="true" calcext:value-type="boolean">
            <text:p>TRUE</text:p>
          </table:table-cell>
          <table:table-cell table:formula="of:=[.$I823]&gt;[.$A823]*[.$B82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formula="of:=SUMPRODUCT([.$C$1:.$H$1];[.$C824:.$H824])" office:value-type="float" office:value="1375" calcext:value-type="float">
            <text:p>1375</text:p>
          </table:table-cell>
          <table:table-cell table:formula="of:=ROUNDDOWN([.$A824]/3)*3*ROUNDDOWN([.$B824]/3)*3" office:value-type="float" office:value="1872" calcext:value-type="float">
            <text:p>1872</text:p>
          </table:table-cell>
          <table:table-cell table:formula="of:=[.$J824]&gt;=SUM([.$C824:.$H824])*9" office:value-type="boolean" office:boolean-value="true" calcext:value-type="boolean">
            <text:p>TRUE</text:p>
          </table:table-cell>
          <table:table-cell table:formula="of:=[.$I824]&gt;[.$A824]*[.$B82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formula="of:=SUMPRODUCT([.$C$1:.$H$1];[.$C825:.$H825])" office:value-type="float" office:value="1713" calcext:value-type="float">
            <text:p>1713</text:p>
          </table:table-cell>
          <table:table-cell table:formula="of:=ROUNDDOWN([.$A825]/3)*3*ROUNDDOWN([.$B825]/3)*3" office:value-type="float" office:value="1620" calcext:value-type="float">
            <text:p>1620</text:p>
          </table:table-cell>
          <table:table-cell table:formula="of:=[.$J825]&gt;=SUM([.$C825:.$H825])*9" office:value-type="boolean" office:boolean-value="false" calcext:value-type="boolean">
            <text:p>FALSE</text:p>
          </table:table-cell>
          <table:table-cell table:formula="of:=[.$I825]&gt;[.$A825]*[.$B82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formula="of:=SUMPRODUCT([.$C$1:.$H$1];[.$C826:.$H826])" office:value-type="float" office:value="1265" calcext:value-type="float">
            <text:p>1265</text:p>
          </table:table-cell>
          <table:table-cell table:formula="of:=ROUNDDOWN([.$A826]/3)*3*ROUNDDOWN([.$B826]/3)*3" office:value-type="float" office:value="1755" calcext:value-type="float">
            <text:p>1755</text:p>
          </table:table-cell>
          <table:table-cell table:formula="of:=[.$J826]&gt;=SUM([.$C826:.$H826])*9" office:value-type="boolean" office:boolean-value="true" calcext:value-type="boolean">
            <text:p>TRUE</text:p>
          </table:table-cell>
          <table:table-cell table:formula="of:=[.$I826]&gt;[.$A826]*[.$B82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formula="of:=SUMPRODUCT([.$C$1:.$H$1];[.$C827:.$H827])" office:value-type="float" office:value="1657" calcext:value-type="float">
            <text:p>1657</text:p>
          </table:table-cell>
          <table:table-cell table:formula="of:=ROUNDDOWN([.$A827]/3)*3*ROUNDDOWN([.$B827]/3)*3" office:value-type="float" office:value="2304" calcext:value-type="float">
            <text:p>2304</text:p>
          </table:table-cell>
          <table:table-cell table:formula="of:=[.$J827]&gt;=SUM([.$C827:.$H827])*9" office:value-type="boolean" office:boolean-value="true" calcext:value-type="boolean">
            <text:p>TRUE</text:p>
          </table:table-cell>
          <table:table-cell table:formula="of:=[.$I827]&gt;[.$A827]*[.$B82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formula="of:=SUMPRODUCT([.$C$1:.$H$1];[.$C828:.$H828])" office:value-type="float" office:value="1553" calcext:value-type="float">
            <text:p>1553</text:p>
          </table:table-cell>
          <table:table-cell table:formula="of:=ROUNDDOWN([.$A828]/3)*3*ROUNDDOWN([.$B828]/3)*3" office:value-type="float" office:value="2160" calcext:value-type="float">
            <text:p>2160</text:p>
          </table:table-cell>
          <table:table-cell table:formula="of:=[.$J828]&gt;=SUM([.$C828:.$H828])*9" office:value-type="boolean" office:boolean-value="true" calcext:value-type="boolean">
            <text:p>TRUE</text:p>
          </table:table-cell>
          <table:table-cell table:formula="of:=[.$I828]&gt;[.$A828]*[.$B82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formula="of:=SUMPRODUCT([.$C$1:.$H$1];[.$C829:.$H829])" office:value-type="float" office:value="1260" calcext:value-type="float">
            <text:p>1260</text:p>
          </table:table-cell>
          <table:table-cell table:formula="of:=ROUNDDOWN([.$A829]/3)*3*ROUNDDOWN([.$B829]/3)*3" office:value-type="float" office:value="1728" calcext:value-type="float">
            <text:p>1728</text:p>
          </table:table-cell>
          <table:table-cell table:formula="of:=[.$J829]&gt;=SUM([.$C829:.$H829])*9" office:value-type="boolean" office:boolean-value="true" calcext:value-type="boolean">
            <text:p>TRUE</text:p>
          </table:table-cell>
          <table:table-cell table:formula="of:=[.$I829]&gt;[.$A829]*[.$B82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table:formula="of:=SUMPRODUCT([.$C$1:.$H$1];[.$C830:.$H830])" office:value-type="float" office:value="2451" calcext:value-type="float">
            <text:p>2451</text:p>
          </table:table-cell>
          <table:table-cell table:formula="of:=ROUNDDOWN([.$A830]/3)*3*ROUNDDOWN([.$B830]/3)*3" office:value-type="float" office:value="2304" calcext:value-type="float">
            <text:p>2304</text:p>
          </table:table-cell>
          <table:table-cell table:formula="of:=[.$J830]&gt;=SUM([.$C830:.$H830])*9" office:value-type="boolean" office:boolean-value="false" calcext:value-type="boolean">
            <text:p>FALSE</text:p>
          </table:table-cell>
          <table:table-cell table:formula="of:=[.$I830]&gt;[.$A830]*[.$B83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formula="of:=SUMPRODUCT([.$C$1:.$H$1];[.$C831:.$H831])" office:value-type="float" office:value="1807" calcext:value-type="float">
            <text:p>1807</text:p>
          </table:table-cell>
          <table:table-cell table:formula="of:=ROUNDDOWN([.$A831]/3)*3*ROUNDDOWN([.$B831]/3)*3" office:value-type="float" office:value="1764" calcext:value-type="float">
            <text:p>1764</text:p>
          </table:table-cell>
          <table:table-cell table:formula="of:=[.$J831]&gt;=SUM([.$C831:.$H831])*9" office:value-type="boolean" office:boolean-value="false" calcext:value-type="boolean">
            <text:p>FALSE</text:p>
          </table:table-cell>
          <table:table-cell table:formula="of:=[.$I831]&gt;[.$A831]*[.$B83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formula="of:=SUMPRODUCT([.$C$1:.$H$1];[.$C832:.$H832])" office:value-type="float" office:value="1446" calcext:value-type="float">
            <text:p>1446</text:p>
          </table:table-cell>
          <table:table-cell table:formula="of:=ROUNDDOWN([.$A832]/3)*3*ROUNDDOWN([.$B832]/3)*3" office:value-type="float" office:value="1296" calcext:value-type="float">
            <text:p>1296</text:p>
          </table:table-cell>
          <table:table-cell table:formula="of:=[.$J832]&gt;=SUM([.$C832:.$H832])*9" office:value-type="boolean" office:boolean-value="false" calcext:value-type="boolean">
            <text:p>FALSE</text:p>
          </table:table-cell>
          <table:table-cell table:formula="of:=[.$I832]&gt;[.$A832]*[.$B83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formula="of:=SUMPRODUCT([.$C$1:.$H$1];[.$C833:.$H833])" office:value-type="float" office:value="2108" calcext:value-type="float">
            <text:p>2108</text:p>
          </table:table-cell>
          <table:table-cell table:formula="of:=ROUNDDOWN([.$A833]/3)*3*ROUNDDOWN([.$B833]/3)*3" office:value-type="float" office:value="2016" calcext:value-type="float">
            <text:p>2016</text:p>
          </table:table-cell>
          <table:table-cell table:formula="of:=[.$J833]&gt;=SUM([.$C833:.$H833])*9" office:value-type="boolean" office:boolean-value="false" calcext:value-type="boolean">
            <text:p>FALSE</text:p>
          </table:table-cell>
          <table:table-cell table:formula="of:=[.$I833]&gt;[.$A833]*[.$B83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formula="of:=SUMPRODUCT([.$C$1:.$H$1];[.$C834:.$H834])" office:value-type="float" office:value="1180" calcext:value-type="float">
            <text:p>1180</text:p>
          </table:table-cell>
          <table:table-cell table:formula="of:=ROUNDDOWN([.$A834]/3)*3*ROUNDDOWN([.$B834]/3)*3" office:value-type="float" office:value="1620" calcext:value-type="float">
            <text:p>1620</text:p>
          </table:table-cell>
          <table:table-cell table:formula="of:=[.$J834]&gt;=SUM([.$C834:.$H834])*9" office:value-type="boolean" office:boolean-value="true" calcext:value-type="boolean">
            <text:p>TRUE</text:p>
          </table:table-cell>
          <table:table-cell table:formula="of:=[.$I834]&gt;[.$A834]*[.$B83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formula="of:=SUMPRODUCT([.$C$1:.$H$1];[.$C835:.$H835])" office:value-type="float" office:value="1807" calcext:value-type="float">
            <text:p>1807</text:p>
          </table:table-cell>
          <table:table-cell table:formula="of:=ROUNDDOWN([.$A835]/3)*3*ROUNDDOWN([.$B835]/3)*3" office:value-type="float" office:value="1638" calcext:value-type="float">
            <text:p>1638</text:p>
          </table:table-cell>
          <table:table-cell table:formula="of:=[.$J835]&gt;=SUM([.$C835:.$H835])*9" office:value-type="boolean" office:boolean-value="false" calcext:value-type="boolean">
            <text:p>FALSE</text:p>
          </table:table-cell>
          <table:table-cell table:formula="of:=[.$I835]&gt;[.$A835]*[.$B83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formula="of:=SUMPRODUCT([.$C$1:.$H$1];[.$C836:.$H836])" office:value-type="float" office:value="1190" calcext:value-type="float">
            <text:p>1190</text:p>
          </table:table-cell>
          <table:table-cell table:formula="of:=ROUNDDOWN([.$A836]/3)*3*ROUNDDOWN([.$B836]/3)*3" office:value-type="float" office:value="1638" calcext:value-type="float">
            <text:p>1638</text:p>
          </table:table-cell>
          <table:table-cell table:formula="of:=[.$J836]&gt;=SUM([.$C836:.$H836])*9" office:value-type="boolean" office:boolean-value="true" calcext:value-type="boolean">
            <text:p>TRUE</text:p>
          </table:table-cell>
          <table:table-cell table:formula="of:=[.$I836]&gt;[.$A836]*[.$B83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formula="of:=SUMPRODUCT([.$C$1:.$H$1];[.$C837:.$H837])" office:value-type="float" office:value="1442" calcext:value-type="float">
            <text:p>1442</text:p>
          </table:table-cell>
          <table:table-cell table:formula="of:=ROUNDDOWN([.$A837]/3)*3*ROUNDDOWN([.$B837]/3)*3" office:value-type="float" office:value="1404" calcext:value-type="float">
            <text:p>1404</text:p>
          </table:table-cell>
          <table:table-cell table:formula="of:=[.$J837]&gt;=SUM([.$C837:.$H837])*9" office:value-type="boolean" office:boolean-value="false" calcext:value-type="boolean">
            <text:p>FALSE</text:p>
          </table:table-cell>
          <table:table-cell table:formula="of:=[.$I837]&gt;[.$A837]*[.$B83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formula="of:=SUMPRODUCT([.$C$1:.$H$1];[.$C838:.$H838])" office:value-type="float" office:value="1169" calcext:value-type="float">
            <text:p>1169</text:p>
          </table:table-cell>
          <table:table-cell table:formula="of:=ROUNDDOWN([.$A838]/3)*3*ROUNDDOWN([.$B838]/3)*3" office:value-type="float" office:value="1620" calcext:value-type="float">
            <text:p>1620</text:p>
          </table:table-cell>
          <table:table-cell table:formula="of:=[.$J838]&gt;=SUM([.$C838:.$H838])*9" office:value-type="boolean" office:boolean-value="true" calcext:value-type="boolean">
            <text:p>TRUE</text:p>
          </table:table-cell>
          <table:table-cell table:formula="of:=[.$I838]&gt;[.$A838]*[.$B83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formula="of:=SUMPRODUCT([.$C$1:.$H$1];[.$C839:.$H839])" office:value-type="float" office:value="1753" calcext:value-type="float">
            <text:p>1753</text:p>
          </table:table-cell>
          <table:table-cell table:formula="of:=ROUNDDOWN([.$A839]/3)*3*ROUNDDOWN([.$B839]/3)*3" office:value-type="float" office:value="1584" calcext:value-type="float">
            <text:p>1584</text:p>
          </table:table-cell>
          <table:table-cell table:formula="of:=[.$J839]&gt;=SUM([.$C839:.$H839])*9" office:value-type="boolean" office:boolean-value="false" calcext:value-type="boolean">
            <text:p>FALSE</text:p>
          </table:table-cell>
          <table:table-cell table:formula="of:=[.$I839]&gt;[.$A839]*[.$B83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formula="of:=SUMPRODUCT([.$C$1:.$H$1];[.$C840:.$H840])" office:value-type="float" office:value="1561" calcext:value-type="float">
            <text:p>1561</text:p>
          </table:table-cell>
          <table:table-cell table:formula="of:=ROUNDDOWN([.$A840]/3)*3*ROUNDDOWN([.$B840]/3)*3" office:value-type="float" office:value="1404" calcext:value-type="float">
            <text:p>1404</text:p>
          </table:table-cell>
          <table:table-cell table:formula="of:=[.$J840]&gt;=SUM([.$C840:.$H840])*9" office:value-type="boolean" office:boolean-value="false" calcext:value-type="boolean">
            <text:p>FALSE</text:p>
          </table:table-cell>
          <table:table-cell table:formula="of:=[.$I840]&gt;[.$A840]*[.$B84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formula="of:=SUMPRODUCT([.$C$1:.$H$1];[.$C841:.$H841])" office:value-type="float" office:value="1183" calcext:value-type="float">
            <text:p>1183</text:p>
          </table:table-cell>
          <table:table-cell table:formula="of:=ROUNDDOWN([.$A841]/3)*3*ROUNDDOWN([.$B841]/3)*3" office:value-type="float" office:value="1638" calcext:value-type="float">
            <text:p>1638</text:p>
          </table:table-cell>
          <table:table-cell table:formula="of:=[.$J841]&gt;=SUM([.$C841:.$H841])*9" office:value-type="boolean" office:boolean-value="true" calcext:value-type="boolean">
            <text:p>TRUE</text:p>
          </table:table-cell>
          <table:table-cell table:formula="of:=[.$I841]&gt;[.$A841]*[.$B84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formula="of:=SUMPRODUCT([.$C$1:.$H$1];[.$C842:.$H842])" office:value-type="float" office:value="1262" calcext:value-type="float">
            <text:p>1262</text:p>
          </table:table-cell>
          <table:table-cell table:formula="of:=ROUNDDOWN([.$A842]/3)*3*ROUNDDOWN([.$B842]/3)*3" office:value-type="float" office:value="1755" calcext:value-type="float">
            <text:p>1755</text:p>
          </table:table-cell>
          <table:table-cell table:formula="of:=[.$J842]&gt;=SUM([.$C842:.$H842])*9" office:value-type="boolean" office:boolean-value="true" calcext:value-type="boolean">
            <text:p>TRUE</text:p>
          </table:table-cell>
          <table:table-cell table:formula="of:=[.$I842]&gt;[.$A842]*[.$B84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formula="of:=SUMPRODUCT([.$C$1:.$H$1];[.$C843:.$H843])" office:value-type="float" office:value="1012" calcext:value-type="float">
            <text:p>1012</text:p>
          </table:table-cell>
          <table:table-cell table:formula="of:=ROUNDDOWN([.$A843]/3)*3*ROUNDDOWN([.$B843]/3)*3" office:value-type="float" office:value="1404" calcext:value-type="float">
            <text:p>1404</text:p>
          </table:table-cell>
          <table:table-cell table:formula="of:=[.$J843]&gt;=SUM([.$C843:.$H843])*9" office:value-type="boolean" office:boolean-value="true" calcext:value-type="boolean">
            <text:p>TRUE</text:p>
          </table:table-cell>
          <table:table-cell table:formula="of:=[.$I843]&gt;[.$A843]*[.$B84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table:formula="of:=SUMPRODUCT([.$C$1:.$H$1];[.$C844:.$H844])" office:value-type="float" office:value="1894" calcext:value-type="float">
            <text:p>1894</text:p>
          </table:table-cell>
          <table:table-cell table:formula="of:=ROUNDDOWN([.$A844]/3)*3*ROUNDDOWN([.$B844]/3)*3" office:value-type="float" office:value="1764" calcext:value-type="float">
            <text:p>1764</text:p>
          </table:table-cell>
          <table:table-cell table:formula="of:=[.$J844]&gt;=SUM([.$C844:.$H844])*9" office:value-type="boolean" office:boolean-value="false" calcext:value-type="boolean">
            <text:p>FALSE</text:p>
          </table:table-cell>
          <table:table-cell table:formula="of:=[.$I844]&gt;[.$A844]*[.$B84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SUMPRODUCT([.$C$1:.$H$1];[.$C845:.$H845])" office:value-type="float" office:value="1779" calcext:value-type="float">
            <text:p>1779</text:p>
          </table:table-cell>
          <table:table-cell table:formula="of:=ROUNDDOWN([.$A845]/3)*3*ROUNDDOWN([.$B845]/3)*3" office:value-type="float" office:value="1728" calcext:value-type="float">
            <text:p>1728</text:p>
          </table:table-cell>
          <table:table-cell table:formula="of:=[.$J845]&gt;=SUM([.$C845:.$H845])*9" office:value-type="boolean" office:boolean-value="false" calcext:value-type="boolean">
            <text:p>FALSE</text:p>
          </table:table-cell>
          <table:table-cell table:formula="of:=[.$I845]&gt;[.$A845]*[.$B84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formula="of:=SUMPRODUCT([.$C$1:.$H$1];[.$C846:.$H846])" office:value-type="float" office:value="1731" calcext:value-type="float">
            <text:p>1731</text:p>
          </table:table-cell>
          <table:table-cell table:formula="of:=ROUNDDOWN([.$A846]/3)*3*ROUNDDOWN([.$B846]/3)*3" office:value-type="float" office:value="1728" calcext:value-type="float">
            <text:p>1728</text:p>
          </table:table-cell>
          <table:table-cell table:formula="of:=[.$J846]&gt;=SUM([.$C846:.$H846])*9" office:value-type="boolean" office:boolean-value="false" calcext:value-type="boolean">
            <text:p>FALSE</text:p>
          </table:table-cell>
          <table:table-cell table:formula="of:=[.$I846]&gt;[.$A846]*[.$B84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formula="of:=SUMPRODUCT([.$C$1:.$H$1];[.$C847:.$H847])" office:value-type="float" office:value="1095" calcext:value-type="float">
            <text:p>1095</text:p>
          </table:table-cell>
          <table:table-cell table:formula="of:=ROUNDDOWN([.$A847]/3)*3*ROUNDDOWN([.$B847]/3)*3" office:value-type="float" office:value="1512" calcext:value-type="float">
            <text:p>1512</text:p>
          </table:table-cell>
          <table:table-cell table:formula="of:=[.$J847]&gt;=SUM([.$C847:.$H847])*9" office:value-type="boolean" office:boolean-value="true" calcext:value-type="boolean">
            <text:p>TRUE</text:p>
          </table:table-cell>
          <table:table-cell table:formula="of:=[.$I847]&gt;[.$A847]*[.$B84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formula="of:=SUMPRODUCT([.$C$1:.$H$1];[.$C848:.$H848])" office:value-type="float" office:value="1319" calcext:value-type="float">
            <text:p>1319</text:p>
          </table:table-cell>
          <table:table-cell table:formula="of:=ROUNDDOWN([.$A848]/3)*3*ROUNDDOWN([.$B848]/3)*3" office:value-type="float" office:value="1872" calcext:value-type="float">
            <text:p>1872</text:p>
          </table:table-cell>
          <table:table-cell table:formula="of:=[.$J848]&gt;=SUM([.$C848:.$H848])*9" office:value-type="boolean" office:boolean-value="true" calcext:value-type="boolean">
            <text:p>TRUE</text:p>
          </table:table-cell>
          <table:table-cell table:formula="of:=[.$I848]&gt;[.$A848]*[.$B84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SUMPRODUCT([.$C$1:.$H$1];[.$C849:.$H849])" office:value-type="float" office:value="1239" calcext:value-type="float">
            <text:p>1239</text:p>
          </table:table-cell>
          <table:table-cell table:formula="of:=ROUNDDOWN([.$A849]/3)*3*ROUNDDOWN([.$B849]/3)*3" office:value-type="float" office:value="1728" calcext:value-type="float">
            <text:p>1728</text:p>
          </table:table-cell>
          <table:table-cell table:formula="of:=[.$J849]&gt;=SUM([.$C849:.$H849])*9" office:value-type="boolean" office:boolean-value="true" calcext:value-type="boolean">
            <text:p>TRUE</text:p>
          </table:table-cell>
          <table:table-cell table:formula="of:=[.$I849]&gt;[.$A849]*[.$B84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SUMPRODUCT([.$C$1:.$H$1];[.$C850:.$H850])" office:value-type="float" office:value="924" calcext:value-type="float">
            <text:p>924</text:p>
          </table:table-cell>
          <table:table-cell table:formula="of:=ROUNDDOWN([.$A850]/3)*3*ROUNDDOWN([.$B850]/3)*3" office:value-type="float" office:value="1287" calcext:value-type="float">
            <text:p>1287</text:p>
          </table:table-cell>
          <table:table-cell table:formula="of:=[.$J850]&gt;=SUM([.$C850:.$H850])*9" office:value-type="boolean" office:boolean-value="true" calcext:value-type="boolean">
            <text:p>TRUE</text:p>
          </table:table-cell>
          <table:table-cell table:formula="of:=[.$I850]&gt;[.$A850]*[.$B85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formula="of:=SUMPRODUCT([.$C$1:.$H$1];[.$C851:.$H851])" office:value-type="float" office:value="1901" calcext:value-type="float">
            <text:p>1901</text:p>
          </table:table-cell>
          <table:table-cell table:formula="of:=ROUNDDOWN([.$A851]/3)*3*ROUNDDOWN([.$B851]/3)*3" office:value-type="float" office:value="1728" calcext:value-type="float">
            <text:p>1728</text:p>
          </table:table-cell>
          <table:table-cell table:formula="of:=[.$J851]&gt;=SUM([.$C851:.$H851])*9" office:value-type="boolean" office:boolean-value="false" calcext:value-type="boolean">
            <text:p>FALSE</text:p>
          </table:table-cell>
          <table:table-cell table:formula="of:=[.$I851]&gt;[.$A851]*[.$B85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formula="of:=SUMPRODUCT([.$C$1:.$H$1];[.$C852:.$H852])" office:value-type="float" office:value="2028" calcext:value-type="float">
            <text:p>2028</text:p>
          </table:table-cell>
          <table:table-cell table:formula="of:=ROUNDDOWN([.$A852]/3)*3*ROUNDDOWN([.$B852]/3)*3" office:value-type="float" office:value="2025" calcext:value-type="float">
            <text:p>2025</text:p>
          </table:table-cell>
          <table:table-cell table:formula="of:=[.$J852]&gt;=SUM([.$C852:.$H852])*9" office:value-type="boolean" office:boolean-value="false" calcext:value-type="boolean">
            <text:p>FALSE</text:p>
          </table:table-cell>
          <table:table-cell table:formula="of:=[.$I852]&gt;[.$A852]*[.$B85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formula="of:=SUMPRODUCT([.$C$1:.$H$1];[.$C853:.$H853])" office:value-type="float" office:value="1971" calcext:value-type="float">
            <text:p>1971</text:p>
          </table:table-cell>
          <table:table-cell table:formula="of:=ROUNDDOWN([.$A853]/3)*3*ROUNDDOWN([.$B853]/3)*3" office:value-type="float" office:value="1872" calcext:value-type="float">
            <text:p>1872</text:p>
          </table:table-cell>
          <table:table-cell table:formula="of:=[.$J853]&gt;=SUM([.$C853:.$H853])*9" office:value-type="boolean" office:boolean-value="false" calcext:value-type="boolean">
            <text:p>FALSE</text:p>
          </table:table-cell>
          <table:table-cell table:formula="of:=[.$I853]&gt;[.$A853]*[.$B85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formula="of:=SUMPRODUCT([.$C$1:.$H$1];[.$C854:.$H854])" office:value-type="float" office:value="1138" calcext:value-type="float">
            <text:p>1138</text:p>
          </table:table-cell>
          <table:table-cell table:formula="of:=ROUNDDOWN([.$A854]/3)*3*ROUNDDOWN([.$B854]/3)*3" office:value-type="float" office:value="1584" calcext:value-type="float">
            <text:p>1584</text:p>
          </table:table-cell>
          <table:table-cell table:formula="of:=[.$J854]&gt;=SUM([.$C854:.$H854])*9" office:value-type="boolean" office:boolean-value="true" calcext:value-type="boolean">
            <text:p>TRUE</text:p>
          </table:table-cell>
          <table:table-cell table:formula="of:=[.$I854]&gt;[.$A854]*[.$B85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SUMPRODUCT([.$C$1:.$H$1];[.$C855:.$H855])" office:value-type="float" office:value="1681" calcext:value-type="float">
            <text:p>1681</text:p>
          </table:table-cell>
          <table:table-cell table:formula="of:=ROUNDDOWN([.$A855]/3)*3*ROUNDDOWN([.$B855]/3)*3" office:value-type="float" office:value="2304" calcext:value-type="float">
            <text:p>2304</text:p>
          </table:table-cell>
          <table:table-cell table:formula="of:=[.$J855]&gt;=SUM([.$C855:.$H855])*9" office:value-type="boolean" office:boolean-value="true" calcext:value-type="boolean">
            <text:p>TRUE</text:p>
          </table:table-cell>
          <table:table-cell table:formula="of:=[.$I855]&gt;[.$A855]*[.$B85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formula="of:=SUMPRODUCT([.$C$1:.$H$1];[.$C856:.$H856])" office:value-type="float" office:value="1033" calcext:value-type="float">
            <text:p>1033</text:p>
          </table:table-cell>
          <table:table-cell table:formula="of:=ROUNDDOWN([.$A856]/3)*3*ROUNDDOWN([.$B856]/3)*3" office:value-type="float" office:value="1404" calcext:value-type="float">
            <text:p>1404</text:p>
          </table:table-cell>
          <table:table-cell table:formula="of:=[.$J856]&gt;=SUM([.$C856:.$H856])*9" office:value-type="boolean" office:boolean-value="true" calcext:value-type="boolean">
            <text:p>TRUE</text:p>
          </table:table-cell>
          <table:table-cell table:formula="of:=[.$I856]&gt;[.$A856]*[.$B85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formula="of:=SUMPRODUCT([.$C$1:.$H$1];[.$C857:.$H857])" office:value-type="float" office:value="1097" calcext:value-type="float">
            <text:p>1097</text:p>
          </table:table-cell>
          <table:table-cell table:formula="of:=ROUNDDOWN([.$A857]/3)*3*ROUNDDOWN([.$B857]/3)*3" office:value-type="float" office:value="1512" calcext:value-type="float">
            <text:p>1512</text:p>
          </table:table-cell>
          <table:table-cell table:formula="of:=[.$J857]&gt;=SUM([.$C857:.$H857])*9" office:value-type="boolean" office:boolean-value="true" calcext:value-type="boolean">
            <text:p>TRUE</text:p>
          </table:table-cell>
          <table:table-cell table:formula="of:=[.$I857]&gt;[.$A857]*[.$B85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formula="of:=SUMPRODUCT([.$C$1:.$H$1];[.$C858:.$H858])" office:value-type="float" office:value="1467" calcext:value-type="float">
            <text:p>1467</text:p>
          </table:table-cell>
          <table:table-cell table:formula="of:=ROUNDDOWN([.$A858]/3)*3*ROUNDDOWN([.$B858]/3)*3" office:value-type="float" office:value="2025" calcext:value-type="float">
            <text:p>2025</text:p>
          </table:table-cell>
          <table:table-cell table:formula="of:=[.$J858]&gt;=SUM([.$C858:.$H858])*9" office:value-type="boolean" office:boolean-value="true" calcext:value-type="boolean">
            <text:p>TRUE</text:p>
          </table:table-cell>
          <table:table-cell table:formula="of:=[.$I858]&gt;[.$A858]*[.$B85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SUMPRODUCT([.$C$1:.$H$1];[.$C859:.$H859])" office:value-type="float" office:value="1767" calcext:value-type="float">
            <text:p>1767</text:p>
          </table:table-cell>
          <table:table-cell table:formula="of:=ROUNDDOWN([.$A859]/3)*3*ROUNDDOWN([.$B859]/3)*3" office:value-type="float" office:value="1728" calcext:value-type="float">
            <text:p>1728</text:p>
          </table:table-cell>
          <table:table-cell table:formula="of:=[.$J859]&gt;=SUM([.$C859:.$H859])*9" office:value-type="boolean" office:boolean-value="false" calcext:value-type="boolean">
            <text:p>FALSE</text:p>
          </table:table-cell>
          <table:table-cell table:formula="of:=[.$I859]&gt;[.$A859]*[.$B85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SUMPRODUCT([.$C$1:.$H$1];[.$C860:.$H860])" office:value-type="float" office:value="1090" calcext:value-type="float">
            <text:p>1090</text:p>
          </table:table-cell>
          <table:table-cell table:formula="of:=ROUNDDOWN([.$A860]/3)*3*ROUNDDOWN([.$B860]/3)*3" office:value-type="float" office:value="1512" calcext:value-type="float">
            <text:p>1512</text:p>
          </table:table-cell>
          <table:table-cell table:formula="of:=[.$J860]&gt;=SUM([.$C860:.$H860])*9" office:value-type="boolean" office:boolean-value="true" calcext:value-type="boolean">
            <text:p>TRUE</text:p>
          </table:table-cell>
          <table:table-cell table:formula="of:=[.$I860]&gt;[.$A860]*[.$B86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formula="of:=SUMPRODUCT([.$C$1:.$H$1];[.$C861:.$H861])" office:value-type="float" office:value="2503" calcext:value-type="float">
            <text:p>2503</text:p>
          </table:table-cell>
          <table:table-cell table:formula="of:=ROUNDDOWN([.$A861]/3)*3*ROUNDDOWN([.$B861]/3)*3" office:value-type="float" office:value="2304" calcext:value-type="float">
            <text:p>2304</text:p>
          </table:table-cell>
          <table:table-cell table:formula="of:=[.$J861]&gt;=SUM([.$C861:.$H861])*9" office:value-type="boolean" office:boolean-value="false" calcext:value-type="boolean">
            <text:p>FALSE</text:p>
          </table:table-cell>
          <table:table-cell table:formula="of:=[.$I861]&gt;[.$A861]*[.$B86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formula="of:=SUMPRODUCT([.$C$1:.$H$1];[.$C862:.$H862])" office:value-type="float" office:value="1557" calcext:value-type="float">
            <text:p>1557</text:p>
          </table:table-cell>
          <table:table-cell table:formula="of:=ROUNDDOWN([.$A862]/3)*3*ROUNDDOWN([.$B862]/3)*3" office:value-type="float" office:value="1512" calcext:value-type="float">
            <text:p>1512</text:p>
          </table:table-cell>
          <table:table-cell table:formula="of:=[.$J862]&gt;=SUM([.$C862:.$H862])*9" office:value-type="boolean" office:boolean-value="false" calcext:value-type="boolean">
            <text:p>FALSE</text:p>
          </table:table-cell>
          <table:table-cell table:formula="of:=[.$I862]&gt;[.$A862]*[.$B86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table:formula="of:=SUMPRODUCT([.$C$1:.$H$1];[.$C863:.$H863])" office:value-type="float" office:value="1891" calcext:value-type="float">
            <text:p>1891</text:p>
          </table:table-cell>
          <table:table-cell table:formula="of:=ROUNDDOWN([.$A863]/3)*3*ROUNDDOWN([.$B863]/3)*3" office:value-type="float" office:value="1890" calcext:value-type="float">
            <text:p>1890</text:p>
          </table:table-cell>
          <table:table-cell table:formula="of:=[.$J863]&gt;=SUM([.$C863:.$H863])*9" office:value-type="boolean" office:boolean-value="false" calcext:value-type="boolean">
            <text:p>FALSE</text:p>
          </table:table-cell>
          <table:table-cell table:formula="of:=[.$I863]&gt;[.$A863]*[.$B86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formula="of:=SUMPRODUCT([.$C$1:.$H$1];[.$C864:.$H864])" office:value-type="float" office:value="1731" calcext:value-type="float">
            <text:p>1731</text:p>
          </table:table-cell>
          <table:table-cell table:formula="of:=ROUNDDOWN([.$A864]/3)*3*ROUNDDOWN([.$B864]/3)*3" office:value-type="float" office:value="1728" calcext:value-type="float">
            <text:p>1728</text:p>
          </table:table-cell>
          <table:table-cell table:formula="of:=[.$J864]&gt;=SUM([.$C864:.$H864])*9" office:value-type="boolean" office:boolean-value="false" calcext:value-type="boolean">
            <text:p>FALSE</text:p>
          </table:table-cell>
          <table:table-cell table:formula="of:=[.$I864]&gt;[.$A864]*[.$B86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table:formula="of:=SUMPRODUCT([.$C$1:.$H$1];[.$C865:.$H865])" office:value-type="float" office:value="1962" calcext:value-type="float">
            <text:p>1962</text:p>
          </table:table-cell>
          <table:table-cell table:formula="of:=ROUNDDOWN([.$A865]/3)*3*ROUNDDOWN([.$B865]/3)*3" office:value-type="float" office:value="1872" calcext:value-type="float">
            <text:p>1872</text:p>
          </table:table-cell>
          <table:table-cell table:formula="of:=[.$J865]&gt;=SUM([.$C865:.$H865])*9" office:value-type="boolean" office:boolean-value="false" calcext:value-type="boolean">
            <text:p>FALSE</text:p>
          </table:table-cell>
          <table:table-cell table:formula="of:=[.$I865]&gt;[.$A865]*[.$B86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formula="of:=SUMPRODUCT([.$C$1:.$H$1];[.$C866:.$H866])" office:value-type="float" office:value="1640" calcext:value-type="float">
            <text:p>1640</text:p>
          </table:table-cell>
          <table:table-cell table:formula="of:=ROUNDDOWN([.$A866]/3)*3*ROUNDDOWN([.$B866]/3)*3" office:value-type="float" office:value="2304" calcext:value-type="float">
            <text:p>2304</text:p>
          </table:table-cell>
          <table:table-cell table:formula="of:=[.$J866]&gt;=SUM([.$C866:.$H866])*9" office:value-type="boolean" office:boolean-value="true" calcext:value-type="boolean">
            <text:p>TRUE</text:p>
          </table:table-cell>
          <table:table-cell table:formula="of:=[.$I866]&gt;[.$A866]*[.$B86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SUMPRODUCT([.$C$1:.$H$1];[.$C867:.$H867])" office:value-type="float" office:value="923" calcext:value-type="float">
            <text:p>923</text:p>
          </table:table-cell>
          <table:table-cell table:formula="of:=ROUNDDOWN([.$A867]/3)*3*ROUNDDOWN([.$B867]/3)*3" office:value-type="float" office:value="1296" calcext:value-type="float">
            <text:p>1296</text:p>
          </table:table-cell>
          <table:table-cell table:formula="of:=[.$J867]&gt;=SUM([.$C867:.$H867])*9" office:value-type="boolean" office:boolean-value="true" calcext:value-type="boolean">
            <text:p>TRUE</text:p>
          </table:table-cell>
          <table:table-cell table:formula="of:=[.$I867]&gt;[.$A867]*[.$B86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formula="of:=SUMPRODUCT([.$C$1:.$H$1];[.$C868:.$H868])" office:value-type="float" office:value="1259" calcext:value-type="float">
            <text:p>1259</text:p>
          </table:table-cell>
          <table:table-cell table:formula="of:=ROUNDDOWN([.$A868]/3)*3*ROUNDDOWN([.$B868]/3)*3" office:value-type="float" office:value="1755" calcext:value-type="float">
            <text:p>1755</text:p>
          </table:table-cell>
          <table:table-cell table:formula="of:=[.$J868]&gt;=SUM([.$C868:.$H868])*9" office:value-type="boolean" office:boolean-value="true" calcext:value-type="boolean">
            <text:p>TRUE</text:p>
          </table:table-cell>
          <table:table-cell table:formula="of:=[.$I868]&gt;[.$A868]*[.$B86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SUMPRODUCT([.$C$1:.$H$1];[.$C869:.$H869])" office:value-type="float" office:value="2306" calcext:value-type="float">
            <text:p>2306</text:p>
          </table:table-cell>
          <table:table-cell table:formula="of:=ROUNDDOWN([.$A869]/3)*3*ROUNDDOWN([.$B869]/3)*3" office:value-type="float" office:value="2304" calcext:value-type="float">
            <text:p>2304</text:p>
          </table:table-cell>
          <table:table-cell table:formula="of:=[.$J869]&gt;=SUM([.$C869:.$H869])*9" office:value-type="boolean" office:boolean-value="false" calcext:value-type="boolean">
            <text:p>FALSE</text:p>
          </table:table-cell>
          <table:table-cell table:formula="of:=[.$I869]&gt;[.$A869]*[.$B86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SUMPRODUCT([.$C$1:.$H$1];[.$C870:.$H870])" office:value-type="float" office:value="1164" calcext:value-type="float">
            <text:p>1164</text:p>
          </table:table-cell>
          <table:table-cell table:formula="of:=ROUNDDOWN([.$A870]/3)*3*ROUNDDOWN([.$B870]/3)*3" office:value-type="float" office:value="1638" calcext:value-type="float">
            <text:p>1638</text:p>
          </table:table-cell>
          <table:table-cell table:formula="of:=[.$J870]&gt;=SUM([.$C870:.$H870])*9" office:value-type="boolean" office:boolean-value="true" calcext:value-type="boolean">
            <text:p>TRUE</text:p>
          </table:table-cell>
          <table:table-cell table:formula="of:=[.$I870]&gt;[.$A870]*[.$B87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table:formula="of:=SUMPRODUCT([.$C$1:.$H$1];[.$C871:.$H871])" office:value-type="float" office:value="1363" calcext:value-type="float">
            <text:p>1363</text:p>
          </table:table-cell>
          <table:table-cell table:formula="of:=ROUNDDOWN([.$A871]/3)*3*ROUNDDOWN([.$B871]/3)*3" office:value-type="float" office:value="1890" calcext:value-type="float">
            <text:p>1890</text:p>
          </table:table-cell>
          <table:table-cell table:formula="of:=[.$J871]&gt;=SUM([.$C871:.$H871])*9" office:value-type="boolean" office:boolean-value="true" calcext:value-type="boolean">
            <text:p>TRUE</text:p>
          </table:table-cell>
          <table:table-cell table:formula="of:=[.$I871]&gt;[.$A871]*[.$B87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formula="of:=SUMPRODUCT([.$C$1:.$H$1];[.$C872:.$H872])" office:value-type="float" office:value="1353" calcext:value-type="float">
            <text:p>1353</text:p>
          </table:table-cell>
          <table:table-cell table:formula="of:=ROUNDDOWN([.$A872]/3)*3*ROUNDDOWN([.$B872]/3)*3" office:value-type="float" office:value="1872" calcext:value-type="float">
            <text:p>1872</text:p>
          </table:table-cell>
          <table:table-cell table:formula="of:=[.$J872]&gt;=SUM([.$C872:.$H872])*9" office:value-type="boolean" office:boolean-value="true" calcext:value-type="boolean">
            <text:p>TRUE</text:p>
          </table:table-cell>
          <table:table-cell table:formula="of:=[.$I872]&gt;[.$A872]*[.$B87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formula="of:=SUMPRODUCT([.$C$1:.$H$1];[.$C873:.$H873])" office:value-type="float" office:value="1256" calcext:value-type="float">
            <text:p>1256</text:p>
          </table:table-cell>
          <table:table-cell table:formula="of:=ROUNDDOWN([.$A873]/3)*3*ROUNDDOWN([.$B873]/3)*3" office:value-type="float" office:value="1755" calcext:value-type="float">
            <text:p>1755</text:p>
          </table:table-cell>
          <table:table-cell table:formula="of:=[.$J873]&gt;=SUM([.$C873:.$H873])*9" office:value-type="boolean" office:boolean-value="true" calcext:value-type="boolean">
            <text:p>TRUE</text:p>
          </table:table-cell>
          <table:table-cell table:formula="of:=[.$I873]&gt;[.$A873]*[.$B87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formula="of:=SUMPRODUCT([.$C$1:.$H$1];[.$C874:.$H874])" office:value-type="float" office:value="1224" calcext:value-type="float">
            <text:p>1224</text:p>
          </table:table-cell>
          <table:table-cell table:formula="of:=ROUNDDOWN([.$A874]/3)*3*ROUNDDOWN([.$B874]/3)*3" office:value-type="float" office:value="1728" calcext:value-type="float">
            <text:p>1728</text:p>
          </table:table-cell>
          <table:table-cell table:formula="of:=[.$J874]&gt;=SUM([.$C874:.$H874])*9" office:value-type="boolean" office:boolean-value="true" calcext:value-type="boolean">
            <text:p>TRUE</text:p>
          </table:table-cell>
          <table:table-cell table:formula="of:=[.$I874]&gt;[.$A874]*[.$B87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formula="of:=SUMPRODUCT([.$C$1:.$H$1];[.$C875:.$H875])" office:value-type="float" office:value="1440" calcext:value-type="float">
            <text:p>1440</text:p>
          </table:table-cell>
          <table:table-cell table:formula="of:=ROUNDDOWN([.$A875]/3)*3*ROUNDDOWN([.$B875]/3)*3" office:value-type="float" office:value="2016" calcext:value-type="float">
            <text:p>2016</text:p>
          </table:table-cell>
          <table:table-cell table:formula="of:=[.$J875]&gt;=SUM([.$C875:.$H875])*9" office:value-type="boolean" office:boolean-value="true" calcext:value-type="boolean">
            <text:p>TRUE</text:p>
          </table:table-cell>
          <table:table-cell table:formula="of:=[.$I875]&gt;[.$A875]*[.$B87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formula="of:=SUMPRODUCT([.$C$1:.$H$1];[.$C876:.$H876])" office:value-type="float" office:value="2258" calcext:value-type="float">
            <text:p>2258</text:p>
          </table:table-cell>
          <table:table-cell table:formula="of:=ROUNDDOWN([.$A876]/3)*3*ROUNDDOWN([.$B876]/3)*3" office:value-type="float" office:value="2160" calcext:value-type="float">
            <text:p>2160</text:p>
          </table:table-cell>
          <table:table-cell table:formula="of:=[.$J876]&gt;=SUM([.$C876:.$H876])*9" office:value-type="boolean" office:boolean-value="false" calcext:value-type="boolean">
            <text:p>FALSE</text:p>
          </table:table-cell>
          <table:table-cell table:formula="of:=[.$I876]&gt;[.$A876]*[.$B87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SUMPRODUCT([.$C$1:.$H$1];[.$C877:.$H877])" office:value-type="float" office:value="913" calcext:value-type="float">
            <text:p>913</text:p>
          </table:table-cell>
          <table:table-cell table:formula="of:=ROUNDDOWN([.$A877]/3)*3*ROUNDDOWN([.$B877]/3)*3" office:value-type="float" office:value="1287" calcext:value-type="float">
            <text:p>1287</text:p>
          </table:table-cell>
          <table:table-cell table:formula="of:=[.$J877]&gt;=SUM([.$C877:.$H877])*9" office:value-type="boolean" office:boolean-value="true" calcext:value-type="boolean">
            <text:p>TRUE</text:p>
          </table:table-cell>
          <table:table-cell table:formula="of:=[.$I877]&gt;[.$A877]*[.$B87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SUMPRODUCT([.$C$1:.$H$1];[.$C878:.$H878])" office:value-type="float" office:value="1004" calcext:value-type="float">
            <text:p>1004</text:p>
          </table:table-cell>
          <table:table-cell table:formula="of:=ROUNDDOWN([.$A878]/3)*3*ROUNDDOWN([.$B878]/3)*3" office:value-type="float" office:value="1404" calcext:value-type="float">
            <text:p>1404</text:p>
          </table:table-cell>
          <table:table-cell table:formula="of:=[.$J878]&gt;=SUM([.$C878:.$H878])*9" office:value-type="boolean" office:boolean-value="true" calcext:value-type="boolean">
            <text:p>TRUE</text:p>
          </table:table-cell>
          <table:table-cell table:formula="of:=[.$I878]&gt;[.$A878]*[.$B87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table:formula="of:=SUMPRODUCT([.$C$1:.$H$1];[.$C879:.$H879])" office:value-type="float" office:value="2351" calcext:value-type="float">
            <text:p>2351</text:p>
          </table:table-cell>
          <table:table-cell table:formula="of:=ROUNDDOWN([.$A879]/3)*3*ROUNDDOWN([.$B879]/3)*3" office:value-type="float" office:value="2160" calcext:value-type="float">
            <text:p>2160</text:p>
          </table:table-cell>
          <table:table-cell table:formula="of:=[.$J879]&gt;=SUM([.$C879:.$H879])*9" office:value-type="boolean" office:boolean-value="false" calcext:value-type="boolean">
            <text:p>FALSE</text:p>
          </table:table-cell>
          <table:table-cell table:formula="of:=[.$I879]&gt;[.$A879]*[.$B87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formula="of:=SUMPRODUCT([.$C$1:.$H$1];[.$C880:.$H880])" office:value-type="float" office:value="1179" calcext:value-type="float">
            <text:p>1179</text:p>
          </table:table-cell>
          <table:table-cell table:formula="of:=ROUNDDOWN([.$A880]/3)*3*ROUNDDOWN([.$B880]/3)*3" office:value-type="float" office:value="1638" calcext:value-type="float">
            <text:p>1638</text:p>
          </table:table-cell>
          <table:table-cell table:formula="of:=[.$J880]&gt;=SUM([.$C880:.$H880])*9" office:value-type="boolean" office:boolean-value="true" calcext:value-type="boolean">
            <text:p>TRUE</text:p>
          </table:table-cell>
          <table:table-cell table:formula="of:=[.$I880]&gt;[.$A880]*[.$B88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formula="of:=SUMPRODUCT([.$C$1:.$H$1];[.$C881:.$H881])" office:value-type="float" office:value="1337" calcext:value-type="float">
            <text:p>1337</text:p>
          </table:table-cell>
          <table:table-cell table:formula="of:=ROUNDDOWN([.$A881]/3)*3*ROUNDDOWN([.$B881]/3)*3" office:value-type="float" office:value="1872" calcext:value-type="float">
            <text:p>1872</text:p>
          </table:table-cell>
          <table:table-cell table:formula="of:=[.$J881]&gt;=SUM([.$C881:.$H881])*9" office:value-type="boolean" office:boolean-value="true" calcext:value-type="boolean">
            <text:p>TRUE</text:p>
          </table:table-cell>
          <table:table-cell table:formula="of:=[.$I881]&gt;[.$A881]*[.$B88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table:formula="of:=SUMPRODUCT([.$C$1:.$H$1];[.$C882:.$H882])" office:value-type="float" office:value="1353" calcext:value-type="float">
            <text:p>1353</text:p>
          </table:table-cell>
          <table:table-cell table:formula="of:=ROUNDDOWN([.$A882]/3)*3*ROUNDDOWN([.$B882]/3)*3" office:value-type="float" office:value="1890" calcext:value-type="float">
            <text:p>1890</text:p>
          </table:table-cell>
          <table:table-cell table:formula="of:=[.$J882]&gt;=SUM([.$C882:.$H882])*9" office:value-type="boolean" office:boolean-value="true" calcext:value-type="boolean">
            <text:p>TRUE</text:p>
          </table:table-cell>
          <table:table-cell table:formula="of:=[.$I882]&gt;[.$A882]*[.$B88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SUMPRODUCT([.$C$1:.$H$1];[.$C883:.$H883])" office:value-type="float" office:value="850" calcext:value-type="float">
            <text:p>850</text:p>
          </table:table-cell>
          <table:table-cell table:formula="of:=ROUNDDOWN([.$A883]/3)*3*ROUNDDOWN([.$B883]/3)*3" office:value-type="float" office:value="1188" calcext:value-type="float">
            <text:p>1188</text:p>
          </table:table-cell>
          <table:table-cell table:formula="of:=[.$J883]&gt;=SUM([.$C883:.$H883])*9" office:value-type="boolean" office:boolean-value="true" calcext:value-type="boolean">
            <text:p>TRUE</text:p>
          </table:table-cell>
          <table:table-cell table:formula="of:=[.$I883]&gt;[.$A883]*[.$B88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formula="of:=SUMPRODUCT([.$C$1:.$H$1];[.$C884:.$H884])" office:value-type="float" office:value="1462" calcext:value-type="float">
            <text:p>1462</text:p>
          </table:table-cell>
          <table:table-cell table:formula="of:=ROUNDDOWN([.$A884]/3)*3*ROUNDDOWN([.$B884]/3)*3" office:value-type="float" office:value="2016" calcext:value-type="float">
            <text:p>2016</text:p>
          </table:table-cell>
          <table:table-cell table:formula="of:=[.$J884]&gt;=SUM([.$C884:.$H884])*9" office:value-type="boolean" office:boolean-value="true" calcext:value-type="boolean">
            <text:p>TRUE</text:p>
          </table:table-cell>
          <table:table-cell table:formula="of:=[.$I884]&gt;[.$A884]*[.$B88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table:formula="of:=SUMPRODUCT([.$C$1:.$H$1];[.$C885:.$H885])" office:value-type="float" office:value="1921" calcext:value-type="float">
            <text:p>1921</text:p>
          </table:table-cell>
          <table:table-cell table:formula="of:=ROUNDDOWN([.$A885]/3)*3*ROUNDDOWN([.$B885]/3)*3" office:value-type="float" office:value="1872" calcext:value-type="float">
            <text:p>1872</text:p>
          </table:table-cell>
          <table:table-cell table:formula="of:=[.$J885]&gt;=SUM([.$C885:.$H885])*9" office:value-type="boolean" office:boolean-value="false" calcext:value-type="boolean">
            <text:p>FALSE</text:p>
          </table:table-cell>
          <table:table-cell table:formula="of:=[.$I885]&gt;[.$A885]*[.$B88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table:formula="of:=SUMPRODUCT([.$C$1:.$H$1];[.$C886:.$H886])" office:value-type="float" office:value="2152" calcext:value-type="float">
            <text:p>2152</text:p>
          </table:table-cell>
          <table:table-cell table:formula="of:=ROUNDDOWN([.$A886]/3)*3*ROUNDDOWN([.$B886]/3)*3" office:value-type="float" office:value="2016" calcext:value-type="float">
            <text:p>2016</text:p>
          </table:table-cell>
          <table:table-cell table:formula="of:=[.$J886]&gt;=SUM([.$C886:.$H886])*9" office:value-type="boolean" office:boolean-value="false" calcext:value-type="boolean">
            <text:p>FALSE</text:p>
          </table:table-cell>
          <table:table-cell table:formula="of:=[.$I886]&gt;[.$A886]*[.$B88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formula="of:=SUMPRODUCT([.$C$1:.$H$1];[.$C887:.$H887])" office:value-type="float" office:value="1740" calcext:value-type="float">
            <text:p>1740</text:p>
          </table:table-cell>
          <table:table-cell table:formula="of:=ROUNDDOWN([.$A887]/3)*3*ROUNDDOWN([.$B887]/3)*3" office:value-type="float" office:value="1620" calcext:value-type="float">
            <text:p>1620</text:p>
          </table:table-cell>
          <table:table-cell table:formula="of:=[.$J887]&gt;=SUM([.$C887:.$H887])*9" office:value-type="boolean" office:boolean-value="false" calcext:value-type="boolean">
            <text:p>FALSE</text:p>
          </table:table-cell>
          <table:table-cell table:formula="of:=[.$I887]&gt;[.$A887]*[.$B88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formula="of:=SUMPRODUCT([.$C$1:.$H$1];[.$C888:.$H888])" office:value-type="float" office:value="1012" calcext:value-type="float">
            <text:p>1012</text:p>
          </table:table-cell>
          <table:table-cell table:formula="of:=ROUNDDOWN([.$A888]/3)*3*ROUNDDOWN([.$B888]/3)*3" office:value-type="float" office:value="1404" calcext:value-type="float">
            <text:p>1404</text:p>
          </table:table-cell>
          <table:table-cell table:formula="of:=[.$J888]&gt;=SUM([.$C888:.$H888])*9" office:value-type="boolean" office:boolean-value="true" calcext:value-type="boolean">
            <text:p>TRUE</text:p>
          </table:table-cell>
          <table:table-cell table:formula="of:=[.$I888]&gt;[.$A888]*[.$B88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formula="of:=SUMPRODUCT([.$C$1:.$H$1];[.$C889:.$H889])" office:value-type="float" office:value="2161" calcext:value-type="float">
            <text:p>2161</text:p>
          </table:table-cell>
          <table:table-cell table:formula="of:=ROUNDDOWN([.$A889]/3)*3*ROUNDDOWN([.$B889]/3)*3" office:value-type="float" office:value="2160" calcext:value-type="float">
            <text:p>2160</text:p>
          </table:table-cell>
          <table:table-cell table:formula="of:=[.$J889]&gt;=SUM([.$C889:.$H889])*9" office:value-type="boolean" office:boolean-value="false" calcext:value-type="boolean">
            <text:p>FALSE</text:p>
          </table:table-cell>
          <table:table-cell table:formula="of:=[.$I889]&gt;[.$A889]*[.$B88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table:formula="of:=SUMPRODUCT([.$C$1:.$H$1];[.$C890:.$H890])" office:value-type="float" office:value="2402" calcext:value-type="float">
            <text:p>2402</text:p>
          </table:table-cell>
          <table:table-cell table:formula="of:=ROUNDDOWN([.$A890]/3)*3*ROUNDDOWN([.$B890]/3)*3" office:value-type="float" office:value="2304" calcext:value-type="float">
            <text:p>2304</text:p>
          </table:table-cell>
          <table:table-cell table:formula="of:=[.$J890]&gt;=SUM([.$C890:.$H890])*9" office:value-type="boolean" office:boolean-value="false" calcext:value-type="boolean">
            <text:p>FALSE</text:p>
          </table:table-cell>
          <table:table-cell table:formula="of:=[.$I890]&gt;[.$A890]*[.$B89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SUMPRODUCT([.$C$1:.$H$1];[.$C891:.$H891])" office:value-type="float" office:value="1162" calcext:value-type="float">
            <text:p>1162</text:p>
          </table:table-cell>
          <table:table-cell table:formula="of:=ROUNDDOWN([.$A891]/3)*3*ROUNDDOWN([.$B891]/3)*3" office:value-type="float" office:value="1584" calcext:value-type="float">
            <text:p>1584</text:p>
          </table:table-cell>
          <table:table-cell table:formula="of:=[.$J891]&gt;=SUM([.$C891:.$H891])*9" office:value-type="boolean" office:boolean-value="true" calcext:value-type="boolean">
            <text:p>TRUE</text:p>
          </table:table-cell>
          <table:table-cell table:formula="of:=[.$I891]&gt;[.$A891]*[.$B89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formula="of:=SUMPRODUCT([.$C$1:.$H$1];[.$C892:.$H892])" office:value-type="float" office:value="1263" calcext:value-type="float">
            <text:p>1263</text:p>
          </table:table-cell>
          <table:table-cell table:formula="of:=ROUNDDOWN([.$A892]/3)*3*ROUNDDOWN([.$B892]/3)*3" office:value-type="float" office:value="1755" calcext:value-type="float">
            <text:p>1755</text:p>
          </table:table-cell>
          <table:table-cell table:formula="of:=[.$J892]&gt;=SUM([.$C892:.$H892])*9" office:value-type="boolean" office:boolean-value="true" calcext:value-type="boolean">
            <text:p>TRUE</text:p>
          </table:table-cell>
          <table:table-cell table:formula="of:=[.$I892]&gt;[.$A892]*[.$B89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formula="of:=SUMPRODUCT([.$C$1:.$H$1];[.$C893:.$H893])" office:value-type="float" office:value="1348" calcext:value-type="float">
            <text:p>1348</text:p>
          </table:table-cell>
          <table:table-cell table:formula="of:=ROUNDDOWN([.$A893]/3)*3*ROUNDDOWN([.$B893]/3)*3" office:value-type="float" office:value="1890" calcext:value-type="float">
            <text:p>1890</text:p>
          </table:table-cell>
          <table:table-cell table:formula="of:=[.$J893]&gt;=SUM([.$C893:.$H893])*9" office:value-type="boolean" office:boolean-value="true" calcext:value-type="boolean">
            <text:p>TRUE</text:p>
          </table:table-cell>
          <table:table-cell table:formula="of:=[.$I893]&gt;[.$A893]*[.$B89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formula="of:=SUMPRODUCT([.$C$1:.$H$1];[.$C894:.$H894])" office:value-type="float" office:value="1253" calcext:value-type="float">
            <text:p>1253</text:p>
          </table:table-cell>
          <table:table-cell table:formula="of:=ROUNDDOWN([.$A894]/3)*3*ROUNDDOWN([.$B894]/3)*3" office:value-type="float" office:value="1728" calcext:value-type="float">
            <text:p>1728</text:p>
          </table:table-cell>
          <table:table-cell table:formula="of:=[.$J894]&gt;=SUM([.$C894:.$H894])*9" office:value-type="boolean" office:boolean-value="true" calcext:value-type="boolean">
            <text:p>TRUE</text:p>
          </table:table-cell>
          <table:table-cell table:formula="of:=[.$I894]&gt;[.$A894]*[.$B89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formula="of:=SUMPRODUCT([.$C$1:.$H$1];[.$C895:.$H895])" office:value-type="float" office:value="1018" calcext:value-type="float">
            <text:p>1018</text:p>
          </table:table-cell>
          <table:table-cell table:formula="of:=ROUNDDOWN([.$A895]/3)*3*ROUNDDOWN([.$B895]/3)*3" office:value-type="float" office:value="1404" calcext:value-type="float">
            <text:p>1404</text:p>
          </table:table-cell>
          <table:table-cell table:formula="of:=[.$J895]&gt;=SUM([.$C895:.$H895])*9" office:value-type="boolean" office:boolean-value="true" calcext:value-type="boolean">
            <text:p>TRUE</text:p>
          </table:table-cell>
          <table:table-cell table:formula="of:=[.$I895]&gt;[.$A895]*[.$B89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formula="of:=SUMPRODUCT([.$C$1:.$H$1];[.$C896:.$H896])" office:value-type="float" office:value="1767" calcext:value-type="float">
            <text:p>1767</text:p>
          </table:table-cell>
          <table:table-cell table:formula="of:=ROUNDDOWN([.$A896]/3)*3*ROUNDDOWN([.$B896]/3)*3" office:value-type="float" office:value="1728" calcext:value-type="float">
            <text:p>1728</text:p>
          </table:table-cell>
          <table:table-cell table:formula="of:=[.$J896]&gt;=SUM([.$C896:.$H896])*9" office:value-type="boolean" office:boolean-value="false" calcext:value-type="boolean">
            <text:p>FALSE</text:p>
          </table:table-cell>
          <table:table-cell table:formula="of:=[.$I896]&gt;[.$A896]*[.$B89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formula="of:=SUMPRODUCT([.$C$1:.$H$1];[.$C897:.$H897])" office:value-type="float" office:value="1251" calcext:value-type="float">
            <text:p>1251</text:p>
          </table:table-cell>
          <table:table-cell table:formula="of:=ROUNDDOWN([.$A897]/3)*3*ROUNDDOWN([.$B897]/3)*3" office:value-type="float" office:value="1728" calcext:value-type="float">
            <text:p>1728</text:p>
          </table:table-cell>
          <table:table-cell table:formula="of:=[.$J897]&gt;=SUM([.$C897:.$H897])*9" office:value-type="boolean" office:boolean-value="true" calcext:value-type="boolean">
            <text:p>TRUE</text:p>
          </table:table-cell>
          <table:table-cell table:formula="of:=[.$I897]&gt;[.$A897]*[.$B89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formula="of:=SUMPRODUCT([.$C$1:.$H$1];[.$C898:.$H898])" office:value-type="float" office:value="1084" calcext:value-type="float">
            <text:p>1084</text:p>
          </table:table-cell>
          <table:table-cell table:formula="of:=ROUNDDOWN([.$A898]/3)*3*ROUNDDOWN([.$B898]/3)*3" office:value-type="float" office:value="1512" calcext:value-type="float">
            <text:p>1512</text:p>
          </table:table-cell>
          <table:table-cell table:formula="of:=[.$J898]&gt;=SUM([.$C898:.$H898])*9" office:value-type="boolean" office:boolean-value="true" calcext:value-type="boolean">
            <text:p>TRUE</text:p>
          </table:table-cell>
          <table:table-cell table:formula="of:=[.$I898]&gt;[.$A898]*[.$B89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formula="of:=SUMPRODUCT([.$C$1:.$H$1];[.$C899:.$H899])" office:value-type="float" office:value="1407" calcext:value-type="float">
            <text:p>1407</text:p>
          </table:table-cell>
          <table:table-cell table:formula="of:=ROUNDDOWN([.$A899]/3)*3*ROUNDDOWN([.$B899]/3)*3" office:value-type="float" office:value="1404" calcext:value-type="float">
            <text:p>1404</text:p>
          </table:table-cell>
          <table:table-cell table:formula="of:=[.$J899]&gt;=SUM([.$C899:.$H899])*9" office:value-type="boolean" office:boolean-value="false" calcext:value-type="boolean">
            <text:p>FALSE</text:p>
          </table:table-cell>
          <table:table-cell table:formula="of:=[.$I899]&gt;[.$A899]*[.$B89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formula="of:=SUMPRODUCT([.$C$1:.$H$1];[.$C900:.$H900])" office:value-type="float" office:value="1096" calcext:value-type="float">
            <text:p>1096</text:p>
          </table:table-cell>
          <table:table-cell table:formula="of:=ROUNDDOWN([.$A900]/3)*3*ROUNDDOWN([.$B900]/3)*3" office:value-type="float" office:value="1521" calcext:value-type="float">
            <text:p>1521</text:p>
          </table:table-cell>
          <table:table-cell table:formula="of:=[.$J900]&gt;=SUM([.$C900:.$H900])*9" office:value-type="boolean" office:boolean-value="true" calcext:value-type="boolean">
            <text:p>TRUE</text:p>
          </table:table-cell>
          <table:table-cell table:formula="of:=[.$I900]&gt;[.$A900]*[.$B90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SUMPRODUCT([.$C$1:.$H$1];[.$C901:.$H901])" office:value-type="float" office:value="1177" calcext:value-type="float">
            <text:p>1177</text:p>
          </table:table-cell>
          <table:table-cell table:formula="of:=ROUNDDOWN([.$A901]/3)*3*ROUNDDOWN([.$B901]/3)*3" office:value-type="float" office:value="1638" calcext:value-type="float">
            <text:p>1638</text:p>
          </table:table-cell>
          <table:table-cell table:formula="of:=[.$J901]&gt;=SUM([.$C901:.$H901])*9" office:value-type="boolean" office:boolean-value="true" calcext:value-type="boolean">
            <text:p>TRUE</text:p>
          </table:table-cell>
          <table:table-cell table:formula="of:=[.$I901]&gt;[.$A901]*[.$B90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formula="of:=SUMPRODUCT([.$C$1:.$H$1];[.$C902:.$H902])" office:value-type="float" office:value="1152" calcext:value-type="float">
            <text:p>1152</text:p>
          </table:table-cell>
          <table:table-cell table:formula="of:=ROUNDDOWN([.$A902]/3)*3*ROUNDDOWN([.$B902]/3)*3" office:value-type="float" office:value="1620" calcext:value-type="float">
            <text:p>1620</text:p>
          </table:table-cell>
          <table:table-cell table:formula="of:=[.$J902]&gt;=SUM([.$C902:.$H902])*9" office:value-type="boolean" office:boolean-value="true" calcext:value-type="boolean">
            <text:p>TRUE</text:p>
          </table:table-cell>
          <table:table-cell table:formula="of:=[.$I902]&gt;[.$A902]*[.$B90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SUMPRODUCT([.$C$1:.$H$1];[.$C903:.$H903])" office:value-type="float" office:value="1803" calcext:value-type="float">
            <text:p>1803</text:p>
          </table:table-cell>
          <table:table-cell table:formula="of:=ROUNDDOWN([.$A903]/3)*3*ROUNDDOWN([.$B903]/3)*3" office:value-type="float" office:value="1755" calcext:value-type="float">
            <text:p>1755</text:p>
          </table:table-cell>
          <table:table-cell table:formula="of:=[.$J903]&gt;=SUM([.$C903:.$H903])*9" office:value-type="boolean" office:boolean-value="false" calcext:value-type="boolean">
            <text:p>FALSE</text:p>
          </table:table-cell>
          <table:table-cell table:formula="of:=[.$I903]&gt;[.$A903]*[.$B90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formula="of:=SUMPRODUCT([.$C$1:.$H$1];[.$C904:.$H904])" office:value-type="float" office:value="1551" calcext:value-type="float">
            <text:p>1551</text:p>
          </table:table-cell>
          <table:table-cell table:formula="of:=ROUNDDOWN([.$A904]/3)*3*ROUNDDOWN([.$B904]/3)*3" office:value-type="float" office:value="1512" calcext:value-type="float">
            <text:p>1512</text:p>
          </table:table-cell>
          <table:table-cell table:formula="of:=[.$J904]&gt;=SUM([.$C904:.$H904])*9" office:value-type="boolean" office:boolean-value="false" calcext:value-type="boolean">
            <text:p>FALSE</text:p>
          </table:table-cell>
          <table:table-cell table:formula="of:=[.$I904]&gt;[.$A904]*[.$B90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formula="of:=SUMPRODUCT([.$C$1:.$H$1];[.$C905:.$H905])" office:value-type="float" office:value="1153" calcext:value-type="float">
            <text:p>1153</text:p>
          </table:table-cell>
          <table:table-cell table:formula="of:=ROUNDDOWN([.$A905]/3)*3*ROUNDDOWN([.$B905]/3)*3" office:value-type="float" office:value="1620" calcext:value-type="float">
            <text:p>1620</text:p>
          </table:table-cell>
          <table:table-cell table:formula="of:=[.$J905]&gt;=SUM([.$C905:.$H905])*9" office:value-type="boolean" office:boolean-value="true" calcext:value-type="boolean">
            <text:p>TRUE</text:p>
          </table:table-cell>
          <table:table-cell table:formula="of:=[.$I905]&gt;[.$A905]*[.$B90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formula="of:=SUMPRODUCT([.$C$1:.$H$1];[.$C906:.$H906])" office:value-type="float" office:value="1865" calcext:value-type="float">
            <text:p>1865</text:p>
          </table:table-cell>
          <table:table-cell table:formula="of:=ROUNDDOWN([.$A906]/3)*3*ROUNDDOWN([.$B906]/3)*3" office:value-type="float" office:value="1728" calcext:value-type="float">
            <text:p>1728</text:p>
          </table:table-cell>
          <table:table-cell table:formula="of:=[.$J906]&gt;=SUM([.$C906:.$H906])*9" office:value-type="boolean" office:boolean-value="false" calcext:value-type="boolean">
            <text:p>FALSE</text:p>
          </table:table-cell>
          <table:table-cell table:formula="of:=[.$I906]&gt;[.$A906]*[.$B90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table:formula="of:=SUMPRODUCT([.$C$1:.$H$1];[.$C907:.$H907])" office:value-type="float" office:value="1762" calcext:value-type="float">
            <text:p>1762</text:p>
          </table:table-cell>
          <table:table-cell table:formula="of:=ROUNDDOWN([.$A907]/3)*3*ROUNDDOWN([.$B907]/3)*3" office:value-type="float" office:value="1638" calcext:value-type="float">
            <text:p>1638</text:p>
          </table:table-cell>
          <table:table-cell table:formula="of:=[.$J907]&gt;=SUM([.$C907:.$H907])*9" office:value-type="boolean" office:boolean-value="false" calcext:value-type="boolean">
            <text:p>FALSE</text:p>
          </table:table-cell>
          <table:table-cell table:formula="of:=[.$I907]&gt;[.$A907]*[.$B90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formula="of:=SUMPRODUCT([.$C$1:.$H$1];[.$C908:.$H908])" office:value-type="float" office:value="1012" calcext:value-type="float">
            <text:p>1012</text:p>
          </table:table-cell>
          <table:table-cell table:formula="of:=ROUNDDOWN([.$A908]/3)*3*ROUNDDOWN([.$B908]/3)*3" office:value-type="float" office:value="1386" calcext:value-type="float">
            <text:p>1386</text:p>
          </table:table-cell>
          <table:table-cell table:formula="of:=[.$J908]&gt;=SUM([.$C908:.$H908])*9" office:value-type="boolean" office:boolean-value="true" calcext:value-type="boolean">
            <text:p>TRUE</text:p>
          </table:table-cell>
          <table:table-cell table:formula="of:=[.$I908]&gt;[.$A908]*[.$B90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formula="of:=SUMPRODUCT([.$C$1:.$H$1];[.$C909:.$H909])" office:value-type="float" office:value="1240" calcext:value-type="float">
            <text:p>1240</text:p>
          </table:table-cell>
          <table:table-cell table:formula="of:=ROUNDDOWN([.$A909]/3)*3*ROUNDDOWN([.$B909]/3)*3" office:value-type="float" office:value="1728" calcext:value-type="float">
            <text:p>1728</text:p>
          </table:table-cell>
          <table:table-cell table:formula="of:=[.$J909]&gt;=SUM([.$C909:.$H909])*9" office:value-type="boolean" office:boolean-value="true" calcext:value-type="boolean">
            <text:p>TRUE</text:p>
          </table:table-cell>
          <table:table-cell table:formula="of:=[.$I909]&gt;[.$A909]*[.$B90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formula="of:=SUMPRODUCT([.$C$1:.$H$1];[.$C910:.$H910])" office:value-type="float" office:value="1373" calcext:value-type="float">
            <text:p>1373</text:p>
          </table:table-cell>
          <table:table-cell table:formula="of:=ROUNDDOWN([.$A910]/3)*3*ROUNDDOWN([.$B910]/3)*3" office:value-type="float" office:value="1890" calcext:value-type="float">
            <text:p>1890</text:p>
          </table:table-cell>
          <table:table-cell table:formula="of:=[.$J910]&gt;=SUM([.$C910:.$H910])*9" office:value-type="boolean" office:boolean-value="true" calcext:value-type="boolean">
            <text:p>TRUE</text:p>
          </table:table-cell>
          <table:table-cell table:formula="of:=[.$I910]&gt;[.$A910]*[.$B91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table:formula="of:=SUMPRODUCT([.$C$1:.$H$1];[.$C911:.$H911])" office:value-type="float" office:value="2157" calcext:value-type="float">
            <text:p>2157</text:p>
          </table:table-cell>
          <table:table-cell table:formula="of:=ROUNDDOWN([.$A911]/3)*3*ROUNDDOWN([.$B911]/3)*3" office:value-type="float" office:value="2016" calcext:value-type="float">
            <text:p>2016</text:p>
          </table:table-cell>
          <table:table-cell table:formula="of:=[.$J911]&gt;=SUM([.$C911:.$H911])*9" office:value-type="boolean" office:boolean-value="false" calcext:value-type="boolean">
            <text:p>FALSE</text:p>
          </table:table-cell>
          <table:table-cell table:formula="of:=[.$I911]&gt;[.$A911]*[.$B91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SUMPRODUCT([.$C$1:.$H$1];[.$C912:.$H912])" office:value-type="float" office:value="922" calcext:value-type="float">
            <text:p>922</text:p>
          </table:table-cell>
          <table:table-cell table:formula="of:=ROUNDDOWN([.$A912]/3)*3*ROUNDDOWN([.$B912]/3)*3" office:value-type="float" office:value="1296" calcext:value-type="float">
            <text:p>1296</text:p>
          </table:table-cell>
          <table:table-cell table:formula="of:=[.$J912]&gt;=SUM([.$C912:.$H912])*9" office:value-type="boolean" office:boolean-value="true" calcext:value-type="boolean">
            <text:p>TRUE</text:p>
          </table:table-cell>
          <table:table-cell table:formula="of:=[.$I912]&gt;[.$A912]*[.$B91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formula="of:=SUMPRODUCT([.$C$1:.$H$1];[.$C913:.$H913])" office:value-type="float" office:value="1765" calcext:value-type="float">
            <text:p>1765</text:p>
          </table:table-cell>
          <table:table-cell table:formula="of:=ROUNDDOWN([.$A913]/3)*3*ROUNDDOWN([.$B913]/3)*3" office:value-type="float" office:value="1764" calcext:value-type="float">
            <text:p>1764</text:p>
          </table:table-cell>
          <table:table-cell table:formula="of:=[.$J913]&gt;=SUM([.$C913:.$H913])*9" office:value-type="boolean" office:boolean-value="false" calcext:value-type="boolean">
            <text:p>FALSE</text:p>
          </table:table-cell>
          <table:table-cell table:formula="of:=[.$I913]&gt;[.$A913]*[.$B91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SUMPRODUCT([.$C$1:.$H$1];[.$C914:.$H914])" office:value-type="float" office:value="1756" calcext:value-type="float">
            <text:p>1756</text:p>
          </table:table-cell>
          <table:table-cell table:formula="of:=ROUNDDOWN([.$A914]/3)*3*ROUNDDOWN([.$B914]/3)*3" office:value-type="float" office:value="1755" calcext:value-type="float">
            <text:p>1755</text:p>
          </table:table-cell>
          <table:table-cell table:formula="of:=[.$J914]&gt;=SUM([.$C914:.$H914])*9" office:value-type="boolean" office:boolean-value="false" calcext:value-type="boolean">
            <text:p>FALSE</text:p>
          </table:table-cell>
          <table:table-cell table:formula="of:=[.$I914]&gt;[.$A914]*[.$B91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formula="of:=SUMPRODUCT([.$C$1:.$H$1];[.$C915:.$H915])" office:value-type="float" office:value="1290" calcext:value-type="float">
            <text:p>1290</text:p>
          </table:table-cell>
          <table:table-cell table:formula="of:=ROUNDDOWN([.$A915]/3)*3*ROUNDDOWN([.$B915]/3)*3" office:value-type="float" office:value="1755" calcext:value-type="float">
            <text:p>1755</text:p>
          </table:table-cell>
          <table:table-cell table:formula="of:=[.$J915]&gt;=SUM([.$C915:.$H915])*9" office:value-type="boolean" office:boolean-value="true" calcext:value-type="boolean">
            <text:p>TRUE</text:p>
          </table:table-cell>
          <table:table-cell table:formula="of:=[.$I915]&gt;[.$A915]*[.$B91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formula="of:=SUMPRODUCT([.$C$1:.$H$1];[.$C916:.$H916])" office:value-type="float" office:value="1251" calcext:value-type="float">
            <text:p>1251</text:p>
          </table:table-cell>
          <table:table-cell table:formula="of:=ROUNDDOWN([.$A916]/3)*3*ROUNDDOWN([.$B916]/3)*3" office:value-type="float" office:value="1728" calcext:value-type="float">
            <text:p>1728</text:p>
          </table:table-cell>
          <table:table-cell table:formula="of:=[.$J916]&gt;=SUM([.$C916:.$H916])*9" office:value-type="boolean" office:boolean-value="true" calcext:value-type="boolean">
            <text:p>TRUE</text:p>
          </table:table-cell>
          <table:table-cell table:formula="of:=[.$I916]&gt;[.$A916]*[.$B91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formula="of:=SUMPRODUCT([.$C$1:.$H$1];[.$C917:.$H917])" office:value-type="float" office:value="1668" calcext:value-type="float">
            <text:p>1668</text:p>
          </table:table-cell>
          <table:table-cell table:formula="of:=ROUNDDOWN([.$A917]/3)*3*ROUNDDOWN([.$B917]/3)*3" office:value-type="float" office:value="1620" calcext:value-type="float">
            <text:p>1620</text:p>
          </table:table-cell>
          <table:table-cell table:formula="of:=[.$J917]&gt;=SUM([.$C917:.$H917])*9" office:value-type="boolean" office:boolean-value="false" calcext:value-type="boolean">
            <text:p>FALSE</text:p>
          </table:table-cell>
          <table:table-cell table:formula="of:=[.$I917]&gt;[.$A917]*[.$B91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formula="of:=SUMPRODUCT([.$C$1:.$H$1];[.$C918:.$H918])" office:value-type="float" office:value="1253" calcext:value-type="float">
            <text:p>1253</text:p>
          </table:table-cell>
          <table:table-cell table:formula="of:=ROUNDDOWN([.$A918]/3)*3*ROUNDDOWN([.$B918]/3)*3" office:value-type="float" office:value="1728" calcext:value-type="float">
            <text:p>1728</text:p>
          </table:table-cell>
          <table:table-cell table:formula="of:=[.$J918]&gt;=SUM([.$C918:.$H918])*9" office:value-type="boolean" office:boolean-value="true" calcext:value-type="boolean">
            <text:p>TRUE</text:p>
          </table:table-cell>
          <table:table-cell table:formula="of:=[.$I918]&gt;[.$A918]*[.$B91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SUMPRODUCT([.$C$1:.$H$1];[.$C919:.$H919])" office:value-type="float" office:value="1835" calcext:value-type="float">
            <text:p>1835</text:p>
          </table:table-cell>
          <table:table-cell table:formula="of:=ROUNDDOWN([.$A919]/3)*3*ROUNDDOWN([.$B919]/3)*3" office:value-type="float" office:value="1755" calcext:value-type="float">
            <text:p>1755</text:p>
          </table:table-cell>
          <table:table-cell table:formula="of:=[.$J919]&gt;=SUM([.$C919:.$H919])*9" office:value-type="boolean" office:boolean-value="false" calcext:value-type="boolean">
            <text:p>FALSE</text:p>
          </table:table-cell>
          <table:table-cell table:formula="of:=[.$I919]&gt;[.$A919]*[.$B91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formula="of:=SUMPRODUCT([.$C$1:.$H$1];[.$C920:.$H920])" office:value-type="float" office:value="1251" calcext:value-type="float">
            <text:p>1251</text:p>
          </table:table-cell>
          <table:table-cell table:formula="of:=ROUNDDOWN([.$A920]/3)*3*ROUNDDOWN([.$B920]/3)*3" office:value-type="float" office:value="1755" calcext:value-type="float">
            <text:p>1755</text:p>
          </table:table-cell>
          <table:table-cell table:formula="of:=[.$J920]&gt;=SUM([.$C920:.$H920])*9" office:value-type="boolean" office:boolean-value="true" calcext:value-type="boolean">
            <text:p>TRUE</text:p>
          </table:table-cell>
          <table:table-cell table:formula="of:=[.$I920]&gt;[.$A920]*[.$B92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formula="of:=SUMPRODUCT([.$C$1:.$H$1];[.$C921:.$H921])" office:value-type="float" office:value="1592" calcext:value-type="float">
            <text:p>1592</text:p>
          </table:table-cell>
          <table:table-cell table:formula="of:=ROUNDDOWN([.$A921]/3)*3*ROUNDDOWN([.$B921]/3)*3" office:value-type="float" office:value="1512" calcext:value-type="float">
            <text:p>1512</text:p>
          </table:table-cell>
          <table:table-cell table:formula="of:=[.$J921]&gt;=SUM([.$C921:.$H921])*9" office:value-type="boolean" office:boolean-value="false" calcext:value-type="boolean">
            <text:p>FALSE</text:p>
          </table:table-cell>
          <table:table-cell table:formula="of:=[.$I921]&gt;[.$A921]*[.$B92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formula="of:=SUMPRODUCT([.$C$1:.$H$1];[.$C922:.$H922])" office:value-type="float" office:value="1357" calcext:value-type="float">
            <text:p>1357</text:p>
          </table:table-cell>
          <table:table-cell table:formula="of:=ROUNDDOWN([.$A922]/3)*3*ROUNDDOWN([.$B922]/3)*3" office:value-type="float" office:value="1890" calcext:value-type="float">
            <text:p>1890</text:p>
          </table:table-cell>
          <table:table-cell table:formula="of:=[.$J922]&gt;=SUM([.$C922:.$H922])*9" office:value-type="boolean" office:boolean-value="true" calcext:value-type="boolean">
            <text:p>TRUE</text:p>
          </table:table-cell>
          <table:table-cell table:formula="of:=[.$I922]&gt;[.$A922]*[.$B92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formula="of:=SUMPRODUCT([.$C$1:.$H$1];[.$C923:.$H923])" office:value-type="float" office:value="1005" calcext:value-type="float">
            <text:p>1005</text:p>
          </table:table-cell>
          <table:table-cell table:formula="of:=ROUNDDOWN([.$A923]/3)*3*ROUNDDOWN([.$B923]/3)*3" office:value-type="float" office:value="1404" calcext:value-type="float">
            <text:p>1404</text:p>
          </table:table-cell>
          <table:table-cell table:formula="of:=[.$J923]&gt;=SUM([.$C923:.$H923])*9" office:value-type="boolean" office:boolean-value="true" calcext:value-type="boolean">
            <text:p>TRUE</text:p>
          </table:table-cell>
          <table:table-cell table:formula="of:=[.$I923]&gt;[.$A923]*[.$B92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formula="of:=SUMPRODUCT([.$C$1:.$H$1];[.$C924:.$H924])" office:value-type="float" office:value="1263" calcext:value-type="float">
            <text:p>1263</text:p>
          </table:table-cell>
          <table:table-cell table:formula="of:=ROUNDDOWN([.$A924]/3)*3*ROUNDDOWN([.$B924]/3)*3" office:value-type="float" office:value="1764" calcext:value-type="float">
            <text:p>1764</text:p>
          </table:table-cell>
          <table:table-cell table:formula="of:=[.$J924]&gt;=SUM([.$C924:.$H924])*9" office:value-type="boolean" office:boolean-value="true" calcext:value-type="boolean">
            <text:p>TRUE</text:p>
          </table:table-cell>
          <table:table-cell table:formula="of:=[.$I924]&gt;[.$A924]*[.$B92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formula="of:=SUMPRODUCT([.$C$1:.$H$1];[.$C925:.$H925])" office:value-type="float" office:value="1740" calcext:value-type="float">
            <text:p>1740</text:p>
          </table:table-cell>
          <table:table-cell table:formula="of:=ROUNDDOWN([.$A925]/3)*3*ROUNDDOWN([.$B925]/3)*3" office:value-type="float" office:value="1620" calcext:value-type="float">
            <text:p>1620</text:p>
          </table:table-cell>
          <table:table-cell table:formula="of:=[.$J925]&gt;=SUM([.$C925:.$H925])*9" office:value-type="boolean" office:boolean-value="false" calcext:value-type="boolean">
            <text:p>FALSE</text:p>
          </table:table-cell>
          <table:table-cell table:formula="of:=[.$I925]&gt;[.$A925]*[.$B92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formula="of:=SUMPRODUCT([.$C$1:.$H$1];[.$C926:.$H926])" office:value-type="float" office:value="1174" calcext:value-type="float">
            <text:p>1174</text:p>
          </table:table-cell>
          <table:table-cell table:formula="of:=ROUNDDOWN([.$A926]/3)*3*ROUNDDOWN([.$B926]/3)*3" office:value-type="float" office:value="1620" calcext:value-type="float">
            <text:p>1620</text:p>
          </table:table-cell>
          <table:table-cell table:formula="of:=[.$J926]&gt;=SUM([.$C926:.$H926])*9" office:value-type="boolean" office:boolean-value="true" calcext:value-type="boolean">
            <text:p>TRUE</text:p>
          </table:table-cell>
          <table:table-cell table:formula="of:=[.$I926]&gt;[.$A926]*[.$B92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formula="of:=SUMPRODUCT([.$C$1:.$H$1];[.$C927:.$H927])" office:value-type="float" office:value="1065" calcext:value-type="float">
            <text:p>1065</text:p>
          </table:table-cell>
          <table:table-cell table:formula="of:=ROUNDDOWN([.$A927]/3)*3*ROUNDDOWN([.$B927]/3)*3" office:value-type="float" office:value="1485" calcext:value-type="float">
            <text:p>1485</text:p>
          </table:table-cell>
          <table:table-cell table:formula="of:=[.$J927]&gt;=SUM([.$C927:.$H927])*9" office:value-type="boolean" office:boolean-value="true" calcext:value-type="boolean">
            <text:p>TRUE</text:p>
          </table:table-cell>
          <table:table-cell table:formula="of:=[.$I927]&gt;[.$A927]*[.$B92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table:formula="of:=SUMPRODUCT([.$C$1:.$H$1];[.$C928:.$H928])" office:value-type="float" office:value="2305" calcext:value-type="float">
            <text:p>2305</text:p>
          </table:table-cell>
          <table:table-cell table:formula="of:=ROUNDDOWN([.$A928]/3)*3*ROUNDDOWN([.$B928]/3)*3" office:value-type="float" office:value="2160" calcext:value-type="float">
            <text:p>2160</text:p>
          </table:table-cell>
          <table:table-cell table:formula="of:=[.$J928]&gt;=SUM([.$C928:.$H928])*9" office:value-type="boolean" office:boolean-value="false" calcext:value-type="boolean">
            <text:p>FALSE</text:p>
          </table:table-cell>
          <table:table-cell table:formula="of:=[.$I928]&gt;[.$A928]*[.$B92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table:formula="of:=SUMPRODUCT([.$C$1:.$H$1];[.$C929:.$H929])" office:value-type="float" office:value="1695" calcext:value-type="float">
            <text:p>1695</text:p>
          </table:table-cell>
          <table:table-cell table:formula="of:=ROUNDDOWN([.$A929]/3)*3*ROUNDDOWN([.$B929]/3)*3" office:value-type="float" office:value="1620" calcext:value-type="float">
            <text:p>1620</text:p>
          </table:table-cell>
          <table:table-cell table:formula="of:=[.$J929]&gt;=SUM([.$C929:.$H929])*9" office:value-type="boolean" office:boolean-value="false" calcext:value-type="boolean">
            <text:p>FALSE</text:p>
          </table:table-cell>
          <table:table-cell table:formula="of:=[.$I929]&gt;[.$A929]*[.$B92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formula="of:=SUMPRODUCT([.$C$1:.$H$1];[.$C930:.$H930])" office:value-type="float" office:value="1563" calcext:value-type="float">
            <text:p>1563</text:p>
          </table:table-cell>
          <table:table-cell table:formula="of:=ROUNDDOWN([.$A930]/3)*3*ROUNDDOWN([.$B930]/3)*3" office:value-type="float" office:value="1521" calcext:value-type="float">
            <text:p>1521</text:p>
          </table:table-cell>
          <table:table-cell table:formula="of:=[.$J930]&gt;=SUM([.$C930:.$H930])*9" office:value-type="boolean" office:boolean-value="false" calcext:value-type="boolean">
            <text:p>FALSE</text:p>
          </table:table-cell>
          <table:table-cell table:formula="of:=[.$I930]&gt;[.$A930]*[.$B93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table:formula="of:=SUMPRODUCT([.$C$1:.$H$1];[.$C931:.$H931])" office:value-type="float" office:value="2353" calcext:value-type="float">
            <text:p>2353</text:p>
          </table:table-cell>
          <table:table-cell table:formula="of:=ROUNDDOWN([.$A931]/3)*3*ROUNDDOWN([.$B931]/3)*3" office:value-type="float" office:value="2160" calcext:value-type="float">
            <text:p>2160</text:p>
          </table:table-cell>
          <table:table-cell table:formula="of:=[.$J931]&gt;=SUM([.$C931:.$H931])*9" office:value-type="boolean" office:boolean-value="false" calcext:value-type="boolean">
            <text:p>FALSE</text:p>
          </table:table-cell>
          <table:table-cell table:formula="of:=[.$I931]&gt;[.$A931]*[.$B93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SUMPRODUCT([.$C$1:.$H$1];[.$C932:.$H932])" office:value-type="float" office:value="1272" calcext:value-type="float">
            <text:p>1272</text:p>
          </table:table-cell>
          <table:table-cell table:formula="of:=ROUNDDOWN([.$A932]/3)*3*ROUNDDOWN([.$B932]/3)*3" office:value-type="float" office:value="1755" calcext:value-type="float">
            <text:p>1755</text:p>
          </table:table-cell>
          <table:table-cell table:formula="of:=[.$J932]&gt;=SUM([.$C932:.$H932])*9" office:value-type="boolean" office:boolean-value="true" calcext:value-type="boolean">
            <text:p>TRUE</text:p>
          </table:table-cell>
          <table:table-cell table:formula="of:=[.$I932]&gt;[.$A932]*[.$B93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6" calcext:value-type="float">
            <text:p>36</text:p>
          </table:table-cell>
          <table:table-cell table:formula="of:=SUMPRODUCT([.$C$1:.$H$1];[.$C933:.$H933])" office:value-type="float" office:value="1297" calcext:value-type="float">
            <text:p>1297</text:p>
          </table:table-cell>
          <table:table-cell table:formula="of:=ROUNDDOWN([.$A933]/3)*3*ROUNDDOWN([.$B933]/3)*3" office:value-type="float" office:value="1188" calcext:value-type="float">
            <text:p>1188</text:p>
          </table:table-cell>
          <table:table-cell table:formula="of:=[.$J933]&gt;=SUM([.$C933:.$H933])*9" office:value-type="boolean" office:boolean-value="false" calcext:value-type="boolean">
            <text:p>FALSE</text:p>
          </table:table-cell>
          <table:table-cell table:formula="of:=[.$I933]&gt;[.$A933]*[.$B93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formula="of:=SUMPRODUCT([.$C$1:.$H$1];[.$C934:.$H934])" office:value-type="float" office:value="1762" calcext:value-type="float">
            <text:p>1762</text:p>
          </table:table-cell>
          <table:table-cell table:formula="of:=ROUNDDOWN([.$A934]/3)*3*ROUNDDOWN([.$B934]/3)*3" office:value-type="float" office:value="1638" calcext:value-type="float">
            <text:p>1638</text:p>
          </table:table-cell>
          <table:table-cell table:formula="of:=[.$J934]&gt;=SUM([.$C934:.$H934])*9" office:value-type="boolean" office:boolean-value="false" calcext:value-type="boolean">
            <text:p>FALSE</text:p>
          </table:table-cell>
          <table:table-cell table:formula="of:=[.$I934]&gt;[.$A934]*[.$B93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formula="of:=SUMPRODUCT([.$C$1:.$H$1];[.$C935:.$H935])" office:value-type="float" office:value="1847" calcext:value-type="float">
            <text:p>1847</text:p>
          </table:table-cell>
          <table:table-cell table:formula="of:=ROUNDDOWN([.$A935]/3)*3*ROUNDDOWN([.$B935]/3)*3" office:value-type="float" office:value="1755" calcext:value-type="float">
            <text:p>1755</text:p>
          </table:table-cell>
          <table:table-cell table:formula="of:=[.$J935]&gt;=SUM([.$C935:.$H935])*9" office:value-type="boolean" office:boolean-value="false" calcext:value-type="boolean">
            <text:p>FALSE</text:p>
          </table:table-cell>
          <table:table-cell table:formula="of:=[.$I935]&gt;[.$A935]*[.$B93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formula="of:=SUMPRODUCT([.$C$1:.$H$1];[.$C936:.$H936])" office:value-type="float" office:value="1436" calcext:value-type="float">
            <text:p>1436</text:p>
          </table:table-cell>
          <table:table-cell table:formula="of:=ROUNDDOWN([.$A936]/3)*3*ROUNDDOWN([.$B936]/3)*3" office:value-type="float" office:value="1287" calcext:value-type="float">
            <text:p>1287</text:p>
          </table:table-cell>
          <table:table-cell table:formula="of:=[.$J936]&gt;=SUM([.$C936:.$H936])*9" office:value-type="boolean" office:boolean-value="false" calcext:value-type="boolean">
            <text:p>FALSE</text:p>
          </table:table-cell>
          <table:table-cell table:formula="of:=[.$I936]&gt;[.$A936]*[.$B93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formula="of:=SUMPRODUCT([.$C$1:.$H$1];[.$C937:.$H937])" office:value-type="float" office:value="1437" calcext:value-type="float">
            <text:p>1437</text:p>
          </table:table-cell>
          <table:table-cell table:formula="of:=ROUNDDOWN([.$A937]/3)*3*ROUNDDOWN([.$B937]/3)*3" office:value-type="float" office:value="1287" calcext:value-type="float">
            <text:p>1287</text:p>
          </table:table-cell>
          <table:table-cell table:formula="of:=[.$J937]&gt;=SUM([.$C937:.$H937])*9" office:value-type="boolean" office:boolean-value="false" calcext:value-type="boolean">
            <text:p>FALSE</text:p>
          </table:table-cell>
          <table:table-cell table:formula="of:=[.$I937]&gt;[.$A937]*[.$B93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formula="of:=SUMPRODUCT([.$C$1:.$H$1];[.$C938:.$H938])" office:value-type="float" office:value="1227" calcext:value-type="float">
            <text:p>1227</text:p>
          </table:table-cell>
          <table:table-cell table:formula="of:=ROUNDDOWN([.$A938]/3)*3*ROUNDDOWN([.$B938]/3)*3" office:value-type="float" office:value="1728" calcext:value-type="float">
            <text:p>1728</text:p>
          </table:table-cell>
          <table:table-cell table:formula="of:=[.$J938]&gt;=SUM([.$C938:.$H938])*9" office:value-type="boolean" office:boolean-value="true" calcext:value-type="boolean">
            <text:p>TRUE</text:p>
          </table:table-cell>
          <table:table-cell table:formula="of:=[.$I938]&gt;[.$A938]*[.$B93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formula="of:=SUMPRODUCT([.$C$1:.$H$1];[.$C939:.$H939])" office:value-type="float" office:value="1887" calcext:value-type="float">
            <text:p>1887</text:p>
          </table:table-cell>
          <table:table-cell table:formula="of:=ROUNDDOWN([.$A939]/3)*3*ROUNDDOWN([.$B939]/3)*3" office:value-type="float" office:value="1755" calcext:value-type="float">
            <text:p>1755</text:p>
          </table:table-cell>
          <table:table-cell table:formula="of:=[.$J939]&gt;=SUM([.$C939:.$H939])*9" office:value-type="boolean" office:boolean-value="false" calcext:value-type="boolean">
            <text:p>FALSE</text:p>
          </table:table-cell>
          <table:table-cell table:formula="of:=[.$I939]&gt;[.$A939]*[.$B93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table:formula="of:=SUMPRODUCT([.$C$1:.$H$1];[.$C940:.$H940])" office:value-type="float" office:value="2151" calcext:value-type="float">
            <text:p>2151</text:p>
          </table:table-cell>
          <table:table-cell table:formula="of:=ROUNDDOWN([.$A940]/3)*3*ROUNDDOWN([.$B940]/3)*3" office:value-type="float" office:value="2016" calcext:value-type="float">
            <text:p>2016</text:p>
          </table:table-cell>
          <table:table-cell table:formula="of:=[.$J940]&gt;=SUM([.$C940:.$H940])*9" office:value-type="boolean" office:boolean-value="false" calcext:value-type="boolean">
            <text:p>FALSE</text:p>
          </table:table-cell>
          <table:table-cell table:formula="of:=[.$I940]&gt;[.$A940]*[.$B94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table:formula="of:=SUMPRODUCT([.$C$1:.$H$1];[.$C941:.$H941])" office:value-type="float" office:value="2211" calcext:value-type="float">
            <text:p>2211</text:p>
          </table:table-cell>
          <table:table-cell table:formula="of:=ROUNDDOWN([.$A941]/3)*3*ROUNDDOWN([.$B941]/3)*3" office:value-type="float" office:value="2025" calcext:value-type="float">
            <text:p>2025</text:p>
          </table:table-cell>
          <table:table-cell table:formula="of:=[.$J941]&gt;=SUM([.$C941:.$H941])*9" office:value-type="boolean" office:boolean-value="false" calcext:value-type="boolean">
            <text:p>FALSE</text:p>
          </table:table-cell>
          <table:table-cell table:formula="of:=[.$I941]&gt;[.$A941]*[.$B94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table:formula="of:=SUMPRODUCT([.$C$1:.$H$1];[.$C942:.$H942])" office:value-type="float" office:value="1586" calcext:value-type="float">
            <text:p>1586</text:p>
          </table:table-cell>
          <table:table-cell table:formula="of:=ROUNDDOWN([.$A942]/3)*3*ROUNDDOWN([.$B942]/3)*3" office:value-type="float" office:value="1512" calcext:value-type="float">
            <text:p>1512</text:p>
          </table:table-cell>
          <table:table-cell table:formula="of:=[.$J942]&gt;=SUM([.$C942:.$H942])*9" office:value-type="boolean" office:boolean-value="false" calcext:value-type="boolean">
            <text:p>FALSE</text:p>
          </table:table-cell>
          <table:table-cell table:formula="of:=[.$I942]&gt;[.$A942]*[.$B94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formula="of:=SUMPRODUCT([.$C$1:.$H$1];[.$C943:.$H943])" office:value-type="float" office:value="1751" calcext:value-type="float">
            <text:p>1751</text:p>
          </table:table-cell>
          <table:table-cell table:formula="of:=ROUNDDOWN([.$A943]/3)*3*ROUNDDOWN([.$B943]/3)*3" office:value-type="float" office:value="1620" calcext:value-type="float">
            <text:p>1620</text:p>
          </table:table-cell>
          <table:table-cell table:formula="of:=[.$J943]&gt;=SUM([.$C943:.$H943])*9" office:value-type="boolean" office:boolean-value="false" calcext:value-type="boolean">
            <text:p>FALSE</text:p>
          </table:table-cell>
          <table:table-cell table:formula="of:=[.$I943]&gt;[.$A943]*[.$B94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formula="of:=SUMPRODUCT([.$C$1:.$H$1];[.$C944:.$H944])" office:value-type="float" office:value="1560" calcext:value-type="float">
            <text:p>1560</text:p>
          </table:table-cell>
          <table:table-cell table:formula="of:=ROUNDDOWN([.$A944]/3)*3*ROUNDDOWN([.$B944]/3)*3" office:value-type="float" office:value="2160" calcext:value-type="float">
            <text:p>2160</text:p>
          </table:table-cell>
          <table:table-cell table:formula="of:=[.$J944]&gt;=SUM([.$C944:.$H944])*9" office:value-type="boolean" office:boolean-value="true" calcext:value-type="boolean">
            <text:p>TRUE</text:p>
          </table:table-cell>
          <table:table-cell table:formula="of:=[.$I944]&gt;[.$A944]*[.$B94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PRODUCT([.$C$1:.$H$1];[.$C945:.$H945])" office:value-type="float" office:value="1375" calcext:value-type="float">
            <text:p>1375</text:p>
          </table:table-cell>
          <table:table-cell table:formula="of:=ROUNDDOWN([.$A945]/3)*3*ROUNDDOWN([.$B945]/3)*3" office:value-type="float" office:value="1890" calcext:value-type="float">
            <text:p>1890</text:p>
          </table:table-cell>
          <table:table-cell table:formula="of:=[.$J945]&gt;=SUM([.$C945:.$H945])*9" office:value-type="boolean" office:boolean-value="true" calcext:value-type="boolean">
            <text:p>TRUE</text:p>
          </table:table-cell>
          <table:table-cell table:formula="of:=[.$I945]&gt;[.$A945]*[.$B945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formula="of:=SUMPRODUCT([.$C$1:.$H$1];[.$C946:.$H946])" office:value-type="float" office:value="1482" calcext:value-type="float">
            <text:p>1482</text:p>
          </table:table-cell>
          <table:table-cell table:formula="of:=ROUNDDOWN([.$A946]/3)*3*ROUNDDOWN([.$B946]/3)*3" office:value-type="float" office:value="2016" calcext:value-type="float">
            <text:p>2016</text:p>
          </table:table-cell>
          <table:table-cell table:formula="of:=[.$J946]&gt;=SUM([.$C946:.$H946])*9" office:value-type="boolean" office:boolean-value="true" calcext:value-type="boolean">
            <text:p>TRUE</text:p>
          </table:table-cell>
          <table:table-cell table:formula="of:=[.$I946]&gt;[.$A946]*[.$B94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SUMPRODUCT([.$C$1:.$H$1];[.$C947:.$H947])" office:value-type="float" office:value="1092" calcext:value-type="float">
            <text:p>1092</text:p>
          </table:table-cell>
          <table:table-cell table:formula="of:=ROUNDDOWN([.$A947]/3)*3*ROUNDDOWN([.$B947]/3)*3" office:value-type="float" office:value="1512" calcext:value-type="float">
            <text:p>1512</text:p>
          </table:table-cell>
          <table:table-cell table:formula="of:=[.$J947]&gt;=SUM([.$C947:.$H947])*9" office:value-type="boolean" office:boolean-value="true" calcext:value-type="boolean">
            <text:p>TRUE</text:p>
          </table:table-cell>
          <table:table-cell table:formula="of:=[.$I947]&gt;[.$A947]*[.$B94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SUMPRODUCT([.$C$1:.$H$1];[.$C948:.$H948])" office:value-type="float" office:value="1801" calcext:value-type="float">
            <text:p>1801</text:p>
          </table:table-cell>
          <table:table-cell table:formula="of:=ROUNDDOWN([.$A948]/3)*3*ROUNDDOWN([.$B948]/3)*3" office:value-type="float" office:value="1755" calcext:value-type="float">
            <text:p>1755</text:p>
          </table:table-cell>
          <table:table-cell table:formula="of:=[.$J948]&gt;=SUM([.$C948:.$H948])*9" office:value-type="boolean" office:boolean-value="false" calcext:value-type="boolean">
            <text:p>FALSE</text:p>
          </table:table-cell>
          <table:table-cell table:formula="of:=[.$I948]&gt;[.$A948]*[.$B94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formula="of:=SUMPRODUCT([.$C$1:.$H$1];[.$C949:.$H949])" office:value-type="float" office:value="1753" calcext:value-type="float">
            <text:p>1753</text:p>
          </table:table-cell>
          <table:table-cell table:formula="of:=ROUNDDOWN([.$A949]/3)*3*ROUNDDOWN([.$B949]/3)*3" office:value-type="float" office:value="1584" calcext:value-type="float">
            <text:p>1584</text:p>
          </table:table-cell>
          <table:table-cell table:formula="of:=[.$J949]&gt;=SUM([.$C949:.$H949])*9" office:value-type="boolean" office:boolean-value="false" calcext:value-type="boolean">
            <text:p>FALSE</text:p>
          </table:table-cell>
          <table:table-cell table:formula="of:=[.$I949]&gt;[.$A949]*[.$B94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formula="of:=SUMPRODUCT([.$C$1:.$H$1];[.$C950:.$H950])" office:value-type="float" office:value="1640" calcext:value-type="float">
            <text:p>1640</text:p>
          </table:table-cell>
          <table:table-cell table:formula="of:=ROUNDDOWN([.$A950]/3)*3*ROUNDDOWN([.$B950]/3)*3" office:value-type="float" office:value="1638" calcext:value-type="float">
            <text:p>1638</text:p>
          </table:table-cell>
          <table:table-cell table:formula="of:=[.$J950]&gt;=SUM([.$C950:.$H950])*9" office:value-type="boolean" office:boolean-value="false" calcext:value-type="boolean">
            <text:p>FALSE</text:p>
          </table:table-cell>
          <table:table-cell table:formula="of:=[.$I950]&gt;[.$A950]*[.$B95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formula="of:=SUMPRODUCT([.$C$1:.$H$1];[.$C951:.$H951])" office:value-type="float" office:value="1251" calcext:value-type="float">
            <text:p>1251</text:p>
          </table:table-cell>
          <table:table-cell table:formula="of:=ROUNDDOWN([.$A951]/3)*3*ROUNDDOWN([.$B951]/3)*3" office:value-type="float" office:value="1755" calcext:value-type="float">
            <text:p>1755</text:p>
          </table:table-cell>
          <table:table-cell table:formula="of:=[.$J951]&gt;=SUM([.$C951:.$H951])*9" office:value-type="boolean" office:boolean-value="true" calcext:value-type="boolean">
            <text:p>TRUE</text:p>
          </table:table-cell>
          <table:table-cell table:formula="of:=[.$I951]&gt;[.$A951]*[.$B95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formula="of:=SUMPRODUCT([.$C$1:.$H$1];[.$C952:.$H952])" office:value-type="float" office:value="1962" calcext:value-type="float">
            <text:p>1962</text:p>
          </table:table-cell>
          <table:table-cell table:formula="of:=ROUNDDOWN([.$A952]/3)*3*ROUNDDOWN([.$B952]/3)*3" office:value-type="float" office:value="1872" calcext:value-type="float">
            <text:p>1872</text:p>
          </table:table-cell>
          <table:table-cell table:formula="of:=[.$J952]&gt;=SUM([.$C952:.$H952])*9" office:value-type="boolean" office:boolean-value="false" calcext:value-type="boolean">
            <text:p>FALSE</text:p>
          </table:table-cell>
          <table:table-cell table:formula="of:=[.$I952]&gt;[.$A952]*[.$B95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table:formula="of:=SUMPRODUCT([.$C$1:.$H$1];[.$C953:.$H953])" office:value-type="float" office:value="1961" calcext:value-type="float">
            <text:p>1961</text:p>
          </table:table-cell>
          <table:table-cell table:formula="of:=ROUNDDOWN([.$A953]/3)*3*ROUNDDOWN([.$B953]/3)*3" office:value-type="float" office:value="1872" calcext:value-type="float">
            <text:p>1872</text:p>
          </table:table-cell>
          <table:table-cell table:formula="of:=[.$J953]&gt;=SUM([.$C953:.$H953])*9" office:value-type="boolean" office:boolean-value="false" calcext:value-type="boolean">
            <text:p>FALSE</text:p>
          </table:table-cell>
          <table:table-cell table:formula="of:=[.$I953]&gt;[.$A953]*[.$B95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formula="of:=SUMPRODUCT([.$C$1:.$H$1];[.$C954:.$H954])" office:value-type="float" office:value="1445" calcext:value-type="float">
            <text:p>1445</text:p>
          </table:table-cell>
          <table:table-cell table:formula="of:=ROUNDDOWN([.$A954]/3)*3*ROUNDDOWN([.$B954]/3)*3" office:value-type="float" office:value="1404" calcext:value-type="float">
            <text:p>1404</text:p>
          </table:table-cell>
          <table:table-cell table:formula="of:=[.$J954]&gt;=SUM([.$C954:.$H954])*9" office:value-type="boolean" office:boolean-value="false" calcext:value-type="boolean">
            <text:p>FALSE</text:p>
          </table:table-cell>
          <table:table-cell table:formula="of:=[.$I954]&gt;[.$A954]*[.$B95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formula="of:=SUMPRODUCT([.$C$1:.$H$1];[.$C955:.$H955])" office:value-type="float" office:value="1731" calcext:value-type="float">
            <text:p>1731</text:p>
          </table:table-cell>
          <table:table-cell table:formula="of:=ROUNDDOWN([.$A955]/3)*3*ROUNDDOWN([.$B955]/3)*3" office:value-type="float" office:value="1728" calcext:value-type="float">
            <text:p>1728</text:p>
          </table:table-cell>
          <table:table-cell table:formula="of:=[.$J955]&gt;=SUM([.$C955:.$H955])*9" office:value-type="boolean" office:boolean-value="false" calcext:value-type="boolean">
            <text:p>FALSE</text:p>
          </table:table-cell>
          <table:table-cell table:formula="of:=[.$I955]&gt;[.$A955]*[.$B95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formula="of:=SUMPRODUCT([.$C$1:.$H$1];[.$C956:.$H956])" office:value-type="float" office:value="2069" calcext:value-type="float">
            <text:p>2069</text:p>
          </table:table-cell>
          <table:table-cell table:formula="of:=ROUNDDOWN([.$A956]/3)*3*ROUNDDOWN([.$B956]/3)*3" office:value-type="float" office:value="1890" calcext:value-type="float">
            <text:p>1890</text:p>
          </table:table-cell>
          <table:table-cell table:formula="of:=[.$J956]&gt;=SUM([.$C956:.$H956])*9" office:value-type="boolean" office:boolean-value="false" calcext:value-type="boolean">
            <text:p>FALSE</text:p>
          </table:table-cell>
          <table:table-cell table:formula="of:=[.$I956]&gt;[.$A956]*[.$B95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formula="of:=SUMPRODUCT([.$C$1:.$H$1];[.$C957:.$H957])" office:value-type="float" office:value="1802" calcext:value-type="float">
            <text:p>1802</text:p>
          </table:table-cell>
          <table:table-cell table:formula="of:=ROUNDDOWN([.$A957]/3)*3*ROUNDDOWN([.$B957]/3)*3" office:value-type="float" office:value="1728" calcext:value-type="float">
            <text:p>1728</text:p>
          </table:table-cell>
          <table:table-cell table:formula="of:=[.$J957]&gt;=SUM([.$C957:.$H957])*9" office:value-type="boolean" office:boolean-value="false" calcext:value-type="boolean">
            <text:p>FALSE</text:p>
          </table:table-cell>
          <table:table-cell table:formula="of:=[.$I957]&gt;[.$A957]*[.$B95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formula="of:=SUMPRODUCT([.$C$1:.$H$1];[.$C958:.$H958])" office:value-type="float" office:value="1460" calcext:value-type="float">
            <text:p>1460</text:p>
          </table:table-cell>
          <table:table-cell table:formula="of:=ROUNDDOWN([.$A958]/3)*3*ROUNDDOWN([.$B958]/3)*3" office:value-type="float" office:value="2025" calcext:value-type="float">
            <text:p>2025</text:p>
          </table:table-cell>
          <table:table-cell table:formula="of:=[.$J958]&gt;=SUM([.$C958:.$H958])*9" office:value-type="boolean" office:boolean-value="true" calcext:value-type="boolean">
            <text:p>TRUE</text:p>
          </table:table-cell>
          <table:table-cell table:formula="of:=[.$I958]&gt;[.$A958]*[.$B95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formula="of:=SUMPRODUCT([.$C$1:.$H$1];[.$C959:.$H959])" office:value-type="float" office:value="1663" calcext:value-type="float">
            <text:p>1663</text:p>
          </table:table-cell>
          <table:table-cell table:formula="of:=ROUNDDOWN([.$A959]/3)*3*ROUNDDOWN([.$B959]/3)*3" office:value-type="float" office:value="2304" calcext:value-type="float">
            <text:p>2304</text:p>
          </table:table-cell>
          <table:table-cell table:formula="of:=[.$J959]&gt;=SUM([.$C959:.$H959])*9" office:value-type="boolean" office:boolean-value="true" calcext:value-type="boolean">
            <text:p>TRUE</text:p>
          </table:table-cell>
          <table:table-cell table:formula="of:=[.$I959]&gt;[.$A959]*[.$B95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table:formula="of:=SUMPRODUCT([.$C$1:.$H$1];[.$C960:.$H960])" office:value-type="float" office:value="1681" calcext:value-type="float">
            <text:p>1681</text:p>
          </table:table-cell>
          <table:table-cell table:formula="of:=ROUNDDOWN([.$A960]/3)*3*ROUNDDOWN([.$B960]/3)*3" office:value-type="float" office:value="1584" calcext:value-type="float">
            <text:p>1584</text:p>
          </table:table-cell>
          <table:table-cell table:formula="of:=[.$J960]&gt;=SUM([.$C960:.$H960])*9" office:value-type="boolean" office:boolean-value="false" calcext:value-type="boolean">
            <text:p>FALSE</text:p>
          </table:table-cell>
          <table:table-cell table:formula="of:=[.$I960]&gt;[.$A960]*[.$B96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SUMPRODUCT([.$C$1:.$H$1];[.$C961:.$H961])" office:value-type="float" office:value="1242" calcext:value-type="float">
            <text:p>1242</text:p>
          </table:table-cell>
          <table:table-cell table:formula="of:=ROUNDDOWN([.$A961]/3)*3*ROUNDDOWN([.$B961]/3)*3" office:value-type="float" office:value="1728" calcext:value-type="float">
            <text:p>1728</text:p>
          </table:table-cell>
          <table:table-cell table:formula="of:=[.$J961]&gt;=SUM([.$C961:.$H961])*9" office:value-type="boolean" office:boolean-value="true" calcext:value-type="boolean">
            <text:p>TRUE</text:p>
          </table:table-cell>
          <table:table-cell table:formula="of:=[.$I961]&gt;[.$A961]*[.$B96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table:formula="of:=SUMPRODUCT([.$C$1:.$H$1];[.$C962:.$H962])" office:value-type="float" office:value="2210" calcext:value-type="float">
            <text:p>2210</text:p>
          </table:table-cell>
          <table:table-cell table:formula="of:=ROUNDDOWN([.$A962]/3)*3*ROUNDDOWN([.$B962]/3)*3" office:value-type="float" office:value="2160" calcext:value-type="float">
            <text:p>2160</text:p>
          </table:table-cell>
          <table:table-cell table:formula="of:=[.$J962]&gt;=SUM([.$C962:.$H962])*9" office:value-type="boolean" office:boolean-value="false" calcext:value-type="boolean">
            <text:p>FALSE</text:p>
          </table:table-cell>
          <table:table-cell table:formula="of:=[.$I962]&gt;[.$A962]*[.$B96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formula="of:=SUMPRODUCT([.$C$1:.$H$1];[.$C963:.$H963])" office:value-type="float" office:value="1271" calcext:value-type="float">
            <text:p>1271</text:p>
          </table:table-cell>
          <table:table-cell table:formula="of:=ROUNDDOWN([.$A963]/3)*3*ROUNDDOWN([.$B963]/3)*3" office:value-type="float" office:value="1764" calcext:value-type="float">
            <text:p>1764</text:p>
          </table:table-cell>
          <table:table-cell table:formula="of:=[.$J963]&gt;=SUM([.$C963:.$H963])*9" office:value-type="boolean" office:boolean-value="true" calcext:value-type="boolean">
            <text:p>TRUE</text:p>
          </table:table-cell>
          <table:table-cell table:formula="of:=[.$I963]&gt;[.$A963]*[.$B96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formula="of:=SUMPRODUCT([.$C$1:.$H$1];[.$C964:.$H964])" office:value-type="float" office:value="1712" calcext:value-type="float">
            <text:p>1712</text:p>
          </table:table-cell>
          <table:table-cell table:formula="of:=ROUNDDOWN([.$A964]/3)*3*ROUNDDOWN([.$B964]/3)*3" office:value-type="float" office:value="1620" calcext:value-type="float">
            <text:p>1620</text:p>
          </table:table-cell>
          <table:table-cell table:formula="of:=[.$J964]&gt;=SUM([.$C964:.$H964])*9" office:value-type="boolean" office:boolean-value="false" calcext:value-type="boolean">
            <text:p>FALSE</text:p>
          </table:table-cell>
          <table:table-cell table:formula="of:=[.$I964]&gt;[.$A964]*[.$B964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formula="of:=SUMPRODUCT([.$C$1:.$H$1];[.$C965:.$H965])" office:value-type="float" office:value="2402" calcext:value-type="float">
            <text:p>2402</text:p>
          </table:table-cell>
          <table:table-cell table:formula="of:=ROUNDDOWN([.$A965]/3)*3*ROUNDDOWN([.$B965]/3)*3" office:value-type="float" office:value="2304" calcext:value-type="float">
            <text:p>2304</text:p>
          </table:table-cell>
          <table:table-cell table:formula="of:=[.$J965]&gt;=SUM([.$C965:.$H965])*9" office:value-type="boolean" office:boolean-value="false" calcext:value-type="boolean">
            <text:p>FALSE</text:p>
          </table:table-cell>
          <table:table-cell table:formula="of:=[.$I965]&gt;[.$A965]*[.$B96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SUMPRODUCT([.$C$1:.$H$1];[.$C966:.$H966])" office:value-type="float" office:value="1124" calcext:value-type="float">
            <text:p>1124</text:p>
          </table:table-cell>
          <table:table-cell table:formula="of:=ROUNDDOWN([.$A966]/3)*3*ROUNDDOWN([.$B966]/3)*3" office:value-type="float" office:value="1584" calcext:value-type="float">
            <text:p>1584</text:p>
          </table:table-cell>
          <table:table-cell table:formula="of:=[.$J966]&gt;=SUM([.$C966:.$H966])*9" office:value-type="boolean" office:boolean-value="true" calcext:value-type="boolean">
            <text:p>TRUE</text:p>
          </table:table-cell>
          <table:table-cell table:formula="of:=[.$I966]&gt;[.$A966]*[.$B96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table:formula="of:=SUMPRODUCT([.$C$1:.$H$1];[.$C967:.$H967])" office:value-type="float" office:value="1271" calcext:value-type="float">
            <text:p>1271</text:p>
          </table:table-cell>
          <table:table-cell table:formula="of:=ROUNDDOWN([.$A967]/3)*3*ROUNDDOWN([.$B967]/3)*3" office:value-type="float" office:value="1755" calcext:value-type="float">
            <text:p>1755</text:p>
          </table:table-cell>
          <table:table-cell table:formula="of:=[.$J967]&gt;=SUM([.$C967:.$H967])*9" office:value-type="boolean" office:boolean-value="true" calcext:value-type="boolean">
            <text:p>TRUE</text:p>
          </table:table-cell>
          <table:table-cell table:formula="of:=[.$I967]&gt;[.$A967]*[.$B96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formula="of:=SUMPRODUCT([.$C$1:.$H$1];[.$C968:.$H968])" office:value-type="float" office:value="1750" calcext:value-type="float">
            <text:p>1750</text:p>
          </table:table-cell>
          <table:table-cell table:formula="of:=ROUNDDOWN([.$A968]/3)*3*ROUNDDOWN([.$B968]/3)*3" office:value-type="float" office:value="1620" calcext:value-type="float">
            <text:p>1620</text:p>
          </table:table-cell>
          <table:table-cell table:formula="of:=[.$J968]&gt;=SUM([.$C968:.$H968])*9" office:value-type="boolean" office:boolean-value="false" calcext:value-type="boolean">
            <text:p>FALSE</text:p>
          </table:table-cell>
          <table:table-cell table:formula="of:=[.$I968]&gt;[.$A968]*[.$B968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formula="of:=SUMPRODUCT([.$C$1:.$H$1];[.$C969:.$H969])" office:value-type="float" office:value="1893" calcext:value-type="float">
            <text:p>1893</text:p>
          </table:table-cell>
          <table:table-cell table:formula="of:=ROUNDDOWN([.$A969]/3)*3*ROUNDDOWN([.$B969]/3)*3" office:value-type="float" office:value="1764" calcext:value-type="float">
            <text:p>1764</text:p>
          </table:table-cell>
          <table:table-cell table:formula="of:=[.$J969]&gt;=SUM([.$C969:.$H969])*9" office:value-type="boolean" office:boolean-value="false" calcext:value-type="boolean">
            <text:p>FALSE</text:p>
          </table:table-cell>
          <table:table-cell table:formula="of:=[.$I969]&gt;[.$A969]*[.$B96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formula="of:=SUMPRODUCT([.$C$1:.$H$1];[.$C970:.$H970])" office:value-type="float" office:value="1276" calcext:value-type="float">
            <text:p>1276</text:p>
          </table:table-cell>
          <table:table-cell table:formula="of:=ROUNDDOWN([.$A970]/3)*3*ROUNDDOWN([.$B970]/3)*3" office:value-type="float" office:value="1764" calcext:value-type="float">
            <text:p>1764</text:p>
          </table:table-cell>
          <table:table-cell table:formula="of:=[.$J970]&gt;=SUM([.$C970:.$H970])*9" office:value-type="boolean" office:boolean-value="true" calcext:value-type="boolean">
            <text:p>TRUE</text:p>
          </table:table-cell>
          <table:table-cell table:formula="of:=[.$I970]&gt;[.$A970]*[.$B97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formula="of:=SUMPRODUCT([.$C$1:.$H$1];[.$C971:.$H971])" office:value-type="float" office:value="1172" calcext:value-type="float">
            <text:p>1172</text:p>
          </table:table-cell>
          <table:table-cell table:formula="of:=ROUNDDOWN([.$A971]/3)*3*ROUNDDOWN([.$B971]/3)*3" office:value-type="float" office:value="1638" calcext:value-type="float">
            <text:p>1638</text:p>
          </table:table-cell>
          <table:table-cell table:formula="of:=[.$J971]&gt;=SUM([.$C971:.$H971])*9" office:value-type="boolean" office:boolean-value="true" calcext:value-type="boolean">
            <text:p>TRUE</text:p>
          </table:table-cell>
          <table:table-cell table:formula="of:=[.$I971]&gt;[.$A971]*[.$B97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formula="of:=SUMPRODUCT([.$C$1:.$H$1];[.$C972:.$H972])" office:value-type="float" office:value="1834" calcext:value-type="float">
            <text:p>1834</text:p>
          </table:table-cell>
          <table:table-cell table:formula="of:=ROUNDDOWN([.$A972]/3)*3*ROUNDDOWN([.$B972]/3)*3" office:value-type="float" office:value="1755" calcext:value-type="float">
            <text:p>1755</text:p>
          </table:table-cell>
          <table:table-cell table:formula="of:=[.$J972]&gt;=SUM([.$C972:.$H972])*9" office:value-type="boolean" office:boolean-value="false" calcext:value-type="boolean">
            <text:p>FALSE</text:p>
          </table:table-cell>
          <table:table-cell table:formula="of:=[.$I972]&gt;[.$A972]*[.$B97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formula="of:=SUMPRODUCT([.$C$1:.$H$1];[.$C973:.$H973])" office:value-type="float" office:value="1261" calcext:value-type="float">
            <text:p>1261</text:p>
          </table:table-cell>
          <table:table-cell table:formula="of:=ROUNDDOWN([.$A973]/3)*3*ROUNDDOWN([.$B973]/3)*3" office:value-type="float" office:value="1764" calcext:value-type="float">
            <text:p>1764</text:p>
          </table:table-cell>
          <table:table-cell table:formula="of:=[.$J973]&gt;=SUM([.$C973:.$H973])*9" office:value-type="boolean" office:boolean-value="true" calcext:value-type="boolean">
            <text:p>TRUE</text:p>
          </table:table-cell>
          <table:table-cell table:formula="of:=[.$I973]&gt;[.$A973]*[.$B97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SUMPRODUCT([.$C$1:.$H$1];[.$C974:.$H974])" office:value-type="float" office:value="946" calcext:value-type="float">
            <text:p>946</text:p>
          </table:table-cell>
          <table:table-cell table:formula="of:=ROUNDDOWN([.$A974]/3)*3*ROUNDDOWN([.$B974]/3)*3" office:value-type="float" office:value="1296" calcext:value-type="float">
            <text:p>1296</text:p>
          </table:table-cell>
          <table:table-cell table:formula="of:=[.$J974]&gt;=SUM([.$C974:.$H974])*9" office:value-type="boolean" office:boolean-value="true" calcext:value-type="boolean">
            <text:p>TRUE</text:p>
          </table:table-cell>
          <table:table-cell table:formula="of:=[.$I974]&gt;[.$A974]*[.$B97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SUMPRODUCT([.$C$1:.$H$1];[.$C975:.$H975])" office:value-type="float" office:value="1331" calcext:value-type="float">
            <text:p>1331</text:p>
          </table:table-cell>
          <table:table-cell table:formula="of:=ROUNDDOWN([.$A975]/3)*3*ROUNDDOWN([.$B975]/3)*3" office:value-type="float" office:value="1188" calcext:value-type="float">
            <text:p>1188</text:p>
          </table:table-cell>
          <table:table-cell table:formula="of:=[.$J975]&gt;=SUM([.$C975:.$H975])*9" office:value-type="boolean" office:boolean-value="false" calcext:value-type="boolean">
            <text:p>FALSE</text:p>
          </table:table-cell>
          <table:table-cell table:formula="of:=[.$I975]&gt;[.$A975]*[.$B97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formula="of:=SUMPRODUCT([.$C$1:.$H$1];[.$C976:.$H976])" office:value-type="float" office:value="1797" calcext:value-type="float">
            <text:p>1797</text:p>
          </table:table-cell>
          <table:table-cell table:formula="of:=ROUNDDOWN([.$A976]/3)*3*ROUNDDOWN([.$B976]/3)*3" office:value-type="float" office:value="1755" calcext:value-type="float">
            <text:p>1755</text:p>
          </table:table-cell>
          <table:table-cell table:formula="of:=[.$J976]&gt;=SUM([.$C976:.$H976])*9" office:value-type="boolean" office:boolean-value="false" calcext:value-type="boolean">
            <text:p>FALSE</text:p>
          </table:table-cell>
          <table:table-cell table:formula="of:=[.$I976]&gt;[.$A976]*[.$B97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formula="of:=SUMPRODUCT([.$C$1:.$H$1];[.$C977:.$H977])" office:value-type="float" office:value="2117" calcext:value-type="float">
            <text:p>2117</text:p>
          </table:table-cell>
          <table:table-cell table:formula="of:=ROUNDDOWN([.$A977]/3)*3*ROUNDDOWN([.$B977]/3)*3" office:value-type="float" office:value="2025" calcext:value-type="float">
            <text:p>2025</text:p>
          </table:table-cell>
          <table:table-cell table:formula="of:=[.$J977]&gt;=SUM([.$C977:.$H977])*9" office:value-type="boolean" office:boolean-value="false" calcext:value-type="boolean">
            <text:p>FALSE</text:p>
          </table:table-cell>
          <table:table-cell table:formula="of:=[.$I977]&gt;[.$A977]*[.$B97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formula="of:=SUMPRODUCT([.$C$1:.$H$1];[.$C978:.$H978])" office:value-type="float" office:value="1093" calcext:value-type="float">
            <text:p>1093</text:p>
          </table:table-cell>
          <table:table-cell table:formula="of:=ROUNDDOWN([.$A978]/3)*3*ROUNDDOWN([.$B978]/3)*3" office:value-type="float" office:value="1512" calcext:value-type="float">
            <text:p>1512</text:p>
          </table:table-cell>
          <table:table-cell table:formula="of:=[.$J978]&gt;=SUM([.$C978:.$H978])*9" office:value-type="boolean" office:boolean-value="true" calcext:value-type="boolean">
            <text:p>TRUE</text:p>
          </table:table-cell>
          <table:table-cell table:formula="of:=[.$I978]&gt;[.$A978]*[.$B97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SUMPRODUCT([.$C$1:.$H$1];[.$C979:.$H979])" office:value-type="float" office:value="1233" calcext:value-type="float">
            <text:p>1233</text:p>
          </table:table-cell>
          <table:table-cell table:formula="of:=ROUNDDOWN([.$A979]/3)*3*ROUNDDOWN([.$B979]/3)*3" office:value-type="float" office:value="1728" calcext:value-type="float">
            <text:p>1728</text:p>
          </table:table-cell>
          <table:table-cell table:formula="of:=[.$J979]&gt;=SUM([.$C979:.$H979])*9" office:value-type="boolean" office:boolean-value="true" calcext:value-type="boolean">
            <text:p>TRUE</text:p>
          </table:table-cell>
          <table:table-cell table:formula="of:=[.$I979]&gt;[.$A979]*[.$B97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SUMPRODUCT([.$C$1:.$H$1];[.$C980:.$H980])" office:value-type="float" office:value="2255" calcext:value-type="float">
            <text:p>2255</text:p>
          </table:table-cell>
          <table:table-cell table:formula="of:=ROUNDDOWN([.$A980]/3)*3*ROUNDDOWN([.$B980]/3)*3" office:value-type="float" office:value="2160" calcext:value-type="float">
            <text:p>2160</text:p>
          </table:table-cell>
          <table:table-cell table:formula="of:=[.$J980]&gt;=SUM([.$C980:.$H980])*9" office:value-type="boolean" office:boolean-value="false" calcext:value-type="boolean">
            <text:p>FALSE</text:p>
          </table:table-cell>
          <table:table-cell table:formula="of:=[.$I980]&gt;[.$A980]*[.$B980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formula="of:=SUMPRODUCT([.$C$1:.$H$1];[.$C981:.$H981])" office:value-type="float" office:value="1347" calcext:value-type="float">
            <text:p>1347</text:p>
          </table:table-cell>
          <table:table-cell table:formula="of:=ROUNDDOWN([.$A981]/3)*3*ROUNDDOWN([.$B981]/3)*3" office:value-type="float" office:value="1872" calcext:value-type="float">
            <text:p>1872</text:p>
          </table:table-cell>
          <table:table-cell table:formula="of:=[.$J981]&gt;=SUM([.$C981:.$H981])*9" office:value-type="boolean" office:boolean-value="true" calcext:value-type="boolean">
            <text:p>TRUE</text:p>
          </table:table-cell>
          <table:table-cell table:formula="of:=[.$I981]&gt;[.$A981]*[.$B981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formula="of:=SUMPRODUCT([.$C$1:.$H$1];[.$C982:.$H982])" office:value-type="float" office:value="2072" calcext:value-type="float">
            <text:p>2072</text:p>
          </table:table-cell>
          <table:table-cell table:formula="of:=ROUNDDOWN([.$A982]/3)*3*ROUNDDOWN([.$B982]/3)*3" office:value-type="float" office:value="2025" calcext:value-type="float">
            <text:p>2025</text:p>
          </table:table-cell>
          <table:table-cell table:formula="of:=[.$J982]&gt;=SUM([.$C982:.$H982])*9" office:value-type="boolean" office:boolean-value="false" calcext:value-type="boolean">
            <text:p>FALSE</text:p>
          </table:table-cell>
          <table:table-cell table:formula="of:=[.$I982]&gt;[.$A982]*[.$B982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SUMPRODUCT([.$C$1:.$H$1];[.$C983:.$H983])" office:value-type="float" office:value="1560" calcext:value-type="float">
            <text:p>1560</text:p>
          </table:table-cell>
          <table:table-cell table:formula="of:=ROUNDDOWN([.$A983]/3)*3*ROUNDDOWN([.$B983]/3)*3" office:value-type="float" office:value="1404" calcext:value-type="float">
            <text:p>1404</text:p>
          </table:table-cell>
          <table:table-cell table:formula="of:=[.$J983]&gt;=SUM([.$C983:.$H983])*9" office:value-type="boolean" office:boolean-value="false" calcext:value-type="boolean">
            <text:p>FALSE</text:p>
          </table:table-cell>
          <table:table-cell table:formula="of:=[.$I983]&gt;[.$A983]*[.$B983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SUMPRODUCT([.$C$1:.$H$1];[.$C984:.$H984])" office:value-type="float" office:value="1089" calcext:value-type="float">
            <text:p>1089</text:p>
          </table:table-cell>
          <table:table-cell table:formula="of:=ROUNDDOWN([.$A984]/3)*3*ROUNDDOWN([.$B984]/3)*3" office:value-type="float" office:value="1521" calcext:value-type="float">
            <text:p>1521</text:p>
          </table:table-cell>
          <table:table-cell table:formula="of:=[.$J984]&gt;=SUM([.$C984:.$H984])*9" office:value-type="boolean" office:boolean-value="true" calcext:value-type="boolean">
            <text:p>TRUE</text:p>
          </table:table-cell>
          <table:table-cell table:formula="of:=[.$I984]&gt;[.$A984]*[.$B98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SUMPRODUCT([.$C$1:.$H$1];[.$C985:.$H985])" office:value-type="float" office:value="1930" calcext:value-type="float">
            <text:p>1930</text:p>
          </table:table-cell>
          <table:table-cell table:formula="of:=ROUNDDOWN([.$A985]/3)*3*ROUNDDOWN([.$B985]/3)*3" office:value-type="float" office:value="1755" calcext:value-type="float">
            <text:p>1755</text:p>
          </table:table-cell>
          <table:table-cell table:formula="of:=[.$J985]&gt;=SUM([.$C985:.$H985])*9" office:value-type="boolean" office:boolean-value="false" calcext:value-type="boolean">
            <text:p>FALSE</text:p>
          </table:table-cell>
          <table:table-cell table:formula="of:=[.$I985]&gt;[.$A985]*[.$B98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formula="of:=SUMPRODUCT([.$C$1:.$H$1];[.$C986:.$H986])" office:value-type="float" office:value="1642" calcext:value-type="float">
            <text:p>1642</text:p>
          </table:table-cell>
          <table:table-cell table:formula="of:=ROUNDDOWN([.$A986]/3)*3*ROUNDDOWN([.$B986]/3)*3" office:value-type="float" office:value="1521" calcext:value-type="float">
            <text:p>1521</text:p>
          </table:table-cell>
          <table:table-cell table:formula="of:=[.$J986]&gt;=SUM([.$C986:.$H986])*9" office:value-type="boolean" office:boolean-value="false" calcext:value-type="boolean">
            <text:p>FALSE</text:p>
          </table:table-cell>
          <table:table-cell table:formula="of:=[.$I986]&gt;[.$A986]*[.$B986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formula="of:=SUMPRODUCT([.$C$1:.$H$1];[.$C987:.$H987])" office:value-type="float" office:value="1314" calcext:value-type="float">
            <text:p>1314</text:p>
          </table:table-cell>
          <table:table-cell table:formula="of:=ROUNDDOWN([.$A987]/3)*3*ROUNDDOWN([.$B987]/3)*3" office:value-type="float" office:value="1872" calcext:value-type="float">
            <text:p>1872</text:p>
          </table:table-cell>
          <table:table-cell table:formula="of:=[.$J987]&gt;=SUM([.$C987:.$H987])*9" office:value-type="boolean" office:boolean-value="true" calcext:value-type="boolean">
            <text:p>TRUE</text:p>
          </table:table-cell>
          <table:table-cell table:formula="of:=[.$I987]&gt;[.$A987]*[.$B987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formula="of:=SUMPRODUCT([.$C$1:.$H$1];[.$C988:.$H988])" office:value-type="float" office:value="1037" calcext:value-type="float">
            <text:p>1037</text:p>
          </table:table-cell>
          <table:table-cell table:formula="of:=ROUNDDOWN([.$A988]/3)*3*ROUNDDOWN([.$B988]/3)*3" office:value-type="float" office:value="1404" calcext:value-type="float">
            <text:p>1404</text:p>
          </table:table-cell>
          <table:table-cell table:formula="of:=[.$J988]&gt;=SUM([.$C988:.$H988])*9" office:value-type="boolean" office:boolean-value="true" calcext:value-type="boolean">
            <text:p>TRUE</text:p>
          </table:table-cell>
          <table:table-cell table:formula="of:=[.$I988]&gt;[.$A988]*[.$B98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formula="of:=SUMPRODUCT([.$C$1:.$H$1];[.$C989:.$H989])" office:value-type="float" office:value="1188" calcext:value-type="float">
            <text:p>1188</text:p>
          </table:table-cell>
          <table:table-cell table:formula="of:=ROUNDDOWN([.$A989]/3)*3*ROUNDDOWN([.$B989]/3)*3" office:value-type="float" office:value="1638" calcext:value-type="float">
            <text:p>1638</text:p>
          </table:table-cell>
          <table:table-cell table:formula="of:=[.$J989]&gt;=SUM([.$C989:.$H989])*9" office:value-type="boolean" office:boolean-value="true" calcext:value-type="boolean">
            <text:p>TRUE</text:p>
          </table:table-cell>
          <table:table-cell table:formula="of:=[.$I989]&gt;[.$A989]*[.$B989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formula="of:=SUMPRODUCT([.$C$1:.$H$1];[.$C990:.$H990])" office:value-type="float" office:value="937" calcext:value-type="float">
            <text:p>937</text:p>
          </table:table-cell>
          <table:table-cell table:formula="of:=ROUNDDOWN([.$A990]/3)*3*ROUNDDOWN([.$B990]/3)*3" office:value-type="float" office:value="1287" calcext:value-type="float">
            <text:p>1287</text:p>
          </table:table-cell>
          <table:table-cell table:formula="of:=[.$J990]&gt;=SUM([.$C990:.$H990])*9" office:value-type="boolean" office:boolean-value="true" calcext:value-type="boolean">
            <text:p>TRUE</text:p>
          </table:table-cell>
          <table:table-cell table:formula="of:=[.$I990]&gt;[.$A990]*[.$B99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formula="of:=SUMPRODUCT([.$C$1:.$H$1];[.$C991:.$H991])" office:value-type="float" office:value="1913" calcext:value-type="float">
            <text:p>1913</text:p>
          </table:table-cell>
          <table:table-cell table:formula="of:=ROUNDDOWN([.$A991]/3)*3*ROUNDDOWN([.$B991]/3)*3" office:value-type="float" office:value="1872" calcext:value-type="float">
            <text:p>1872</text:p>
          </table:table-cell>
          <table:table-cell table:formula="of:=[.$J991]&gt;=SUM([.$C991:.$H991])*9" office:value-type="boolean" office:boolean-value="false" calcext:value-type="boolean">
            <text:p>FALSE</text:p>
          </table:table-cell>
          <table:table-cell table:formula="of:=[.$I991]&gt;[.$A991]*[.$B991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SUMPRODUCT([.$C$1:.$H$1];[.$C992:.$H992])" office:value-type="float" office:value="1249" calcext:value-type="float">
            <text:p>1249</text:p>
          </table:table-cell>
          <table:table-cell table:formula="of:=ROUNDDOWN([.$A992]/3)*3*ROUNDDOWN([.$B992]/3)*3" office:value-type="float" office:value="1755" calcext:value-type="float">
            <text:p>1755</text:p>
          </table:table-cell>
          <table:table-cell table:formula="of:=[.$J992]&gt;=SUM([.$C992:.$H992])*9" office:value-type="boolean" office:boolean-value="true" calcext:value-type="boolean">
            <text:p>TRUE</text:p>
          </table:table-cell>
          <table:table-cell table:formula="of:=[.$I992]&gt;[.$A992]*[.$B992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SUMPRODUCT([.$C$1:.$H$1];[.$C993:.$H993])" office:value-type="float" office:value="994" calcext:value-type="float">
            <text:p>994</text:p>
          </table:table-cell>
          <table:table-cell table:formula="of:=ROUNDDOWN([.$A993]/3)*3*ROUNDDOWN([.$B993]/3)*3" office:value-type="float" office:value="1386" calcext:value-type="float">
            <text:p>1386</text:p>
          </table:table-cell>
          <table:table-cell table:formula="of:=[.$J993]&gt;=SUM([.$C993:.$H993])*9" office:value-type="boolean" office:boolean-value="true" calcext:value-type="boolean">
            <text:p>TRUE</text:p>
          </table:table-cell>
          <table:table-cell table:formula="of:=[.$I993]&gt;[.$A993]*[.$B993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formula="of:=SUMPRODUCT([.$C$1:.$H$1];[.$C994:.$H994])" office:value-type="float" office:value="1364" calcext:value-type="float">
            <text:p>1364</text:p>
          </table:table-cell>
          <table:table-cell table:formula="of:=ROUNDDOWN([.$A994]/3)*3*ROUNDDOWN([.$B994]/3)*3" office:value-type="float" office:value="1890" calcext:value-type="float">
            <text:p>1890</text:p>
          </table:table-cell>
          <table:table-cell table:formula="of:=[.$J994]&gt;=SUM([.$C994:.$H994])*9" office:value-type="boolean" office:boolean-value="true" calcext:value-type="boolean">
            <text:p>TRUE</text:p>
          </table:table-cell>
          <table:table-cell table:formula="of:=[.$I994]&gt;[.$A994]*[.$B994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formula="of:=SUMPRODUCT([.$C$1:.$H$1];[.$C995:.$H995])" office:value-type="float" office:value="2052" calcext:value-type="float">
            <text:p>2052</text:p>
          </table:table-cell>
          <table:table-cell table:formula="of:=ROUNDDOWN([.$A995]/3)*3*ROUNDDOWN([.$B995]/3)*3" office:value-type="float" office:value="1872" calcext:value-type="float">
            <text:p>1872</text:p>
          </table:table-cell>
          <table:table-cell table:formula="of:=[.$J995]&gt;=SUM([.$C995:.$H995])*9" office:value-type="boolean" office:boolean-value="false" calcext:value-type="boolean">
            <text:p>FALSE</text:p>
          </table:table-cell>
          <table:table-cell table:formula="of:=[.$I995]&gt;[.$A995]*[.$B99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formula="of:=SUMPRODUCT([.$C$1:.$H$1];[.$C996:.$H996])" office:value-type="float" office:value="1164" calcext:value-type="float">
            <text:p>1164</text:p>
          </table:table-cell>
          <table:table-cell table:formula="of:=ROUNDDOWN([.$A996]/3)*3*ROUNDDOWN([.$B996]/3)*3" office:value-type="float" office:value="1620" calcext:value-type="float">
            <text:p>1620</text:p>
          </table:table-cell>
          <table:table-cell table:formula="of:=[.$J996]&gt;=SUM([.$C996:.$H996])*9" office:value-type="boolean" office:boolean-value="true" calcext:value-type="boolean">
            <text:p>TRUE</text:p>
          </table:table-cell>
          <table:table-cell table:formula="of:=[.$I996]&gt;[.$A996]*[.$B996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formula="of:=SUMPRODUCT([.$C$1:.$H$1];[.$C997:.$H997])" office:value-type="float" office:value="1682" calcext:value-type="float">
            <text:p>1682</text:p>
          </table:table-cell>
          <table:table-cell table:formula="of:=ROUNDDOWN([.$A997]/3)*3*ROUNDDOWN([.$B997]/3)*3" office:value-type="float" office:value="1584" calcext:value-type="float">
            <text:p>1584</text:p>
          </table:table-cell>
          <table:table-cell table:formula="of:=[.$J997]&gt;=SUM([.$C997:.$H997])*9" office:value-type="boolean" office:boolean-value="false" calcext:value-type="boolean">
            <text:p>FALSE</text:p>
          </table:table-cell>
          <table:table-cell table:formula="of:=[.$I997]&gt;[.$A997]*[.$B997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table:formula="of:=SUMPRODUCT([.$C$1:.$H$1];[.$C998:.$H998])" office:value-type="float" office:value="1456" calcext:value-type="float">
            <text:p>1456</text:p>
          </table:table-cell>
          <table:table-cell table:formula="of:=ROUNDDOWN([.$A998]/3)*3*ROUNDDOWN([.$B998]/3)*3" office:value-type="float" office:value="2016" calcext:value-type="float">
            <text:p>2016</text:p>
          </table:table-cell>
          <table:table-cell table:formula="of:=[.$J998]&gt;=SUM([.$C998:.$H998])*9" office:value-type="boolean" office:boolean-value="true" calcext:value-type="boolean">
            <text:p>TRUE</text:p>
          </table:table-cell>
          <table:table-cell table:formula="of:=[.$I998]&gt;[.$A998]*[.$B998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formula="of:=SUMPRODUCT([.$C$1:.$H$1];[.$C999:.$H999])" office:value-type="float" office:value="2012" calcext:value-type="float">
            <text:p>2012</text:p>
          </table:table-cell>
          <table:table-cell table:formula="of:=ROUNDDOWN([.$A999]/3)*3*ROUNDDOWN([.$B999]/3)*3" office:value-type="float" office:value="1872" calcext:value-type="float">
            <text:p>1872</text:p>
          </table:table-cell>
          <table:table-cell table:formula="of:=[.$J999]&gt;=SUM([.$C999:.$H999])*9" office:value-type="boolean" office:boolean-value="false" calcext:value-type="boolean">
            <text:p>FALSE</text:p>
          </table:table-cell>
          <table:table-cell table:formula="of:=[.$I999]&gt;[.$A999]*[.$B999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SUMPRODUCT([.$C$1:.$H$1];[.$C1000:.$H1000])" office:value-type="float" office:value="1148" calcext:value-type="float">
            <text:p>1148</text:p>
          </table:table-cell>
          <table:table-cell table:formula="of:=ROUNDDOWN([.$A1000]/3)*3*ROUNDDOWN([.$B1000]/3)*3" office:value-type="float" office:value="1620" calcext:value-type="float">
            <text:p>1620</text:p>
          </table:table-cell>
          <table:table-cell table:formula="of:=[.$J1000]&gt;=SUM([.$C1000:.$H1000])*9" office:value-type="boolean" office:boolean-value="true" calcext:value-type="boolean">
            <text:p>TRUE</text:p>
          </table:table-cell>
          <table:table-cell table:formula="of:=[.$I1000]&gt;[.$A1000]*[.$B1000]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7" calcext:value-type="float">
            <text:p>27</text:p>
          </table:table-cell>
          <table:table-cell table:style-name="ce5" table:formula="of:=SUMPRODUCT([.$C$1:.$H$1];[.$C1001:.$H1001])" office:value-type="float" office:value="1273" calcext:value-type="float">
            <text:p>1273</text:p>
          </table:table-cell>
          <table:table-cell table:style-name="ce5" table:formula="of:=ROUNDDOWN([.$A1001]/3)*3*ROUNDDOWN([.$B1001]/3)*3" office:value-type="float" office:value="1764" calcext:value-type="float">
            <text:p>1764</text:p>
          </table:table-cell>
          <table:table-cell table:style-name="ce7" table:formula="of:=[.$J1001]&gt;=SUM([.$C1001:.$H1001])*9" office:value-type="boolean" office:boolean-value="true" calcext:value-type="boolean">
            <text:p>TRUE</text:p>
          </table:table-cell>
          <table:table-cell table:style-name="ce10" table:formula="of:=[.$I1001]&gt;[.$A1001]*[.$B1001]" office:value-type="boolean" office:boolean-value="false" calcext:value-type="boolean">
            <text:p>FALSE</text:p>
          </table:table-cell>
          <table:table-cell table:style-name="ce11"/>
          <table:table-cell table:number-columns-repeated="2"/>
        </table:table-row>
        <table:table-row table:style-name="ro1" table:number-rows-repeated="40"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hiron Hei HK ExtraLight" svg:font-family="'Chiron Hei HK ExtraLight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Chiron Hei HK ExtraLigh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Chiron Hei HK ExtraLight" style:font-family-asian="'Chiron Hei HK ExtraLight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/00/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Frank Fischer</meta:initial-creator>
    <meta:creation-date>2025-12-12T12:39:46.469437699</meta:creation-date>
    <dc:date>2025-12-12T14:22:50.914360631</dc:date>
    <dc:creator>Frank Fischer</dc:creator>
    <meta:editing-duration>PT1H22M21S</meta:editing-duration>
    <meta:editing-cycles>8</meta:editing-cycles>
    <meta:generator>LibreOffice/25.8.3.2$Linux_X86_64 LibreOffice_project/580$Build-2</meta:generator>
    <meta:document-statistic meta:table-count="1" meta:cell-count="12016" meta:object-count="0"/>
  </office:meta>
</office:document-meta>
</file>